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Jomolhari" svg:font-family="Jomolhari" style:font-pitch="variable"/>
    <style:font-face style:name="Jomolhari1" svg:font-family="Jomolhari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854in"/>
    </style:style>
    <style:style style:name="co2" style:family="table-column">
      <style:table-column-properties fo:break-before="auto" style:column-width="2.020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6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Jomolhari" fo:font-size="18pt" style:font-size-asian="18pt" style:font-name-complex="Jomolhari" style:font-size-complex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Jomolhari" fo:font-size="18pt" style:font-size-asian="18pt" style:font-name-complex="Jomolhari" style:font-size-complex="1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54" table:default-cell-style-name="ce1"/>
        <table:table-row table:style-name="ro1">
          <table:table-cell office:value-type="string">
            <text:p>ར།</text:p>
          </table:table-cell>
          <table:table-cell office:value-type="string">
            <text:p>/ra/</text:p>
          </table:table-cell>
          <table:table-cell office:value-type="string">
            <text:p>(མིང་)</text:p>
          </table:table-cell>
          <table:table-cell office:value-type="string">
            <text:p>༡གསལ་བྱེད་སུམ་ཅུ་ལས་ཉི་ཤུ་རྩ་ལྔ་པ།མིང་གཞི་ལས་མོ་གཤམ་དང་རྗེས་འཇུག་ལས་མ་ནིང་གི་ཡི་གུ་༢སེམས་ཅན་ར་ཟེར་མི་འདི་གི་གཟུགས་ལུག་ཅོག་འཐདཔ་མ་མཁལ་འོག་ལུ་སྤུ་རིངམོ་ཡོད་མི་ཅིག་ཨིན།སེམས་ཅན་དེ་གི་སྐད་སླེ་སླེ་ཟེར་རྐྱབ་ནི་འདི་གིས་མིང་ལུ་སླེ་སླེ་ཟེར་ཡང་སླབ་འོང༌།༣ཤིང་གི་ར་ཏོ་ལུ་ཡང་ར་ཟེར་སླབ་ཨིན།༤ར་མེདཔ་ཡ་སོ་ཡི་ཟེར་བ་ཅིན་བཅུད་མེདཔ་ཡ་སོ་ཡི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་རྐྱང༌།</text:p>
          </table:table-cell>
          <table:table-cell office:value-type="string">
            <text:p>/ra cang/</text:p>
          </table:table-cell>
          <table:table-cell office:value-type="string">
            <text:p>(མིང་)</text:p>
          </table:table-cell>
          <table:table-cell office:value-type="string">
            <text:p>ར་རྐྱང་པའི་སྦྱོར་བ།མིང་གཞི་ར་ལུ་སྔོན་འཇུག་ཚུ་མེདཔ།</text:p>
          </table:table-cell>
          <table:table-cell table:number-columns-repeated="252"/>
        </table:table-row>
        <table:table-row table:style-name="ro1">
          <table:table-cell office:value-type="string">
            <text:p>ར་རྐྱལ།</text:p>
          </table:table-cell>
          <table:table-cell office:value-type="string">
            <text:p>/ra kel/</text:p>
          </table:table-cell>
          <table:table-cell office:value-type="string">
            <text:p>(མིང་)</text:p>
          </table:table-cell>
          <table:table-cell office:value-type="string">
            <text:p>ར་ལྤགས་ཀྱིས་བཟོ་བཟོ་བའི་རྐྱལ་པ།</text:p>
          </table:table-cell>
          <table:table-cell table:number-columns-repeated="252"/>
        </table:table-row>
        <table:table-row table:style-name="ro1">
          <table:table-cell office:value-type="string">
            <text:p>ར་སྐད།</text:p>
          </table:table-cell>
          <table:table-cell office:value-type="string">
            <text:p>/ra ke/</text:p>
          </table:table-cell>
          <table:table-cell office:value-type="string">
            <text:p>(མིང་)</text:p>
          </table:table-cell>
          <table:table-cell office:value-type="string">
            <text:p>༡སེམས་ཅན་ར་གི་སྐད།༢སྐད་ལེགས་ཤོམ་མེད་མི།ར་ཕྱུགར་ཕྲུ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་སྐམ།</text:p>
          </table:table-cell>
          <table:table-cell office:value-type="string">
            <text:p>/ra kam/</text:p>
          </table:table-cell>
          <table:table-cell office:value-type="string">
            <text:p>(མིང་)</text:p>
          </table:table-cell>
          <table:table-cell office:value-type="string">
            <text:p>༡ཡོད་མེད་དང་དལ་ཁོམས་ཡོད་མེད་མ་བལྟ་བར་ཨུ་ཚུགས་བསྐྱེད་ནི།ར་སྐམ་རྐྱབ་སྟེ་སྡོད་རང་མ་སྟེར།ར་སྐམ་འདེ་རང་མ་བརྐྱབ་ཟེར་དོ་བཟུམ།༢ཤིང་གི་ར་ཏོག་སྐམ་སོངམ།༣རྩ་མེད་འགྱོ་མི་ལུ་ར་སྐམ་ཡ་སོང་ནུག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ར་སྐོར།</text:p>
          </table:table-cell>
          <table:table-cell office:value-type="string">
            <text:p>/ra kor/</text:p>
          </table:table-cell>
          <table:table-cell office:value-type="string">
            <text:p>(མིང་)</text:p>
          </table:table-cell>
          <table:table-cell office:value-type="string">
            <text:p>ཁྱིམ་གྱི་ར་བསྐོར་ཏེ་ཡོད་པའི་རྩིགཔ་དང་རཝ་ཚུ།</text:p>
          </table:table-cell>
          <table:table-cell table:number-columns-repeated="252"/>
        </table:table-row>
        <table:table-row table:style-name="ro1">
          <table:table-cell office:value-type="string">
            <text:p>ར་ཁུངས།</text:p>
          </table:table-cell>
          <table:table-cell office:value-type="string">
            <text:p>/ra khung/</text:p>
          </table:table-cell>
          <table:table-cell office:value-type="string">
            <text:p>(མིང་)</text:p>
          </table:table-cell>
          <table:table-cell office:value-type="string">
            <text:p>རྩ་བའི་ཁུངས་དོན།ཁུངས་དག་ཏོག་ཏོ་འབད་སླབ་ཚུགས་མི་ལུ་ར་ཁུངས་བསྐྱལ་ཚུགསཔ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ར་ཁྲག</text:p>
          </table:table-cell>
          <table:table-cell office:value-type="string">
            <text:p>/ra thra</text:p>
          </table:table-cell>
          <table:table-cell office:value-type="string">
            <text:p>(མིང་)</text:p>
          </table:table-cell>
          <table:table-cell office:value-type="string">
            <text:p>ར་བསད་པའི་ཁྲག།</text:p>
          </table:table-cell>
          <table:table-cell table:number-columns-repeated="252"/>
        </table:table-row>
        <table:table-row table:style-name="ro1">
          <table:table-cell office:value-type="string">
            <text:p>ར་གན།</text:p>
          </table:table-cell>
          <table:table-cell office:value-type="string">
            <text:p>/ra gen/</text:p>
          </table:table-cell>
          <table:table-cell office:value-type="string">
            <text:p>(མིང་)</text:p>
          </table:table-cell>
          <table:table-cell office:value-type="string">
            <text:p>ཟངས་སེརཔོ།</text:p>
          </table:table-cell>
          <table:table-cell table:number-columns-repeated="252"/>
        </table:table-row>
        <table:table-row table:style-name="ro1">
          <table:table-cell office:value-type="string">
            <text:p>ར་མགོ</text:p>
          </table:table-cell>
          <table:table-cell office:value-type="string">
            <text:p>/ra go/</text:p>
          </table:table-cell>
          <table:table-cell office:value-type="string">
            <text:p>(མིང་)</text:p>
          </table:table-cell>
          <table:table-cell office:value-type="string">
            <text:p>༡ར་མགོ་ཅན་གྱི་ཡི་གུ་བཅུ་གཉིས།དཔེར་ན་</text:p>
          </table:table-cell>
          <table:table-cell office:value-type="string">
            <text:p>རྐ་རྒ་རྔ་རྗ་རྙ་རྟ་རྡ་རྣ་རྦ་རྨ་རྩ་རྫ་ཚུ།༢སེམས་ཅན་རའི་མགུ་ཏོག།</text:p>
          </table:table-cell>
          <table:table-cell table:number-columns-repeated="251"/>
        </table:table-row>
        <table:table-row table:style-name="ro1">
          <table:table-cell office:value-type="string">
            <text:p>ར་རྒོད།</text:p>
          </table:table-cell>
          <table:table-cell office:value-type="string">
            <text:p>/ra goe/</text:p>
          </table:table-cell>
          <table:table-cell office:value-type="string">
            <text:p>(མིང་)</text:p>
          </table:table-cell>
          <table:table-cell office:value-type="string">
            <text:p>༡བྱག་ར་གི་མིང་གི་ཐ་སྙད།༢ར་གྱོང་དྲགས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ར་ཏོ།</text:p>
          </table:table-cell>
          <table:table-cell office:value-type="string">
            <text:p>/ra to/</text:p>
          </table:table-cell>
          <table:table-cell office:value-type="string">
            <text:p>(མིང་)</text:p>
          </table:table-cell>
          <table:table-cell office:value-type="string">
            <text:p>ཤིང་གི་ར་ཏོ་རྩིག་པའི་ར་ཏོ།</text:p>
          </table:table-cell>
          <table:table-cell table:number-columns-repeated="252"/>
        </table:table-row>
        <table:table-row table:style-name="ro1">
          <table:table-cell office:value-type="string">
            <text:p>ར་བཏགས།</text:p>
          </table:table-cell>
          <table:table-cell office:value-type="string">
            <text:p>/ra ta/</text:p>
          </table:table-cell>
          <table:table-cell office:value-type="string">
            <text:p>(མིང་)</text:p>
          </table:table-cell>
          <table:table-cell office:value-type="string">
            <text:p>༡མིང་གཞིའི་ཡི་གུ་གི་འོག་ལས་ར་བཏགས་ནི།ཡི་གུ་ར་གི་ཚབ་ལུ་བཏགས་མི་འདི་ལུ་ར་བཏགས་ཟེར་སླབ་ཨིན།༢པ་ནེ་ར་བཏགས།</text:p>
          </table:table-cell>
          <table:table-cell table:number-columns-repeated="252"/>
        </table:table-row>
        <table:table-row table:style-name="ro1">
          <table:table-cell office:value-type="string">
            <text:p>ར་མདའ།</text:p>
          </table:table-cell>
          <table:table-cell office:value-type="string">
            <text:p>/ra da/</text:p>
          </table:table-cell>
          <table:table-cell office:value-type="string">
            <text:p>(མིང་)</text:p>
          </table:table-cell>
          <table:table-cell office:value-type="string">
            <text:p>༡ཆ་རོགས་འབད་ནི།གྲོགས་རམ་ཕན་ཐོགས་པའི་ལཱ་འབད་ནི།༢རྟིང་བདའ་སྟེ་རྩིས་བདག་གཏང་ནི།</text:p>
          </table:table-cell>
          <table:table-cell table:number-columns-repeated="252"/>
        </table:table-row>
        <table:table-row table:style-name="ro1">
          <table:table-cell office:value-type="string">
            <text:p>ར་སྡུག</text:p>
          </table:table-cell>
          <table:table-cell office:value-type="string">
            <text:p>/ra du/</text:p>
          </table:table-cell>
          <table:table-cell office:value-type="string">
            <text:p>(མིང་ཁྱད་)</text:p>
          </table:table-cell>
          <table:table-cell office:value-type="string">
            <text:p>གོ་ལ་ར་སྡུག་རྙིངམ་ར་སྡུག་འཁྱབ་འཁྱབ།</text:p>
          </table:table-cell>
          <table:table-cell table:number-columns-repeated="252"/>
        </table:table-row>
        <table:table-row table:style-name="ro1">
          <table:table-cell office:value-type="string">
            <text:p>ར་སྡེ།</text:p>
          </table:table-cell>
          <table:table-cell office:value-type="string">
            <text:p>/ra de/</text:p>
          </table:table-cell>
          <table:table-cell office:value-type="string">
            <text:p>(མིང་)</text:p>
          </table:table-cell>
          <table:table-cell office:value-type="string">
            <text:p>གསལ་བྱེད་རའི་སྡེ་ཚན།</text:p>
          </table:table-cell>
          <table:table-cell table:number-columns-repeated="252"/>
        </table:table-row>
        <table:table-row table:style-name="ro1">
          <table:table-cell office:value-type="string">
            <text:p>ར་པ།</text:p>
          </table:table-cell>
          <table:table-cell office:value-type="string">
            <text:p>/ra pa/</text:p>
          </table:table-cell>
          <table:table-cell office:value-type="string">
            <text:p>(མིང་)</text:p>
          </table:table-cell>
          <table:table-cell office:value-type="string">
            <text:p>གསལ་བྱེད་ཀྱི་གོ་རིམ་ར་རྟགས་ཅན་གྱི་དངོས་པོ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་ལྤགས།</text:p>
          </table:table-cell>
          <table:table-cell office:value-type="string">
            <text:p>/ra pa/</text:p>
          </table:table-cell>
          <table:table-cell office:value-type="string">
            <text:p>(མིང་)</text:p>
          </table:table-cell>
          <table:table-cell office:value-type="string">
            <text:p>ར་གི་པགས་ཀོ་དང་ར་ལྤགས་དོན་གཅིག་ཨིན་རུང་གཞི་དང་འབྲེལ་མ་འབྲེལ་གྱི་ཁྱད་པར་ར་གི་པགས་པ་ར་ལྤགས་ཟེར་འབྲི་ཐངས་སོ་སོར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ར་སྤུ།</text:p>
          </table:table-cell>
          <table:table-cell office:value-type="string">
            <text:p>/ra pu/</text:p>
          </table:table-cell>
          <table:table-cell office:value-type="string">
            <text:p>(མིང་)</text:p>
          </table:table-cell>
          <table:table-cell office:value-type="string">
            <text:p>རའི་གཟུགས་ཁར་ཡོད་པའི་སྤུ།</text:p>
          </table:table-cell>
          <table:table-cell table:number-columns-repeated="252"/>
        </table:table-row>
        <table:table-row table:style-name="ro1">
          <table:table-cell office:value-type="string">
            <text:p>ར་སྤྲོད།</text:p>
          </table:table-cell>
          <table:table-cell office:value-type="string">
            <text:p>/ra troe/</text:p>
          </table:table-cell>
          <table:table-cell office:value-type="string">
            <text:p>(མིང་)</text:p>
          </table:table-cell>
          <table:table-cell office:value-type="string">
            <text:p>ར་ཁུངས་སྦྲགས་ཏེ་གོ་དོན་དངོས་སུ་སྤྲོད་ནི།མིག་མཐོང་ལག་བཟུང་གི་བདེན་ཁུངས་སྟོན་ནི།</text:p>
          </table:table-cell>
          <table:table-cell table:number-columns-repeated="252"/>
        </table:table-row>
        <table:table-row table:style-name="ro1">
          <table:table-cell office:value-type="string">
            <text:p>ར་ཕོ།</text:p>
          </table:table-cell>
          <table:table-cell office:value-type="string">
            <text:p>/ra pho/</text:p>
          </table:table-cell>
          <table:table-cell office:value-type="string">
            <text:p>(མིང་)</text:p>
          </table:table-cell>
          <table:table-cell office:value-type="string">
            <text:p>ར་ཕོ་མོ་གཉིས་ལས་ཕོ།</text:p>
          </table:table-cell>
          <table:table-cell table:number-columns-repeated="252"/>
        </table:table-row>
        <table:table-row table:style-name="ro1">
          <table:table-cell office:value-type="string">
            <text:p>ར་ཕྲུག</text:p>
          </table:table-cell>
          <table:table-cell office:value-type="string">
            <text:p>/ra thru/</text:p>
          </table:table-cell>
          <table:table-cell office:value-type="string">
            <text:p>(མིང་)</text:p>
          </table:table-cell>
          <table:table-cell office:value-type="string">
            <text:p>ར་གི་ཕྱུག་ཀུ།</text:p>
          </table:table-cell>
          <table:table-cell table:number-columns-repeated="252"/>
        </table:table-row>
        <table:table-row table:style-name="ro1">
          <table:table-cell office:value-type="string">
            <text:p>ར་འཕྲོད།</text:p>
          </table:table-cell>
          <table:table-cell office:value-type="string">
            <text:p>/ra throe</text:p>
          </table:table-cell>
          <table:table-cell office:value-type="string">
            <text:p>(མིང་)</text:p>
          </table:table-cell>
          <table:table-cell office:value-type="string">
            <text:p>གནད་དོན་གྱི་གཏིང་དཔོག་པ།གོ་བརྡ་འཕྲོད་པ་དོན་དག་གསལ་ཏོག་ཏོ་སྦེ་ཧ་གོ་བ།</text:p>
          </table:table-cell>
          <table:table-cell table:number-columns-repeated="252"/>
        </table:table-row>
        <table:table-row table:style-name="ro1">
          <table:table-cell office:value-type="string">
            <text:p>ར་བ།</text:p>
          </table:table-cell>
          <table:table-cell office:value-type="string">
            <text:p>/ra wa/</text:p>
          </table:table-cell>
          <table:table-cell office:value-type="string">
            <text:p>(མིང་)</text:p>
          </table:table-cell>
          <table:table-cell office:value-type="string">
            <text:p>༡ལྡུམ་རའི་ར་བ་ཟེར་ལྕགས་ཀྱི་ར་བ་དང་སྦ་གིས་འཐག་པའི་ར་བ་ཚུ།ལྡུམ་ར་ཚུ་ལུ་གནོདཔ་བཀག་ཐབས་ཅིག་ཨིན།༢ཀུན་དགའ་ར་བ་ཡང་དེ་སྦེ་འབྲིཝ་ཨིན།</text:p>
          </table:table-cell>
          <table:table-cell table:number-columns-repeated="252"/>
        </table:table-row>
        <table:table-row table:style-name="ro1">
          <table:table-cell office:value-type="string">
            <text:p>ར་སྦོམ།</text:p>
          </table:table-cell>
          <table:table-cell office:value-type="string">
            <text:p>/ra bom/</text:p>
          </table:table-cell>
          <table:table-cell office:value-type="string">
            <text:p>(མིང་ཁྱད་)</text:p>
          </table:table-cell>
          <table:table-cell office:value-type="string">
            <text:p>༡རྩ་བ་སྦོམ།ར་ཏོ་སྦོམ་ཟེར་ཤིང་གི་ར་ཏོ་རྒྱས་ཏེ་ཡོད་པ།༢ཉེ་ཚན་མི་སྦོམ་མང་སུ་ཡོད་མི་ཚུ་ལུ་ཡང་མི་ཚན་ར་སྦོམ་ཨིན་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ར་སྦྲགས།</text:p>
          </table:table-cell>
          <table:table-cell office:value-type="string">
            <text:p>/ra dra/</text:p>
          </table:table-cell>
          <table:table-cell office:value-type="string">
            <text:p>(མིང་)</text:p>
          </table:table-cell>
          <table:table-cell office:value-type="string">
            <text:p>ཁུངས་སྦྲགས་ཁུངས་སྐྱེལ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་མ་ལུག</text:p>
          </table:table-cell>
          <table:table-cell office:value-type="string">
            <text:p>/ra me lu</text:p>
          </table:table-cell>
          <table:table-cell office:value-type="string">
            <text:p>(མིང་)</text:p>
          </table:table-cell>
          <table:table-cell office:value-type="string">
            <text:p>ར་ཡང་མེན་ལུག་ཡང་མེན་མི།དངོས་པོ་གཅིག་ལུ་དངོས་པོ་གཉིས་ཀྱི་ཁྱད་ཆོས་ཡོད་མི་ལུ་སླབ་ཨིན།དཔེར་ན་བུམ་པ་ར་མ་ལུགབང་ཆེན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་མ་ཤར་མ།</text:p>
          </table:table-cell>
          <table:table-cell office:value-type="string">
            <text:p>/ra ma shar ma/</text:p>
          </table:table-cell>
          <table:table-cell office:value-type="string">
            <text:p>(མིང་)</text:p>
          </table:table-cell>
          <table:table-cell office:value-type="string">
            <text:p>རྒྱ་གར་སྙན་ངག་མཁན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་མིག</text:p>
          </table:table-cell>
          <table:table-cell office:value-type="string">
            <text:p>/ra mig/</text:p>
          </table:table-cell>
          <table:table-cell office:value-type="string">
            <text:p>(མིང་)</text:p>
          </table:table-cell>
          <table:table-cell office:value-type="string">
            <text:p>༡རའི་མིག་ཏོ།༢མིའི་མིག་ཏོ་སྐྱེ་ལུང་ལས་གཡོ་སྟེ་ཡོད་མི་ཚུ་ལུ་མིག་ཏོ་ར་གཡོ་ཟེར་སླབ་མི་དེ་ཡང་ར་མིག་དང་འདྲ་ནི་འདི་གིས་ཨིན།</text:p>
          </table:table-cell>
          <table:table-cell table:number-columns-repeated="252"/>
        </table:table-row>
        <table:table-row table:style-name="ro1">
          <table:table-cell office:value-type="string">
            <text:p>ར་མེད།</text:p>
          </table:table-cell>
          <table:table-cell office:value-type="string">
            <text:p>/ra me/</text:p>
          </table:table-cell>
          <table:table-cell office:value-type="string">
            <text:p>(མིང་)</text:p>
          </table:table-cell>
          <table:table-cell office:value-type="string">
            <text:p>༡ཤིང་ར་ཏོག་མེདཔ་དང་༢སྤུ་ལས་མེདཔ་ཡང་ཨིན།དཔེར་ན་ར་མེད་སྤུ་མེད་ཡ་སོ་ཡི།ར་མེད་ཡ་སོ་ཡི་ཟེར་མི་ཚུ་ཤུལ་ག་ནི་ཡང་མེདཔ་འབད་འགྱོ་འགྱོཝ།</text:p>
          </table:table-cell>
          <table:table-cell table:number-columns-repeated="252"/>
        </table:table-row>
        <table:table-row table:style-name="ro1">
          <table:table-cell office:value-type="string">
            <text:p>ར་མོ།</text:p>
          </table:table-cell>
          <table:table-cell office:value-type="string">
            <text:p>/ra mo/</text:p>
          </table:table-cell>
          <table:table-cell office:value-type="string">
            <text:p>(མིང་)</text:p>
          </table:table-cell>
          <table:table-cell office:value-type="string">
            <text:p>ར་ཕོ་མོ་གཉིས་ལས་མོ།</text:p>
          </table:table-cell>
          <table:table-cell table:number-columns-repeated="252"/>
        </table:table-row>
        <table:table-row table:style-name="ro1">
          <table:table-cell office:value-type="string">
            <text:p>ར་རྨིག</text:p>
          </table:table-cell>
          <table:table-cell office:value-type="string">
            <text:p>/ra mig/</text:p>
          </table:table-cell>
          <table:table-cell office:value-type="string">
            <text:p>(མིང་)</text:p>
          </table:table-cell>
          <table:table-cell office:value-type="string">
            <text:p>སེམས་ཅན་རའི་རྐང་པའི་རྨིག་པ།</text:p>
          </table:table-cell>
          <table:table-cell table:number-columns-repeated="252"/>
        </table:table-row>
        <table:table-row table:style-name="ro1">
          <table:table-cell office:value-type="string">
            <text:p>ར་ཚང༌།</text:p>
          </table:table-cell>
          <table:table-cell office:value-type="string">
            <text:p>/ra tshang/</text:p>
          </table:table-cell>
          <table:table-cell office:value-type="string">
            <text:p>(མིང་)</text:p>
          </table:table-cell>
          <table:table-cell office:value-type="string">
            <text:p>ར་བཙུགས་སའི་ཁྱིམ།</text:p>
          </table:table-cell>
          <table:table-cell table:number-columns-repeated="252"/>
        </table:table-row>
        <table:table-row table:style-name="ro1">
          <table:table-cell office:value-type="string">
            <text:p>ར་ཛཱ་འོག</text:p>
          </table:table-cell>
          <table:table-cell office:value-type="string">
            <text:p>/ra dzi hhog</text:p>
          </table:table-cell>
          <table:table-cell office:value-type="string">
            <text:p>(མིང་)</text:p>
          </table:table-cell>
          <table:table-cell office:value-type="string">
            <text:p>ཤར་བསམ་གཏན་སྒང་དང་རི་དྭངས་ཀྱི་བར་ན་ཡོད་པའི་ས་གནས་ཅིག་གི་མིང༌།ཤར་ར་ཛཱ་འོག་གི་མཆོད་རྟེན་འདི་འབྲུག་གི་མཆོད་རྟེན་རྙིང་ཤོས་ཅིགསྤྱི་ལོ་མ་ཐོན་པའི་གོང་ལུ་བཞེངས་བཞེངམ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ར་རྫི།</text:p>
          </table:table-cell>
          <table:table-cell office:value-type="string">
            <text:p>/ra dzi/</text:p>
          </table:table-cell>
          <table:table-cell office:value-type="string">
            <text:p>(མིང་)</text:p>
          </table:table-cell>
          <table:table-cell office:value-type="string">
            <text:p>ར་ལྟ་མི་ར་རྫི་ཡང་མ་ལྕོགས་པའི་མི་གིས་ནོར་རྫི་འབད་ནི་རྩིས་མ་བརྐྱབ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་རྫིཔ།</text:p>
          </table:table-cell>
          <table:table-cell office:value-type="string">
            <text:p>/ra dzip/</text:p>
          </table:table-cell>
          <table:table-cell office:value-type="string">
            <text:p>(མིང་)</text:p>
          </table:table-cell>
          <table:table-cell office:value-type="string">
            <text:p>ར་རྫི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་བཟི།</text:p>
          </table:table-cell>
          <table:table-cell office:value-type="string">
            <text:p>/ra zi/</text:p>
          </table:table-cell>
          <table:table-cell office:value-type="string">
            <text:p>(མིང་ཁྱད་)</text:p>
          </table:table-cell>
          <table:table-cell office:value-type="string">
            <text:p>ཆང་གིས་ར་བཟི་ནི།སྨན་གྱིས་ར་བཟི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ར་ཡིག</text:p>
          </table:table-cell>
          <table:table-cell office:value-type="string">
            <text:p>/ra yig/</text:p>
          </table:table-cell>
          <table:table-cell office:value-type="string">
            <text:p>(མིང་)</text:p>
          </table:table-cell>
          <table:table-cell office:value-type="string">
            <text:p>གསལ་བྱེད་ཀྱི་ཡི་གུ་ར།</text:p>
          </table:table-cell>
          <table:table-cell table:number-columns-repeated="252"/>
        </table:table-row>
        <table:table-row table:style-name="ro1">
          <table:table-cell office:value-type="string">
            <text:p>ར་ཡིག་གཉིས་པ།</text:p>
          </table:table-cell>
          <table:table-cell office:value-type="string">
            <text:p>/ra yig nyi pa/</text:p>
          </table:table-cell>
          <table:table-cell office:value-type="string">
            <text:p>(མིང་)</text:p>
          </table:table-cell>
          <table:table-cell office:value-type="string">
            <text:p>སྦྱང་མའི་མིང་གི་རྣམ་གྲངས།</text:p>
          </table:table-cell>
          <table:table-cell table:number-columns-repeated="252"/>
        </table:table-row>
        <table:table-row table:style-name="ro1">
          <table:table-cell office:value-type="string">
            <text:p>ར་གཡོ།</text:p>
          </table:table-cell>
          <table:table-cell office:value-type="string">
            <text:p>/ra yo/</text:p>
          </table:table-cell>
          <table:table-cell office:value-type="string">
            <text:p>(མིང་)</text:p>
          </table:table-cell>
          <table:table-cell office:value-type="string">
            <text:p>༡རའི་མིག་ཏོ་བཟུམ་གཡོ་སྟེ་ལྟ་མི་གི་མིག་ཏོ།༢རྩ་བ་གཡོ་ནི།</text:p>
          </table:table-cell>
          <table:table-cell table:number-columns-repeated="252"/>
        </table:table-row>
        <table:table-row table:style-name="ro1">
          <table:table-cell office:value-type="string">
            <text:p>ར་ལུག</text:p>
          </table:table-cell>
          <table:table-cell office:value-type="string">
            <text:p>/ra lu/</text:p>
          </table:table-cell>
          <table:table-cell office:value-type="string">
            <text:p>(མིང་)</text:p>
          </table:table-cell>
          <table:table-cell office:value-type="string">
            <text:p>སྒོ་ནོར་སེམས་ཅན་ར་དང་ལུག་གཉིས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ར་ལུང༌།</text:p>
          </table:table-cell>
          <table:table-cell office:value-type="string">
            <text:p>/ra lung/</text:p>
          </table:table-cell>
          <table:table-cell office:value-type="string">
            <text:p>(མིང་)</text:p>
          </table:table-cell>
          <table:table-cell office:value-type="string">
            <text:p>འབྲུག་ར་ལུང་དགོན་པ་ཟེར་བོད་གཙང་ལུ་ཡོད་པའི་ཆོས་རྗེ་གཙང་པ་རྒྱ་རས་ཀྱི་གདན་ས་གཙོ་བོ་ཅིག།ངོ་མཚར་བཅུ་གསུམ་དང་ལྡན་པའི་གནས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ར་ཤ</text:p>
          </table:table-cell>
          <table:table-cell office:value-type="string">
            <text:p>/ra sha/</text:p>
          </table:table-cell>
          <table:table-cell office:value-type="string">
            <text:p>(མིང་)</text:p>
          </table:table-cell>
          <table:table-cell office:value-type="string">
            <text:p>སེམས་ཅན་ར་གི་ཤ།</text:p>
          </table:table-cell>
          <table:table-cell table:number-columns-repeated="252"/>
        </table:table-row>
        <table:table-row table:style-name="ro1">
          <table:table-cell office:value-type="string">
            <text:p>ར་ས་འཕྲུལ་སྣང༌།</text:p>
          </table:table-cell>
          <table:table-cell office:value-type="string">
            <text:p>/ra sa thruel nang/</text:p>
          </table:table-cell>
          <table:table-cell office:value-type="string">
            <text:p>(མིང་)</text:p>
          </table:table-cell>
          <table:table-cell office:value-type="string">
            <text:p>ཧེ་མ་ར་ས་འཕྲུལ་སྣང་གི་ལྷ་ཁང་བཞེངས་སྐབས་ར་གིས་ས་བསྐྱལ་ཏེ་མཚོ་བསུབས་པའི་གུ་བཞེངས།ལྷ་ཁང་འདི་མི་གིས་བཞེངས་བཞེངམ་མིན་པར་འཕྲུལ་གྱིས་སྣང་བ་བཟུམ་ཡོད་ནི་དེ་གིས་མིང་ཡང་ར་ས་འཕྲུལ་སྣང་ཟེར་བཏགསཔ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རཱ་ཧུ་ལ།</text:p>
          </table:table-cell>
          <table:table-cell office:value-type="string">
            <text:p>/ra hu la/</text:p>
          </table:table-cell>
          <table:table-cell office:value-type="string">
            <text:p>(མིང་)</text:p>
          </table:table-cell>
          <table:table-cell office:value-type="string">
            <text:p>གཟའ་སྒྲ་ཅན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ཀྟ།</text:p>
          </table:table-cell>
          <table:table-cell office:value-type="string">
            <text:p>/ra </text:p>
          </table:table-cell>
          <table:table-cell office:value-type="string">
            <text:p>(མིང་)</text:p>
          </table:table-cell>
          <table:table-cell office:value-type="string">
            <text:p>ལེགས་སྦྱར་གྱི་སྐད་འདི་ལུ་ཁྲག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རཀྵ་གླང་མགོ</text:p>
          </table:table-cell>
          <table:table-cell office:value-type="string">
            <text:p>/ra </text:p>
          </table:table-cell>
          <table:table-cell office:value-type="string">
            <text:p>(མིང་)</text:p>
          </table:table-cell>
          <table:table-cell office:value-type="string">
            <text:p>ཤི་ཞིན་ན་རྣམ་ཤེས་བར་དོ་ལུ་འཁྱམས་ད་ཞི་ཁྲོའི་ལྷ་ཚོགས་ངོ་མ་ཤེས་མི་ཚུ་ལུ་གཤིན་རྗེ་ལས་མཁན་འབད་འཆར་མིའི་གྲལ་ལས་གླང་གི་མགོ་ཅན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ག</text:p>
          </table:table-cell>
          <table:table-cell office:value-type="string">
            <text:p>/ra</text:p>
          </table:table-cell>
          <table:table-cell office:value-type="string">
            <text:p>(མིང་ཁྱད་)</text:p>
          </table:table-cell>
          <table:table-cell office:value-type="string">
            <text:p>ཟངས་སེརཔོ།</text:p>
          </table:table-cell>
          <table:table-cell table:number-columns-repeated="252"/>
        </table:table-row>
        <table:table-row table:style-name="ro1">
          <table:table-cell office:value-type="string">
            <text:p>རག་ཅུང༌།</text:p>
          </table:table-cell>
          <table:table-cell office:value-type="string">
            <text:p>/ra cu/</text:p>
          </table:table-cell>
          <table:table-cell office:value-type="string">
            <text:p>(མིང་)</text:p>
          </table:table-cell>
          <table:table-cell office:value-type="string">
            <text:p>ཨམ་སྲུ་ཚུ་གི་བཀབ་ནེ།</text:p>
          </table:table-cell>
          <table:table-cell table:number-columns-repeated="252"/>
        </table:table-row>
        <table:table-row table:style-name="ro1">
          <table:table-cell office:value-type="string">
            <text:p>རག་ཏིང༌།</text:p>
          </table:table-cell>
          <table:table-cell office:value-type="string">
            <text:p>/ra ting</text:p>
          </table:table-cell>
          <table:table-cell office:value-type="string">
            <text:p>(མིང་)</text:p>
          </table:table-cell>
          <table:table-cell office:value-type="string">
            <text:p>ཟངས་སེརཔོ་གི་མཆོད་ཏིང༌།</text:p>
          </table:table-cell>
          <table:table-cell table:number-columns-repeated="252"/>
        </table:table-row>
        <table:table-row table:style-name="ro1">
          <table:table-cell office:value-type="string">
            <text:p>རག་རོག</text:p>
          </table:table-cell>
          <table:table-cell office:value-type="string">
            <text:p>/rag rog/</text:p>
          </table:table-cell>
          <table:table-cell office:value-type="string">
            <text:p>(མིང་)</text:p>
          </table:table-cell>
          <table:table-cell office:value-type="string">
            <text:p>༡མི་རག་རོག་ཤིང་རག་རོག་རྡོ་རག་རོག་ཟེར་གོ་མ་ཆོད་པའི་རག་རོག༢ལཱ་རག་རོག་ཟེར་བ་ཅིན་ཞུན་དག་མེནམ་ཅིག།</text:p>
          </table:table-cell>
          <table:table-cell table:number-columns-repeated="252"/>
        </table:table-row>
        <table:table-row table:style-name="ro1">
          <table:table-cell office:value-type="string">
            <text:p>རག་ལས།</text:p>
          </table:table-cell>
          <table:table-cell office:value-type="string">
            <text:p>/ra le/</text:p>
          </table:table-cell>
          <table:table-cell office:value-type="string">
            <text:p>(མིང་)</text:p>
          </table:table-cell>
          <table:table-cell office:value-type="string">
            <text:p>གཙོ་ཆེ་ཟེར་བའི་དོན་ཨིན།ཡར་འགྱོ་མི་འགྱོ་ཁྱོད་རའི་སེམས་ལུ་རག་ལ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གས་པ།</text:p>
          </table:table-cell>
          <table:table-cell office:value-type="string">
            <text:p>/ra pa/</text:p>
          </table:table-cell>
          <table:table-cell office:value-type="string">
            <text:p>(མིང་)</text:p>
          </table:table-cell>
          <table:table-cell office:value-type="string">
            <text:p>ཞིབ་ཞིབ་མིན་པའི་དོན།ང་གིས་རགས་པར་བཏགས་པ་ཙམ་མ་གཏོགས་ཞིབ་མོར་མ་དཔྱ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གས།</text:p>
          </table:table-cell>
          <table:table-cell office:value-type="string">
            <text:p>/ra</text:p>
          </table:table-cell>
          <table:table-cell office:value-type="string">
            <text:p>(མིང་)</text:p>
          </table:table-cell>
          <table:table-cell office:value-type="string">
            <text:p>ཧྲིབ་ཙམ།དཔེར་ན་རགས་རིས་རགས་རྩི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གས་རྩིས།</text:p>
          </table:table-cell>
          <table:table-cell office:value-type="string">
            <text:p>/ra tsi</text:p>
          </table:table-cell>
          <table:table-cell office:value-type="string">
            <text:p>(མིང་)</text:p>
          </table:table-cell>
          <table:table-cell office:value-type="string">
            <text:p>ཞིབ་ཞིབ་མེན་པའི་རྩིས།</text:p>
          </table:table-cell>
          <table:table-cell table:number-columns-repeated="252"/>
        </table:table-row>
        <table:table-row table:style-name="ro1">
          <table:table-cell office:value-type="string">
            <text:p>རགས་ཞིབ།</text:p>
          </table:table-cell>
          <table:table-cell office:value-type="string">
            <text:p>/ra zhib</text:p>
          </table:table-cell>
          <table:table-cell office:value-type="string">
            <text:p>(མིང་)</text:p>
          </table:table-cell>
          <table:table-cell office:value-type="string">
            <text:p>རགས་པ་དང་ཞིབ་མོ་གཉིས་གཅིག་ཁར་སླབ་པ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རགས་རོ།</text:p>
          </table:table-cell>
          <table:table-cell office:value-type="string">
            <text:p>/rag ro/</text:p>
          </table:table-cell>
          <table:table-cell office:value-type="string">
            <text:p>(མིང་)</text:p>
          </table:table-cell>
          <table:table-cell office:value-type="string">
            <text:p>ལཱ་ངོ་མ་འབད་ཚར་བའི་ཤུལ་གྱི་ལྷག་རོ་ཚུ།</text:p>
          </table:table-cell>
          <table:table-cell table:number-columns-repeated="252"/>
        </table:table-row>
        <table:table-row table:style-name="ro1">
          <table:table-cell office:value-type="string">
            <text:p>རང༌།</text:p>
          </table:table-cell>
          <table:table-cell office:value-type="string">
            <text:p>/rang/</text:p>
          </table:table-cell>
          <table:table-cell office:value-type="string">
            <text:p>(མིང་)</text:p>
          </table:table-cell>
          <table:table-cell office:value-type="string">
            <text:p>ང་རང་བདག་ཟེར་མི་གང་ཟག་དང་པའི་མིང་ཚབ་ཨིན།རང་རང་སོ་སོ་ཁྱོད་རང་ང་རང་རང་ལུ་འབད་རང་འབད་ཡི་རང་གི་རང་དབང་ལ་སོགས་པ་འཇུག་པ་ལེ་ཤ་ཡོད།</text:p>
          </table:table-cell>
          <table:table-cell table:number-columns-repeated="252"/>
        </table:table-row>
        <table:table-row table:style-name="ro1">
          <table:table-cell office:value-type="string">
            <text:p>རང་རྐྱ།</text:p>
          </table:table-cell>
          <table:table-cell office:value-type="string">
            <text:p>/rang ca/</text:p>
          </table:table-cell>
          <table:table-cell office:value-type="string">
            <text:p>(མིང་)</text:p>
          </table:table-cell>
          <table:table-cell office:value-type="string">
            <text:p>གཞན་ལུ་བརྟེན་མ་དགོ་པར་རང་གིས་འབད་རང་སྡོད་ཚུགས་ནི།</text:p>
          </table:table-cell>
          <table:table-cell table:number-columns-repeated="252"/>
        </table:table-row>
        <table:table-row table:style-name="ro1">
          <table:table-cell office:value-type="string">
            <text:p>རང་རྐྱང༌།</text:p>
          </table:table-cell>
          <table:table-cell office:value-type="string">
            <text:p>/rang cang/</text:p>
          </table:table-cell>
          <table:table-cell office:value-type="string">
            <text:p>(མིང་)</text:p>
          </table:table-cell>
          <table:table-cell office:value-type="string">
            <text:p>ཆ་རོགས་ག་ཡང་མེད་པའི་རང་རྐྱངམ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ང་སྐམ།</text:p>
          </table:table-cell>
          <table:table-cell office:value-type="string">
            <text:p>/rang kam/</text:p>
          </table:table-cell>
          <table:table-cell office:value-type="string">
            <text:p>(མིང་ཁྱད་)</text:p>
          </table:table-cell>
          <table:table-cell office:value-type="string">
            <text:p>༡ཤིང་སྡོང་སྐམ་པོ།༢ཆུ་རང་བཞིན་གྱིས་སྐམ་པ།</text:p>
          </table:table-cell>
          <table:table-cell table:number-columns-repeated="252"/>
        </table:table-row>
        <table:table-row table:style-name="ro1">
          <table:table-cell office:value-type="string">
            <text:p>རང་སྐལ།</text:p>
          </table:table-cell>
          <table:table-cell office:value-type="string">
            <text:p>/rang kel/</text:p>
          </table:table-cell>
          <table:table-cell office:value-type="string">
            <text:p>(མིང་)</text:p>
          </table:table-cell>
          <table:table-cell office:value-type="string">
            <text:p>རང་གི་བགོ་སྐལ་རང་རང་སོའི་སྐལཝ་རང་སྐལ་ཨིན་ན་རྡོ་ཡང་རྨུར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ང་སྐྱོང༌།</text:p>
          </table:table-cell>
          <table:table-cell office:value-type="string">
            <text:p>/rang cong/</text:p>
          </table:table-cell>
          <table:table-cell office:value-type="string">
            <text:p>(བྱ་ཚིག་)</text:p>
          </table:table-cell>
          <table:table-cell office:value-type="string">
            <text:p>གཞན་ལུ་རག་ལས་མ་དགོ་པར་རང་དབང་རང་གིས་སྐྱོང་བའི་བྱེད་ཚིག།</text:p>
          </table:table-cell>
          <table:table-cell table:number-columns-repeated="252"/>
        </table:table-row>
        <table:table-row table:style-name="ro1">
          <table:table-cell office:value-type="string">
            <text:p>རང་སྐྱོང་ལས་སྡེ།</text:p>
          </table:table-cell>
          <table:table-cell office:value-type="string">
            <text:p>/rang cong le de/</text:p>
          </table:table-cell>
          <table:table-cell office:value-type="string">
            <text:p>(མིང་)</text:p>
          </table:table-cell>
          <table:table-cell office:value-type="string">
            <text:p>རང་དབང་རང་གིས་སྐྱོང་ནི་གི་དབང་ཚད་ཡོད་པའི་ལས་སྡེ།</text:p>
          </table:table-cell>
          <table:table-cell table:number-columns-repeated="252"/>
        </table:table-row>
        <table:table-row table:style-name="ro1">
          <table:table-cell office:value-type="string">
            <text:p>རང་སྐྱོང་ལས་འཛིན།</text:p>
          </table:table-cell>
          <table:table-cell office:value-type="string">
            <text:p>/rang cong le dzin/</text:p>
          </table:table-cell>
          <table:table-cell office:value-type="string">
            <text:p>(མིང་)</text:p>
          </table:table-cell>
          <table:table-cell office:value-type="string">
            <text:p>རང་དབང་རང་གིས་སྐྱོང་ནི་ཡོད་པའི་ལས་འཛིན།</text:p>
          </table:table-cell>
          <table:table-cell table:number-columns-repeated="252"/>
        </table:table-row>
        <table:table-row table:style-name="ro1">
          <table:table-cell office:value-type="string">
            <text:p>རང་སྐྱོན།</text:p>
          </table:table-cell>
          <table:table-cell office:value-type="string">
            <text:p>/rang coen</text:p>
          </table:table-cell>
          <table:table-cell office:value-type="string">
            <text:p>(མིང་)</text:p>
          </table:table-cell>
          <table:table-cell office:value-type="string">
            <text:p>རང་གི་རྒྱུད་ལུ་ཡོད་པའི་སྐྱོན།རང་སྐྱོན་རི་བོ་ཙམ་ཡང་ཁོང་དུ་སྦས།།གཞན་སྐྱོན་ཏིལ་འབྲུ་ཙམ་ཡང་སྒྲོག་ཅིང་སྨོས།།ཟེར་གསུངས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ང་ཁ།</text:p>
          </table:table-cell>
          <table:table-cell office:value-type="string">
            <text:p>/rang kha/</text:p>
          </table:table-cell>
          <table:table-cell office:value-type="string">
            <text:p>(མིང་)</text:p>
          </table:table-cell>
          <table:table-cell office:value-type="string">
            <text:p>རང་གི་རྒྱལ་ཁབ་ཀྱི་ཁ།དཔྱེ་གཏམ་ལུ་རོགས་ཁ་མ་ཤེས།།རང་ཁ་འབྱང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ང་ཁོངས།</text:p>
          </table:table-cell>
          <table:table-cell office:value-type="string">
            <text:p>/rang khong/</text:p>
          </table:table-cell>
          <table:table-cell office:value-type="string">
            <text:p>(མིང་)</text:p>
          </table:table-cell>
          <table:table-cell office:value-type="string">
            <text:p>རང་གི་ཁོངས་སུ་ཟེར་བ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རང་ཁྲིམས་རང་འཁུར།</text:p>
          </table:table-cell>
          <table:table-cell office:value-type="string">
            <text:p>/rang thrim rang khur/</text:p>
          </table:table-cell>
          <table:table-cell office:value-type="string">
            <text:p>(མིང་)</text:p>
          </table:table-cell>
          <table:table-cell office:value-type="string">
            <text:p>རང་ལུ་ཕོག་པའི་སྒྲིགས་ཁྲིམས་འདི་གཞན་གྱིས་སླབ་མ་དགོ་པར་རང་གི་སེམས་ཀྱིས་ཚོར་ཏེ་འབད་མི།རྒྱལ་ཁབ་ཀྱི་ཁྲིམས་རྒྱལ་ཁབ་འདི་ན་གིས་མི་ཚུ་གིས་འབག་དགོ་ཟེར་བའི་དཔེ།</text:p>
          </table:table-cell>
          <table:table-cell table:number-columns-repeated="252"/>
        </table:table-row>
        <table:table-row table:style-name="ro1">
          <table:table-cell office:value-type="string">
            <text:p>རང་མཁོ་རང་སྒྲུབ།</text:p>
          </table:table-cell>
          <table:table-cell office:value-type="string">
            <text:p>/rang kho rang drub/</text:p>
          </table:table-cell>
          <table:table-cell office:value-type="string">
            <text:p>(བྱ་ཚིག་)</text:p>
          </table:table-cell>
          <table:table-cell office:value-type="string">
            <text:p>རང་ལུ་མཁོ་བའི་རྒྱུ་ཅ་ལ་ཚུ་རང་གིས་སྒྲུབ་པའི་བྱེད་ཚིག།</text:p>
          </table:table-cell>
          <table:table-cell table:number-columns-repeated="252"/>
        </table:table-row>
        <table:table-row table:style-name="ro1">
          <table:table-cell office:value-type="string">
            <text:p>རང་མཁོ་རང་ལྡང༌།</text:p>
          </table:table-cell>
          <table:table-cell office:value-type="string">
            <text:p>/rang khor rang dang/</text:p>
          </table:table-cell>
          <table:table-cell office:value-type="string">
            <text:p>(མིང་)</text:p>
          </table:table-cell>
          <table:table-cell office:value-type="string">
            <text:p>རང་ལུ་དགོ་མི་དེ་རང་ལུ་ལངམ་འབད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ང་ག</text:p>
          </table:table-cell>
          <table:table-cell office:value-type="string">
            <text:p>/rang ga/</text:p>
          </table:table-cell>
          <table:table-cell office:value-type="string">
            <text:p>(མིང)</text:p>
          </table:table-cell>
          <table:table-cell office:value-type="string">
            <text:p>ལྟོ་དབོག་ནིའི་གཟར་རུ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ང་གི</text:p>
          </table:table-cell>
          <table:table-cell office:value-type="string">
            <text:p>/rang gi/</text:p>
          </table:table-cell>
          <table:table-cell office:value-type="string">
            <text:p>(མིང་)</text:p>
          </table:table-cell>
          <table:table-cell office:value-type="string">
            <text:p>རང་གི་ཁྱིམ་ཟེར་དོ་བཟུམ་རྣམ་དབྱེ་དྲུག་པ་འབྲེལ་སྒྲའི་རྐྱེན་སྦྱོར་ཚུལ།</text:p>
          </table:table-cell>
          <table:table-cell table:number-columns-repeated="252"/>
        </table:table-row>
        <table:table-row table:style-name="ro1">
          <table:table-cell office:value-type="string">
            <text:p>རང་གི་གྲུབ་མཐའ།</text:p>
          </table:table-cell>
          <table:table-cell office:value-type="string">
            <text:p>/rang gi drub tha/</text:p>
          </table:table-cell>
          <table:table-cell office:value-type="string">
            <text:p>(མིང་)</text:p>
          </table:table-cell>
          <table:table-cell office:value-type="string">
            <text:p>རང་གི་ཆོས་ལུགས་ཀྱི་ལྟ་བ།</text:p>
          </table:table-cell>
          <table:table-cell table:number-columns-repeated="252"/>
        </table:table-row>
        <table:table-row table:style-name="ro1">
          <table:table-cell office:value-type="string">
            <text:p>རང་གི་འབབ་ཁུངས་ཁྲལ།</text:p>
          </table:table-cell>
          <table:table-cell office:value-type="string">
            <text:p>/rang gi bab khung threl/</text:p>
          </table:table-cell>
          <table:table-cell office:value-type="string">
            <text:p>(མིང་)</text:p>
          </table:table-cell>
          <table:table-cell office:value-type="string">
            <text:p>རང་ལུ་འཐོབ་མི་གི་འོང་འབབ་ལུ་བཏགས་པའི་ཁྲལ།</text:p>
          </table:table-cell>
          <table:table-cell table:number-columns-repeated="252"/>
        </table:table-row>
        <table:table-row table:style-name="ro1">
          <table:table-cell office:value-type="string">
            <text:p>རང་གིས།</text:p>
          </table:table-cell>
          <table:table-cell office:value-type="string">
            <text:p>/rang gi/</text:p>
          </table:table-cell>
          <table:table-cell office:value-type="string">
            <text:p>(མིང་)</text:p>
          </table:table-cell>
          <table:table-cell office:value-type="string">
            <text:p>རང་གིས་འབད་བའི་ལཱ་ཟེར་རྣམ་དབྱེ་གསུམ་པའི་རྐྱེན་སྦྱོར་ཚུལ།རང་གིས་ཉོ་བའི་ཉོ་ཆང༌།།མངར་རུང་སྐྱུར་རུང་འཐུང་དགོ།ཟེར་ཡང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རང་གིས་རང་བརྟན།</text:p>
          </table:table-cell>
          <table:table-cell office:value-type="string">
            <text:p>/rang gi rang ten/</text:p>
          </table:table-cell>
          <table:table-cell office:value-type="string">
            <text:p>(མིང་)</text:p>
          </table:table-cell>
          <table:table-cell office:value-type="string">
            <text:p>རང་གིས་འབད་རང་བརྟན་ཏོག་ཏོ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རང་གྲུབ།</text:p>
          </table:table-cell>
          <table:table-cell office:value-type="string">
            <text:p>/rang drub/</text:p>
          </table:table-cell>
          <table:table-cell office:value-type="string">
            <text:p>(མིང་)</text:p>
          </table:table-cell>
          <table:table-cell office:value-type="string">
            <text:p>ལཱ་ཁག་སྦེ་འབད་མ་དགོ་པར་རང་བཞིན་གྱིས་གྲུབ་གྲུབཔ།</text:p>
          </table:table-cell>
          <table:table-cell table:number-columns-repeated="252"/>
        </table:table-row>
        <table:table-row table:style-name="ro1">
          <table:table-cell office:value-type="string">
            <text:p>རང་དགར།</text:p>
          </table:table-cell>
          <table:table-cell office:value-type="string">
            <text:p>/rang ga/</text:p>
          </table:table-cell>
          <table:table-cell office:value-type="string">
            <text:p>(མིང་)</text:p>
          </table:table-cell>
          <table:table-cell office:value-type="string">
            <text:p>རང་འདོད་ཁོ་ན་ལྟར་དུ་འབད་མི།རོགས་དང་བསྟུན་མ་ཤེས་པར་རང་དགར་འབད་མི་བཏུབ་བཟུམ།དེ་ལུ་རང་གར་ཟེར་ཡང་འབྲི་བཏུབ།</text:p>
          </table:table-cell>
          <table:table-cell table:number-columns-repeated="252"/>
        </table:table-row>
        <table:table-row table:style-name="ro1">
          <table:table-cell office:value-type="string">
            <text:p>རང་མགོ་ཐོན་པ།</text:p>
          </table:table-cell>
          <table:table-cell office:value-type="string">
            <text:p>/rang go thoen pa/</text:p>
          </table:table-cell>
          <table:table-cell office:value-type="string">
            <text:p>(བྱ་ཁྱད་)</text:p>
          </table:table-cell>
          <table:table-cell office:value-type="string">
            <text:p>༡རང་གཅིག་ཁྱད་ཆོདཔ་འགྱོ་ནི།༢རང་གིས་འབད་རང་མགུ་འཐོན་ནི།</text:p>
          </table:table-cell>
          <table:table-cell table:number-columns-repeated="252"/>
        </table:table-row>
        <table:table-row table:style-name="ro1">
          <table:table-cell office:value-type="string">
            <text:p>རང་མགོ་རང་འདྲོངས།</text:p>
          </table:table-cell>
          <table:table-cell office:value-type="string">
            <text:p>/rang go rang drong/</text:p>
          </table:table-cell>
          <table:table-cell office:value-type="string">
            <text:p>(མིང་)</text:p>
          </table:table-cell>
          <table:table-cell office:value-type="string">
            <text:p>རང་མགོ་རང་གིས་འདྲོངས་ནི།རང་གི་རྐངམ་གུ་རང་ལོང་སྟེ་སྡོད་ཚུགསཔ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ང་འགུལ།</text:p>
          </table:table-cell>
          <table:table-cell office:value-type="string">
            <text:p>/rang guel/</text:p>
          </table:table-cell>
          <table:table-cell office:value-type="string">
            <text:p>(མིང་)</text:p>
          </table:table-cell>
          <table:table-cell office:value-type="string">
            <text:p>གཞན་གྱིས་དཀྲོག་མི་མེད་པར་རང་བཞིན་གྱིས་སྤར་ནི།</text:p>
          </table:table-cell>
          <table:table-cell table:number-columns-repeated="252"/>
        </table:table-row>
        <table:table-row table:style-name="ro1">
          <table:table-cell office:value-type="string">
            <text:p>རང་རྒྱལ།</text:p>
          </table:table-cell>
          <table:table-cell office:value-type="string">
            <text:p>/rang gel/</text:p>
          </table:table-cell>
          <table:table-cell office:value-type="string">
            <text:p>(མིང་)</text:p>
          </table:table-cell>
          <table:table-cell office:value-type="string">
            <text:p>༡གཞན་ལས་རྒྱལ་ནི།ནང་པའི་ཆོས་ལུ་ཉན་ཐོས་རང་རྒྱལ་རང་སེམས་ཀྱི་ཐེག་པ་གསུམ་ཡོད་མི་ལས་འབྲིང་པོ་རང་སངས་རྒྱས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ང་རྒྱུད།</text:p>
          </table:table-cell>
          <table:table-cell office:value-type="string">
            <text:p>/rang jue/</text:p>
          </table:table-cell>
          <table:table-cell office:value-type="string">
            <text:p>(མིང་)</text:p>
          </table:table-cell>
          <table:table-cell office:value-type="string">
            <text:p>རང་གི་སེམས་རྒྱུད་རང་རྒྱུད་ལུ་ཡོན་ཏན་ཡོད་རང་རྒྱུད་ལུ་ང་རྒྱལ་ཡོ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ང་རྒྱུད་པ།</text:p>
          </table:table-cell>
          <table:table-cell office:value-type="string">
            <text:p>/rang jue pa/</text:p>
          </table:table-cell>
          <table:table-cell office:value-type="string">
            <text:p>(མིང་)</text:p>
          </table:table-cell>
          <table:table-cell office:value-type="string">
            <text:p>དབུ་མ་རང་རྒྱུད་པ་ཟེར་མི་ཀུན་རྫོབ་ཐ་སྙད་ཚད་གྲུབ་ཏུ་འདོད་པའི་གྲུབ་མཐའ་སྨྲ་བ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ང་ངོ་མ།</text:p>
          </table:table-cell>
          <table:table-cell office:value-type="string">
            <text:p>/rang ngo ma/</text:p>
          </table:table-cell>
          <table:table-cell office:value-type="string">
            <text:p>(མིང་)</text:p>
          </table:table-cell>
          <table:table-cell office:value-type="string">
            <text:p>གཞན་མེན་པའི་རང་ངོ་མ།</text:p>
          </table:table-cell>
          <table:table-cell table:number-columns-repeated="252"/>
        </table:table-row>
        <table:table-row table:style-name="ro1">
          <table:table-cell office:value-type="string">
            <text:p>རང་ངོམ།</text:p>
          </table:table-cell>
          <table:table-cell office:value-type="string">
            <text:p>/rang ngom/</text:p>
          </table:table-cell>
          <table:table-cell office:value-type="string">
            <text:p>(མིང་)</text:p>
          </table:table-cell>
          <table:table-cell office:value-type="string">
            <text:p>རང་གིས་རང་ལུ་ངོམ་སྟོན་ནི།</text:p>
          </table:table-cell>
          <table:table-cell table:number-columns-repeated="252"/>
        </table:table-row>
        <table:table-row table:style-name="ro1">
          <table:table-cell office:value-type="string">
            <text:p>རང་ཆགས།</text:p>
          </table:table-cell>
          <table:table-cell office:value-type="string">
            <text:p>/rang cha/</text:p>
          </table:table-cell>
          <table:table-cell office:value-type="string">
            <text:p>(མིང་)</text:p>
          </table:table-cell>
          <table:table-cell office:value-type="string">
            <text:p>༡ཨོམ་གྱི་ཞག་དང་མར་བཞུ་མི་ཚུ་རང་བཞིན་གྱིས་ཆགས་ནི།༢གཞན་གྱིས་སླབ་མ་དགོ་པར་རང་གིས་སྡོད་ཆགས་ནི།</text:p>
          </table:table-cell>
          <table:table-cell table:number-columns-repeated="252"/>
        </table:table-row>
        <table:table-row table:style-name="ro1">
          <table:table-cell office:value-type="string">
            <text:p>རང་ཆས།</text:p>
          </table:table-cell>
          <table:table-cell office:value-type="string">
            <text:p>/rang che/</text:p>
          </table:table-cell>
          <table:table-cell office:value-type="string">
            <text:p>(མིང་)</text:p>
          </table:table-cell>
          <table:table-cell office:value-type="string">
            <text:p>འབྲུག་པ་རང་གི་ཆས་གོ་དང་དཀྱི་ར་ཚུ།རང་རང་སོ་སོའི་ཆས།</text:p>
          </table:table-cell>
          <table:table-cell table:number-columns-repeated="252"/>
        </table:table-row>
        <table:table-row table:style-name="ro1">
          <table:table-cell office:value-type="string">
            <text:p>རང་འཇགས།</text:p>
          </table:table-cell>
          <table:table-cell office:value-type="string">
            <text:p>/rang ja</text:p>
          </table:table-cell>
          <table:table-cell office:value-type="string">
            <text:p>(མིང་)</text:p>
          </table:table-cell>
          <table:table-cell office:value-type="string">
            <text:p>འགྱུར་བ་ག་ནི་ཡང་མེད་པར་ཨ་རྟག་ཧ་ལུགས་གནས་མི།སྔར་བཞིན་དང་ཨ་རྟག་ཧ་ལུགས་རང་འཇགས་ཚུ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རང་ཉེས།</text:p>
          </table:table-cell>
          <table:table-cell office:value-type="string">
            <text:p>/rang nyi/</text:p>
          </table:table-cell>
          <table:table-cell office:value-type="string">
            <text:p>(མིང་)</text:p>
          </table:table-cell>
          <table:table-cell office:value-type="string">
            <text:p>རང་གིས་ལཱ་ངན་པ་འབད་བའི་འབྲས་བུ་རང་ལུ་འཁོར་བའི་ཚིགགཞན་རྐྱེན་ལུ་བརྟེན་ཏེ་མིན་པར་རང་གིས་ཉེས་སོང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ང་རྟགས།</text:p>
          </table:table-cell>
          <table:table-cell office:value-type="string">
            <text:p>/rang ta/</text:p>
          </table:table-cell>
          <table:table-cell office:value-type="string">
            <text:p>(མིང་)</text:p>
          </table:table-cell>
          <table:table-cell office:value-type="string">
            <text:p>རང་གི་ངོ་རྟགས།རང་གི་ལག་བྲིས་རང་གི་ལག་ཐིའུ་ཚུ།ཨ་ལུ་ལང་ཤོར་ཐལ་མི་འདི་ཕ་མ་གིས་སྒྲིགས་བཙུགས་མ་ཚུགས་པའི་རང་རྟགས་ཨིན་མ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ང་བསྟོད།</text:p>
          </table:table-cell>
          <table:table-cell office:value-type="string">
            <text:p>/rang toe/</text:p>
          </table:table-cell>
          <table:table-cell office:value-type="string">
            <text:p>(མིང་)</text:p>
          </table:table-cell>
          <table:table-cell office:value-type="string">
            <text:p>རང་གིས་རང་ལུ་བསྟོད་ནི།ཞནམ་རང་བསྟོད་མ་བརྐྱབས་རང་གདན་ཐིང་ཟེར་སླབ་སྲོལ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རང་བསྟོད་གཞན་སྨད།</text:p>
          </table:table-cell>
          <table:table-cell office:value-type="string">
            <text:p>/rang toe zhen me/</text:p>
          </table:table-cell>
          <table:table-cell office:value-type="string">
            <text:p>(བྱ་ཚིག་)</text:p>
          </table:table-cell>
          <table:table-cell office:value-type="string">
            <text:p>རང་ལུ་བསྟོདཔ་རྐྱབ་རོགས་ལུ་སྨདཔ་རྐྱབ་ནི།</text:p>
          </table:table-cell>
          <table:table-cell table:number-columns-repeated="252"/>
        </table:table-row>
        <table:table-row table:style-name="ro1">
          <table:table-cell office:value-type="string">
            <text:p>རང་ཐག་རང་བཅད།</text:p>
          </table:table-cell>
          <table:table-cell office:value-type="string">
            <text:p>/rang tha rang ce/</text:p>
          </table:table-cell>
          <table:table-cell office:value-type="string">
            <text:p>(མིང་)</text:p>
          </table:table-cell>
          <table:table-cell office:value-type="string">
            <text:p>གཞན་ལུ་མ་བསྟུན་པར་རང་གིས་ཐག་བཅད་མི།</text:p>
          </table:table-cell>
          <table:table-cell table:number-columns-repeated="252"/>
        </table:table-row>
        <table:table-row table:style-name="ro1">
          <table:table-cell office:value-type="string">
            <text:p>རང་མཐོང་ཅན།</text:p>
          </table:table-cell>
          <table:table-cell office:value-type="string">
            <text:p>/rang thong cen/</text:p>
          </table:table-cell>
          <table:table-cell office:value-type="string">
            <text:p>(མིང་)</text:p>
          </table:table-cell>
          <table:table-cell office:value-type="string">
            <text:p>རང་གི་དེ་རང་ཨིན་མནོ་སྟེ་གཞན་གྱི་ཡོན་ཏན་མ་མཐོང་བའི་ང་རྒྱལ་ཅན།</text:p>
          </table:table-cell>
          <table:table-cell table:number-columns-repeated="252"/>
        </table:table-row>
        <table:table-row table:style-name="ro1">
          <table:table-cell office:value-type="string">
            <text:p>རང་འཐག</text:p>
          </table:table-cell>
          <table:table-cell office:value-type="string">
            <text:p>/rang tha</text:p>
          </table:table-cell>
          <table:table-cell office:value-type="string">
            <text:p>(མིང་)</text:p>
          </table:table-cell>
          <table:table-cell office:value-type="string">
            <text:p>ཕྱེ་འཐག་ནི་གི་རྡོ་ཡི་རང་འཐགལག་པ་གིས་འཐག་མི།</text:p>
          </table:table-cell>
          <table:table-cell table:number-columns-repeated="252"/>
        </table:table-row>
        <table:table-row table:style-name="ro1">
          <table:table-cell office:value-type="string">
            <text:p>རང་དོན།</text:p>
          </table:table-cell>
          <table:table-cell office:value-type="string">
            <text:p>/rang doen/</text:p>
          </table:table-cell>
          <table:table-cell office:value-type="string">
            <text:p>(མིང་)</text:p>
          </table:table-cell>
          <table:table-cell office:value-type="string">
            <text:p>རང་དོན་ལུ་ལཱ་འབད་ནི།རང་དོན་ལུ་མནོ་བསམ་བཏང་ནི་ཟེར་དོ་བཟུམ་རང་གི་མཐའ་དོན་བརྩི་ནི།གཞན་དོན་གྱི་འགལ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ང་འདོད་ཅན།</text:p>
          </table:table-cell>
          <table:table-cell office:value-type="string">
            <text:p>/rang doe cen/</text:p>
          </table:table-cell>
          <table:table-cell office:value-type="string">
            <text:p>(མིང་ཁྱད་)</text:p>
          </table:table-cell>
          <table:table-cell office:value-type="string">
            <text:p>ག་རང་རང་ལུ་དགོ་ནི་གི་འདོད་པ་ཤུགས་འབད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རང་འདྲོངས།</text:p>
          </table:table-cell>
          <table:table-cell office:value-type="string">
            <text:p>/rang drong/</text:p>
          </table:table-cell>
          <table:table-cell office:value-type="string">
            <text:p>(མིང་)</text:p>
          </table:table-cell>
          <table:table-cell office:value-type="string">
            <text:p>རང་གིས་འདྲོངས་ནི།རང་གིས་འབད་ཚར་ནི།གཞན་ལུ་རེ་མ་དགོཔ།</text:p>
          </table:table-cell>
          <table:table-cell table:number-columns-repeated="252"/>
        </table:table-row>
        <table:table-row table:style-name="ro1">
          <table:table-cell office:value-type="string">
            <text:p>རང་སྡུག་རང་ཉོ།</text:p>
          </table:table-cell>
          <table:table-cell office:value-type="string">
            <text:p>/rang du rang nyo/</text:p>
          </table:table-cell>
          <table:table-cell office:value-type="string">
            <text:p>(མིང་)</text:p>
          </table:table-cell>
          <table:table-cell office:value-type="string">
            <text:p>ཁྲིམས་ལུགས་ཤེས་བཞིན་དུ་ཁྲིམས་དང་འགལ་བའི་ལཱ་འབད་དེ་རང་ལུ་ཕོག་ནི་ཉེས་ཁྲིམས་རང་གིས་ཉོ་ཉོཝ།རང་ཉེས་དང་དོན་འདྲ།རང་གི་སྤྱོད་པ་གིས་རང་ལུ་སྡུག་བཅུག་པ།</text:p>
          </table:table-cell>
          <table:table-cell table:number-columns-repeated="252"/>
        </table:table-row>
        <table:table-row table:style-name="ro1">
          <table:table-cell office:value-type="string">
            <text:p>རང་སྡེ།</text:p>
          </table:table-cell>
          <table:table-cell office:value-type="string">
            <text:p>/rang de/</text:p>
          </table:table-cell>
          <table:table-cell office:value-type="string">
            <text:p>(མིང་)</text:p>
          </table:table-cell>
          <table:table-cell office:value-type="string">
            <text:p>རང་ཕྱོགས་ཀྱི་སྡེ།</text:p>
          </table:table-cell>
          <table:table-cell table:number-columns-repeated="252"/>
        </table:table-row>
        <table:table-row table:style-name="ro1">
          <table:table-cell office:value-type="string">
            <text:p>རང་གནོང་ངོས་ལེན།</text:p>
          </table:table-cell>
          <table:table-cell office:value-type="string">
            <text:p>/rang nong ngoe len/</text:p>
          </table:table-cell>
          <table:table-cell office:value-type="string">
            <text:p>(མིང་)</text:p>
          </table:table-cell>
          <table:table-cell office:value-type="string">
            <text:p>རང་གིས་འཛོལ་མི་དེ་རང་གིས་ངོས་ལེན་འབད་ནི།</text:p>
          </table:table-cell>
          <table:table-cell table:number-columns-repeated="252"/>
        </table:table-row>
        <table:table-row table:style-name="ro1">
          <table:table-cell office:value-type="string">
            <text:p>རང་པ།</text:p>
          </table:table-cell>
          <table:table-cell office:value-type="string">
            <text:p>/rang pa/</text:p>
          </table:table-cell>
          <table:table-cell office:value-type="string">
            <text:p>(མིང་)</text:p>
          </table:table-cell>
          <table:table-cell office:value-type="string">
            <text:p>ཧྲིལ་པོའི་དོན།དཔེར་ན་མེ་རྫ་ནང་ཤིང་གི་ཏོ་མང་རང་པ་མི་ཤོང་བཏོག་སྟེ་བཙུག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ང་དཔེ་གཞན་བཀབ།</text:p>
          </table:table-cell>
          <table:table-cell office:value-type="string">
            <text:p>/rang pe zhen kab/</text:p>
          </table:table-cell>
          <table:table-cell office:value-type="string">
            <text:p>(མིང་)</text:p>
          </table:table-cell>
          <table:table-cell office:value-type="string">
            <text:p>བཏུབ་མ་བཏུབ་ཚུ་རང་ལུ་ཆ་བཞག་སྟེ་མི་ལུ་མནོ་བསམ་གཏང་ནི།</text:p>
          </table:table-cell>
          <table:table-cell table:number-columns-repeated="252"/>
        </table:table-row>
        <table:table-row table:style-name="ro1">
          <table:table-cell office:value-type="string">
            <text:p>རང་དཔེ་གཞན་སྟོན།</text:p>
          </table:table-cell>
          <table:table-cell office:value-type="string">
            <text:p>/rang pe zhen toen/</text:p>
          </table:table-cell>
          <table:table-cell office:value-type="string">
            <text:p>(བྱ་ཚིག་)</text:p>
          </table:table-cell>
          <table:table-cell office:value-type="string">
            <text:p>རང་གི་སྤྱོད་བཟང་ཚུ་གཞན་ལུ་དཔྱེ་འབད་སྟོན་ནི།</text:p>
          </table:table-cell>
          <table:table-cell table:number-columns-repeated="252"/>
        </table:table-row>
        <table:table-row table:style-name="ro1">
          <table:table-cell office:value-type="string">
            <text:p>རང་ཕན་གཞན་གནོད།</text:p>
          </table:table-cell>
          <table:table-cell office:value-type="string">
            <text:p>/rang phen zhen noe/</text:p>
          </table:table-cell>
          <table:table-cell office:value-type="string">
            <text:p>(མིང་)</text:p>
          </table:table-cell>
          <table:table-cell office:value-type="string">
            <text:p>རང་ལུ་ཕན་ནི་གི་དོན་ལུ་གཞན་ལུ་གནོད་ནི།</text:p>
          </table:table-cell>
          <table:table-cell table:number-columns-repeated="252"/>
        </table:table-row>
        <table:table-row table:style-name="ro1">
          <table:table-cell office:value-type="string">
            <text:p>རང་ཕྱོགས།</text:p>
          </table:table-cell>
          <table:table-cell office:value-type="string">
            <text:p>/rang cho/</text:p>
          </table:table-cell>
          <table:table-cell office:value-type="string">
            <text:p>(མིང་)</text:p>
          </table:table-cell>
          <table:table-cell office:value-type="string">
            <text:p>རང་སྡེ་དང་དོན་གཅིགརང་གི་ཁ་ཐུག་རང་ཁོངས།</text:p>
          </table:table-cell>
          <table:table-cell table:number-columns-repeated="252"/>
        </table:table-row>
        <table:table-row table:style-name="ro1">
          <table:table-cell office:value-type="string">
            <text:p>རང་བྱུང༌།</text:p>
          </table:table-cell>
          <table:table-cell office:value-type="string">
            <text:p>/rang jung/</text:p>
          </table:table-cell>
          <table:table-cell office:value-type="string">
            <text:p>(མིང་)</text:p>
          </table:table-cell>
          <table:table-cell office:value-type="string">
            <text:p>༡ག་གིས་ཡང་མ་བཟོ་བར་ཁོ་རང་རང་བཞིན་གྱིས་བྱུང་བྱུངམ།རང་བྱུང་སངས་རྒྱས་བཅོ་ཁ་མ་བརྐྱབ་པ།༢ཅ་ལ་འདི་གསེར་རང་བྱུང་ཨིན་མས་ཟེར་བ་ཅིན་སླ་བསྲེ་མེད་པར་ཡུག་གཅིགམ་ཨིན་མས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ང་བྱུང་ཐོན་སྐྱེད།</text:p>
          </table:table-cell>
          <table:table-cell office:value-type="string">
            <text:p>/rang jung then ke/</text:p>
          </table:table-cell>
          <table:table-cell office:value-type="string">
            <text:p>(མིང་)</text:p>
          </table:table-cell>
          <table:table-cell office:value-type="string">
            <text:p>རང་བཞིན་གྱིས་བྱུང་བའི་འཐོན་སྐྱེད།དཔེར་ན་ཆུ་དང་ཤིང་ལ་སོགས་པ།</text:p>
          </table:table-cell>
          <table:table-cell table:number-columns-repeated="252"/>
        </table:table-row>
        <table:table-row table:style-name="ro1">
          <table:table-cell office:value-type="string">
            <text:p>རང་བྱོན།</text:p>
          </table:table-cell>
          <table:table-cell office:value-type="string">
            <text:p>/rang joen/</text:p>
          </table:table-cell>
          <table:table-cell office:value-type="string">
            <text:p>(མིང་)</text:p>
          </table:table-cell>
          <table:table-cell office:value-type="string">
            <text:p>རང་བྱུང་གི་ཞེ་ས།མི་གིས་བཟོ་མ་དགོ་པར་རང་བཞིན་གྱིས་བྱོན་ནི།དཔྱེ་རང་བྱོན་ཁར་ས་པ་ཎི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ང་དབང༌།</text:p>
          </table:table-cell>
          <table:table-cell office:value-type="string">
            <text:p>/rang wa</text:p>
          </table:table-cell>
          <table:table-cell office:value-type="string">
            <text:p>(མིང་)</text:p>
          </table:table-cell>
          <table:table-cell office:value-type="string">
            <text:p>ག་ཅི་རང་འབད་དགོ་རུང་གཞན་དང་བསྟུན་མ་དགོཔ་དེའི་དབང་ཚད་རང་ལུ་ཡོདཔ།ཁ་ཡི་རང་དབང་བཟའ་ནིའི་རང་དབང་འབད་ནིའི་རང་དབང་འགྱོ་ནིའི་རང་དབང་སྡོད་ནིའི་རང་དབང་ཚུ།</text:p>
          </table:table-cell>
          <table:table-cell table:number-columns-repeated="252"/>
        </table:table-row>
        <table:table-row table:style-name="ro1">
          <table:table-cell office:value-type="string">
            <text:p>རང་དབང་མེད་པ།</text:p>
          </table:table-cell>
          <table:table-cell office:value-type="string">
            <text:p>/rang wa me pa</text:p>
          </table:table-cell>
          <table:table-cell office:value-type="string">
            <text:p>(མིང་)</text:p>
          </table:table-cell>
          <table:table-cell office:value-type="string">
            <text:p>རང་གིས་འབད་ནིའི་དབང་ཚད་མེདཔ།གཞན་དང་བསྟུན་དགོཔ།</text:p>
          </table:table-cell>
          <table:table-cell table:number-columns-repeated="252"/>
        </table:table-row>
        <table:table-row table:style-name="ro1">
          <table:table-cell office:value-type="string">
            <text:p>རང་དབང་རང་བཙན།</text:p>
          </table:table-cell>
          <table:table-cell office:value-type="string">
            <text:p>/rang wa rang tsen/</text:p>
          </table:table-cell>
          <table:table-cell office:value-type="string">
            <text:p>(མིང་)</text:p>
          </table:table-cell>
          <table:table-cell office:value-type="string">
            <text:p>རང་གི་དབང་ཚད་རང་གི་ལག་པར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རང་དབང་རང་འཛིན།</text:p>
          </table:table-cell>
          <table:table-cell office:value-type="string">
            <text:p>/rang wa rang dzin/</text:p>
          </table:table-cell>
          <table:table-cell office:value-type="string">
            <text:p>(མིང་)</text:p>
          </table:table-cell>
          <table:table-cell office:value-type="string">
            <text:p>རང་གི་དབང་ཆ་རང་གིས་བཟུང་མི།</text:p>
          </table:table-cell>
          <table:table-cell table:number-columns-repeated="252"/>
        </table:table-row>
        <table:table-row table:style-name="ro1">
          <table:table-cell office:value-type="string">
            <text:p>རང་འབྱོར་ལྔ།</text:p>
          </table:table-cell>
          <table:table-cell office:value-type="string">
            <text:p>/rang jor nga/</text:p>
          </table:table-cell>
          <table:table-cell office:value-type="string">
            <text:p>(མིང་)</text:p>
          </table:table-cell>
          <table:table-cell office:value-type="string">
            <text:p>རང་ངོས་ལུ་བརྟེན་ཏེ་ཚང་དགོཔ་མི་ཡི་ལུས་རྟེན་ཐོབ་ཐོབ་པ།ཆོས་དར་བའི་གཡུས་ལུ་སྐྱེ་སྐྱེཝ་དབང་པོ་སྒོ་ལྔ་ཚང་ཚངཔ་ལས་ཀྱི་མཐའ་མ་ལོགཔ་ཆོས་ལུ་དད་པ་ཡོདཔ་ལྔ།</text:p>
          </table:table-cell>
          <table:table-cell table:number-columns-repeated="252"/>
        </table:table-row>
        <table:table-row table:style-name="ro1">
          <table:table-cell office:value-type="string">
            <text:p>རང་མི།</text:p>
          </table:table-cell>
          <table:table-cell office:value-type="string">
            <text:p>/rang mi/</text:p>
          </table:table-cell>
          <table:table-cell office:value-type="string">
            <text:p>(མིང་)</text:p>
          </table:table-cell>
          <table:table-cell office:value-type="string">
            <text:p>༡རང་གི་ཉེཝ་ཉེ་ཚན།༢རང་ཕྱོགས་ཀྱི་མི།</text:p>
          </table:table-cell>
          <table:table-cell table:number-columns-repeated="252"/>
        </table:table-row>
        <table:table-row table:style-name="ro1">
          <table:table-cell office:value-type="string">
            <text:p>རང་མིང༌།</text:p>
          </table:table-cell>
          <table:table-cell office:value-type="string">
            <text:p>/rang ming/</text:p>
          </table:table-cell>
          <table:table-cell office:value-type="string">
            <text:p>(མིང་)</text:p>
          </table:table-cell>
          <table:table-cell office:value-type="string">
            <text:p>རང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ང་མེད་གཞན་འཚོལ།</text:p>
          </table:table-cell>
          <table:table-cell office:value-type="string">
            <text:p>/rang me zhen tshoel/</text:p>
          </table:table-cell>
          <table:table-cell office:value-type="string">
            <text:p>(བྱ་ཚིག་)</text:p>
          </table:table-cell>
          <table:table-cell office:value-type="string">
            <text:p>རང་ལུ་མེད་མི་གཞན་ལས་འཚོལ་ནི།ཡོདཔ་རང་ལས་བཏོན།མེདཔ་གཞན་ལས་འཚོལ་ཏེ་ཨིན་རུང་འབད་དག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ང་མོས།</text:p>
          </table:table-cell>
          <table:table-cell office:value-type="string">
            <text:p>/rang </text:p>
          </table:table-cell>
          <table:table-cell office:value-type="string">
            <text:p>(མིང་)</text:p>
          </table:table-cell>
          <table:table-cell office:value-type="string">
            <text:p>རང་གི་དང་འདོད།རང་གི་མོས་པ།ཆོས་ག་ཅི་འབད་རུང་རང་རང་ས་གིས་མོས་མི་དང་བསྟུན་ཆོགཔ་འབད་ཡོད་མི་ལུ་ཆོས་དད་རང་མོས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རང་བཙན།</text:p>
          </table:table-cell>
          <table:table-cell office:value-type="string">
            <text:p>/rang tsen/</text:p>
          </table:table-cell>
          <table:table-cell office:value-type="string">
            <text:p>(མིང་)</text:p>
          </table:table-cell>
          <table:table-cell office:value-type="string">
            <text:p>གཞན་དང་འཁྲིལ་མ་དགོ་པའི་རང་བཙན།</text:p>
          </table:table-cell>
          <table:table-cell table:number-columns-repeated="252"/>
        </table:table-row>
        <table:table-row table:style-name="ro1">
          <table:table-cell office:value-type="string">
            <text:p>རང་ཚད།</text:p>
          </table:table-cell>
          <table:table-cell office:value-type="string">
            <text:p>/rang tshe/</text:p>
          </table:table-cell>
          <table:table-cell office:value-type="string">
            <text:p>(མིང་)</text:p>
          </table:table-cell>
          <table:table-cell office:value-type="string">
            <text:p>བང་དང་ཚད་རང་ལུ་ཡོད་པ།དབང་ཚད་ནང་ལུ་ཡོད་པ།</text:p>
          </table:table-cell>
          <table:table-cell table:number-columns-repeated="252"/>
        </table:table-row>
        <table:table-row table:style-name="ro1">
          <table:table-cell office:value-type="string">
            <text:p>རང་ཚུགས།</text:p>
          </table:table-cell>
          <table:table-cell office:value-type="string">
            <text:p>/rang tshu</text:p>
          </table:table-cell>
          <table:table-cell office:value-type="string">
            <text:p>(མིང་)</text:p>
          </table:table-cell>
          <table:table-cell office:value-type="string">
            <text:p>རང་གི་མནོ་དོན་ལུ་གནས་ཚུགས་པའི་མིང༌།མི་རང་ཚུགས་ཐུབ་པ།གཞན་གྱིས་དཀྲོགས་མ་ཚུགས་པ།</text:p>
          </table:table-cell>
          <table:table-cell table:number-columns-repeated="252"/>
        </table:table-row>
        <table:table-row table:style-name="ro1">
          <table:table-cell office:value-type="string">
            <text:p>རང་ཚོད།</text:p>
          </table:table-cell>
          <table:table-cell office:value-type="string">
            <text:p>/rang tshoe/</text:p>
          </table:table-cell>
          <table:table-cell office:value-type="string">
            <text:p>(མིང་)</text:p>
          </table:table-cell>
          <table:table-cell office:value-type="string">
            <text:p>རང་གི་མཚམས་ཚོད་མིང༌།རང་ཚོད་རང་གིས་བཟུངན་མཁསཔ་ཨི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ང་འཚོ།</text:p>
          </table:table-cell>
          <table:table-cell office:value-type="string">
            <text:p>/rang tsho/</text:p>
          </table:table-cell>
          <table:table-cell office:value-type="string">
            <text:p>(མིང་)</text:p>
          </table:table-cell>
          <table:table-cell office:value-type="string">
            <text:p>རང་གིས་རང་འབད་དེ་སྡོད་པ།</text:p>
          </table:table-cell>
          <table:table-cell table:number-columns-repeated="252"/>
        </table:table-row>
        <table:table-row table:style-name="ro1">
          <table:table-cell office:value-type="string">
            <text:p>རང་གཞན།</text:p>
          </table:table-cell>
          <table:table-cell office:value-type="string">
            <text:p>/rang zhen/</text:p>
          </table:table-cell>
          <table:table-cell office:value-type="string">
            <text:p>(མིང་)</text:p>
          </table:table-cell>
          <table:table-cell office:value-type="string">
            <text:p>རང་དང་གཞན་གཉིས་མཉམ་གཅིག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རང་བཞིན།</text:p>
          </table:table-cell>
          <table:table-cell office:value-type="string">
            <text:p>/rang zhin/</text:p>
          </table:table-cell>
          <table:table-cell office:value-type="string">
            <text:p>(མིང་)</text:p>
          </table:table-cell>
          <table:table-cell office:value-type="string">
            <text:p>༡བཅོས་མ་མིན་པའི་གནས་ལུགས།རང་བཞིན་གྱི་བསམ་པ་ངན་པ།རང་བཞིན་གྱི་བསམ་པ་བཟང་པོ་ཚུ།མི་ཁོ་རའི་རང་བཞིན་ཨིན།༢གཞན་གྱིས་འབད་མ་དགོ་པར་རང་ཤུགས་ཀྱིས་འབྱུང་བ།ཆུ་རང་བཞིན་གྱིས་འབྱུང་བ།མེ་རང་བཞིན་གྱིས་འབར་བ་ཚུ་ལུ་གོ་ནི་ཨིན།</text:p>
          </table:table-cell>
          <table:table-cell table:number-columns-repeated="252"/>
        </table:table-row>
        <table:table-row table:style-name="ro1">
          <table:table-cell office:value-type="string">
            <text:p>རང་བཞིན་རྐྱེན་ངན།</text:p>
          </table:table-cell>
          <table:table-cell office:value-type="string">
            <text:p>/rang zhin ken ngen/</text:p>
          </table:table-cell>
          <table:table-cell office:value-type="string">
            <text:p>(མིང་)</text:p>
          </table:table-cell>
          <table:table-cell office:value-type="string">
            <text:p>འབྱུང་བ་བཞིའི་འཇིགས་པ་ཚུ།</text:p>
          </table:table-cell>
          <table:table-cell table:number-columns-repeated="252"/>
        </table:table-row>
        <table:table-row table:style-name="ro1">
          <table:table-cell office:value-type="string">
            <text:p>རང་བཞིན་གྱི་སྐད།</text:p>
          </table:table-cell>
          <table:table-cell office:value-type="string">
            <text:p>/rang zhin gi ke/</text:p>
          </table:table-cell>
          <table:table-cell office:value-type="string">
            <text:p>(མིང་)</text:p>
          </table:table-cell>
          <table:table-cell office:value-type="string">
            <text:p>རྒྱ་གར་ནང་ཧེ་མ་གྲགས་ཆེ་བའི་སྐད་རིགས་བཞི་གི་ནང་གསེས་ཐ་མལ་པའི་སྐད།པྲ་ཀྲི་ཏ།</text:p>
          </table:table-cell>
          <table:table-cell table:number-columns-repeated="252"/>
        </table:table-row>
        <table:table-row table:style-name="ro1">
          <table:table-cell office:value-type="string">
            <text:p>རང་བཞིན་གྱི་ཁ་ན་མ་ཐོ་བ།</text:p>
          </table:table-cell>
          <table:table-cell office:value-type="string">
            <text:p>/rang zhin gi kha ne ma tho wa/</text:p>
          </table:table-cell>
          <table:table-cell office:value-type="string">
            <text:p>(མིང་)</text:p>
          </table:table-cell>
          <table:table-cell office:value-type="string">
            <text:p>བླམ་སློབ་དཔོན་ཚུ་གིས་དམ་བཅའ་གནང་གནངམ་མེན་པའི་རང་བཞིན་གྱིས་ཕོག་པའི་སྡིག་པ།དཔེར་ན་སྲོག་གཅོད་བཟུམ།དོ་རུང་སྲོག་མི་གཅད་ནིའི་དམ་བཅའ་ཞུ་ཞིནམ་ལས་སྲོག་བཅད་པ་ཅིན་བཅས་པའི་ཁ་ན་མ་ཐོ་བ་དང་རང་བཞིན་གྱི་ཁ་ན་མ་ཐོ་བ་གཉིས་ཆ་ར་ཕོག།</text:p>
          </table:table-cell>
          <table:table-cell table:number-columns-repeated="252"/>
        </table:table-row>
        <table:table-row table:style-name="ro1">
          <table:table-cell office:value-type="string">
            <text:p>རང་བཞིན་གནས་སྟངས།</text:p>
          </table:table-cell>
          <table:table-cell office:value-type="string">
            <text:p>/rang zhin ne tang/</text:p>
          </table:table-cell>
          <table:table-cell office:value-type="string">
            <text:p>(མིང་)</text:p>
          </table:table-cell>
          <table:table-cell office:value-type="string">
            <text:p>རང་བཞིན་གྱིས་གཅིག་ལུ་གཅིག་བརྟེན་གྱི་ཐོག་ལས་ཆགས་ཏེ་ཡོད་པའི་གནས་སྟངས།</text:p>
          </table:table-cell>
          <table:table-cell table:number-columns-repeated="252"/>
        </table:table-row>
        <table:table-row table:style-name="ro1">
          <table:table-cell office:value-type="string">
            <text:p>རང་བཞིན་བར་ཆད།</text:p>
          </table:table-cell>
          <table:table-cell office:value-type="string">
            <text:p>/rang zhin bar che/</text:p>
          </table:table-cell>
          <table:table-cell office:value-type="string">
            <text:p>(མིང་)</text:p>
          </table:table-cell>
          <table:table-cell office:value-type="string">
            <text:p>མི་གི་དོན་ལུ་བཟོ་བཟོཝ་མིན་པའི་རང་བཞིན་གྱིས་བྱུང་བའི་རྐྱེན་དང་བར་ཆད།</text:p>
          </table:table-cell>
          <table:table-cell table:number-columns-repeated="252"/>
        </table:table-row>
        <table:table-row table:style-name="ro1">
          <table:table-cell office:value-type="string">
            <text:p>རང་བཞིན་འབྱུང་ཁུངས།</text:p>
          </table:table-cell>
          <table:table-cell office:value-type="string">
            <text:p>/rang zhin jung khung/</text:p>
          </table:table-cell>
          <table:table-cell office:value-type="string">
            <text:p>(མིང་)</text:p>
          </table:table-cell>
          <table:table-cell office:value-type="string">
            <text:p>རང་གིས་མ་བཟོ་རུང་དེ་སྦེ་རང་འབྱུང་ནི་ཡོད་པའི་ཐོན་ཁུངས།</text:p>
          </table:table-cell>
          <table:table-cell table:number-columns-repeated="252"/>
        </table:table-row>
        <table:table-row table:style-name="ro1">
          <table:table-cell office:value-type="string">
            <text:p>རང་བཞིན་རིག་རྩལ།</text:p>
          </table:table-cell>
          <table:table-cell office:value-type="string">
            <text:p>/rang zhin rig tsel/</text:p>
          </table:table-cell>
          <table:table-cell office:value-type="string">
            <text:p>(མིང་)</text:p>
          </table:table-cell>
          <table:table-cell office:value-type="string">
            <text:p>སློབ་སྦྱོང་འབད་དེ་མིན་པར་མི་རྒྱུད་ལས་ཡོད་པའི་རིག་རྩལ་གྱི་ཡོན་ཏན་ཚུ།</text:p>
          </table:table-cell>
          <table:table-cell table:number-columns-repeated="252"/>
        </table:table-row>
        <table:table-row table:style-name="ro1">
          <table:table-cell office:value-type="string">
            <text:p>རང་བཞིན་སླར་འབྱུང༌།</text:p>
          </table:table-cell>
          <table:table-cell office:value-type="string">
            <text:p>/rang zhin lar jung/</text:p>
          </table:table-cell>
          <table:table-cell office:value-type="string">
            <text:p>(མིང་)</text:p>
          </table:table-cell>
          <table:table-cell office:value-type="string">
            <text:p>རང་བཞིན་གྱིས་ཨ་རྟག་ཧ་ལུགས་ལོག་སྟེ་འབྱུང་ནི།ཡོད་མི།ས་དང་ཆུ་ལ་སོགས་པ།</text:p>
          </table:table-cell>
          <table:table-cell table:number-columns-repeated="252"/>
        </table:table-row>
        <table:table-row table:style-name="ro1">
          <table:table-cell office:value-type="string">
            <text:p>རང་བཞིན་སླར་གསོ།</text:p>
          </table:table-cell>
          <table:table-cell office:value-type="string">
            <text:p>/rang zhin lar so/</text:p>
          </table:table-cell>
          <table:table-cell office:value-type="string">
            <text:p>(མིང་)</text:p>
          </table:table-cell>
          <table:table-cell office:value-type="string">
            <text:p>རང་བཞིན་གྱིས་ཁ་གང་འགྱོ་ནི།རང་བཞིན་གྱིས་ལོག་སྟེ་རང་ཁ་གསོ་ནི།</text:p>
          </table:table-cell>
          <table:table-cell table:number-columns-repeated="252"/>
        </table:table-row>
        <table:table-row table:style-name="ro1">
          <table:table-cell office:value-type="string">
            <text:p>རང་གཟུགས།</text:p>
          </table:table-cell>
          <table:table-cell office:value-type="string">
            <text:p>/rang zu/</text:p>
          </table:table-cell>
          <table:table-cell office:value-type="string">
            <text:p>(མིང་)</text:p>
          </table:table-cell>
          <table:table-cell office:value-type="string">
            <text:p>༡རང་གི་གཟུགས།དཔེར་ན་རང་གཟུགས་བཙོང་པ་ཚོང་དཔོན་མི་དགོ།ཟེར་དོ་བཟུམ།༢གཅིག་ཏུ་བསྡུས་པའི་གཟུགས།དཔེར་ན་རྒྱལ་ཀུན་སྙིང་རྗེའི་རང་གཟུགས་སྤྱན་རས་གཟིགས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རང་བཟོ།</text:p>
          </table:table-cell>
          <table:table-cell office:value-type="string">
            <text:p>/rang zo/</text:p>
          </table:table-cell>
          <table:table-cell office:value-type="string">
            <text:p>(མིང་)</text:p>
          </table:table-cell>
          <table:table-cell office:value-type="string">
            <text:p>༡རང་གི་བཟོ་རྣམ།༢རང་གིས་བཟོ་བཟོཝ།ཁུངས་ལུ་མ་བརྟེན་པར་རང་གིས་མནོ་བསམ་བཏང་སྟེ་བཟོ་མི།</text:p>
          </table:table-cell>
          <table:table-cell table:number-columns-repeated="252"/>
        </table:table-row>
        <table:table-row table:style-name="ro1">
          <table:table-cell office:value-type="string">
            <text:p>རང་ཡུལ།</text:p>
          </table:table-cell>
          <table:table-cell office:value-type="string">
            <text:p>/rang yul/</text:p>
          </table:table-cell>
          <table:table-cell office:value-type="string">
            <text:p>(མིང་)</text:p>
          </table:table-cell>
          <table:table-cell office:value-type="string">
            <text:p>ཕ་ཡུལ་ཟམ་པའི་འོག་ལུ་ཨིན་རུང་དགའ།།ཟེར་དོ་བཟུམ་རང་སྐྱེ་ས་དང་སྡོད་སའི་གཡུས།</text:p>
          </table:table-cell>
          <table:table-cell table:number-columns-repeated="252"/>
        </table:table-row>
        <table:table-row table:style-name="ro1">
          <table:table-cell office:value-type="string">
            <text:p>རང་ཡུལ་གཅེས་ཞེན།</text:p>
          </table:table-cell>
          <table:table-cell office:value-type="string">
            <text:p>/rang yul ce zhen/</text:p>
          </table:table-cell>
          <table:table-cell office:value-type="string">
            <text:p>(མིང་)</text:p>
          </table:table-cell>
          <table:table-cell office:value-type="string">
            <text:p>རང་གི་གཡུས་ལུ་ཤ་ཚ་བའི་སེམས།</text:p>
          </table:table-cell>
          <table:table-cell table:number-columns-repeated="252"/>
        </table:table-row>
        <table:table-row table:style-name="ro1">
          <table:table-cell office:value-type="string">
            <text:p>རང་རང་སོ་སོ།</text:p>
          </table:table-cell>
          <table:table-cell office:value-type="string">
            <text:p>/rang rang so so/</text:p>
          </table:table-cell>
          <table:table-cell office:value-type="string">
            <text:p>(མིང་)</text:p>
          </table:table-cell>
          <table:table-cell office:value-type="string">
            <text:p>མི་རང་རང་སོ་སོ།སྡོད་ས་རང་རང་སོ་སོ།བཟའ་ས་རང་རང་སོ་སོ་ཟེར་དོ་བཟུམ།གཅིག་ཁར་མིན་པར་མི་རེ་སོ་སོ་འབད་ཧ་གོ་བའི་ཚིག།</text:p>
          </table:table-cell>
          <table:table-cell table:number-columns-repeated="252"/>
        </table:table-row>
        <table:table-row table:style-name="ro1">
          <table:table-cell office:value-type="string">
            <text:p>རང་རིག</text:p>
          </table:table-cell>
          <table:table-cell office:value-type="string">
            <text:p>/rang ri/</text:p>
          </table:table-cell>
          <table:table-cell office:value-type="string">
            <text:p>(མིང་)</text:p>
          </table:table-cell>
          <table:table-cell office:value-type="string">
            <text:p>༡རང་གི་རིག་པ་སེམས་ཙམ་པའི་ཀུན་གཞི་རང་རིག་རང་གསལ་དང་རྫོགས་ཆེན་གྱི་རང་བྱུང་རིག་པ།༢རང་གིས་ཧ་གོ་གོཝ།རང་གི་སེམས་ཀྱིས་རིག་ནི།ཤེས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རང་རོགས།</text:p>
          </table:table-cell>
          <table:table-cell office:value-type="string">
            <text:p>/rang ro/</text:p>
          </table:table-cell>
          <table:table-cell office:value-type="string">
            <text:p>(མིང་)</text:p>
          </table:table-cell>
          <table:table-cell office:value-type="string">
            <text:p>རང་དང་མི་གཞན་ཟེར་བའི་ཚིག་གཅིག་ཁར་སླབ་ཐངས།ཐལཝ་སྤར་གང་གནམ་ཁར་གཏོརན་ཕྱེད་རང་དང་ཕྱེད་རོགས་ལུ་ཕོག།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ང་རོང༌།</text:p>
          </table:table-cell>
          <table:table-cell office:value-type="string">
            <text:p>/rang rong/</text:p>
          </table:table-cell>
          <table:table-cell office:value-type="string">
            <text:p>(མིང་ཁྱད་)</text:p>
          </table:table-cell>
          <table:table-cell office:value-type="string">
            <text:p>༡དབྱིབས་སྙོམས་ཏང་ཏ་མེད་པ།༢ཞིབ་སྟེ་མ་བཞག་པ་དཔེར་ན་ཁྱིམ་ནང་ཅ་ལ་ཚུ་རང་རོང་བཏང་སྟེ་བཞག་ན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ང་ལུགས།</text:p>
          </table:table-cell>
          <table:table-cell office:value-type="string">
            <text:p>/rang lug/</text:p>
          </table:table-cell>
          <table:table-cell office:value-type="string">
            <text:p>(མིང་)</text:p>
          </table:table-cell>
          <table:table-cell office:value-type="string">
            <text:p>རང་གི་རྒྱལ་ཁབ་ཀྱི་ལམ་ལུགས་སྲོལ་རང་གི་ལུགས་སྲོལ་ཚུ།</text:p>
          </table:table-cell>
          <table:table-cell table:number-columns-repeated="252"/>
        </table:table-row>
        <table:table-row table:style-name="ro1">
          <table:table-cell office:value-type="string">
            <text:p>རང་ལུགས་ཀྱི་རྟེན་འབྲེལ།</text:p>
          </table:table-cell>
          <table:table-cell office:value-type="string">
            <text:p>/rang lug ki ten drel/</text:p>
          </table:table-cell>
          <table:table-cell office:value-type="string">
            <text:p>(མིང་)</text:p>
          </table:table-cell>
          <table:table-cell office:value-type="string">
            <text:p>རང་གི་ལམ་སྲོལ་ལྟར་གྱི་མཛད་སྒོ།</text:p>
          </table:table-cell>
          <table:table-cell table:number-columns-repeated="252"/>
        </table:table-row>
        <table:table-row table:style-name="ro1">
          <table:table-cell office:value-type="string">
            <text:p>རང་ལུགས་གཅེས་འཛིན།</text:p>
          </table:table-cell>
          <table:table-cell office:value-type="string">
            <text:p>/rang lug ce dzin/</text:p>
          </table:table-cell>
          <table:table-cell office:value-type="string">
            <text:p>(མིང་)</text:p>
          </table:table-cell>
          <table:table-cell office:value-type="string">
            <text:p>རང་གི་ལུགས་སྲོལ་འདི་རང་ལེགས་ཤོམ་ཨིན་ཟེར་མནོ་མི།</text:p>
          </table:table-cell>
          <table:table-cell table:number-columns-repeated="252"/>
        </table:table-row>
        <table:table-row table:style-name="ro1">
          <table:table-cell office:value-type="string">
            <text:p>རང་ལོ།</text:p>
          </table:table-cell>
          <table:table-cell office:value-type="string">
            <text:p>/rang lo/</text:p>
          </table:table-cell>
          <table:table-cell office:value-type="string">
            <text:p>(མིང་)</text:p>
          </table:table-cell>
          <table:table-cell office:value-type="string">
            <text:p>༡མི་རང་རང་སོ་སོ་སྐྱེས་པའི་ལོ།༢རང་གིས་ལོ་གྲངས་གང་སོང་གི་གྱངས་ཁ།དཔེར་ན་རང་ལོ་ག་དེམ་ཅིག་འགྱོཝ་སྨ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ང་ཤེས།</text:p>
          </table:table-cell>
          <table:table-cell office:value-type="string">
            <text:p>/rang she/</text:p>
          </table:table-cell>
          <table:table-cell office:value-type="string">
            <text:p>(མིང་)</text:p>
          </table:table-cell>
          <table:table-cell office:value-type="string">
            <text:p>༡རང་གིས་ཤེས་ཚུགསཔ།༢རང་གིས་ཤེས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ང་ཤུགས།</text:p>
          </table:table-cell>
          <table:table-cell office:value-type="string">
            <text:p>/rang shu/</text:p>
          </table:table-cell>
          <table:table-cell office:value-type="string">
            <text:p>(མིང་)</text:p>
          </table:table-cell>
          <table:table-cell office:value-type="string">
            <text:p>༡རང་བཞིན་ཤུགས་ཀྱིས་ཟེར་བའི་དོན།རང་སྟོབས་དང་དོན་འདྲ།༢རང་ལུ་ཡོད་པའི་ནུས་ཤུགས།</text:p>
          </table:table-cell>
          <table:table-cell table:number-columns-repeated="252"/>
        </table:table-row>
        <table:table-row table:style-name="ro1">
          <table:table-cell office:value-type="string">
            <text:p>རང་གཤིས།</text:p>
          </table:table-cell>
          <table:table-cell office:value-type="string">
            <text:p>/rang shi/</text:p>
          </table:table-cell>
          <table:table-cell office:value-type="string">
            <text:p>(མིང་)</text:p>
          </table:table-cell>
          <table:table-cell office:value-type="string">
            <text:p>རང་གི་རང་བཞིན།</text:p>
          </table:table-cell>
          <table:table-cell table:number-columns-repeated="252"/>
        </table:table-row>
        <table:table-row table:style-name="ro1">
          <table:table-cell office:value-type="string">
            <text:p>རང་ས།</text:p>
          </table:table-cell>
          <table:table-cell office:value-type="string">
            <text:p>/rang sa/</text:p>
          </table:table-cell>
          <table:table-cell office:value-type="string">
            <text:p>(མིང་)</text:p>
          </table:table-cell>
          <table:table-cell office:value-type="string">
            <text:p>གཞན་གྱི་ས་མིན་པའི་རང་གི་ས།རང་ས་རང་གིས་བཟུང༌།མི་རང་རང་སོ་ས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ང་སངས་རྒྱས།</text:p>
          </table:table-cell>
          <table:table-cell office:value-type="string">
            <text:p>/rang sang ge/</text:p>
          </table:table-cell>
          <table:table-cell office:value-type="string">
            <text:p>(མིང་)</text:p>
          </table:table-cell>
          <table:table-cell office:value-type="string">
            <text:p>ཐེག་པ་འབྲིང་གི་ལམ་དང་འབྲས་བུ།</text:p>
          </table:table-cell>
          <table:table-cell table:number-columns-repeated="252"/>
        </table:table-row>
        <table:table-row table:style-name="ro1">
          <table:table-cell office:value-type="string">
            <text:p>རང་སེམས།</text:p>
          </table:table-cell>
          <table:table-cell office:value-type="string">
            <text:p>/rang sem/</text:p>
          </table:table-cell>
          <table:table-cell office:value-type="string">
            <text:p>(མིང་)</text:p>
          </table:table-cell>
          <table:table-cell office:value-type="string">
            <text:p>རང་སེམས་དཀར་པོར་སྐྱོན་མེདན།།ཡི་དམ་ལྷའི་བཀའ་ཆད་མི་ཕོག་ཟེར་དོ་བཟུམ་ལུས་ངག་གཡོག་བཀོལ་མི་རང་གི་སེམས།</text:p>
          </table:table-cell>
          <table:table-cell table:number-columns-repeated="252"/>
        </table:table-row>
        <table:table-row table:style-name="ro1">
          <table:table-cell office:value-type="string">
            <text:p>རང་སྲོག</text:p>
          </table:table-cell>
          <table:table-cell office:value-type="string">
            <text:p>/rang so/</text:p>
          </table:table-cell>
          <table:table-cell office:value-type="string">
            <text:p>(མིང་)</text:p>
          </table:table-cell>
          <table:table-cell office:value-type="string">
            <text:p>སྲོག་འཛིན་དང་ཐུར་སེལ་གྱེན་རྒྱུ་མཉམ་གནས་ཁྱབ་བྱེད་ཀྱི་རླུང་ལྔ་ལུ་བརྟེན་པའི་སྲོག།</text:p>
          </table:table-cell>
          <table:table-cell table:number-columns-repeated="252"/>
        </table:table-row>
        <table:table-row table:style-name="ro1">
          <table:table-cell office:value-type="string">
            <text:p>རང་སྲོག་གཅད།</text:p>
          </table:table-cell>
          <table:table-cell office:value-type="string">
            <text:p>/rang so ce/</text:p>
          </table:table-cell>
          <table:table-cell office:value-type="string">
            <text:p>(བྱ་ཚག་)</text:p>
          </table:table-cell>
          <table:table-cell office:value-type="string">
            <text:p>ལྕེབ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ང་སྲོལ།</text:p>
          </table:table-cell>
          <table:table-cell office:value-type="string">
            <text:p>/rang soel/</text:p>
          </table:table-cell>
          <table:table-cell office:value-type="string">
            <text:p>(མིང་)</text:p>
          </table:table-cell>
          <table:table-cell office:value-type="string">
            <text:p>རང་གི་ལམ་ལུགས་སྲོལ།</text:p>
          </table:table-cell>
          <table:table-cell table:number-columns-repeated="252"/>
        </table:table-row>
        <table:table-row table:style-name="ro1">
          <table:table-cell office:value-type="string">
            <text:p>རངན།</text:p>
          </table:table-cell>
          <table:table-cell office:value-type="string">
            <text:p>/ran</text:p>
          </table:table-cell>
          <table:table-cell office:value-type="string">
            <text:p>(མིང་)</text:p>
          </table:table-cell>
          <table:table-cell office:value-type="string">
            <text:p>ངལ་རངན་གཙང་ཙ་སྡོད།ངལ་མ་རངན་ཚར་ཅིག་བླུགས་བྱིན་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ངནི།</text:p>
          </table:table-cell>
          <table:table-cell office:value-type="string">
            <text:p>/ran</text:p>
          </table:table-cell>
          <table:table-cell office:value-type="string">
            <text:p>(མིང་)</text:p>
          </table:table-cell>
          <table:table-cell office:value-type="string">
            <text:p>རང་སྡོད་པ་ཅིན་ཨིན་མས་དེ་འབདཝ་ད་རངནི་མ་སྡོད།རོགས་ནི་སྡོད་བཅུག་རུང་ཁུངས་ཅིག་མི་འོང༌།</text:p>
          </table:table-cell>
          <table:table-cell table:number-columns-repeated="252"/>
        </table:table-row>
        <table:table-row table:style-name="ro1">
          <table:table-cell office:value-type="string">
            <text:p>རངཔ།</text:p>
          </table:table-cell>
          <table:table-cell office:value-type="string">
            <text:p>/ra</text:p>
          </table:table-cell>
          <table:table-cell office:value-type="string">
            <text:p>(མིང་)</text:p>
          </table:table-cell>
          <table:table-cell office:value-type="string">
            <text:p>ངལ་རངས་རངཔ།</text:p>
          </table:table-cell>
          <table:table-cell table:number-columns-repeated="252"/>
        </table:table-row>
        <table:table-row table:style-name="ro1">
          <table:table-cell office:value-type="string">
            <text:p>རངམ།</text:p>
          </table:table-cell>
          <table:table-cell office:value-type="string">
            <text:p>/ra</text:p>
          </table:table-cell>
          <table:table-cell office:value-type="string">
            <text:p>(མིང་)</text:p>
          </table:table-cell>
          <table:table-cell office:value-type="string">
            <text:p>ངལ་རངས་རངམ།</text:p>
          </table:table-cell>
          <table:table-cell table:number-columns-repeated="252"/>
        </table:table-row>
        <table:table-row table:style-name="ro1">
          <table:table-cell office:value-type="string">
            <text:p>རངས།</text:p>
          </table:table-cell>
          <table:table-cell office:value-type="string">
            <text:p>/rang/</text:p>
          </table:table-cell>
          <table:table-cell office:value-type="string">
            <text:p>(མིང་)</text:p>
          </table:table-cell>
          <table:table-cell office:value-type="string">
            <text:p>༡ངལ་རངས་པའི་འདས་ཚིགབསམ་པ་རྫོགས་པ་སེམས་དགའ་བའི་བྱེ་བྲག་ཅིག།༢འདྲོངས་པའི་དོན།རྐང་བརྐྱངས་རངས་མ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ན།</text:p>
          </table:table-cell>
          <table:table-cell office:value-type="string">
            <text:p>/ren/</text:p>
          </table:table-cell>
          <table:table-cell office:value-type="string">
            <text:p>(མང་)</text:p>
          </table:table-cell>
          <table:table-cell office:value-type="string">
            <text:p>དུས་ཚོད་ཁར་ལྷོད་པ།ང་འགྱོ་རན་དོ།ཁོ་ལྷོད་རན་ཆི་ཡི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ན་ཏོག་ཏོ།</text:p>
          </table:table-cell>
          <table:table-cell office:value-type="string">
            <text:p>/ren to to/</text:p>
          </table:table-cell>
          <table:table-cell office:value-type="string">
            <text:p>(མིང་ཁྱད་)</text:p>
          </table:table-cell>
          <table:table-cell office:value-type="string">
            <text:p>འཚམས་ཚོད་རན་ཏོག་ཏོ་རིང་ཐུང་རན་ཏོག་ཏོ།བྱོ་ལྷ་རན་ཏོག་ཏོ་སྦོམ་ཆུང་རན་ཏོག་ཏོ་ཚུ།</text:p>
          </table:table-cell>
          <table:table-cell table:number-columns-repeated="252"/>
        </table:table-row>
        <table:table-row table:style-name="ro1">
          <table:table-cell office:value-type="string">
            <text:p>རན་རང་རན།</text:p>
          </table:table-cell>
          <table:table-cell office:value-type="string">
            <text:p>/ren rang ren/</text:p>
          </table:table-cell>
          <table:table-cell office:value-type="string">
            <text:p>(མིང་)</text:p>
          </table:table-cell>
          <table:table-cell office:value-type="string">
            <text:p>ཧ་ཅང་གིས་དུས་ཚོད་རན་པ་དང།འགྱོ་རན་རང་རན་ཆི།བཟའ་ནི་རན་རང་རན་ཆི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ནཔ།</text:p>
          </table:table-cell>
          <table:table-cell office:value-type="string">
            <text:p>/ren</text:p>
          </table:table-cell>
          <table:table-cell office:value-type="string">
            <text:p>(མིང་)</text:p>
          </table:table-cell>
          <table:table-cell office:value-type="string">
            <text:p>༡དུས་ཚོད་རན་རནམ།༢ཤུགས་ཆེ་ཆུང་འཚམས་པ།བར་ན་སྐོརམ།</text:p>
          </table:table-cell>
          <table:table-cell table:number-columns-repeated="252"/>
        </table:table-row>
        <table:table-row table:style-name="ro1">
          <table:table-cell office:value-type="string">
            <text:p>རནམ།</text:p>
          </table:table-cell>
          <table:table-cell office:value-type="string">
            <text:p>/ra</text:p>
          </table:table-cell>
          <table:table-cell office:value-type="string">
            <text:p>(མིང་)</text:p>
          </table:table-cell>
          <table:table-cell office:value-type="string">
            <text:p>ཕོ་ཚོད་རནམ།</text:p>
          </table:table-cell>
          <table:table-cell table:number-columns-repeated="252"/>
        </table:table-row>
        <table:table-row table:style-name="ro1">
          <table:table-cell office:value-type="string">
            <text:p>རབ།</text:p>
          </table:table-cell>
          <table:table-cell office:value-type="string">
            <text:p>/rab/</text:p>
          </table:table-cell>
          <table:table-cell office:value-type="string">
            <text:p>(མིང་)</text:p>
          </table:table-cell>
          <table:table-cell office:value-type="string">
            <text:p>མཆོག་ཏུ་འགྱུར་པ།རབ་འབྲིང་ཐ་མ་གསུམ་གྱི་རབ།ཆུ་འབབ་ས་གཟར་དྲགས་མིན་པར་ཐང་སྦེ་ཡོད་མི་བརྒྱལ་ཆུ་དང་རབ་བལྟ་སྟེ་འགྱོ་དགོ།</text:p>
          </table:table-cell>
          <table:table-cell table:number-columns-repeated="252"/>
        </table:table-row>
        <table:table-row table:style-name="ro1">
          <table:table-cell office:value-type="string">
            <text:p>རབ་ཏུ་བྱུང་བ།</text:p>
          </table:table-cell>
          <table:table-cell office:value-type="string">
            <text:p>/rab tu jung wa/</text:p>
          </table:table-cell>
          <table:table-cell office:value-type="string">
            <text:p>(མིང་)</text:p>
          </table:table-cell>
          <table:table-cell office:value-type="string">
            <text:p>ཁྱིམ་བཀོག་བཞག་སྟེ་དགེ་སློང་འབད་བར་འགྱོ་མི།</text:p>
          </table:table-cell>
          <table:table-cell table:number-columns-repeated="252"/>
        </table:table-row>
        <table:table-row table:style-name="ro1">
          <table:table-cell office:value-type="string">
            <text:p>རབ་སྡེ།</text:p>
          </table:table-cell>
          <table:table-cell office:value-type="string">
            <text:p>/rab de/</text:p>
          </table:table-cell>
          <table:table-cell office:value-type="string">
            <text:p>(མིང)</text:p>
          </table:table-cell>
          <table:table-cell office:value-type="string">
            <text:p>རབ་ཏུ་བྱུང་བའི་དགེ་སློང་གི་སྡེ།</text:p>
          </table:table-cell>
          <table:table-cell table:number-columns-repeated="252"/>
        </table:table-row>
        <table:table-row table:style-name="ro1">
          <table:table-cell office:value-type="string">
            <text:p>རབ་གནས།</text:p>
          </table:table-cell>
          <table:table-cell office:value-type="string">
            <text:p>/rab ne/</text:p>
          </table:table-cell>
          <table:table-cell office:value-type="string">
            <text:p>(མིང་)</text:p>
          </table:table-cell>
          <table:table-cell office:value-type="string">
            <text:p>རྟེན་ལུ་བརྟེན་པ་ཡེ་ཤེས་པ་བསྟིམས་ཏེ་བྱིན་གྱིས་བརླབས་པ།ལྷ་ཁང་རབ་གནས་ཁྱིམ་གྱི་རབ་གནས་དར་ཤིང་རབ་གནས་སྐུའི་རབ་གནས་མཆོད་རྟེན་རབ་གནས་ཚུ།ཆོས་སྐད་ལས་ལྷག་གནས་ཟེར་ཡང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རབ་བྱུང༌།</text:p>
          </table:table-cell>
          <table:table-cell office:value-type="string">
            <text:p>/rab jung/</text:p>
          </table:table-cell>
          <table:table-cell office:value-type="string">
            <text:p>མིང་)</text:p>
          </table:table-cell>
          <table:table-cell office:value-type="string">
            <text:p>༡སྟོད་འགྲེལ་གྱི་ལུགས་ལས་ལོ་རྒན་དྲུག་ཅུའི་ནང་གི་གནམ་ལོ་མེ་ཡོས་ཀྱི་མིང༌།མེ་ཡོས་ཚར་རེ་འཁོརཝ་ད་རབ་བྱུང་རེ་བརྩིཝ་ཨིན།རབ་བྱུང་རེ་ནང་ལོ་དྲུག་ཅུ་རེ་ཡོད།རབ་འབྱུང་བཅུ་དྲུག་པ་ཟེར་དོ་བཟུམ།༢ཁྱིམ་ལས་ཁྱིམ་མེད་པར་རབ་ཏུ་བྱུང་བའི་དགེ་སློང་ཚུ་ལུ་རབ་བྱུང་ཟེར་ཞུཝ་ཨིན།</text:p>
          </table:table-cell>
          <table:table-cell table:number-columns-repeated="252"/>
        </table:table-row>
        <table:table-row table:style-name="ro1">
          <table:table-cell office:value-type="string">
            <text:p>རབ་བྱུང་ན།</text:p>
          </table:table-cell>
          <table:table-cell office:value-type="string">
            <text:p>/rab jung na/</text:p>
          </table:table-cell>
          <table:table-cell office:value-type="string">
            <text:p>(མིང་)</text:p>
          </table:table-cell>
          <table:table-cell office:value-type="string">
            <text:p>འབད་ཚུགས་པ་ཅིན་ཟེར་བའི་དོན།དཔེར་ན་རབ་བྱུང་ན་ང་གྲུབ་ཐོབ་པ་ཅིག་རང་འབད་ནི་ཨི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བ་བྱུང་མ།</text:p>
          </table:table-cell>
          <table:table-cell office:value-type="string">
            <text:p>/rab jung ma/</text:p>
          </table:table-cell>
          <table:table-cell office:value-type="string">
            <text:p>(མིང་)</text:p>
          </table:table-cell>
          <table:table-cell office:value-type="string">
            <text:p>རབ་ཏུ་བྱུང་བའི་དགེ་སློང་མ།</text:p>
          </table:table-cell>
          <table:table-cell table:number-columns-repeated="252"/>
        </table:table-row>
        <table:table-row table:style-name="ro1">
          <table:table-cell office:value-type="string">
            <text:p>རབ་འབྱམས།</text:p>
          </table:table-cell>
          <table:table-cell office:value-type="string">
            <text:p>/rab jam/</text:p>
          </table:table-cell>
          <table:table-cell office:value-type="string">
            <text:p>(མིང་)</text:p>
          </table:table-cell>
          <table:table-cell office:value-type="string">
            <text:p>༡གྱངས་ཁ་མཐའ་མེདཔ།༢གྲངས་གནས་དྲུག་ཅུའི་ནང་གསེས་ཅིག༣གཞུང་ལུགས་རྒྱ་མཚོ་ལུ་མཁས་པའི་དགེ་བཤེས་རབ་འབྱམས་པ།༤ཞི་གཡོག་གི་འགོ་དཔོན་ཨང་གཉིས་པའི་གོ་གནས་ཅིག་རྫོང་བདག་རབ་འབྱམས་དྲང་དཔོན་རབ་འབྱམས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བ་འབྱོར།</text:p>
          </table:table-cell>
          <table:table-cell office:value-type="string">
            <text:p>/rab jor/</text:p>
          </table:table-cell>
          <table:table-cell office:value-type="string">
            <text:p>(མིང་)</text:p>
          </table:table-cell>
          <table:table-cell office:value-type="string">
            <text:p>ཉན་ཐོས་ཆེན་པོ་གནས་བརྟན་རབ་འབྱོར།སངས་རྒྱས་ཀྱི་ཉེ་འཁོར་བཅུའི་ནང་ཚན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རབ་འབྲིང༌།</text:p>
          </table:table-cell>
          <table:table-cell office:value-type="string">
            <text:p>/rab dring/</text:p>
          </table:table-cell>
          <table:table-cell office:value-type="string">
            <text:p>(མིང་)</text:p>
          </table:table-cell>
          <table:table-cell office:value-type="string">
            <text:p>རབ་དང་འབྲིང་གཉིས་གཅིག་ཁར་སླབ་ཐངས།དཔེར་ན་མཆོག་ཏུ་གྱུར་པ་རབ།བར་འཚམས་ཅིག་ལུ་འབྲིང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རབ་འབྲིང་ཐ་གསུམ།</text:p>
          </table:table-cell>
          <table:table-cell office:value-type="string">
            <text:p>/rab dring tha sum/</text:p>
          </table:table-cell>
          <table:table-cell office:value-type="string">
            <text:p>(མིང་)</text:p>
          </table:table-cell>
          <table:table-cell office:value-type="string">
            <text:p>རྫོང་ཁའི་ནང་ལེགས་ཉེས་བར་གསུམ།</text:p>
          </table:table-cell>
          <table:table-cell table:number-columns-repeated="252"/>
        </table:table-row>
        <table:table-row table:style-name="ro1">
          <table:table-cell office:value-type="string">
            <text:p>རབ་མེད།</text:p>
          </table:table-cell>
          <table:table-cell office:value-type="string">
            <text:p>/rab me/</text:p>
          </table:table-cell>
          <table:table-cell office:value-type="string">
            <text:p>(མིང་)</text:p>
          </table:table-cell>
          <table:table-cell office:value-type="string">
            <text:p>ཆུ་བདེ་ཏོག་ཏོ་འབབ་སའི་ས་གོ་མེདཔ་ཆུ་དྲག་ཏུ་འབབ་པ།</text:p>
          </table:table-cell>
          <table:table-cell table:number-columns-repeated="252"/>
        </table:table-row>
        <table:table-row table:style-name="ro1">
          <table:table-cell office:value-type="string">
            <text:p>རབ་རིབ།</text:p>
          </table:table-cell>
          <table:table-cell office:value-type="string">
            <text:p>/rab rib/</text:p>
          </table:table-cell>
          <table:table-cell office:value-type="string">
            <text:p>(མིང་ཁྱད་)</text:p>
          </table:table-cell>
          <table:table-cell office:value-type="string">
            <text:p>༡མིག་ཏོ་གིས་གསལ་ཏོག་ཏོ་མ་མཐོང་པ།༢མིག་ཏོ་འགྲིབ་པ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བ་རུབ།</text:p>
          </table:table-cell>
          <table:table-cell office:value-type="string">
            <text:p>/rab rub/</text:p>
          </table:table-cell>
          <table:table-cell office:value-type="string">
            <text:p>(མིང་)</text:p>
          </table:table-cell>
          <table:table-cell office:value-type="string">
            <text:p>ཆ་རོགས་འབད་ནི།ལཱ་རུབ་འབད་ནི་ཚུ།ག་ཚུད་ག་འདྲོངས་ཀྱི་ཆ་རོགས་འབད་ཐངས་ཅིག།</text:p>
          </table:table-cell>
          <table:table-cell table:number-columns-repeated="252"/>
        </table:table-row>
        <table:table-row table:style-name="ro1">
          <table:table-cell office:value-type="string">
            <text:p>རབ་གསལ།</text:p>
          </table:table-cell>
          <table:table-cell office:value-type="string">
            <text:p>/rab sel/</text:p>
          </table:table-cell>
          <table:table-cell office:value-type="string">
            <text:p>(མིང་)</text:p>
          </table:table-cell>
          <table:table-cell office:value-type="string">
            <text:p>༡གནམ་མེད་ས་མེད་གསལ་བའི་དོན།༢སྒོ་སྒྲིག་གི་མིང་གཞན་ཨིན།ཁྱིམ་རབ་གསལ་ལྷོང་ཟེར་མི་ཤིང་ཆས་ཀྱི་ཁྲོམ་བསྒྲིགས་ཏེ་ཡར་ལྷོང་ནི།</text:p>
          </table:table-cell>
          <table:table-cell table:number-columns-repeated="252"/>
        </table:table-row>
        <table:table-row table:style-name="ro1">
          <table:table-cell office:value-type="string">
            <text:p>རབས།</text:p>
          </table:table-cell>
          <table:table-cell office:value-type="string">
            <text:p>/rab/</text:p>
          </table:table-cell>
          <table:table-cell office:value-type="string">
            <text:p>(མིང་)</text:p>
          </table:table-cell>
          <table:table-cell office:value-type="string">
            <text:p>སྔར་གྱི་ལོ་རྒྱུས་བྱུང་རིམ་ཅིག་དང་དར་ལུགས་ཅིག་ལུ་སླབ་ཨིན།དཔེར་ན་དུས་རབས།རྒྱལ་རབས།སྐྱེས་རབས།མི་རབས།ཚེ་རབས།མ་རབས།ཡ་རབས་ཚུ་ཡང་དེ་སྦེ་ཨིན།</text:p>
          </table:table-cell>
          <table:table-cell table:number-columns-repeated="252"/>
        </table:table-row>
        <table:table-row table:style-name="ro1">
          <table:table-cell office:value-type="string">
            <text:p>རབས་ཆད།</text:p>
          </table:table-cell>
          <table:table-cell office:value-type="string">
            <text:p>/rab che/</text:p>
          </table:table-cell>
          <table:table-cell office:value-type="string">
            <text:p>(མིང་)</text:p>
          </table:table-cell>
          <table:table-cell office:value-type="string">
            <text:p>རྒྱུན་ཆད་པ།ཨ་ལོའི་སོན་མེདཔ་ཐལ་བའི་ཕོ་རྒྱ།</text:p>
          </table:table-cell>
          <table:table-cell table:number-columns-repeated="252"/>
        </table:table-row>
        <table:table-row table:style-name="ro1">
          <table:table-cell office:value-type="string">
            <text:p>རབས་ཆད་མ།</text:p>
          </table:table-cell>
          <table:table-cell office:value-type="string">
            <text:p>/rab che ma/</text:p>
          </table:table-cell>
          <table:table-cell office:value-type="string">
            <text:p>(མིང་)</text:p>
          </table:table-cell>
          <table:table-cell office:value-type="string">
            <text:p>ཨ་ལོའི་གསོན་ཆགས་ས་མེདཔ་ཐལ་བའི་ཨམ་སྲ།ུ</text:p>
          </table:table-cell>
          <table:table-cell table:number-columns-repeated="252"/>
        </table:table-row>
        <table:table-row table:style-name="ro1">
          <table:table-cell office:value-type="string">
            <text:p>རམ།</text:p>
          </table:table-cell>
          <table:table-cell office:value-type="string">
            <text:p>/ram/</text:p>
          </table:table-cell>
          <table:table-cell office:value-type="string">
            <text:p>(མིང་)</text:p>
          </table:table-cell>
          <table:table-cell office:value-type="string">
            <text:p>༡རྡོ་ཚོན་གྱི་ཚོས་ཧོནམོ།༢ཁྱིམ་རྡིབ་འགྱོ་ནི་དང་མར་ཉམས་འགྱོ་ནི།༣གུ་རམ་གྲོགས་རམ་ཚུ་གི་ཚིག་སྒྲོགས།</text:p>
          </table:table-cell>
          <table:table-cell table:number-columns-repeated="252"/>
        </table:table-row>
        <table:table-row table:style-name="ro1">
          <table:table-cell office:value-type="string">
            <text:p>རམ་འཇར།</text:p>
          </table:table-cell>
          <table:table-cell office:value-type="string">
            <text:p>/ram jar/</text:p>
          </table:table-cell>
          <table:table-cell office:value-type="string">
            <text:p>(མིང་)</text:p>
          </table:table-cell>
          <table:table-cell office:value-type="string">
            <text:p>གཡང་རྩེ་རྫོང་ཁག་འོག་གི་རྒེད་འོག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མ་འཇརཔ།</text:p>
          </table:table-cell>
          <table:table-cell office:value-type="string">
            <text:p>/ram jap/</text:p>
          </table:table-cell>
          <table:table-cell office:value-type="string">
            <text:p>(མིང་)</text:p>
          </table:table-cell>
          <table:table-cell office:value-type="string">
            <text:p>གྲོགས་རམ་འབད་མི་རང་དང་གཅིག་ཁར་འཇར་ཏེ་སྡོད་མི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མ་མདའ།</text:p>
          </table:table-cell>
          <table:table-cell office:value-type="string">
            <text:p>/ram da/</text:p>
          </table:table-cell>
          <table:table-cell office:value-type="string">
            <text:p>(མིང་)</text:p>
          </table:table-cell>
          <table:table-cell office:value-type="string">
            <text:p>རྟིང་བདའ་སྟེ་རྩིས་བདག་བཏང་མི།དཔེར་ན་མི་རོགས་ཀྱིས་བསད་རུང་རམ་བདའ་འབད་མི་ག་ཡང་མི་ནུག་ཟེར་སླབ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མན།</text:p>
          </table:table-cell>
          <table:table-cell office:value-type="string">
            <text:p>/ram</text:p>
          </table:table-cell>
          <table:table-cell office:value-type="string">
            <text:p>(མིང་)</text:p>
          </table:table-cell>
          <table:table-cell office:value-type="string">
            <text:p>ཁྱིམ་རམན་སྡོད་ས་མེདཔ་འགྱོ་འོང༌།</text:p>
          </table:table-cell>
          <table:table-cell table:number-columns-repeated="252"/>
        </table:table-row>
        <table:table-row table:style-name="ro1">
          <table:table-cell office:value-type="string">
            <text:p>རམས།</text:p>
          </table:table-cell>
          <table:table-cell office:value-type="string">
            <text:p>/ram/</text:p>
          </table:table-cell>
          <table:table-cell office:value-type="string">
            <text:p>(བྱ་འདས་)</text:p>
          </table:table-cell>
          <table:table-cell office:value-type="string">
            <text:p>ཁྱིམ་རམས་སོང་སོངམ་ག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རཝ།</text:p>
          </table:table-cell>
          <table:table-cell office:value-type="string">
            <text:p>/rao</text:p>
          </table:table-cell>
          <table:table-cell office:value-type="string">
            <text:p>(མིང་)</text:p>
          </table:table-cell>
          <table:table-cell office:value-type="string">
            <text:p>ར་བ་གི་མིང་མཐའ་བསྡུས་པ།</text:p>
          </table:table-cell>
          <table:table-cell table:number-columns-repeated="252"/>
        </table:table-row>
        <table:table-row table:style-name="ro1">
          <table:table-cell office:value-type="string">
            <text:p>རལ།</text:p>
          </table:table-cell>
          <table:table-cell office:value-type="string">
            <text:p>/rel/</text:p>
          </table:table-cell>
          <table:table-cell office:value-type="string">
            <text:p>(བྱ་ཚིག་)</text:p>
          </table:table-cell>
          <table:table-cell office:value-type="string">
            <text:p>མེདཔ་ཐལ་བའི་དོན་ཅིག་ཨིན།༡བགོ་ལ་རལ་ཏེ་གྱོན་མ་བཏུབ་སྐད་བརྐྱབས་ཏེ་ལྐོདམ་རལ་ཚུ་དང༌།༢རལ་པ་གི་བསྡུས་ཚིགགཡུ་རལ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ལ་འཁོགས།</text:p>
          </table:table-cell>
          <table:table-cell office:value-type="string">
            <text:p>/rel kho/</text:p>
          </table:table-cell>
          <table:table-cell office:value-type="string">
            <text:p>(མིང་ཁྱད་)</text:p>
          </table:table-cell>
          <table:table-cell office:value-type="string">
            <text:p>སྐད་གསལ་ཏོག་ཏོ་མེད་པ།སྐད་རལ་འཁོགས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རལ་གྲི།</text:p>
          </table:table-cell>
          <table:table-cell office:value-type="string">
            <text:p>/rel dri/</text:p>
          </table:table-cell>
          <table:table-cell office:value-type="string">
            <text:p>(མིང་)</text:p>
          </table:table-cell>
          <table:table-cell office:value-type="string">
            <text:p>༡འཇམ་དཔལ་དབྱངས་ཀྱི་ཕྱག་མཚན་བཟུམ།མཚོན་ཆ་རལ་གྲི།༢གྱི་རལ་གྲི་ཅནམ་ཟེར་བ་ཅིན་གྱི་ཅུང་གི་ཟུར་གཉིས་ཆ་ར་རྣོས་ཡོད་མི་ཅིག།</text:p>
          </table:table-cell>
          <table:table-cell table:number-columns-repeated="252"/>
        </table:table-row>
        <table:table-row table:style-name="ro1">
          <table:table-cell office:value-type="string">
            <text:p>རལ་གྲི་ཅན།</text:p>
          </table:table-cell>
          <table:table-cell office:value-type="string">
            <text:p>/rel dri cen/</text:p>
          </table:table-cell>
          <table:table-cell office:value-type="string">
            <text:p>(མིང་)</text:p>
          </table:table-cell>
          <table:table-cell office:value-type="string">
            <text:p>རལ་གྲི་ཡོད་མི།དཔེར་ན་འཇམ་དཔལ་དབྱངས་བཟུམ་ཕྱག་ལུ་རལ་གྲི་བསྣམས་པའི་ལྷ།</text:p>
          </table:table-cell>
          <table:table-cell table:number-columns-repeated="252"/>
        </table:table-row>
        <table:table-row table:style-name="ro1">
          <table:table-cell office:value-type="string">
            <text:p>རལ་གཅིག་མ།</text:p>
          </table:table-cell>
          <table:table-cell office:value-type="string">
            <text:p>/rel ci ma/</text:p>
          </table:table-cell>
          <table:table-cell office:value-type="string">
            <text:p>(མིང་)</text:p>
          </table:table-cell>
          <table:table-cell office:value-type="string">
            <text:p>སྔགས་ཀྱི་སྲུང་མ་ཨེ་ཀ་ཛ་ཊིའི་མཚན།</text:p>
          </table:table-cell>
          <table:table-cell table:number-columns-repeated="252"/>
        </table:table-row>
        <table:table-row table:style-name="ro1">
          <table:table-cell office:value-type="string">
            <text:p>རལ་ལྕང༌།</text:p>
          </table:table-cell>
          <table:table-cell office:value-type="string">
            <text:p>/rel cang/</text:p>
          </table:table-cell>
          <table:table-cell office:value-type="string">
            <text:p>(མིང་)</text:p>
          </table:table-cell>
          <table:table-cell office:value-type="string">
            <text:p>རལ་པའི་ལྕང་ལོ་གི་བསྡུས་ཚིག།བླམ་རལ་ལྕང་པ་ཟེར་བ་ཅིན་རལ་པའི་ལྕང་ལོ་ཡོད་པའི་སྔགས་པ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རལ་པ།</text:p>
          </table:table-cell>
          <table:table-cell office:value-type="string">
            <text:p>/rel pa/</text:p>
          </table:table-cell>
          <table:table-cell office:value-type="string">
            <text:p>(མིང་)</text:p>
          </table:table-cell>
          <table:table-cell office:value-type="string">
            <text:p>རལ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ལ་གསིག</text:p>
          </table:table-cell>
          <table:table-cell office:value-type="string">
            <text:p>/rel si</text:p>
          </table:table-cell>
          <table:table-cell office:value-type="string">
            <text:p>(མིང་)</text:p>
          </table:table-cell>
          <table:table-cell office:value-type="string">
            <text:p>རལ་གསིག་གཡས་བསྐོར་རྐྱབ་ཟེར་འཆམ་རྐྱབ་ད་མགུ་ཏོག་གི་རལཔ་གསིག་ནི།</text:p>
          </table:table-cell>
          <table:table-cell table:number-columns-repeated="252"/>
        </table:table-row>
        <table:table-row table:style-name="ro1">
          <table:table-cell office:value-type="string">
            <text:p>རལན།</text:p>
          </table:table-cell>
          <table:table-cell office:value-type="string">
            <text:p>/rel </text:p>
          </table:table-cell>
          <table:table-cell office:value-type="string">
            <text:p>(བྱ་ཚིག་)</text:p>
          </table:table-cell>
          <table:table-cell office:value-type="string">
            <text:p>གོ་རལན་གསརཔ་ཉོ།</text:p>
          </table:table-cell>
          <table:table-cell table:number-columns-repeated="252"/>
        </table:table-row>
        <table:table-row table:style-name="ro1">
          <table:table-cell office:value-type="string">
            <text:p>རལཔ།</text:p>
          </table:table-cell>
          <table:table-cell office:value-type="string">
            <text:p>/rel </text:p>
          </table:table-cell>
          <table:table-cell office:value-type="string">
            <text:p>(མིང་)</text:p>
          </table:table-cell>
          <table:table-cell office:value-type="string">
            <text:p>༡མགུ་ཏོ་ཁ་གི་སྐྱའི་རལ་པའི་མིང༌།རལཔ་ཐོར་ཅོག་བཅིང་ཟེར་དོ་བཟུམ།༢བཀབ་ནེ་མཐའ་མའི་རལཔ་ཚུ།</text:p>
          </table:table-cell>
          <table:table-cell table:number-columns-repeated="252"/>
        </table:table-row>
        <table:table-row table:style-name="ro1">
          <table:table-cell office:value-type="string">
            <text:p>རལཝ།</text:p>
          </table:table-cell>
          <table:table-cell office:value-type="string">
            <text:p>/rel </text:p>
          </table:table-cell>
          <table:table-cell office:value-type="string">
            <text:p>(མིང་ཁྱད་)</text:p>
          </table:table-cell>
          <table:table-cell office:value-type="string">
            <text:p>གོ་རལ་རལཝ།ལྷམརལ་རལཝ།</text:p>
          </table:table-cell>
          <table:table-cell table:number-columns-repeated="252"/>
        </table:table-row>
        <table:table-row table:style-name="ro1">
          <table:table-cell office:value-type="string">
            <text:p>རས།</text:p>
          </table:table-cell>
          <table:table-cell office:value-type="string">
            <text:p>/re/</text:p>
          </table:table-cell>
          <table:table-cell office:value-type="string">
            <text:p>(མིང་)</text:p>
          </table:table-cell>
          <table:table-cell office:value-type="string">
            <text:p>༡ཟོང་ཆ་རས།༢སྒོ་རས།གཉའ་རས།ཁ་རས་ཚུ་གི་ཚིག་གྲོགས།</text:p>
          </table:table-cell>
          <table:table-cell table:number-columns-repeated="252"/>
        </table:table-row>
        <table:table-row table:style-name="ro1">
          <table:table-cell office:value-type="string">
            <text:p>རས་དཀར།</text:p>
          </table:table-cell>
          <table:table-cell office:value-type="string">
            <text:p>/re ka/</text:p>
          </table:table-cell>
          <table:table-cell office:value-type="string">
            <text:p>(མིང་ཁྱད་)</text:p>
          </table:table-cell>
          <table:table-cell office:value-type="string">
            <text:p>རས་དཀརཔོ་ཁ་ཤ་དཀརཔོ།</text:p>
          </table:table-cell>
          <table:table-cell table:number-columns-repeated="252"/>
        </table:table-row>
        <table:table-row table:style-name="ro1">
          <table:table-cell office:value-type="string">
            <text:p>རས་རྐྱང༌།</text:p>
          </table:table-cell>
          <table:table-cell office:value-type="string">
            <text:p>/re cang/</text:p>
          </table:table-cell>
          <table:table-cell office:value-type="string">
            <text:p>(མིང་)</text:p>
          </table:table-cell>
          <table:table-cell office:value-type="string">
            <text:p>རས་ཀྱི་གོ་ལ་རྐྱངམ་གཅིག་བཞེས་མི་རྗེ་བཙུན་མི་ལ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ས་སྐུད།</text:p>
          </table:table-cell>
          <table:table-cell office:value-type="string">
            <text:p>/re kue/</text:p>
          </table:table-cell>
          <table:table-cell office:value-type="string">
            <text:p>(མིང་)</text:p>
          </table:table-cell>
          <table:table-cell office:value-type="string">
            <text:p>རྒྱུ་ཆ་ལས་ཨིན་ན་ཟེརན་ཐ་ན་རས་སྐུད་ཙམ་ཅིག་ཡང་མ་འབག་ཟེར་དོ་བཟུམ་རྒྱུ་ཆ་ཆུང་ཤོས་རས་ཀྱི་སྐུད་པ་བཟུམ་ལུ་དཔྱེ་བཞག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ས་ཁུག</text:p>
          </table:table-cell>
          <table:table-cell office:value-type="string">
            <text:p>/re khu</text:p>
          </table:table-cell>
          <table:table-cell office:value-type="string">
            <text:p>(མིང་)</text:p>
          </table:table-cell>
          <table:table-cell office:value-type="string">
            <text:p>རས་ཀྱིས་འཐག་འཐགས་པའི་རྩམ་ཁུག།</text:p>
          </table:table-cell>
          <table:table-cell table:number-columns-repeated="252"/>
        </table:table-row>
        <table:table-row table:style-name="ro1">
          <table:table-cell office:value-type="string">
            <text:p>རས་གུ།</text:p>
          </table:table-cell>
          <table:table-cell office:value-type="string">
            <text:p>/re gu/</text:p>
          </table:table-cell>
          <table:table-cell office:value-type="string">
            <text:p>(མིང་)</text:p>
          </table:table-cell>
          <table:table-cell office:value-type="string">
            <text:p>ཁ་ཤའི་རས་ཀྱིས་བཙེམས་པའི་གུ།</text:p>
          </table:table-cell>
          <table:table-cell table:number-columns-repeated="252"/>
        </table:table-row>
        <table:table-row table:style-name="ro1">
          <table:table-cell office:value-type="string">
            <text:p>རས་གོས།</text:p>
          </table:table-cell>
          <table:table-cell office:value-type="string">
            <text:p>/re goe/</text:p>
          </table:table-cell>
          <table:table-cell office:value-type="string">
            <text:p>(མིང་)</text:p>
          </table:table-cell>
          <table:table-cell office:value-type="string">
            <text:p>རས་ཀྱི་བཀབ་ནེ།བླམ་རྗེ་བཙུན་གྱིས་བཞེས་མི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ས་ཆ།</text:p>
          </table:table-cell>
          <table:table-cell office:value-type="string">
            <text:p>/re cha/</text:p>
          </table:table-cell>
          <table:table-cell office:value-type="string">
            <text:p>(མིང་)</text:p>
          </table:table-cell>
          <table:table-cell office:value-type="string">
            <text:p>རས་ཀྱི་རྒྱུ་ཆའི་རིགས།གོ་ལ་མ་བཙེམ་པའི་རྒྱུ་ཆ་རས།</text:p>
          </table:table-cell>
          <table:table-cell table:number-columns-repeated="252"/>
        </table:table-row>
        <table:table-row table:style-name="ro1">
          <table:table-cell office:value-type="string">
            <text:p>རས་ཆུང་རྡོ་རྗེ་གྲགས་པ།</text:p>
          </table:table-cell>
          <table:table-cell office:value-type="string">
            <text:p>/re chung do je drag pa/</text:p>
          </table:table-cell>
          <table:table-cell office:value-type="string">
            <text:p>(མིང་)</text:p>
          </table:table-cell>
          <table:table-cell office:value-type="string">
            <text:p>རབ་བྱུང་དང་པའི་ནང་བྱོན་མི་ལ་སྟོད་གུང་ཐང་གི་རས་ཆུང་རྡོ་རྗེ་གྲགས་པའི་མཚན།རྗེ་མི་ལའི་སློབ་མ།</text:p>
          </table:table-cell>
          <table:table-cell table:number-columns-repeated="252"/>
        </table:table-row>
        <table:table-row table:style-name="ro1">
          <table:table-cell office:value-type="string">
            <text:p>རས་ཆེན།</text:p>
          </table:table-cell>
          <table:table-cell office:value-type="string">
            <text:p>/re chen/</text:p>
          </table:table-cell>
          <table:table-cell office:value-type="string">
            <text:p>(མིང་ཁྱད་)</text:p>
          </table:table-cell>
          <table:table-cell office:value-type="string">
            <text:p>༡དགེ་སློང་གི་འཚོ་བའི་ཡོ་བྱད་བཅུ་གསུམ་གྱི་གྲལ་ལས་གནམ་བྱཱར་ཆརཔ་བཟེད་ནི་གི་རས་གོས་རིང་ཚད་ཁྱུ་དགུ་རྒྱ་ཚད་ཁྱུ་གསུམ་དང་སོར་བཅོ་བརྒྱད་འབད་མི།༢རྗེ་བཙུན་མི་ལ་འདི་རས་པ་ཚུ་གི་སླ་ལས་རྟོགས་པ་མཐོ་ཤོས་འབད་ནི་འདི་གིས་རས་ཆེན་ཟེར་གསོལ་ནུག།རས་ཆེན་རས་ཆུང་ཚུ།</text:p>
          </table:table-cell>
          <table:table-cell table:number-columns-repeated="252"/>
        </table:table-row>
        <table:table-row table:style-name="ro1">
          <table:table-cell office:value-type="string">
            <text:p>རས་སྣམ།</text:p>
          </table:table-cell>
          <table:table-cell office:value-type="string">
            <text:p>/re nam/</text:p>
          </table:table-cell>
          <table:table-cell office:value-type="string">
            <text:p>(མིང་)</text:p>
          </table:table-cell>
          <table:table-cell office:value-type="string">
            <text:p>རས་ཆ་དང་སྣམ་བུ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རས་སྤར་མ།</text:p>
          </table:table-cell>
          <table:table-cell office:value-type="string">
            <text:p>/re par ma/</text:p>
          </table:table-cell>
          <table:table-cell office:value-type="string">
            <text:p>(མིང་)</text:p>
          </table:table-cell>
          <table:table-cell office:value-type="string">
            <text:p>ཁ་ཤ་གུ་རི་མོའི་པར་ཡོད་པའི་རས་ཆ།</text:p>
          </table:table-cell>
          <table:table-cell table:number-columns-repeated="252"/>
        </table:table-row>
        <table:table-row table:style-name="ro1">
          <table:table-cell office:value-type="string">
            <text:p>རས་སྤུ་ཅནམ།</text:p>
          </table:table-cell>
          <table:table-cell office:value-type="string">
            <text:p>/re pu cem/</text:p>
          </table:table-cell>
          <table:table-cell office:value-type="string">
            <text:p>(མིང་ཁྱད་)</text:p>
          </table:table-cell>
          <table:table-cell office:value-type="string">
            <text:p>ཁ་ཤ་སྤུ་ཅན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ས་ཕད།</text:p>
          </table:table-cell>
          <table:table-cell office:value-type="string">
            <text:p>/re phe/</text:p>
          </table:table-cell>
          <table:table-cell office:value-type="string">
            <text:p>(མིང་)</text:p>
          </table:table-cell>
          <table:table-cell office:value-type="string">
            <text:p>རས་ཀྱིས་འཐག་པའི་ཕད་ཙེ།</text:p>
          </table:table-cell>
          <table:table-cell table:number-columns-repeated="252"/>
        </table:table-row>
        <table:table-row table:style-name="ro1">
          <table:table-cell office:value-type="string">
            <text:p>རས་བྱང༌།</text:p>
          </table:table-cell>
          <table:table-cell office:value-type="string">
            <text:p>/re jang/</text:p>
          </table:table-cell>
          <table:table-cell office:value-type="string">
            <text:p>(མིང་)</text:p>
          </table:table-cell>
          <table:table-cell office:value-type="string">
            <text:p>༡རས་སྦྱར་ཏེ་བཟོ་བའི་བྱང་ཤིང༌།༢རས་གུ་བྲིས་པའི་གསལ་བསྒྲགས་ཚུ།</text:p>
          </table:table-cell>
          <table:table-cell table:number-columns-repeated="252"/>
        </table:table-row>
        <table:table-row table:style-name="ro1">
          <table:table-cell office:value-type="string">
            <text:p>རས་བྲིས།</text:p>
          </table:table-cell>
          <table:table-cell office:value-type="string">
            <text:p>/re dri/</text:p>
          </table:table-cell>
          <table:table-cell office:value-type="string">
            <text:p>(མིང་)</text:p>
          </table:table-cell>
          <table:table-cell office:value-type="string">
            <text:p>རས་གུ་བྲིས་བྲིས་བའི་རི་མོ།</text:p>
          </table:table-cell>
          <table:table-cell table:number-columns-repeated="252"/>
        </table:table-row>
        <table:table-row table:style-name="ro1">
          <table:table-cell office:value-type="string">
            <text:p>རས་སྦྱར་མ།</text:p>
          </table:table-cell>
          <table:table-cell office:value-type="string">
            <text:p>/re jar ma/</text:p>
          </table:table-cell>
          <table:table-cell office:value-type="string">
            <text:p>(མིང་)</text:p>
          </table:table-cell>
          <table:table-cell office:value-type="string">
            <text:p>གྱང་གུ་རས་སྦྱར་ཏེ་བཟོ་མི་ལུ་གྱང་རས་སྦྱར་མ་ཟེར་སླབ་ཨིན།དེ་བཟུམ་འབད་དངོས་གཟུགས་ཅིག་ལུ་རས་སྦྱར་ཏེ་བཟོ་མི་གི་རིགས་ལུ་གོ་ནི་ཨིན།</text:p>
          </table:table-cell>
          <table:table-cell table:number-columns-repeated="252"/>
        </table:table-row>
        <table:table-row table:style-name="ro1">
          <table:table-cell office:value-type="string">
            <text:p>རས་ཚགས།</text:p>
          </table:table-cell>
          <table:table-cell office:value-type="string">
            <text:p>/re tsha</text:p>
          </table:table-cell>
          <table:table-cell office:value-type="string">
            <text:p>(མིང་)</text:p>
          </table:table-cell>
          <table:table-cell office:value-type="string">
            <text:p>ཁ་ཤ་གིས་བཟོ་བའི་ཇ་བཙག་ལུ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རས་ཟོང༌།</text:p>
          </table:table-cell>
          <table:table-cell office:value-type="string">
            <text:p>/re zong/</text:p>
          </table:table-cell>
          <table:table-cell office:value-type="string">
            <text:p>(མིང་)</text:p>
          </table:table-cell>
          <table:table-cell office:value-type="string">
            <text:p>ཁ་ཤ་གི་ཟོང་ཆས།</text:p>
          </table:table-cell>
          <table:table-cell table:number-columns-repeated="252"/>
        </table:table-row>
        <table:table-row table:style-name="ro1">
          <table:table-cell office:value-type="string">
            <text:p>རས་གཟན།</text:p>
          </table:table-cell>
          <table:table-cell office:value-type="string">
            <text:p>/re zen/</text:p>
          </table:table-cell>
          <table:table-cell office:value-type="string">
            <text:p>(མིང་)</text:p>
          </table:table-cell>
          <table:table-cell office:value-type="string">
            <text:p>རྒྱུ་ཁ་ཤ་གིས་བཙེམས་པའི་དགེ་སློང་གི་བཀབ་ནེ།</text:p>
          </table:table-cell>
          <table:table-cell table:number-columns-repeated="252"/>
        </table:table-row>
        <table:table-row table:style-name="ro1">
          <table:table-cell office:value-type="string">
            <text:p>རས་ཡུག</text:p>
          </table:table-cell>
          <table:table-cell office:value-type="string">
            <text:p>/re yug/</text:p>
          </table:table-cell>
          <table:table-cell office:value-type="string">
            <text:p>(མིང་)</text:p>
          </table:table-cell>
          <table:table-cell office:value-type="string">
            <text:p>ཐགས་རས་བུབས།འབུ་རས་བུབས་ལ་སོགས་འཐག་ཚད་ཧྲིལ་བུམ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རས་ཤོག</text:p>
          </table:table-cell>
          <table:table-cell office:value-type="string">
            <text:p>/re shog/</text:p>
          </table:table-cell>
          <table:table-cell office:value-type="string">
            <text:p>(མིང་)</text:p>
          </table:table-cell>
          <table:table-cell office:value-type="string">
            <text:p>རས་ཀྱི་བླུགས་པར་ནང་བཟོ་བའི་འདལ་ཤོ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ི།</text:p>
          </table:table-cell>
          <table:table-cell office:value-type="string">
            <text:p>/ri/</text:p>
          </table:table-cell>
          <table:table-cell office:value-type="string">
            <text:p>(མིང་)</text:p>
          </table:table-cell>
          <table:table-cell office:value-type="string">
            <text:p>༡གངས་རི།གཡའ་རི།བྲག་རི།སྤངས་རི།ནགས་རི་ཚུ།༢དངུལ་ཀྲམ་འབུམ་རི་བའི་ན་བཟའ་ཕུལ་ཟེར་བ་ཅིན་གནས་གོང་ཅནམ་ཟེར་བའི་དོན།༣བདེན་བརྫུན་རི་ཟེར་བ་ཅིན་ཡིད་ཆེས་ཚུག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ི་ཀླུང༌།</text:p>
          </table:table-cell>
          <table:table-cell office:value-type="string">
            <text:p>/ri lung/</text:p>
          </table:table-cell>
          <table:table-cell office:value-type="string">
            <text:p>(མིང་)</text:p>
          </table:table-cell>
          <table:table-cell office:value-type="string">
            <text:p>རི་དང་ལུངམ་གཅིག་ཁར་སླབ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རི་ཀླུང་རྒྱ་སྡོམ།</text:p>
          </table:table-cell>
          <table:table-cell office:value-type="string">
            <text:p>/ri lung ja dom/</text:p>
          </table:table-cell>
          <table:table-cell office:value-type="string">
            <text:p>(མིང་)</text:p>
          </table:table-cell>
          <table:table-cell office:value-type="string">
            <text:p>ཟླཝ་དང་པ།བཞི་པ།དྲུག་པ་ཚུ་གི་དུས་བཟང་ཟླ་བ་དང་འཁྲིལ་ཏེ་རི་ཁར་ཤ་བདའ་མ་ཆོགཔ་ལུང་མའི་ནང་ཉ་བཟུང་མ་ཆོག་པའི་ཁྲིམས་བསྡམ་ནི།</text:p>
          </table:table-cell>
          <table:table-cell table:number-columns-repeated="252"/>
        </table:table-row>
        <table:table-row table:style-name="ro1">
          <table:table-cell office:value-type="string">
            <text:p>རི་རྐེད།</text:p>
          </table:table-cell>
          <table:table-cell office:value-type="string">
            <text:p>/ri ke/</text:p>
          </table:table-cell>
          <table:table-cell office:value-type="string">
            <text:p>(མིང་)</text:p>
          </table:table-cell>
          <table:table-cell office:value-type="string">
            <text:p>རི་ཡི་རྐེདཔ།</text:p>
          </table:table-cell>
          <table:table-cell table:number-columns-repeated="252"/>
        </table:table-row>
        <table:table-row table:style-name="ro1">
          <table:table-cell office:value-type="string">
            <text:p>རི་སྐེགས།</text:p>
          </table:table-cell>
          <table:table-cell office:value-type="string">
            <text:p>/ri ke</text:p>
          </table:table-cell>
          <table:table-cell office:value-type="string">
            <text:p>(མིང་)</text:p>
          </table:table-cell>
          <table:table-cell office:value-type="string">
            <text:p>བྱ་གཤོགཔ་གནགཔོ་འབད་ཞིན་ན་མགུ་ཏོག་ཁར་སྒྲོ་གི་ཅོ་ཏོག་ཡོད་མི་ཅིག།</text:p>
          </table:table-cell>
          <table:table-cell table:number-columns-repeated="252"/>
        </table:table-row>
        <table:table-row table:style-name="ro1">
          <table:table-cell office:value-type="string">
            <text:p>རི་སྐྱེགས།</text:p>
          </table:table-cell>
          <table:table-cell office:value-type="string">
            <text:p>/ri ke</text:p>
          </table:table-cell>
          <table:table-cell office:value-type="string">
            <text:p>(མིང་)</text:p>
          </table:table-cell>
          <table:table-cell office:value-type="string">
            <text:p>རི་སྐེག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ི་སྐྱེས།</text:p>
          </table:table-cell>
          <table:table-cell office:value-type="string">
            <text:p>/ri ke/</text:p>
          </table:table-cell>
          <table:table-cell office:value-type="string">
            <text:p>(མིང་)</text:p>
          </table:table-cell>
          <table:table-cell office:value-type="string">
            <text:p>༡རི་ཁ་ལུ་རང་བཞིན་གྱིས་སྐྱེས་བའི་ཤིང་དང་སྔོ་སྨན་ཚུ།༢རི་ལུ་སྐྱེས་པའི་མི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ི་ཁར།</text:p>
          </table:table-cell>
          <table:table-cell office:value-type="string">
            <text:p>/ri khar/</text:p>
          </table:table-cell>
          <table:table-cell office:value-type="string">
            <text:p>(མིང་)</text:p>
          </table:table-cell>
          <table:table-cell office:value-type="string">
            <text:p>རི་ལུ་ཟེར་རྣམ་དབྱེ་གཉིས་པ་སྦྱ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ི་ཁྲོད།</text:p>
          </table:table-cell>
          <table:table-cell office:value-type="string">
            <text:p>/ri throe/</text:p>
          </table:table-cell>
          <table:table-cell office:value-type="string">
            <text:p>(མིང་)</text:p>
          </table:table-cell>
          <table:table-cell office:value-type="string">
            <text:p>རིའི་བར་ནང་ཟེར་བའི་དོན།དབེན་པའི་རི་ཁྲོད་འགྲིམ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ི་ཁྲོད་པ།</text:p>
          </table:table-cell>
          <table:table-cell office:value-type="string">
            <text:p>/ri throe pa/</text:p>
          </table:table-cell>
          <table:table-cell office:value-type="string">
            <text:p>(མིང་)</text:p>
          </table:table-cell>
          <table:table-cell office:value-type="string">
            <text:p>རི་བར་ནང་སྡོད་མི་ཆོསཔ་ཚུ།</text:p>
          </table:table-cell>
          <table:table-cell table:number-columns-repeated="252"/>
        </table:table-row>
        <table:table-row table:style-name="ro1">
          <table:table-cell office:value-type="string">
            <text:p>རི་གླང༌།</text:p>
          </table:table-cell>
          <table:table-cell office:value-type="string">
            <text:p>/ri lang/</text:p>
          </table:table-cell>
          <table:table-cell office:value-type="string">
            <text:p>(མིང་)</text:p>
          </table:table-cell>
          <table:table-cell office:value-type="string">
            <text:p>རི་ཁར་ནགས་ཚལ་ནང་སྡོད་མི་གི་གླང་གི་རིགས།གླང་རྒོད་ཀྱ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རི་མགོ</text:p>
          </table:table-cell>
          <table:table-cell office:value-type="string">
            <text:p>/ri go/</text:p>
          </table:table-cell>
          <table:table-cell office:value-type="string">
            <text:p>(མིང་)</text:p>
          </table:table-cell>
          <table:table-cell office:value-type="string">
            <text:p>རིའི་མགུ་ཏོགམི་ཚུ་རི་མགོ་གང་མཐོའི་ཉི་མ་འདྲ།ཟེར་མི་འདི་རྒྱལ་པོ་ག་རྒྱལ་གྱི་དམག་ཟེར་བ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རི་རྒྱབ།</text:p>
          </table:table-cell>
          <table:table-cell office:value-type="string">
            <text:p>/ri jab/</text:p>
          </table:table-cell>
          <table:table-cell office:value-type="string">
            <text:p>(མིང་)</text:p>
          </table:table-cell>
          <table:table-cell office:value-type="string">
            <text:p>རིའི་རྒྱབ་ཁ།</text:p>
          </table:table-cell>
          <table:table-cell table:number-columns-repeated="252"/>
        </table:table-row>
        <table:table-row table:style-name="ro1">
          <table:table-cell office:value-type="string">
            <text:p>རི་རྒྱུད།</text:p>
          </table:table-cell>
          <table:table-cell office:value-type="string">
            <text:p>/ri jue/</text:p>
          </table:table-cell>
          <table:table-cell office:value-type="string">
            <text:p>(མིང་)</text:p>
          </table:table-cell>
          <table:table-cell office:value-type="string">
            <text:p>༡རི་གདང་བསྣར་ཏེ་ཡོད་མི།ས་གནས་གཅིག་ལས་གཅིག་ལུ་བརྒྱུད་དེ་ཡོད་པའི་རི།༢རི་གི་མཇུག།</text:p>
          </table:table-cell>
          <table:table-cell table:number-columns-repeated="252"/>
        </table:table-row>
        <table:table-row table:style-name="ro1">
          <table:table-cell office:value-type="string">
            <text:p>རི་སྒོག</text:p>
          </table:table-cell>
          <table:table-cell office:value-type="string">
            <text:p>/ri go/</text:p>
          </table:table-cell>
          <table:table-cell office:value-type="string">
            <text:p>(མིང་)</text:p>
          </table:table-cell>
          <table:table-cell office:value-type="string">
            <text:p>ལ་སྒོ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ི་ཆུ།</text:p>
          </table:table-cell>
          <table:table-cell office:value-type="string">
            <text:p>/ri chu/</text:p>
          </table:table-cell>
          <table:table-cell office:value-type="string">
            <text:p>(མིང་)</text:p>
          </table:table-cell>
          <table:table-cell office:value-type="string">
            <text:p>རི་ཁ་ལས་མར་འབབ་པའི་ཆུ།</text:p>
          </table:table-cell>
          <table:table-cell table:number-columns-repeated="252"/>
        </table:table-row>
        <table:table-row table:style-name="ro1">
          <table:table-cell office:value-type="string">
            <text:p>རི་མཇུག</text:p>
          </table:table-cell>
          <table:table-cell office:value-type="string">
            <text:p>/ri ju/</text:p>
          </table:table-cell>
          <table:table-cell office:value-type="string">
            <text:p>(མིང་)</text:p>
          </table:table-cell>
          <table:table-cell office:value-type="string">
            <text:p>༡རི་རྫོགས་པའི་མཐའ་མ།༢རི་གི་རྩ་བ།</text:p>
          </table:table-cell>
          <table:table-cell table:number-columns-repeated="252"/>
        </table:table-row>
        <table:table-row table:style-name="ro1">
          <table:table-cell office:value-type="string">
            <text:p>རི་ཉག</text:p>
          </table:table-cell>
          <table:table-cell office:value-type="string">
            <text:p>/ri nya</text:p>
          </table:table-cell>
          <table:table-cell office:value-type="string">
            <text:p>(མིང་)</text:p>
          </table:table-cell>
          <table:table-cell office:value-type="string">
            <text:p>རི་མགོ་ཅོ་ཏོག་ཀེར་ཀེར་མིན་པར་ཀྱོང་ཀྱོང་ཡོད་མི།བུམ་ཐང་པའི་ཁ་ལས་རིའི་ཉེག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རི་རྟ།</text:p>
          </table:table-cell>
          <table:table-cell office:value-type="string">
            <text:p>/ri ta/</text:p>
          </table:table-cell>
          <table:table-cell office:value-type="string">
            <text:p>(མིང་)</text:p>
          </table:table-cell>
          <table:table-cell office:value-type="string">
            <text:p>ནགས་ཚལ་ནང་གི་རྟ།ཅང་རྟ།</text:p>
          </table:table-cell>
          <table:table-cell table:number-columns-repeated="252"/>
        </table:table-row>
        <table:table-row table:style-name="ro1">
          <table:table-cell office:value-type="string">
            <text:p>རི་སྟག</text:p>
          </table:table-cell>
          <table:table-cell office:value-type="string">
            <text:p>/ri tag/</text:p>
          </table:table-cell>
          <table:table-cell office:value-type="string">
            <text:p>(མིང་)</text:p>
          </table:table-cell>
          <table:table-cell office:value-type="string">
            <text:p>རི་ཁར་ཡོད་མི་གཅན་གཟན་སྟག།</text:p>
          </table:table-cell>
          <table:table-cell table:number-columns-repeated="252"/>
        </table:table-row>
        <table:table-row table:style-name="ro1">
          <table:table-cell office:value-type="string">
            <text:p>རི་སྟོང༌།</text:p>
          </table:table-cell>
          <table:table-cell office:value-type="string">
            <text:p>/ri tong/</text:p>
          </table:table-cell>
          <table:table-cell office:value-type="string">
            <text:p>(མིང་ཁྱད་)</text:p>
          </table:table-cell>
          <table:table-cell office:value-type="string">
            <text:p>ས་སྟོང་རི་སྟོང༌།གཡུས་དང་མི་ག་ཡང་མེད་པའི་རི།</text:p>
          </table:table-cell>
          <table:table-cell table:number-columns-repeated="252"/>
        </table:table-row>
        <table:table-row table:style-name="ro1">
          <table:table-cell office:value-type="string">
            <text:p>རི་དྭགས།</text:p>
          </table:table-cell>
          <table:table-cell office:value-type="string">
            <text:p>/ri da/</text:p>
          </table:table-cell>
          <table:table-cell office:value-type="string">
            <text:p>(མིང་)</text:p>
          </table:table-cell>
          <table:table-cell office:value-type="string">
            <text:p>ཤ་བ།རྣ་བ།དགོ་བ་ལ་སོགས་པའི་རི་ཁར་སྡོད་མི་རི་དྭགས་སེམས་ཅན་སྤྱིར་བཏང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ི་དྭགས་གླིང་ག</text:p>
          </table:table-cell>
          <table:table-cell office:value-type="string">
            <text:p>/ri da ling ga/</text:p>
          </table:table-cell>
          <table:table-cell office:value-type="string">
            <text:p>(མིང་)</text:p>
          </table:table-cell>
          <table:table-cell office:value-type="string">
            <text:p>རི་དྭགས་འཁྱམས་ས་བཅད་དེ་བཞག་པའི་གླིང༌།</text:p>
          </table:table-cell>
          <table:table-cell table:number-columns-repeated="252"/>
        </table:table-row>
        <table:table-row table:style-name="ro1">
          <table:table-cell office:value-type="string">
            <text:p>རི་དྭགས་རྒྱལ་པོ།</text:p>
          </table:table-cell>
          <table:table-cell office:value-type="string">
            <text:p>/ri da gel po/</text:p>
          </table:table-cell>
          <table:table-cell office:value-type="string">
            <text:p>(མིང་)</text:p>
          </table:table-cell>
          <table:table-cell office:value-type="string">
            <text:p>སེངྒེ་གི་མིང་གི་རྣམ་གྲངས།</text:p>
          </table:table-cell>
          <table:table-cell table:number-columns-repeated="252"/>
        </table:table-row>
        <table:table-row table:style-name="ro1">
          <table:table-cell office:value-type="string">
            <text:p>རི་དྭགས་ཆོས་འཁོར།</text:p>
          </table:table-cell>
          <table:table-cell office:value-type="string">
            <text:p>/ri da choe khor/</text:p>
          </table:table-cell>
          <table:table-cell office:value-type="string">
            <text:p>(མིང་)</text:p>
          </table:table-cell>
          <table:table-cell office:value-type="string">
            <text:p>གཡས་གཡོན་ལུ་རི་དྭགས་རུ་རུ་དང་སྦུག་ན་ཆོས་ཀྱི་འཁོར་ལོའི་གུ་ཏོག་ཡོད་མི་གི་དཀྱིལ་འཁོར་གྱི་སྒོ་རྒྱན་ཅིག།</text:p>
          </table:table-cell>
          <table:table-cell table:number-columns-repeated="252"/>
        </table:table-row>
        <table:table-row table:style-name="ro1">
          <table:table-cell office:value-type="string">
            <text:p>རི་དྭགས་ཚེ་རིང༌།</text:p>
          </table:table-cell>
          <table:table-cell office:value-type="string">
            <text:p>/ri da tshe ring/</text:p>
          </table:table-cell>
          <table:table-cell office:value-type="string">
            <text:p>(མིང་)</text:p>
          </table:table-cell>
          <table:table-cell office:value-type="string">
            <text:p>ཚེ་རིང་རྣམ་དྲུག་གྲལ་གྱི་རི་དྭགས།</text:p>
          </table:table-cell>
          <table:table-cell table:number-columns-repeated="252"/>
        </table:table-row>
        <table:table-row table:style-name="ro1">
          <table:table-cell office:value-type="string">
            <text:p>རི་དྭགས་རུ་རུ།</text:p>
          </table:table-cell>
          <table:table-cell office:value-type="string">
            <text:p>/ri da ru ru/</text:p>
          </table:table-cell>
          <table:table-cell office:value-type="string">
            <text:p>(མིང་)</text:p>
          </table:table-cell>
          <table:table-cell office:value-type="string">
            <text:p>ཤྭ་བ།</text:p>
          </table:table-cell>
          <table:table-cell table:number-columns-repeated="252"/>
        </table:table-row>
        <table:table-row table:style-name="ro1">
          <table:table-cell office:value-type="string">
            <text:p>རི་དྭགས་ཤ་ར་བྷ།</text:p>
          </table:table-cell>
          <table:table-cell office:value-type="string">
            <text:p>/ri da sha ra </text:p>
          </table:table-cell>
          <table:table-cell office:value-type="string">
            <text:p>(མིང་)</text:p>
          </table:table-cell>
          <table:table-cell office:value-type="string">
            <text:p>སེངྒེ་རྐངམ་བརྒྱད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རི་དྭགས་ཨེ་ན་ཡ།</text:p>
          </table:table-cell>
          <table:table-cell office:value-type="string">
            <text:p>/ri da @e na ya/</text:p>
          </table:table-cell>
          <table:table-cell office:value-type="string">
            <text:p>(མིང་)</text:p>
          </table:table-cell>
          <table:table-cell office:value-type="string">
            <text:p>རི་དྭགས་ཤྭ་བ།</text:p>
          </table:table-cell>
          <table:table-cell table:number-columns-repeated="252"/>
        </table:table-row>
        <table:table-row table:style-name="ro1">
          <table:table-cell office:value-type="string">
            <text:p>རི་གདོང༌།</text:p>
          </table:table-cell>
          <table:table-cell office:value-type="string">
            <text:p>/ri dong/</text:p>
          </table:table-cell>
          <table:table-cell office:value-type="string">
            <text:p>(མིང་)</text:p>
          </table:table-cell>
          <table:table-cell office:value-type="string">
            <text:p>རི་ཡི་གདོང་ཁར།</text:p>
          </table:table-cell>
          <table:table-cell table:number-columns-repeated="252"/>
        </table:table-row>
        <table:table-row table:style-name="ro1">
          <table:table-cell office:value-type="string">
            <text:p>རི་བདུན།</text:p>
          </table:table-cell>
          <table:table-cell office:value-type="string">
            <text:p>/ri duen/</text:p>
          </table:table-cell>
          <table:table-cell office:value-type="string">
            <text:p>(མིང་)</text:p>
          </table:table-cell>
          <table:table-cell office:value-type="string">
            <text:p>རི་ཡི་རྒྱལ་པོ་རི་རབ་ཀྱི་འཁོར་ཡུག་ཏུ་བསྐོར་ཏེ་ཡོད་པའི་མུ་ཁྱུད་འཛིན།རྣམ་འདུད།རྟ་སྣ།ལྟ་ན་སྡུགསེང་སྡེང་ཅན།གཤོལ་མདའ་འཛིན།གཉའ་ཤིང་འཛིན་དང་བདུན་ལུ་གསེར་གྱི་རི་བདུན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རི་འདབས།</text:p>
          </table:table-cell>
          <table:table-cell office:value-type="string">
            <text:p>/ri dab/</text:p>
          </table:table-cell>
          <table:table-cell office:value-type="string">
            <text:p>(མིང་)</text:p>
          </table:table-cell>
          <table:table-cell office:value-type="string">
            <text:p>རི་རྒྱུད་ཀྱི་ལོགས།</text:p>
          </table:table-cell>
          <table:table-cell table:number-columns-repeated="252"/>
        </table:table-row>
        <table:table-row table:style-name="ro1">
          <table:table-cell office:value-type="string">
            <text:p>རི་ཕག</text:p>
          </table:table-cell>
          <table:table-cell office:value-type="string">
            <text:p>/ri pha/</text:p>
          </table:table-cell>
          <table:table-cell office:value-type="string">
            <text:p>(མིང་)</text:p>
          </table:table-cell>
          <table:table-cell office:value-type="string">
            <text:p>ཚལ་མ་ནང་སྡོད་མི་ཕགཔ།</text:p>
          </table:table-cell>
          <table:table-cell table:number-columns-repeated="252"/>
        </table:table-row>
        <table:table-row table:style-name="ro1">
          <table:table-cell office:value-type="string">
            <text:p>རི་བོ་གྲུ་འཛིན།</text:p>
          </table:table-cell>
          <table:table-cell office:value-type="string">
            <text:p>/ri wo lu zin</text:p>
          </table:table-cell>
          <table:table-cell office:value-type="string">
            <text:p>(མིང་)</text:p>
          </table:table-cell>
          <table:table-cell office:value-type="string">
            <text:p>སྤྱན་རས་གཟིགས་ཀྱི་ཞིང་ཁམས་པོ་ཏ་ལའི་མཚན་གྱི་རྣམ་གྲངས།</text:p>
          </table:table-cell>
          <table:table-cell table:number-columns-repeated="252"/>
        </table:table-row>
        <table:table-row table:style-name="ro1">
          <table:table-cell office:value-type="string">
            <text:p>རི་བོ་དགའ་ལྡན་པ།</text:p>
          </table:table-cell>
          <table:table-cell office:value-type="string">
            <text:p>/ri wo ga den pa</text:p>
          </table:table-cell>
          <table:table-cell office:value-type="string">
            <text:p>(མིང་)</text:p>
          </table:table-cell>
          <table:table-cell office:value-type="string">
            <text:p>དགེ་ལུགས་པའི་དགོན་པ་དགའ་ལྡན།</text:p>
          </table:table-cell>
          <table:table-cell table:number-columns-repeated="252"/>
        </table:table-row>
        <table:table-row table:style-name="ro1">
          <table:table-cell office:value-type="string">
            <text:p>རི་བོ་མཆོག་རབ།</text:p>
          </table:table-cell>
          <table:table-cell office:value-type="string">
            <text:p>/ri wo chog rab</text:p>
          </table:table-cell>
          <table:table-cell office:value-type="string">
            <text:p>(མིང་)</text:p>
          </table:table-cell>
          <table:table-cell office:value-type="string">
            <text:p>རི་ཡི་རྒྱལ་པོ་རི་རབ།</text:p>
          </table:table-cell>
          <table:table-cell table:number-columns-repeated="252"/>
        </table:table-row>
        <table:table-row table:style-name="ro1">
          <table:table-cell office:value-type="string">
            <text:p>རི་བོ་ཏི་སེ།</text:p>
          </table:table-cell>
          <table:table-cell office:value-type="string">
            <text:p>/ri wo ti se</text:p>
          </table:table-cell>
          <table:table-cell office:value-type="string">
            <text:p>(མིང་)</text:p>
          </table:table-cell>
          <table:table-cell office:value-type="string">
            <text:p>གངས་ཏི་སེ།</text:p>
          </table:table-cell>
          <table:table-cell table:number-columns-repeated="252"/>
        </table:table-row>
        <table:table-row table:style-name="ro1">
          <table:table-cell office:value-type="string">
            <text:p>རི་བོ་པོ་ཏ་ལ།</text:p>
          </table:table-cell>
          <table:table-cell office:value-type="string">
            <text:p>/ri wo po ta la</text:p>
          </table:table-cell>
          <table:table-cell office:value-type="string">
            <text:p>(མིང་)</text:p>
          </table:table-cell>
          <table:table-cell office:value-type="string">
            <text:p>རི་བོ་གྲུ་འཛིན་དང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ི་བོ་སྤོས་ངད་ལྡན།</text:p>
          </table:table-cell>
          <table:table-cell office:value-type="string">
            <text:p>/ri wo poe nge den</text:p>
          </table:table-cell>
          <table:table-cell office:value-type="string">
            <text:p>(མིང་)</text:p>
          </table:table-cell>
          <table:table-cell office:value-type="string">
            <text:p>སྨན་གྱི་གྲོང་ཁྱེར་ལྟ་ན་སྡུག་གི་ཤར་ཁོངས་སུ་སྨན་རིགས་སྣ་ཚོགས་སྐྱེ་བའི་རི།</text:p>
          </table:table-cell>
          <table:table-cell table:number-columns-repeated="252"/>
        </table:table-row>
        <table:table-row table:style-name="ro1">
          <table:table-cell office:value-type="string">
            <text:p>རི་བོ་རྩེ་ལྔ།</text:p>
          </table:table-cell>
          <table:table-cell office:value-type="string">
            <text:p>/ri wo tse nga</text:p>
          </table:table-cell>
          <table:table-cell office:value-type="string">
            <text:p>(མིང་)</text:p>
          </table:table-cell>
          <table:table-cell office:value-type="string">
            <text:p>༡རི་སྤྱི་ཏོག་ལྔ་ཡོད་མི།༢རྒྱ་ནག་ལུ་ཡོད་པའི་འཇམ་དཔལ་དབྱངས་རིགས་ལྔའི་གནས་རི།</text:p>
          </table:table-cell>
          <table:table-cell table:number-columns-repeated="252"/>
        </table:table-row>
        <table:table-row table:style-name="ro1">
          <table:table-cell office:value-type="string">
            <text:p>རི་བོ་བསང་མཆོད།</text:p>
          </table:table-cell>
          <table:table-cell office:value-type="string">
            <text:p>/ri bo sang choe</text:p>
          </table:table-cell>
          <table:table-cell office:value-type="string">
            <text:p>(མིང་)</text:p>
          </table:table-cell>
          <table:table-cell office:value-type="string">
            <text:p>སྙིང་ཐིག་རིག་འཛིན་སྲོག་སྒྲུབ་ཆོས་སྐོར་ལས་སྦྱིན་སྲེག་གི་ཁྱད་ཆོད་པའི་བསང་མཆོད་ཀྱི་ཆོ་ག་ཅིག།</text:p>
          </table:table-cell>
          <table:table-cell table:number-columns-repeated="252"/>
        </table:table-row>
        <table:table-row table:style-name="ro1">
          <table:table-cell office:value-type="string">
            <text:p>རི་བོང༌།</text:p>
          </table:table-cell>
          <table:table-cell office:value-type="string">
            <text:p>/ri bong/</text:p>
          </table:table-cell>
          <table:table-cell office:value-type="string">
            <text:p>(མིང་)</text:p>
          </table:table-cell>
          <table:table-cell office:value-type="string">
            <text:p>སེམས་ཅན་རི་བོང་གི་མིང༌།དེ་ལུ་ཡོས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རི་བོང་ཅན།</text:p>
          </table:table-cell>
          <table:table-cell office:value-type="string">
            <text:p>/ri bong cen/</text:p>
          </table:table-cell>
          <table:table-cell office:value-type="string">
            <text:p>(མིང་)</text:p>
          </table:table-cell>
          <table:table-cell office:value-type="string">
            <text:p>ཟླ་བ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ི་བོང་འཛིན།</text:p>
          </table:table-cell>
          <table:table-cell office:value-type="string">
            <text:p>/ri bong dzin/</text:p>
          </table:table-cell>
          <table:table-cell office:value-type="string">
            <text:p>(མིང་)</text:p>
          </table:table-cell>
          <table:table-cell office:value-type="string">
            <text:p>ཟླ་བའི་མིང་གི་རྣམ་གྲངས།</text:p>
          </table:table-cell>
          <table:table-cell table:number-columns-repeated="252"/>
        </table:table-row>
        <table:table-row table:style-name="ro1">
          <table:table-cell office:value-type="string">
            <text:p>རི་བོང་རྭ།</text:p>
          </table:table-cell>
          <table:table-cell office:value-type="string">
            <text:p>/ri bong ra/</text:p>
          </table:table-cell>
          <table:table-cell office:value-type="string">
            <text:p>(མིང་)</text:p>
          </table:table-cell>
          <table:table-cell office:value-type="string">
            <text:p>རི་བོང་ལུ་རྭ་མ་པ་ལས་མེད་ནི་འདི་གིས་འབྱུང་མི་སྲིད་པའི་དཔྱེ།</text:p>
          </table:table-cell>
          <table:table-cell table:number-columns-repeated="252"/>
        </table:table-row>
        <table:table-row table:style-name="ro1">
          <table:table-cell office:value-type="string">
            <text:p>རི་བྱ།</text:p>
          </table:table-cell>
          <table:table-cell office:value-type="string">
            <text:p>/ri ja/</text:p>
          </table:table-cell>
          <table:table-cell office:value-type="string">
            <text:p>(མིང་)</text:p>
          </table:table-cell>
          <table:table-cell office:value-type="string">
            <text:p>རི་ཁར་སྡོད་པའི་བྱའི་རིགས།རི་བྱ་འོངས་ཏེ་གཡུས་བྱ་མ་བདའ་ཟེར་མི་འདི་མི་གསརཔ་ལྷོད་མི་ཚུ་གིས་བང་མ་བཙོང་ཟེར་བའི་སྒྲ་གཏམ།</text:p>
          </table:table-cell>
          <table:table-cell table:number-columns-repeated="252"/>
        </table:table-row>
        <table:table-row table:style-name="ro1">
          <table:table-cell office:value-type="string">
            <text:p>རི་བྲག</text:p>
          </table:table-cell>
          <table:table-cell office:value-type="string">
            <text:p>/ri dra/</text:p>
          </table:table-cell>
          <table:table-cell office:value-type="string">
            <text:p>(མིང་)</text:p>
          </table:table-cell>
          <table:table-cell office:value-type="string">
            <text:p>རི་དང་བྱག་གཅིག་ཁར་སླབ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རི་མེ།</text:p>
          </table:table-cell>
          <table:table-cell office:value-type="string">
            <text:p>/ri me/</text:p>
          </table:table-cell>
          <table:table-cell office:value-type="string">
            <text:p>(མིང་)</text:p>
          </table:table-cell>
          <table:table-cell office:value-type="string">
            <text:p>སྤང་ནང་ཤོར་བའི་མེ།</text:p>
          </table:table-cell>
          <table:table-cell table:number-columns-repeated="252"/>
        </table:table-row>
        <table:table-row table:style-name="ro1">
          <table:table-cell office:value-type="string">
            <text:p>རི་མོ།</text:p>
          </table:table-cell>
          <table:table-cell office:value-type="string">
            <text:p>/ri mo/</text:p>
          </table:table-cell>
          <table:table-cell office:value-type="string">
            <text:p>(མིང་)</text:p>
          </table:table-cell>
          <table:table-cell office:value-type="string">
            <text:p>བཟོ་རིག་པའི་ནང་ལས་ལུས་བཟོའི་བྱེ་བྲག་ཅིག་རི་མོའི་རྣམ་བཤད་ཚུ།</text:p>
          </table:table-cell>
          <table:table-cell table:number-columns-repeated="252"/>
        </table:table-row>
        <table:table-row table:style-name="ro1">
          <table:table-cell office:value-type="string">
            <text:p>རི་མོའི་འགྲེལ་བཤད།</text:p>
          </table:table-cell>
          <table:table-cell office:value-type="string">
            <text:p>/ri moi drel she/</text:p>
          </table:table-cell>
          <table:table-cell office:value-type="string">
            <text:p>(མིང་)</text:p>
          </table:table-cell>
          <table:table-cell office:value-type="string">
            <text:p>རི་མོའི་རྒྱུ་མཚན་དང་ཁུངས་དོན་བརྗོད་པའི་ཡིག་ཆ།</text:p>
          </table:table-cell>
          <table:table-cell table:number-columns-repeated="252"/>
        </table:table-row>
        <table:table-row table:style-name="ro1">
          <table:table-cell office:value-type="string">
            <text:p>རི་མོའི་བཤད་པ།</text:p>
          </table:table-cell>
          <table:table-cell office:value-type="string">
            <text:p>/ri moi she pa/</text:p>
          </table:table-cell>
          <table:table-cell office:value-type="string">
            <text:p>(མིང་)</text:p>
          </table:table-cell>
          <table:table-cell office:value-type="string">
            <text:p>རི་མོའི་འགྲེལ་བཤ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ི་སྨན།</text:p>
          </table:table-cell>
          <table:table-cell office:value-type="string">
            <text:p>/ri men/</text:p>
          </table:table-cell>
          <table:table-cell office:value-type="string">
            <text:p>(མིང་)</text:p>
          </table:table-cell>
          <table:table-cell office:value-type="string">
            <text:p>རི་ཁར་སྐྱེ་བའི་སྨན་གྱི་རིགས་ལ་སྨན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རི་བཙོང༌།</text:p>
          </table:table-cell>
          <table:table-cell office:value-type="string">
            <text:p>/ri tsong/</text:p>
          </table:table-cell>
          <table:table-cell office:value-type="string">
            <text:p>(མིང་)</text:p>
          </table:table-cell>
          <table:table-cell office:value-type="string">
            <text:p>རི་ཁར་སྐྱེ་བའི་སྒོག་བཙོང༌།</text:p>
          </table:table-cell>
          <table:table-cell table:number-columns-repeated="252"/>
        </table:table-row>
        <table:table-row table:style-name="ro1">
          <table:table-cell office:value-type="string">
            <text:p>རི་རྩ།</text:p>
          </table:table-cell>
          <table:table-cell office:value-type="string">
            <text:p>/ri tsa/</text:p>
          </table:table-cell>
          <table:table-cell office:value-type="string">
            <text:p>(མིང་)</text:p>
          </table:table-cell>
          <table:table-cell office:value-type="string">
            <text:p>རི་ཡི་རྩ་བ།</text:p>
          </table:table-cell>
          <table:table-cell table:number-columns-repeated="252"/>
        </table:table-row>
        <table:table-row table:style-name="ro1">
          <table:table-cell office:value-type="string">
            <text:p>རི་རྩེ།</text:p>
          </table:table-cell>
          <table:table-cell office:value-type="string">
            <text:p>/ri tse/</text:p>
          </table:table-cell>
          <table:table-cell office:value-type="string">
            <text:p>(མིང་)</text:p>
          </table:table-cell>
          <table:table-cell office:value-type="string">
            <text:p>རི་ཡི་སྤྱི་ཏོག།</text:p>
          </table:table-cell>
          <table:table-cell table:number-columns-repeated="252"/>
        </table:table-row>
        <table:table-row table:style-name="ro1">
          <table:table-cell office:value-type="string">
            <text:p>རི་རྩྭ།</text:p>
          </table:table-cell>
          <table:table-cell office:value-type="string">
            <text:p>/ri tsa/</text:p>
          </table:table-cell>
          <table:table-cell office:value-type="string">
            <text:p>(མིང་)</text:p>
          </table:table-cell>
          <table:table-cell office:value-type="string">
            <text:p>རི་ཁར་སྐྱེ་བའི་རྩྭ།རྩྭ་འབྲོག་གི་རྩྭ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ི་ཞིང༌།</text:p>
          </table:table-cell>
          <table:table-cell office:value-type="string">
            <text:p>/ri zhing/</text:p>
          </table:table-cell>
          <table:table-cell office:value-type="string">
            <text:p>(མིང་)</text:p>
          </table:table-cell>
          <table:table-cell office:value-type="string">
            <text:p>རི་ཁར་ལོ་ཐོག་བཏབ་ས་ཡོད་པའི་ཞིང་གི་རིགས་རྩེ་རི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ི་ཟུར།</text:p>
          </table:table-cell>
          <table:table-cell office:value-type="string">
            <text:p>/ri zur/</text:p>
          </table:table-cell>
          <table:table-cell office:value-type="string">
            <text:p>(མིང་)</text:p>
          </table:table-cell>
          <table:table-cell office:value-type="string">
            <text:p>རི་ཡི་ཟུར།</text:p>
          </table:table-cell>
          <table:table-cell table:number-columns-repeated="252"/>
        </table:table-row>
        <table:table-row table:style-name="ro1">
          <table:table-cell office:value-type="string">
            <text:p>རི་ཟེ།</text:p>
          </table:table-cell>
          <table:table-cell office:value-type="string">
            <text:p>/ri ze/</text:p>
          </table:table-cell>
          <table:table-cell office:value-type="string">
            <text:p>(མིང་)</text:p>
          </table:table-cell>
          <table:table-cell office:value-type="string">
            <text:p>རི་ཡི་མགུ་ཏོག་རྟའི་ཟེ་བཟུམ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རི་གཟར།</text:p>
          </table:table-cell>
          <table:table-cell office:value-type="string">
            <text:p>/ri zar/</text:p>
          </table:table-cell>
          <table:table-cell office:value-type="string">
            <text:p>(མིང་)</text:p>
          </table:table-cell>
          <table:table-cell office:value-type="string">
            <text:p>རི་གྱེན་གཟར་དྲགས་ཡོདཔ།དཔེར་ན་རི་གཟར་རླབ་ཆུ་བཞིན་དུ་མྱུར་མགྱོགས་འགྲ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ི་ཡི་རྒྱལ་པོ།</text:p>
          </table:table-cell>
          <table:table-cell office:value-type="string">
            <text:p>/ri yi gel po/</text:p>
          </table:table-cell>
          <table:table-cell office:value-type="string">
            <text:p>(མིང་)</text:p>
          </table:table-cell>
          <table:table-cell office:value-type="string">
            <text:p>རི་བོ་མཆོག་ར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ི་ལུང༌།</text:p>
          </table:table-cell>
          <table:table-cell office:value-type="string">
            <text:p>/ri lung/</text:p>
          </table:table-cell>
          <table:table-cell office:value-type="string">
            <text:p>(མིང་)</text:p>
          </table:table-cell>
          <table:table-cell office:value-type="string">
            <text:p>རི་དང་ལུངམ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རི་ཥི།</text:p>
          </table:table-cell>
          <table:table-cell office:value-type="string">
            <text:p>/ri shi/</text:p>
          </table:table-cell>
          <table:table-cell office:value-type="string">
            <text:p>(མིང་)</text:p>
          </table:table-cell>
          <table:table-cell office:value-type="string">
            <text:p>དྲང་སྲོང་རི་ཥི་དང་རྒྱུ་སྐར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ི་སྲུང་པ།</text:p>
          </table:table-cell>
          <table:table-cell office:value-type="string">
            <text:p>/ri sung pa/</text:p>
          </table:table-cell>
          <table:table-cell office:value-type="string">
            <text:p>(མིང་)</text:p>
          </table:table-cell>
          <table:table-cell office:value-type="string">
            <text:p>རི་ཁའི་སྨན་དང་རི་དྭགས་ཤིང་མེ་ལ་སོགས་པ་ལྟ་མི།སྲུང་མི།</text:p>
          </table:table-cell>
          <table:table-cell table:number-columns-repeated="252"/>
        </table:table-row>
        <table:table-row table:style-name="ro1">
          <table:table-cell office:value-type="string">
            <text:p>རིག</text:p>
          </table:table-cell>
          <table:table-cell office:value-type="string">
            <text:p>/rig/</text:p>
          </table:table-cell>
          <table:table-cell office:value-type="string">
            <text:p>(མིང་)</text:p>
          </table:table-cell>
          <table:table-cell office:value-type="string">
            <text:p>༡ཤེས་པ།མཐོང་བ།ཧ་གོ་བ།༢རིག་པ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རིག་སྟོོབས།</text:p>
          </table:table-cell>
          <table:table-cell office:value-type="string">
            <text:p>/rig tob/</text:p>
          </table:table-cell>
          <table:table-cell office:value-type="string">
            <text:p>(མིང་)</text:p>
          </table:table-cell>
          <table:table-cell office:value-type="string">
            <text:p>བློ་རིག་གི་སྟོབས་ཤུགས།</text:p>
          </table:table-cell>
          <table:table-cell table:number-columns-repeated="252"/>
        </table:table-row>
        <table:table-row table:style-name="ro1">
          <table:table-cell office:value-type="string">
            <text:p>རིག་ལྡན།</text:p>
          </table:table-cell>
          <table:table-cell office:value-type="string">
            <text:p>/rig den/</text:p>
          </table:table-cell>
          <table:table-cell office:value-type="string">
            <text:p>(མིང་ཁྱད་)</text:p>
          </table:table-cell>
          <table:table-cell office:value-type="string">
            <text:p>༡བློ་རིག་ཡོད་མི།༢ཤམྦྷ་ལའི་ཆོས་རྒྱལ་གྱི་རིགས་རྒྱུད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ིག་བསྡུར།</text:p>
          </table:table-cell>
          <table:table-cell office:value-type="string">
            <text:p>/rig dur/</text:p>
          </table:table-cell>
          <table:table-cell office:value-type="string">
            <text:p>(བྱ་འདས)</text:p>
          </table:table-cell>
          <table:table-cell office:value-type="string">
            <text:p>རིག་པ་གོ་བསྡུར་འབད་ནི།</text:p>
          </table:table-cell>
          <table:table-cell table:number-columns-repeated="252"/>
        </table:table-row>
        <table:table-row table:style-name="ro1">
          <table:table-cell office:value-type="string">
            <text:p>རིག་གནས།</text:p>
          </table:table-cell>
          <table:table-cell office:value-type="string">
            <text:p>/rig ne/</text:p>
          </table:table-cell>
          <table:table-cell office:value-type="string">
            <text:p>(མིང་)</text:p>
          </table:table-cell>
          <table:table-cell office:value-type="string">
            <text:p>བཅུ་ཕྲག་རིག་པའི་གནས་སྤྱིའི་མིང་དབྱེ་བ།སྒྲ་དང་ཚད་མ་བཟོ་གསོ་བ།།ནང་དོན་རིག་པ་གནས་ཆེན་ལྔ།།སྙན་ངག་མངོན་བརྗོད་ཟློས་གར་དང༌།།སྐར་རྩིས་སྡེབ་སྦྱོར་གནས་ཆུང་ལྔ།།ཟེར་ཡོད།</text:p>
          </table:table-cell>
          <table:table-cell table:number-columns-repeated="252"/>
        </table:table-row>
        <table:table-row table:style-name="ro1">
          <table:table-cell office:value-type="string">
            <text:p>རིག་གནས་བཅུ།</text:p>
          </table:table-cell>
          <table:table-cell office:value-type="string">
            <text:p>/rig ne cu/</text:p>
          </table:table-cell>
          <table:table-cell office:value-type="string">
            <text:p>(མིང་)</text:p>
          </table:table-cell>
          <table:table-cell office:value-type="string">
            <text:p>རིག་གནས་ཆེ་བ་ལྔ་དང་ཆུང་བ་ལྔ།</text:p>
          </table:table-cell>
          <table:table-cell table:number-columns-repeated="252"/>
        </table:table-row>
        <table:table-row table:style-name="ro1">
          <table:table-cell office:value-type="string">
            <text:p>རིག་གནས་ཆུང་བ་ལྔ།</text:p>
          </table:table-cell>
          <table:table-cell office:value-type="string">
            <text:p>/rig ne chung wa nga/</text:p>
          </table:table-cell>
          <table:table-cell office:value-type="string">
            <text:p>(མིང་)</text:p>
          </table:table-cell>
          <table:table-cell office:value-type="string">
            <text:p>སྙན་ངག་མངོན་བརྗོད་སྡེབ་སྦྱོར་ཟློས་གར་སྐར་རྩིས་ལྔ།</text:p>
          </table:table-cell>
          <table:table-cell table:number-columns-repeated="252"/>
        </table:table-row>
        <table:table-row table:style-name="ro1">
          <table:table-cell office:value-type="string">
            <text:p>རིག་གནས་ཆེ་བ་ལྔ།</text:p>
          </table:table-cell>
          <table:table-cell office:value-type="string">
            <text:p>/rig ne che wa nga/</text:p>
          </table:table-cell>
          <table:table-cell office:value-type="string">
            <text:p>(མིང་)</text:p>
          </table:table-cell>
          <table:table-cell office:value-type="string">
            <text:p>བཟོ་རིག་པ་གསོ་བ་རིག་པ་སྒྲ་རིག་པ་གཏན་ཚིགས་རིག་པ་ནང་དོན་རིག་པ་ལྔ།</text:p>
          </table:table-cell>
          <table:table-cell table:number-columns-repeated="252"/>
        </table:table-row>
        <table:table-row table:style-name="ro1">
          <table:table-cell office:value-type="string">
            <text:p>རིག་པ།</text:p>
          </table:table-cell>
          <table:table-cell office:value-type="string">
            <text:p>/rig pa/</text:p>
          </table:table-cell>
          <table:table-cell office:value-type="string">
            <text:p>(མིང་)</text:p>
          </table:table-cell>
          <table:table-cell office:value-type="string">
            <text:p>༡བློ་གྲོས།ཤེས་རབ།དྲན་པ།༢ཤེས་པ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རིག་པ་སྒྲིམ།</text:p>
          </table:table-cell>
          <table:table-cell office:value-type="string">
            <text:p>/rig pa drim/</text:p>
          </table:table-cell>
          <table:table-cell office:value-type="string">
            <text:p>(མིང་)</text:p>
          </table:table-cell>
          <table:table-cell office:value-type="string">
            <text:p>དྲནཔ་བཏོན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ིག་པ་ཅན།</text:p>
          </table:table-cell>
          <table:table-cell office:value-type="string">
            <text:p>/rig pa cen/</text:p>
          </table:table-cell>
          <table:table-cell office:value-type="string">
            <text:p>(མིང་ཁྱད་)</text:p>
          </table:table-cell>
          <table:table-cell office:value-type="string">
            <text:p>རིག་པ་སྦོམ་ཡོད་མི།བློ་གྲོས་ཅན།</text:p>
          </table:table-cell>
          <table:table-cell table:number-columns-repeated="252"/>
        </table:table-row>
        <table:table-row table:style-name="ro1">
          <table:table-cell office:value-type="string">
            <text:p>རིག་པ་ཐོལ་སྐྱེས།</text:p>
          </table:table-cell>
          <table:table-cell office:value-type="string">
            <text:p>/rig pa thoel ke/</text:p>
          </table:table-cell>
          <table:table-cell office:value-type="string">
            <text:p>(མིང་)</text:p>
          </table:table-cell>
          <table:table-cell office:value-type="string">
            <text:p>མ་ལྷབ་མ་སྦྱངས་བར་རང་བཞིན་གྱིས་སེམས་ཁར་འཆར་ཏེ་འོང་ནི།བརྡ་སྤྲོདཔ་ཙམ་གྱིས་དཀའ་ངལ་མེད་པར་སེམས་ཀྱིས་རིག་སྟེ་འོང་མི།</text:p>
          </table:table-cell>
          <table:table-cell table:number-columns-repeated="252"/>
        </table:table-row>
        <table:table-row table:style-name="ro1">
          <table:table-cell office:value-type="string">
            <text:p>རིག་པ་འཛིན་པ།</text:p>
          </table:table-cell>
          <table:table-cell office:value-type="string">
            <text:p>/rig pa dzin pa/</text:p>
          </table:table-cell>
          <table:table-cell office:value-type="string">
            <text:p>(མིང་)</text:p>
          </table:table-cell>
          <table:table-cell office:value-type="string">
            <text:p>རིག་སྔགས་འཛིན་པའི་ལྷ།དཔའ་བོ་དང་དཔའ་མོ།</text:p>
          </table:table-cell>
          <table:table-cell table:number-columns-repeated="252"/>
        </table:table-row>
        <table:table-row table:style-name="ro1">
          <table:table-cell office:value-type="string">
            <text:p>རིག་བྱེད་བཞི།</text:p>
          </table:table-cell>
          <table:table-cell office:value-type="string">
            <text:p>/rig pa je zhi/</text:p>
          </table:table-cell>
          <table:table-cell office:value-type="string">
            <text:p>(མིང་)</text:p>
          </table:table-cell>
          <table:table-cell office:value-type="string">
            <text:p>ཧེ་མ་རྒྱ་གར་གྱི་བྲམ་ཟེ་ཚུ་གི་ཆོས་ལུགས་ཀྱི་གཞུང༌།མཆོད་སྦྱིན།སྲིད་སྲུང༌།ངེས་བརྗོད།སྙན་ཚིག་བཞི།</text:p>
          </table:table-cell>
          <table:table-cell table:number-columns-repeated="252"/>
        </table:table-row>
        <table:table-row table:style-name="ro1">
          <table:table-cell office:value-type="string">
            <text:p>རིག་མ།</text:p>
          </table:table-cell>
          <table:table-cell office:value-type="string">
            <text:p>/rig ma/</text:p>
          </table:table-cell>
          <table:table-cell office:value-type="string">
            <text:p>(མིང་)</text:p>
          </table:table-cell>
          <table:table-cell office:value-type="string">
            <text:p>གསང་ཡུམ་གྱི་མིང་གི་རྣམ་གྲངས།</text:p>
          </table:table-cell>
          <table:table-cell table:number-columns-repeated="252"/>
        </table:table-row>
        <table:table-row table:style-name="ro1">
          <table:table-cell office:value-type="string">
            <text:p>རིག་རྩལ།</text:p>
          </table:table-cell>
          <table:table-cell office:value-type="string">
            <text:p>/rig tsel/</text:p>
          </table:table-cell>
          <table:table-cell office:value-type="string">
            <text:p>(མིང་)</text:p>
          </table:table-cell>
          <table:table-cell office:value-type="string">
            <text:p>བློ་གྲོས་ཀྱི་རྩལ།རིག་པའི་རྩལ།སེམས་ཀྱིས་བཀྲམ་ལཱ།</text:p>
          </table:table-cell>
          <table:table-cell table:number-columns-repeated="252"/>
        </table:table-row>
        <table:table-row table:style-name="ro1">
          <table:table-cell office:value-type="string">
            <text:p>རིག་ཚོད།</text:p>
          </table:table-cell>
          <table:table-cell office:value-type="string">
            <text:p>/rig tshoe/</text:p>
          </table:table-cell>
          <table:table-cell office:value-type="string">
            <text:p>(མིང་)</text:p>
          </table:table-cell>
          <table:table-cell office:value-type="string">
            <text:p>༡ཧ་གོ་ཚོད།༢རང་གི་ཤེས་ཚོད་བཟུང་ནི།</text:p>
          </table:table-cell>
          <table:table-cell table:number-columns-repeated="252"/>
        </table:table-row>
        <table:table-row table:style-name="ro1">
          <table:table-cell office:value-type="string">
            <text:p>རིག་འཛིན།</text:p>
          </table:table-cell>
          <table:table-cell office:value-type="string">
            <text:p>/rig dzin/</text:p>
          </table:table-cell>
          <table:table-cell office:value-type="string">
            <text:p>(མིང་)</text:p>
          </table:table-cell>
          <table:table-cell office:value-type="string">
            <text:p>༡རིག་འཛིན་གྱི་དཔའ་བོ་དང་མཁའ་འགྲོ་མ།༢མི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ིག་གཞུང༌།</text:p>
          </table:table-cell>
          <table:table-cell office:value-type="string">
            <text:p>/rig zhung/</text:p>
          </table:table-cell>
          <table:table-cell office:value-type="string">
            <text:p>(མིང་)</text:p>
          </table:table-cell>
          <table:table-cell office:value-type="string">
            <text:p>༡རིག་གནས་དང་གཞུང༌།རིག་པ་སྟོན་པའི་བསྟན་བཅོས་གཞན་ཡང༌།༢ལུང་ཕྱོགས་སོ་སོའི་ལམ་སྲོལ།གོམས་གཤིས་ལུ་ཡང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རིག་ལམ།</text:p>
          </table:table-cell>
          <table:table-cell office:value-type="string">
            <text:p>/rig lam/</text:p>
          </table:table-cell>
          <table:table-cell office:value-type="string">
            <text:p>(མིང་)</text:p>
          </table:table-cell>
          <table:table-cell office:value-type="string">
            <text:p>རིག་པའི་གཞུང་ལུགས།རིག་པའི་ལམ།ཤེས་བྱའི་ལམ།</text:p>
          </table:table-cell>
          <table:table-cell table:number-columns-repeated="252"/>
        </table:table-row>
        <table:table-row table:style-name="ro1">
          <table:table-cell office:value-type="string">
            <text:p>རིག་ཤེས།</text:p>
          </table:table-cell>
          <table:table-cell office:value-type="string">
            <text:p>/rig she/</text:p>
          </table:table-cell>
          <table:table-cell office:value-type="string">
            <text:p>(མིང་)</text:p>
          </table:table-cell>
          <table:table-cell office:value-type="string">
            <text:p>རིག་སྟོབས་ཀྱིས་ཤེས་ནི།རིག་པས་དཔྱད་དེ་ཤེས་ནི་ཚུ།མངོན་ཤེས་མེད་རུང་རིག་ཤེས་ཡོད་ཟེར་མི་ཚུ།</text:p>
          </table:table-cell>
          <table:table-cell table:number-columns-repeated="252"/>
        </table:table-row>
        <table:table-row table:style-name="ro1">
          <table:table-cell office:value-type="string">
            <text:p>རིག་གསར།</text:p>
          </table:table-cell>
          <table:table-cell office:value-type="string">
            <text:p>/rig sar/</text:p>
          </table:table-cell>
          <table:table-cell office:value-type="string">
            <text:p>(མིང་)</text:p>
          </table:table-cell>
          <table:table-cell office:value-type="string">
            <text:p>རིག་གནས་གསར་པ།</text:p>
          </table:table-cell>
          <table:table-cell table:number-columns-repeated="252"/>
        </table:table-row>
        <table:table-row table:style-name="ro1">
          <table:table-cell office:value-type="string">
            <text:p>རིགཔ།</text:p>
          </table:table-cell>
          <table:table-cell office:value-type="string">
            <text:p>/ri</text:p>
          </table:table-cell>
          <table:table-cell office:value-type="string">
            <text:p>(མིང་)</text:p>
          </table:table-cell>
          <table:table-cell office:value-type="string">
            <text:p>རིགཔ་སྒྲིམ་སྒྲིམ་པའི་ནང་རང་ཤོར་སོང་ཡི།རིག་པ་གི་མིང་མཐའ་བསྡུས་པ།</text:p>
          </table:table-cell>
          <table:table-cell table:number-columns-repeated="252"/>
        </table:table-row>
        <table:table-row table:style-name="ro1">
          <table:table-cell office:value-type="string">
            <text:p>རིགས།</text:p>
          </table:table-cell>
          <table:table-cell office:value-type="string">
            <text:p>/ri</text:p>
          </table:table-cell>
          <table:table-cell office:value-type="string">
            <text:p>(མིང་)</text:p>
          </table:table-cell>
          <table:table-cell office:value-type="string">
            <text:p>༡ཕ་ཡི་རིགས་མ་ཡི་རིགས་ཚུ།༢འོས་ཤིང་འཐད་པ།</text:p>
          </table:table-cell>
          <table:table-cell table:number-columns-repeated="252"/>
        </table:table-row>
        <table:table-row table:style-name="ro1">
          <table:table-cell office:value-type="string">
            <text:p>རིགས་ཀྱི་བུ།</text:p>
          </table:table-cell>
          <table:table-cell office:value-type="string">
            <text:p>/ri </text:p>
          </table:table-cell>
          <table:table-cell office:value-type="string">
            <text:p>(མིང་)</text:p>
          </table:table-cell>
          <table:table-cell office:value-type="string">
            <text:p>རང་གི་ཆོས་དང་རིགས་བརྒྱུད་འཛིན་པའི་བུ།རིགས་ཀྱི་བུ་དང་བུམོ།</text:p>
          </table:table-cell>
          <table:table-cell table:number-columns-repeated="252"/>
        </table:table-row>
        <table:table-row table:style-name="ro1">
          <table:table-cell office:value-type="string">
            <text:p>རིགས་ཀྱི་མྱུག་གུ</text:p>
          </table:table-cell>
          <table:table-cell office:value-type="string">
            <text:p>/ri ki nyug gu</text:p>
          </table:table-cell>
          <table:table-cell office:value-type="string">
            <text:p>(མིང་)</text:p>
          </table:table-cell>
          <table:table-cell office:value-type="string">
            <text:p>རང་གི་རིགས་བརྒྱུད་ལས་ཐོན་པའི་བུ་དང་བུམོ།</text:p>
          </table:table-cell>
          <table:table-cell table:number-columns-repeated="252"/>
        </table:table-row>
        <table:table-row table:style-name="ro1">
          <table:table-cell office:value-type="string">
            <text:p>རིགས་ཀྱིས་སྲུང་བ།</text:p>
          </table:table-cell>
          <table:table-cell office:value-type="string">
            <text:p>/ri ki sung wa</text:p>
          </table:table-cell>
          <table:table-cell office:value-type="string">
            <text:p>(མིང་)</text:p>
          </table:table-cell>
          <table:table-cell office:value-type="string">
            <text:p>ཕ་ཚན་གྱི་མི་རབས་བདུན་དང་མ་ཚན་མི་རབས་ལྔ་ཚུན་གཉེན་བསྡོམས་མ་ཆོག་པར་ངོ་ཚ་བསྲུང་བ།</text:p>
          </table:table-cell>
          <table:table-cell table:number-columns-repeated="252"/>
        </table:table-row>
        <table:table-row table:style-name="ro1">
          <table:table-cell office:value-type="string">
            <text:p>རིགས་འགྲེ།</text:p>
          </table:table-cell>
          <table:table-cell office:value-type="string">
            <text:p>/rig dre/</text:p>
          </table:table-cell>
          <table:table-cell office:value-type="string">
            <text:p>(མིང་)</text:p>
          </table:table-cell>
          <table:table-cell office:value-type="string">
            <text:p>གཅིག་ལུ་དཔྱེ་བལྟ་ཞིནམ་ལས་གཞན་ཚུ་དེ་དང་རིགས་བསྒྲེས་ཏེ་ཤེས་ནི།</text:p>
          </table:table-cell>
          <table:table-cell table:number-columns-repeated="252"/>
        </table:table-row>
        <table:table-row table:style-name="ro1">
          <table:table-cell office:value-type="string">
            <text:p>རིགས་བསྒྲེ།</text:p>
          </table:table-cell>
          <table:table-cell office:value-type="string">
            <text:p>/rig den/</text:p>
          </table:table-cell>
          <table:table-cell office:value-type="string">
            <text:p>(མིང་)</text:p>
          </table:table-cell>
          <table:table-cell office:value-type="string">
            <text:p>རིག་བསྒྲེ་ནི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རིགས་ངན།</text:p>
          </table:table-cell>
          <table:table-cell office:value-type="string">
            <text:p>/rig ngen/</text:p>
          </table:table-cell>
          <table:table-cell office:value-type="string">
            <text:p>(མིང་ཁྱད་)</text:p>
          </table:table-cell>
          <table:table-cell office:value-type="string">
            <text:p>༡ལཱ་ངན་པ་འབད་མི་གི་རིགས་དཔེར་ན་བཤན་པ།དམར་མཁནམ།ཉ་རོགསཔ་ཚུ།༢རིགས་བྱང་ཉེས།དཔེར་ན་རྒྱུ་ཆ་ལེགས་ཤོམ་མིན་པའི་བྱང་ཉེས་ཚུ།</text:p>
          </table:table-cell>
          <table:table-cell table:number-columns-repeated="252"/>
        </table:table-row>
        <table:table-row table:style-name="ro1">
          <table:table-cell office:value-type="string">
            <text:p>རིགས་ལྔ།</text:p>
          </table:table-cell>
          <table:table-cell office:value-type="string">
            <text:p>/ri nga</text:p>
          </table:table-cell>
          <table:table-cell office:value-type="string">
            <text:p>(མིང་)</text:p>
          </table:table-cell>
          <table:table-cell office:value-type="string">
            <text:p>རྒྱལ་བ་རིགས་ལྔ།ཤར་རྡོ་རྗེའི་རིགས།ལྷོ་རིན་ཆེན་རིགས།ནུབ་པདྨའི་རིགས།བྱང་ལས་ཀྱི་རིགས་དབུས་བུདྡྷ་རིགས་ཚུ།</text:p>
          </table:table-cell>
          <table:table-cell table:number-columns-repeated="252"/>
        </table:table-row>
        <table:table-row table:style-name="ro1">
          <table:table-cell office:value-type="string">
            <text:p>རིགས་ལྔའི་དབུ་རྒྱན།</text:p>
          </table:table-cell>
          <table:table-cell office:value-type="string">
            <text:p>/ri ngai yu jen/</text:p>
          </table:table-cell>
          <table:table-cell office:value-type="string">
            <text:p>(མིང་)</text:p>
          </table:table-cell>
          <table:table-cell office:value-type="string">
            <text:p>དེ་བཞིན་གཤེགས་པ་རིགས་ལྔ་དབུ་ལུ་བཀོད་པའི་རྒྱན་ཆ།</text:p>
          </table:table-cell>
          <table:table-cell table:number-columns-repeated="252"/>
        </table:table-row>
        <table:table-row table:style-name="ro1">
          <table:table-cell office:value-type="string">
            <text:p>རིགས་ཅན་བཞི།</text:p>
          </table:table-cell>
          <table:table-cell office:value-type="string">
            <text:p>/rig cen zhi/</text:p>
          </table:table-cell>
          <table:table-cell office:value-type="string">
            <text:p>(མིང་)</text:p>
          </table:table-cell>
          <table:table-cell office:value-type="string">
            <text:p>ཉན་ཐོས་ཀྱི་རིགས་ཅན།རང་རྒྱལ་གྱི་རིགས་ཅན།ཐེག་ཆེན་གྱི་རིགས་ཅན།མ་ངེས་པའི་རིགས་ཅན་བཞི།</text:p>
          </table:table-cell>
          <table:table-cell table:number-columns-repeated="252"/>
        </table:table-row>
        <table:table-row table:style-name="ro1">
          <table:table-cell office:value-type="string">
            <text:p>རིགས་ཅན་གསུམ།</text:p>
          </table:table-cell>
          <table:table-cell office:value-type="string">
            <text:p>/rig cen sum/</text:p>
          </table:table-cell>
          <table:table-cell office:value-type="string">
            <text:p>(མིང་)</text:p>
          </table:table-cell>
          <table:table-cell office:value-type="string">
            <text:p>ཉན་ཐོས་ཀྱི་རིགས་ཅན།རང་རྒྱལ་གྱི་རིགས་ཅན་ཐེག་ཆེན་གྱི་རིགས་ཅན་གསུམ།</text:p>
          </table:table-cell>
          <table:table-cell table:number-columns-repeated="252"/>
        </table:table-row>
        <table:table-row table:style-name="ro1">
          <table:table-cell office:value-type="string">
            <text:p>རིགས་གཅིག་པ།</text:p>
          </table:table-cell>
          <table:table-cell office:value-type="string">
            <text:p>/rig ci pa/</text:p>
          </table:table-cell>
          <table:table-cell office:value-type="string">
            <text:p>(མིང་)</text:p>
          </table:table-cell>
          <table:table-cell office:value-type="string">
            <text:p>རིགས་རུས་ཅོག་འཐདཔ།རིགས་རྒྱུས་གཅིག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རིགས་མཆོག</text:p>
          </table:table-cell>
          <table:table-cell office:value-type="string">
            <text:p>/ri cho</text:p>
          </table:table-cell>
          <table:table-cell office:value-type="string">
            <text:p>(མིང་ཁྱད་)</text:p>
          </table:table-cell>
          <table:table-cell office:value-type="string">
            <text:p>རྒྱལ་པོའི་རིགས་བཟུམ།རིགས་མཆོག་ཏུ་གྱུར་པ།</text:p>
          </table:table-cell>
          <table:table-cell table:number-columns-repeated="252"/>
        </table:table-row>
        <table:table-row table:style-name="ro1">
          <table:table-cell office:value-type="string">
            <text:p>རིགས་མཉམ།</text:p>
          </table:table-cell>
          <table:table-cell office:value-type="string">
            <text:p>/ri nyam/</text:p>
          </table:table-cell>
          <table:table-cell office:value-type="string">
            <text:p>(མིང་)</text:p>
          </table:table-cell>
          <table:table-cell office:value-type="string">
            <text:p>རིགས་རུས་མཐོ་དམའ་མེདཔ་འདྲན་འདྲ།རིགས་འདྲ་མཉམ།</text:p>
          </table:table-cell>
          <table:table-cell table:number-columns-repeated="252"/>
        </table:table-row>
        <table:table-row table:style-name="ro1">
          <table:table-cell office:value-type="string">
            <text:p>རིགས་མཐུན།</text:p>
          </table:table-cell>
          <table:table-cell office:value-type="string">
            <text:p>/ri thuen</text:p>
          </table:table-cell>
          <table:table-cell office:value-type="string">
            <text:p>(མིང་)</text:p>
          </table:table-cell>
          <table:table-cell office:value-type="string">
            <text:p>རིགས་མ་འདྲཝ་མིན་པ།རིགས་མཉམ་དང་དོན་གཅིག།ཅོག་འཐད་པའི་དོན།རིགས་མཐུན་ནང་ཚན་བར་དོའི་སེམས་ཅན་རྣམས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ིགས་མཐོ།</text:p>
          </table:table-cell>
          <table:table-cell office:value-type="string">
            <text:p>/ri tho</text:p>
          </table:table-cell>
          <table:table-cell office:value-type="string">
            <text:p>(མིང་ཁྱད)</text:p>
          </table:table-cell>
          <table:table-cell office:value-type="string">
            <text:p>བླ་མ་གི་རིགས་དང་གདུང་ཆོས་རྗེ་བཟུམ་མའ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རིགས་ལྡན་རྒྱ་མཚོ་རྣམ་རྒྱལ།</text:p>
          </table:table-cell>
          <table:table-cell office:value-type="string">
            <text:p>/rig den ja tsho nam gel/</text:p>
          </table:table-cell>
          <table:table-cell office:value-type="string">
            <text:p>(མིང་)</text:p>
          </table:table-cell>
          <table:table-cell office:value-type="string">
            <text:p>རིགས་ལྡན་ཉེར་ལྔའི་ནང་གསེས་བཅུ་པ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རིགས་ལྡན་རྒྱལ་དཀའ།</text:p>
          </table:table-cell>
          <table:table-cell office:value-type="string">
            <text:p>/rig den gel ka/</text:p>
          </table:table-cell>
          <table:table-cell office:value-type="string">
            <text:p>(མིང་)</text:p>
          </table:table-cell>
          <table:table-cell office:value-type="string">
            <text:p>རིགས་ལྡན་ཉེར་ལྔའི་ནང་གསེས་བཅུ་གཅིག་པ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རིགས་ལྡན་འཇམ་དཔལ་གྲགས་པ།</text:p>
          </table:table-cell>
          <table:table-cell office:value-type="string">
            <text:p>/rig den jam pel drag pa/</text:p>
          </table:table-cell>
          <table:table-cell office:value-type="string">
            <text:p>(མིང་)</text:p>
          </table:table-cell>
          <table:table-cell office:value-type="string">
            <text:p>རིགས་ལྡན་ཉེར་ལྔའི་ནང་གསེས་དང་པ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རིགས་ལྡན་ཉེར་ལྔ།</text:p>
          </table:table-cell>
          <table:table-cell office:value-type="string">
            <text:p>/rig den nyer nga/</text:p>
          </table:table-cell>
          <table:table-cell office:value-type="string">
            <text:p>(མིང་)</text:p>
          </table:table-cell>
          <table:table-cell office:value-type="string">
            <text:p>༡རིགས་ལྡན་འཇམ་དཔལ་གྲགས་པ།༢པདྨ་དཀར་པོ།༣བཟང་པོ།༤རྣམ་རྒྱལ།༥བཤེས་གཉེན་བཟང་པོ།༦རིན་ཆེན་ཕྱག༧ཁྱབ་འཇུག་སྦས་པ།༨ཉིམ་གྲགས།༩ཤིན་ཏུ་བཟང༌།༡༠རྒྱ་མཚོ་རྣམ་རྒྱལ།༡༡རྒྱལ་དཀའ།༡༢ཉི་མ།༡༣སྣ་ཚོགས་གཟུགས།༡༤ཟླ་བའི་འོད།༡༥མཐའ་ཡས།༡༦ས་སྐྱོང༌།༡༧དཔལ་སྐྱོང༌།༡༨སེངྒེ།༡༩རྣམ་པར་གནོན།༢༠སྟོབས་པོ་ཆེ།༢༡མ་འགག་པ།༢༢མི་ཡི་སེངྒེ།༢༣དབང་ཕྱུག་ཆེ།༢༤མཐའ་ཡས་རྣམ་རྒྱལ།༢༥རིགས་ལྡན་དྲག་པོ་འཁོར་ལོ་ཅན་ཉེར་ལྔ།</text:p>
          </table:table-cell>
          <table:table-cell table:number-columns-repeated="252"/>
        </table:table-row>
        <table:table-row table:style-name="ro1">
          <table:table-cell office:value-type="string">
            <text:p>རིགས་ལྡན་དྲག་པོ་ལྕགས་འཁོར་ཅན།</text:p>
          </table:table-cell>
          <table:table-cell office:value-type="string">
            <text:p>/rig den drag po ca khor cen/</text:p>
          </table:table-cell>
          <table:table-cell office:value-type="string">
            <text:p>(མིང་)</text:p>
          </table:table-cell>
          <table:table-cell office:value-type="string">
            <text:p>རིགས་ལྡན་ཉེར་ལྔའི་ནང་གསེས་ཉེར་ལྔ་པ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རིགས་ལྡན་པདྨ་དཀར་པོ།</text:p>
          </table:table-cell>
          <table:table-cell office:value-type="string">
            <text:p>/rig den pema kar po/</text:p>
          </table:table-cell>
          <table:table-cell office:value-type="string">
            <text:p>(མིང་)</text:p>
          </table:table-cell>
          <table:table-cell office:value-type="string">
            <text:p>རིགས་ལྡན་ཉེར་ལྔའི་ནང་གསེས་གཉིས་པ་གི་མཚན།</text:p>
          </table:table-cell>
          <table:table-cell table:number-columns-repeated="252"/>
        </table:table-row>
        <table:table-row table:style-name="ro1">
          <table:table-cell office:value-type="string">
            <text:p>རིགས་སྤེལ།</text:p>
          </table:table-cell>
          <table:table-cell office:value-type="string">
            <text:p>/rig pel/</text:p>
          </table:table-cell>
          <table:table-cell office:value-type="string">
            <text:p>(མིང་)</text:p>
          </table:table-cell>
          <table:table-cell office:value-type="string">
            <text:p>སྒོ་ཕྱུགས་ཕ་རིགས་དང་ལོ་ཐོག་སོན་རིགས་ལེགས་ཤོམ་ཚུ་སྤེལ་ནི།</text:p>
          </table:table-cell>
          <table:table-cell table:number-columns-repeated="252"/>
        </table:table-row>
        <table:table-row table:style-name="ro1">
          <table:table-cell office:value-type="string">
            <text:p>རིགས་འབྲེལ།</text:p>
          </table:table-cell>
          <table:table-cell office:value-type="string">
            <text:p>/rig drel/</text:p>
          </table:table-cell>
          <table:table-cell office:value-type="string">
            <text:p>(མིང་)</text:p>
          </table:table-cell>
          <table:table-cell office:value-type="string">
            <text:p>རིགས་ཀྱིས་འབྲེལ་བའི་བརྒྱུད་པ།རིགས་རྒྱུད་གཅིག་ཨིན་མི།</text:p>
          </table:table-cell>
          <table:table-cell table:number-columns-repeated="252"/>
        </table:table-row>
        <table:table-row table:style-name="ro1">
          <table:table-cell office:value-type="string">
            <text:p>རིགས་མི་མཐུན་པ།</text:p>
          </table:table-cell>
          <table:table-cell office:value-type="string">
            <text:p>/rig mi thuen pa/</text:p>
          </table:table-cell>
          <table:table-cell office:value-type="string">
            <text:p>(མིང་)</text:p>
          </table:table-cell>
          <table:table-cell office:value-type="string">
            <text:p>རིགས་རུས་མ་གཅིགཔ།རིགས་མ་འདྲ་བ།</text:p>
          </table:table-cell>
          <table:table-cell table:number-columns-repeated="252"/>
        </table:table-row>
        <table:table-row table:style-name="ro1">
          <table:table-cell office:value-type="string">
            <text:p>རིགས་དམན།</text:p>
          </table:table-cell>
          <table:table-cell office:value-type="string">
            <text:p>/rig men/</text:p>
          </table:table-cell>
          <table:table-cell office:value-type="string">
            <text:p>(མིང་ཁྱད་)</text:p>
          </table:table-cell>
          <table:table-cell office:value-type="string">
            <text:p>རིགས་ངན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ིགས་གཙང་མ།</text:p>
          </table:table-cell>
          <table:table-cell office:value-type="string">
            <text:p>/rig tsang ma/</text:p>
          </table:table-cell>
          <table:table-cell office:value-type="string">
            <text:p>(མིང་)</text:p>
          </table:table-cell>
          <table:table-cell office:value-type="string">
            <text:p>རིགས་རུས་བར་མ་ཆད་པའི་རྒྱུད་པ།</text:p>
          </table:table-cell>
          <table:table-cell table:number-columns-repeated="252"/>
        </table:table-row>
        <table:table-row table:style-name="ro1">
          <table:table-cell office:value-type="string">
            <text:p>རིགས་མཚུངས།</text:p>
          </table:table-cell>
          <table:table-cell office:value-type="string">
            <text:p>/rig tshung/</text:p>
          </table:table-cell>
          <table:table-cell office:value-type="string">
            <text:p>(མིང་)</text:p>
          </table:table-cell>
          <table:table-cell office:value-type="string">
            <text:p>རིགས་གཅིག་པ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ིགས་བཞི།</text:p>
          </table:table-cell>
          <table:table-cell office:value-type="string">
            <text:p>/rig zhi/</text:p>
          </table:table-cell>
          <table:table-cell office:value-type="string">
            <text:p>(མིང་)</text:p>
          </table:table-cell>
          <table:table-cell office:value-type="string">
            <text:p>དང་ཕུགས་རྒྱ་གར་ལུ་བྲམ་ཟེའི་རིགས་རྒྱལ་རིགས།རྗེ་རིགས།དམངས་རིགས།ཡངན་གདོལ་པའི་རིགས་ཚུ།</text:p>
          </table:table-cell>
          <table:table-cell table:number-columns-repeated="252"/>
        </table:table-row>
        <table:table-row table:style-name="ro1">
          <table:table-cell office:value-type="string">
            <text:p>རིགས་བཟང༌།</text:p>
          </table:table-cell>
          <table:table-cell office:value-type="string">
            <text:p>/rig zang/</text:p>
          </table:table-cell>
          <table:table-cell office:value-type="string">
            <text:p>(མིང་)</text:p>
          </table:table-cell>
          <table:table-cell office:value-type="string">
            <text:p>རིགས་ལེགས་ཤོམ།བྱང་ཆུབ་སེམས་དཔའ་དང་མཁའ་འགྲོ་མའི་མཚན་རྟགས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རིགས་རུས།</text:p>
          </table:table-cell>
          <table:table-cell office:value-type="string">
            <text:p>/rig rue/</text:p>
          </table:table-cell>
          <table:table-cell office:value-type="string">
            <text:p>(མིང་)</text:p>
          </table:table-cell>
          <table:table-cell office:value-type="string">
            <text:p>མའི་རིགས་དང་ཕའི་རུས་ཟེར་བརྩི་དགོ།བུ་བརྒྱུད་ལུ་ཕ་མ་གཉིས་ཆ་རའི་ཆ་ཤས་ཡོདཔ་ཨིན་རུང་རུས་བརྒྱུད་གཙོ་ཆེཝ་ཕ་ལས་དང་རིགས་བརྒྱུད་གཙོ་ཆེཝ་མ་ལས་བརྩིཝ་ཨིན།</text:p>
          </table:table-cell>
          <table:table-cell table:number-columns-repeated="252"/>
        </table:table-row>
        <table:table-row table:style-name="ro1">
          <table:table-cell office:value-type="string">
            <text:p>རིགས་ལམ།</text:p>
          </table:table-cell>
          <table:table-cell office:value-type="string">
            <text:p>/rig lam/</text:p>
          </table:table-cell>
          <table:table-cell office:value-type="string">
            <text:p>(མིང་)</text:p>
          </table:table-cell>
          <table:table-cell/>
          <table:table-cell office:value-type="string">
            <text:p>རིགས་ཤིང་འཐད་པའི་ལམ།</text:p>
          </table:table-cell>
          <table:table-cell table:number-columns-repeated="251"/>
        </table:table-row>
        <table:table-row table:style-name="ro1">
          <table:table-cell office:value-type="string">
            <text:p>རིགས་ཤིང་འཐད་པ།</text:p>
          </table:table-cell>
          <table:table-cell office:value-type="string">
            <text:p>/rig shing the pa/</text:p>
          </table:table-cell>
          <table:table-cell office:value-type="string">
            <text:p>(མིང་)</text:p>
          </table:table-cell>
          <table:table-cell office:value-type="string">
            <text:p>འོས་ཤིང་འཚམས་པ།</text:p>
          </table:table-cell>
          <table:table-cell table:number-columns-repeated="252"/>
        </table:table-row>
        <table:table-row table:style-name="ro1">
          <table:table-cell office:value-type="string">
            <text:p>རིགས་སད་པ།</text:p>
          </table:table-cell>
          <table:table-cell office:value-type="string">
            <text:p>/rig se pa/</text:p>
          </table:table-cell>
          <table:table-cell office:value-type="string">
            <text:p>(བྱ་ཁྱད་)</text:p>
          </table:table-cell>
          <table:table-cell office:value-type="string">
            <text:p>ཧེ་མ་གི་བག་ཆགས་ཚོར་བ།</text:p>
          </table:table-cell>
          <table:table-cell table:number-columns-repeated="252"/>
        </table:table-row>
        <table:table-row table:style-name="ro1">
          <table:table-cell office:value-type="string">
            <text:p>རིགས་གསུམ།</text:p>
          </table:table-cell>
          <table:table-cell office:value-type="string">
            <text:p>/rig sum/</text:p>
          </table:table-cell>
          <table:table-cell office:value-type="string">
            <text:p>(མིང་)</text:p>
          </table:table-cell>
          <table:table-cell office:value-type="string">
            <text:p>དེ་བཞིན་གཤེགས་པའི་རིགས་རྡོ་རྗེའི་རིགས།པདྨའི་རིགས་གསུམ།</text:p>
          </table:table-cell>
          <table:table-cell table:number-columns-repeated="252"/>
        </table:table-row>
        <table:table-row table:style-name="ro1">
          <table:table-cell office:value-type="string">
            <text:p>རིགས་གསུམ་དགོན་པ།</text:p>
          </table:table-cell>
          <table:table-cell office:value-type="string">
            <text:p>/rig sum goen pa/</text:p>
          </table:table-cell>
          <table:table-cell office:value-type="string">
            <text:p>(མིང་)</text:p>
          </table:table-cell>
          <table:table-cell office:value-type="string">
            <text:p>བཀྲ་ཤིས་གཡང་རྩེ་རྫོང་ཁག་ནང་གི་དགོན་སྡེ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ིགས་གསུམ་མགོན་པོ།</text:p>
          </table:table-cell>
          <table:table-cell office:value-type="string">
            <text:p>/rig sum goen po/</text:p>
          </table:table-cell>
          <table:table-cell office:value-type="string">
            <text:p>(མིང་)</text:p>
          </table:table-cell>
          <table:table-cell office:value-type="string">
            <text:p>འཇམ་དཔལ་དབྱངས་ཕྱག་ན་རྡོ་རྗེ།སྤྱན་རས་གཟིགས་གསུམ།</text:p>
          </table:table-cell>
          <table:table-cell table:number-columns-repeated="252"/>
        </table:table-row>
        <table:table-row table:style-name="ro1">
          <table:table-cell office:value-type="string">
            <text:p>རིང༌།</text:p>
          </table:table-cell>
          <table:table-cell office:value-type="string">
            <text:p>/ring/</text:p>
          </table:table-cell>
          <table:table-cell office:value-type="string">
            <text:p>(མིང་ཁྱད་)</text:p>
          </table:table-cell>
          <table:table-cell office:value-type="string">
            <text:p>༡ཐག་རིང་བ།༢ཚབ་འཚབ་ཀྱ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རིང་བརྒྱུད་བཀའ་མ།</text:p>
          </table:table-cell>
          <table:table-cell office:value-type="string">
            <text:p>/ring jue ka ma/</text:p>
          </table:table-cell>
          <table:table-cell office:value-type="string">
            <text:p>(མིང་)</text:p>
          </table:table-cell>
          <table:table-cell office:value-type="string">
            <text:p>གསང་སྔགས་རྙིང་མ་པའི་ལུགས་ཀྱི་མདོ་སྒྱུ་སེམས་གསུམ་ཚུ་རྒྱ་གར་ཀྱི་པཎ་གྲུབ་ཚུ་ལས་བོད་ཀྱི་ལོ་ཙཱ་བ་ཚུ་ལུ་བཤད་དེ་བསྒྱུར་ཞིན་ན་བཀའ་ལས་བཀའ་བརྒྱུད་དེ་བྱུང་བའི་ཆོས་བཀའ་ཚུ།</text:p>
          </table:table-cell>
          <table:table-cell table:number-columns-repeated="252"/>
        </table:table-row>
        <table:table-row table:style-name="ro1">
          <table:table-cell office:value-type="string">
            <text:p>རིང་ཐུང༌།</text:p>
          </table:table-cell>
          <table:table-cell office:value-type="string">
            <text:p>/ring thung/</text:p>
          </table:table-cell>
          <table:table-cell office:value-type="string">
            <text:p>(མིང་ཁྱད་)</text:p>
          </table:table-cell>
          <table:table-cell office:value-type="string">
            <text:p>རིངམ་དང་ཐུང་ཀུའི་མིང་གཉིས་གཅིག་ཁར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རིང་དྲག</text:p>
          </table:table-cell>
          <table:table-cell office:value-type="string">
            <text:p>/ring drag/</text:p>
          </table:table-cell>
          <table:table-cell office:value-type="string">
            <text:p>(མིང་ཁྱད་)</text:p>
          </table:table-cell>
          <table:table-cell office:value-type="string">
            <text:p>ཚད་རིང་དྲག་མི།</text:p>
          </table:table-cell>
          <table:table-cell table:number-columns-repeated="252"/>
        </table:table-row>
        <table:table-row table:style-name="ro1">
          <table:table-cell office:value-type="string">
            <text:p>རིང་མི་རིང༌།</text:p>
          </table:table-cell>
          <table:table-cell office:value-type="string">
            <text:p>/ring mi ring/</text:p>
          </table:table-cell>
          <table:table-cell office:value-type="string">
            <text:p>(མིང་ཁྱད་)</text:p>
          </table:table-cell>
          <table:table-cell office:value-type="string">
            <text:p>༡རིང་མི་རིང་བལྟ་ཟེར་དོ་བཟུམ།༢ཧ་ཅང་གིས་རིང་བ།</text:p>
          </table:table-cell>
          <table:table-cell table:number-columns-repeated="252"/>
        </table:table-row>
        <table:table-row table:style-name="ro1">
          <table:table-cell office:value-type="string">
            <text:p>རིང་མིན།</text:p>
          </table:table-cell>
          <table:table-cell office:value-type="string">
            <text:p>/ring min/</text:p>
          </table:table-cell>
          <table:table-cell office:value-type="string">
            <text:p>(མིང་)</text:p>
          </table:table-cell>
          <table:table-cell office:value-type="string">
            <text:p>༡མགྱོགས་པ་རང༌།༢རིངམོ་མིན་མི།</text:p>
          </table:table-cell>
          <table:table-cell table:number-columns-repeated="252"/>
        </table:table-row>
        <table:table-row table:style-name="ro1">
          <table:table-cell office:value-type="string">
            <text:p>རིང་ཚད།</text:p>
          </table:table-cell>
          <table:table-cell office:value-type="string">
            <text:p>/ring tshe/</text:p>
          </table:table-cell>
          <table:table-cell office:value-type="string">
            <text:p>(མིང་)</text:p>
          </table:table-cell>
          <table:table-cell office:value-type="string">
            <text:p>རིང་བའི་ཚད།</text:p>
          </table:table-cell>
          <table:table-cell table:number-columns-repeated="252"/>
        </table:table-row>
        <table:table-row table:style-name="ro1">
          <table:table-cell office:value-type="string">
            <text:p>རིང་རང་རིང་མས།</text:p>
          </table:table-cell>
          <table:table-cell office:value-type="string">
            <text:p>/ring rang ring me</text:p>
          </table:table-cell>
          <table:table-cell office:value-type="string">
            <text:p>(མིང་ཁྱད་)</text:p>
          </table:table-cell>
          <table:table-cell office:value-type="string">
            <text:p>ཚད་གཞི་རིང་དྲགས་ནི།</text:p>
          </table:table-cell>
          <table:table-cell table:number-columns-repeated="252"/>
        </table:table-row>
        <table:table-row table:style-name="ro1">
          <table:table-cell office:value-type="string">
            <text:p>རིང་ལམ།</text:p>
          </table:table-cell>
          <table:table-cell office:value-type="string">
            <text:p>/ring lam/</text:p>
          </table:table-cell>
          <table:table-cell office:value-type="string">
            <text:p>(མིང་)</text:p>
          </table:table-cell>
          <table:table-cell office:value-type="string">
            <text:p>༡ཐག་རིང་བའི་ལམ།༢རིང་ལམ་རྒྱུ་མཚན་ཉིད་ཐེག་པ།</text:p>
          </table:table-cell>
          <table:table-cell table:number-columns-repeated="252"/>
        </table:table-row>
        <table:table-row table:style-name="ro1">
          <table:table-cell office:value-type="string">
            <text:p>རིང་ལུགས།</text:p>
          </table:table-cell>
          <table:table-cell office:value-type="string">
            <text:p>/ring lug/</text:p>
          </table:table-cell>
          <table:table-cell office:value-type="string">
            <text:p>(མིང་)</text:p>
          </table:table-cell>
          <table:table-cell office:value-type="string">
            <text:p>དཔལ་ལྡན་འབྲུག་པའི་རིང་ལུགས་ཟེར་དོ་བཟུམ་རང་རང་སོ་སོའི་ཁྱད་ཆོས་མ་འདྲ་བར་ཡོད་པའི་ལུགས་སྲོལ།</text:p>
          </table:table-cell>
          <table:table-cell table:number-columns-repeated="252"/>
        </table:table-row>
        <table:table-row table:style-name="ro1">
          <table:table-cell office:value-type="string">
            <text:p>རིང་ཤོས།</text:p>
          </table:table-cell>
          <table:table-cell office:value-type="string">
            <text:p>/ring shoe/</text:p>
          </table:table-cell>
          <table:table-cell office:value-type="string">
            <text:p>(མིང་ཁྱད་)</text:p>
          </table:table-cell>
          <table:table-cell office:value-type="string">
            <text:p>ག་ར་ནང་ལས་རིང་ཤོས།</text:p>
          </table:table-cell>
          <table:table-cell table:number-columns-repeated="252"/>
        </table:table-row>
        <table:table-row table:style-name="ro1">
          <table:table-cell office:value-type="string">
            <text:p>རིང་སུ།</text:p>
          </table:table-cell>
          <table:table-cell office:value-type="string">
            <text:p>/ring su/</text:p>
          </table:table-cell>
          <table:table-cell office:value-type="string">
            <text:p>(མིང་ཁྱད་)</text:p>
          </table:table-cell>
          <table:table-cell office:value-type="string">
            <text:p>རིང་སུ་ཅིག་ཨིན་མས་རིང་སུ་དགོ་རིང་སུ་ཅིག་གཏང་ཟེར་དོ་བཟུམ་དུམ་གྲ་ཅིག་ལྷག་སུ་འབད་བའི་ཚད།</text:p>
          </table:table-cell>
          <table:table-cell table:number-columns-repeated="252"/>
        </table:table-row>
        <table:table-row table:style-name="ro1">
          <table:table-cell office:value-type="string">
            <text:p>རིང་བསྲེལ།</text:p>
          </table:table-cell>
          <table:table-cell office:value-type="string">
            <text:p>/ring sel/</text:p>
          </table:table-cell>
          <table:table-cell office:value-type="string">
            <text:p>(མིང་)</text:p>
          </table:table-cell>
          <table:table-cell office:value-type="string">
            <text:p>སངས་རྒྱས་ཀྱི་རིང་བསྲེལ།བླམ་སློབ་དཔོན་རྩ་ཆེན་ཚུ་གི་སྐུ་གདུང་ལས་བབ་པའི་རིལ་བུ་ཚུ།</text:p>
          </table:table-cell>
          <table:table-cell table:number-columns-repeated="252"/>
        </table:table-row>
        <table:table-row table:style-name="ro1">
          <table:table-cell office:value-type="string">
            <text:p>རིང་བསྲེལ་གསུམ།</text:p>
          </table:table-cell>
          <table:table-cell office:value-type="string">
            <text:p>/ring sel sum/</text:p>
          </table:table-cell>
          <table:table-cell office:value-type="string">
            <text:p>(མིང་)</text:p>
          </table:table-cell>
          <table:table-cell office:value-type="string">
            <text:p>ཆོས་སྐུའི་རིང་བསྲེལ་སྐུ་བལ་གྱི་རིང་བསྲེལ་སྐུ་གདུང་གི་རིང་བསྲེལ་གསུམ།</text:p>
          </table:table-cell>
          <table:table-cell table:number-columns-repeated="252"/>
        </table:table-row>
        <table:table-row table:style-name="ro1">
          <table:table-cell office:value-type="string">
            <text:p>རིངན།</text:p>
          </table:table-cell>
          <table:table-cell office:value-type="string">
            <text:p>/ri</text:p>
          </table:table-cell>
          <table:table-cell office:value-type="string">
            <text:p>(མིང་)</text:p>
          </table:table-cell>
          <table:table-cell office:value-type="string">
            <text:p>ཚད་ལས་རིངན་བཏོག་བཏང༌།</text:p>
          </table:table-cell>
          <table:table-cell table:number-columns-repeated="252"/>
        </table:table-row>
        <table:table-row table:style-name="ro1">
          <table:table-cell office:value-type="string">
            <text:p>རིངམོ།</text:p>
          </table:table-cell>
          <table:table-cell office:value-type="string">
            <text:p>/rim/</text:p>
          </table:table-cell>
          <table:table-cell office:value-type="string">
            <text:p>(མིང་ཁྱད་)</text:p>
          </table:table-cell>
          <table:table-cell office:value-type="string">
            <text:p>ཚད་རིངམོ་འདུག་དར་ཤིང་རིངམོ་ཨིན་མས་ཚུ།</text:p>
          </table:table-cell>
          <table:table-cell table:number-columns-repeated="252"/>
        </table:table-row>
        <table:table-row table:style-name="ro1">
          <table:table-cell office:value-type="string">
            <text:p>རིན།</text:p>
          </table:table-cell>
          <table:table-cell office:value-type="string">
            <text:p>/rin/</text:p>
          </table:table-cell>
          <table:table-cell office:value-type="string">
            <text:p>(མིང་)</text:p>
          </table:table-cell>
          <table:table-cell office:value-type="string">
            <text:p>ཅ་ལ་ཉོ་བའི་རིན།རིན་དངུལ།རིན་གོང་ཚུ།</text:p>
          </table:table-cell>
          <table:table-cell table:number-columns-repeated="252"/>
        </table:table-row>
        <table:table-row table:style-name="ro1">
          <table:table-cell office:value-type="string">
            <text:p>རིན་གོང༌།</text:p>
          </table:table-cell>
          <table:table-cell office:value-type="string">
            <text:p>/rin gong/</text:p>
          </table:table-cell>
          <table:table-cell office:value-type="string">
            <text:p>(མིང་)</text:p>
          </table:table-cell>
          <table:table-cell office:value-type="string">
            <text:p>རིན་འབབ།དཔེར་ན་ཆུམ་ཀེ་ཇི་གང་ལུ་རིན་གོང་དངུལ་ཀྲམ་༢༥རེ་ཨི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ིན་དངུལ།</text:p>
          </table:table-cell>
          <table:table-cell office:value-type="string">
            <text:p>/rin nguel/</text:p>
          </table:table-cell>
          <table:table-cell office:value-type="string">
            <text:p>(མིང་)</text:p>
          </table:table-cell>
          <table:table-cell office:value-type="string">
            <text:p>རིན་འབབ་སྤྲོད་ནིའི་དངུལ།</text:p>
          </table:table-cell>
          <table:table-cell table:number-columns-repeated="252"/>
        </table:table-row>
        <table:table-row table:style-name="ro1">
          <table:table-cell office:value-type="string">
            <text:p>རིན་ཆེན།</text:p>
          </table:table-cell>
          <table:table-cell office:value-type="string">
            <text:p>/rin chen/</text:p>
          </table:table-cell>
          <table:table-cell office:value-type="string">
            <text:p>(མིང་)</text:p>
          </table:table-cell>
          <table:table-cell office:value-type="string">
            <text:p>༡རིན་གོང་སྦོམ་གནས་པའི་ཅ་ཆས།དཔེར་ན་གསེར།གཡུ།དངུལ།ཟངས་ལྕགས།མུ་ཏིགཕ་ལམ་ནོར་བུ་ཚུ་སྤྱིར་བཏང་གི་མིང༌།༢མིའ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ིན་ཆེན་སྒང༌།</text:p>
          </table:table-cell>
          <table:table-cell office:value-type="string">
            <text:p>/rin chen gang/</text:p>
          </table:table-cell>
          <table:table-cell office:value-type="string">
            <text:p>(མིང་)</text:p>
          </table:table-cell>
          <table:table-cell office:value-type="string">
            <text:p>དབང་འདུས་ཕོ་བྲང་རྫོང་ཁག་འོག་གི་གཡུས་ཚན་ཅིག་གི་མིང༌།རིན་ཆེན་སྒང་པའི་ཨ་རིང་ཟེར་བ་ཅིན་ལེབ་ཆུང་ཀུ་འབད་མི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རིན་ཆེན་གཉིས་པ།</text:p>
          </table:table-cell>
          <table:table-cell office:value-type="string">
            <text:p>/rin chen nyi pa/</text:p>
          </table:table-cell>
          <table:table-cell office:value-type="string">
            <text:p>(མིང་)</text:p>
          </table:table-cell>
          <table:table-cell office:value-type="string">
            <text:p>དངུལ་གྱི་མིང་གི་རྣམ་གྲངས།</text:p>
          </table:table-cell>
          <table:table-cell table:number-columns-repeated="252"/>
        </table:table-row>
        <table:table-row table:style-name="ro1">
          <table:table-cell office:value-type="string">
            <text:p>རིན་ཆེན་གཏེར་མཛོད།</text:p>
          </table:table-cell>
          <table:table-cell office:value-type="string">
            <text:p>/rin chen ter dzoe</text:p>
          </table:table-cell>
          <table:table-cell office:value-type="string">
            <text:p>(མིང་)</text:p>
          </table:table-cell>
          <table:table-cell office:value-type="string">
            <text:p>༡རིན་པོ་ཆེ་ཡོད་པའི་གཏེར་ཁ་དང་བང་མཛོད།༢འཇམ་མགོན་ཀོང་སྤྲུལ་ཡོན་ཏན་རྒྱ་མཚོ་གིས་སྔ་འགྱུར་རྙིང་མའི་གཏེར་སྟོན་སངས་རྒྱས་བླ་མ་ནས་མཆོག་གྱུར་བདེ་ཆེན་གླིང་པའི་བར་གྱི་གཏེར་སྟོན་བརྒྱ་རྩའི་གཏེར་གཞུང་ཚུ།ཕྱོགས་གཅིག་ཏུ་བསྒྲིགས་པའི་པོོ་ཏི་དྲུག་ཅུ་རེ་གཉིས་འབད་མི།</text:p>
          </table:table-cell>
          <table:table-cell table:number-columns-repeated="252"/>
        </table:table-row>
        <table:table-row table:style-name="ro1">
          <table:table-cell office:value-type="string">
            <text:p>རིན་ཆེན་དང་པོ།</text:p>
          </table:table-cell>
          <table:table-cell office:value-type="string">
            <text:p>/rin chen dang po/</text:p>
          </table:table-cell>
          <table:table-cell office:value-type="string">
            <text:p>(མིང་)</text:p>
          </table:table-cell>
          <table:table-cell office:value-type="string">
            <text:p>གསེར་གྱི་མིང་གི་རྣམ་གྲངས།</text:p>
          </table:table-cell>
          <table:table-cell table:number-columns-repeated="252"/>
        </table:table-row>
        <table:table-row table:style-name="ro1">
          <table:table-cell office:value-type="string">
            <text:p>རིན་ཆེན་རྡོ།</text:p>
          </table:table-cell>
          <table:table-cell office:value-type="string">
            <text:p>/rin chen do/</text:p>
          </table:table-cell>
          <table:table-cell office:value-type="string">
            <text:p>(མིང་)</text:p>
          </table:table-cell>
          <table:table-cell office:value-type="string">
            <text:p>རྡོ་རྩ་ཆེ་དྲགས་རིན་གོང་ཅན་ཚུ།</text:p>
          </table:table-cell>
          <table:table-cell table:number-columns-repeated="252"/>
        </table:table-row>
        <table:table-row table:style-name="ro1">
          <table:table-cell office:value-type="string">
            <text:p>རིན་ཆེན་རྣམ་གསུམ།</text:p>
          </table:table-cell>
          <table:table-cell office:value-type="string">
            <text:p>/rin chen nam sum/</text:p>
          </table:table-cell>
          <table:table-cell office:value-type="string">
            <text:p>(མིང་)</text:p>
          </table:table-cell>
          <table:table-cell office:value-type="string">
            <text:p>དཀོན་མཆོག་རིན་པོ་ཆེ་རྣམ་པ་གསུམ།</text:p>
          </table:table-cell>
          <table:table-cell table:number-columns-repeated="252"/>
        </table:table-row>
        <table:table-row table:style-name="ro1">
          <table:table-cell office:value-type="string">
            <text:p>རིན་ཆེན་སྣ་ལྔ།</text:p>
          </table:table-cell>
          <table:table-cell office:value-type="string">
            <text:p>/rin chen na nga/</text:p>
          </table:table-cell>
          <table:table-cell office:value-type="string">
            <text:p>(མིང་)</text:p>
          </table:table-cell>
          <table:table-cell office:value-type="string">
            <text:p>གསེར།དངུལ།གཡུ།བྱུ་རུ།མུ་ཏིག་ལྔ།</text:p>
          </table:table-cell>
          <table:table-cell table:number-columns-repeated="252"/>
        </table:table-row>
        <table:table-row table:style-name="ro1">
          <table:table-cell office:value-type="string">
            <text:p>རིན་ཆེན་སྣ་བདུན།</text:p>
          </table:table-cell>
          <table:table-cell office:value-type="string">
            <text:p>/rin chen na duen/</text:p>
          </table:table-cell>
          <table:table-cell office:value-type="string">
            <text:p>(མིང་)</text:p>
          </table:table-cell>
          <table:table-cell office:value-type="string">
            <text:p>འཁོར་ལོ།ནོར་བུ།བཙུན་མོ།བློན་པོ།གླང་པོ།རྟ་མཆོགདམག་དཔོན་རིན་པོ་ཆེ་བདུན།</text:p>
          </table:table-cell>
          <table:table-cell table:number-columns-repeated="252"/>
        </table:table-row>
        <table:table-row table:style-name="ro1">
          <table:table-cell office:value-type="string">
            <text:p>རིན་ཆེན་སྤུངས་རྫོང༌།</text:p>
          </table:table-cell>
          <table:table-cell office:value-type="string">
            <text:p>/rin chen pung dzong/</text:p>
          </table:table-cell>
          <table:table-cell office:value-type="string">
            <text:p>(མིང་)</text:p>
          </table:table-cell>
          <table:table-cell office:value-type="string">
            <text:p>རབ་བྱུང་བཅུ་གཅིག་པ་སྤྱི་ལོ་༡༦༤༦ལུ་ཞབས་དྲུང་རིན་པོ་ཆེ་གིས་བཞེངས་གནང་བའི་སྤ་རོ་རིན་སྤུངས་རྫོང་གི་མིང༌།སྤ་རོ་རྫོང་དང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ིན་ཆེན་སྤུངས་བཤད།</text:p>
          </table:table-cell>
          <table:table-cell office:value-type="string">
            <text:p>/rin chen pung she/</text:p>
          </table:table-cell>
          <table:table-cell office:value-type="string">
            <text:p>(མིང་)</text:p>
          </table:table-cell>
          <table:table-cell office:value-type="string">
            <text:p>འདི་བཟུམ་བྲིས་མི་ལུ་སླབ་ཨིན།</text:p>
          </table:table-cell>
          <table:table-cell table:number-columns-repeated="2"/>
          <table:table-cell office:value-type="string">
            <text:p>༑</text:p>
          </table:table-cell>
          <table:table-cell table:number-columns-repeated="249"/>
        </table:table-row>
        <table:table-row table:style-name="ro1">
          <table:table-cell office:value-type="string">
            <text:p>རིན་ཆེན་འབྱུང་གནས།</text:p>
          </table:table-cell>
          <table:table-cell office:value-type="string">
            <text:p>/rin chen jung ne/</text:p>
          </table:table-cell>
          <table:table-cell office:value-type="string">
            <text:p>(མིང་)</text:p>
          </table:table-cell>
          <table:table-cell office:value-type="string">
            <text:p>༡རིན་པོ་ཆེ་འབྱུང་སའི་གནས།༢རྒྱ་མཚོའི་མིང་གི་རྣམ་གྲངས།</text:p>
          </table:table-cell>
          <table:table-cell table:number-columns-repeated="252"/>
        </table:table-row>
        <table:table-row table:style-name="ro1">
          <table:table-cell office:value-type="string">
            <text:p>རིན་ཆེན་རིལ་བུ།</text:p>
          </table:table-cell>
          <table:table-cell office:value-type="string">
            <text:p>/rin chen ril bu/</text:p>
          </table:table-cell>
          <table:table-cell office:value-type="string">
            <text:p>(མིང་)</text:p>
          </table:table-cell>
          <table:table-cell office:value-type="string">
            <text:p>རིན་པོ་ཆེའི་རིགས་ལེ་ཤ་སྣ་འཛོམས་སྦྱོར་བའི་རིལ་བུ།རིན་ཆེན་མང་སྦྱོར་རིལ་བུ་རིན་ཆེན་གྲང་སྦྱོར་རིལ་བུ།རིན་ཆེན་བཙོ་བཀྲུ་ཟླ་ཤེལ་ཚུ།</text:p>
          </table:table-cell>
          <table:table-cell table:number-columns-repeated="252"/>
        </table:table-row>
        <table:table-row table:style-name="ro1">
          <table:table-cell office:value-type="string">
            <text:p>རིན་ཐང༌།</text:p>
          </table:table-cell>
          <table:table-cell office:value-type="string">
            <text:p>/rin thang/</text:p>
          </table:table-cell>
          <table:table-cell office:value-type="string">
            <text:p>(མིང་)</text:p>
          </table:table-cell>
          <table:table-cell office:value-type="string">
            <text:p>རིན་གོང་ཐང་གཞི།</text:p>
          </table:table-cell>
          <table:table-cell table:number-columns-repeated="252"/>
        </table:table-row>
        <table:table-row table:style-name="ro1">
          <table:table-cell office:value-type="string">
            <text:p>རིན་ཐང་ཅན།</text:p>
          </table:table-cell>
          <table:table-cell office:value-type="string">
            <text:p>/rin thang cen/</text:p>
          </table:table-cell>
          <table:table-cell office:value-type="string">
            <text:p>(མིང་)</text:p>
          </table:table-cell>
          <table:table-cell office:value-type="string">
            <text:p>རིན་གོང་སྦོམ་གནས་པའི་ཅ་ལ།</text:p>
          </table:table-cell>
          <table:table-cell table:number-columns-repeated="252"/>
        </table:table-row>
        <table:table-row table:style-name="ro1">
          <table:table-cell office:value-type="string">
            <text:p>རིན་བསྡུར།</text:p>
          </table:table-cell>
          <table:table-cell office:value-type="string">
            <text:p>/rin dur/</text:p>
          </table:table-cell>
          <table:table-cell office:value-type="string">
            <text:p>(མིང་)</text:p>
          </table:table-cell>
          <table:table-cell office:value-type="string">
            <text:p>རིན་གོང་ག་བསྡུར།རིན་བབས་མཐོ་དམའ་འགྲན་བསྡུར།</text:p>
          </table:table-cell>
          <table:table-cell table:number-columns-repeated="252"/>
        </table:table-row>
        <table:table-row table:style-name="ro1">
          <table:table-cell office:value-type="string">
            <text:p>རིན་པོ་ཆེ།</text:p>
          </table:table-cell>
          <table:table-cell office:value-type="string">
            <text:p>/rin po che/</text:p>
          </table:table-cell>
          <table:table-cell office:value-type="string">
            <text:p>(མིང་)</text:p>
          </table:table-cell>
          <table:table-cell office:value-type="string">
            <text:p>བླམ་རིན་པོ་ཆེ།སྤྲུལ་སྐུ་རིན་པོ་ཆེ།རྒྱལ་པོ་རིན་པོ་ཆེ།ནོར་བུ་རིན་པོ་ཆེ་བཟུམ་རྩ་ཆེ་ཏོག་ཏོ་ཟེར་བ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རིན་པོ་ཆེ་སྣ་བདུན།</text:p>
          </table:table-cell>
          <table:table-cell office:value-type="string">
            <text:p>/rin po che na duen/</text:p>
          </table:table-cell>
          <table:table-cell office:value-type="string">
            <text:p>(མིང་)</text:p>
          </table:table-cell>
          <table:table-cell office:value-type="string">
            <text:p>པདྨ་རཱ་གཨིནྡྲ་ནཱི་ལ།བཻཌཱུརྱ།མརྒད།རྡོ་རྗེ་ཕ་ལམ།མུ་ཏིགབྱུ་རུ་བདུན།</text:p>
          </table:table-cell>
          <table:table-cell table:number-columns-repeated="252"/>
        </table:table-row>
        <table:table-row table:style-name="ro1">
          <table:table-cell office:value-type="string">
            <text:p>རིན་སྤུངས།</text:p>
          </table:table-cell>
          <table:table-cell office:value-type="string">
            <text:p>/rin pung/</text:p>
          </table:table-cell>
          <table:table-cell office:value-type="string">
            <text:p>(མིང་)</text:p>
          </table:table-cell>
          <table:table-cell office:value-type="string">
            <text:p>རིན་ཆེན་སྤུངས་རྫོང་གི་བསྡུས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ིན་སྤུངས་རྫོང༌།</text:p>
          </table:table-cell>
          <table:table-cell office:value-type="string">
            <text:p>/rin pung dzong/</text:p>
          </table:table-cell>
          <table:table-cell office:value-type="string">
            <text:p>(མིང་)</text:p>
          </table:table-cell>
          <table:table-cell office:value-type="string">
            <text:p>རིན་ཆེན་སྤུངས་རྫོ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ིན་སྤྲོད།</text:p>
          </table:table-cell>
          <table:table-cell office:value-type="string">
            <text:p>/rin troe</text:p>
          </table:table-cell>
          <table:table-cell office:value-type="string">
            <text:p>(བྱ་ཚིག་)</text:p>
          </table:table-cell>
          <table:table-cell office:value-type="string">
            <text:p>ཚོང་ཟོང་ཚུར་ཉོ་ཞིནམ་ལས་རིན་ཕར་སྤྲོད་ནི།</text:p>
          </table:table-cell>
          <table:table-cell table:number-columns-repeated="252"/>
        </table:table-row>
        <table:table-row table:style-name="ro1">
          <table:table-cell office:value-type="string">
            <text:p>རིན་བྱིན།</text:p>
          </table:table-cell>
          <table:table-cell office:value-type="string">
            <text:p>/rin jin/</text:p>
          </table:table-cell>
          <table:table-cell office:value-type="string">
            <text:p>(བྱ་ཚིག་)</text:p>
          </table:table-cell>
          <table:table-cell office:value-type="string">
            <text:p>རིན་སྤྲོད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ིན་འབབ།</text:p>
          </table:table-cell>
          <table:table-cell office:value-type="string">
            <text:p>/rin bab/</text:p>
          </table:table-cell>
          <table:table-cell office:value-type="string">
            <text:p>(མིང་)</text:p>
          </table:table-cell>
          <table:table-cell office:value-type="string">
            <text:p>རིན་གོ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ིན་མེད།</text:p>
          </table:table-cell>
          <table:table-cell office:value-type="string">
            <text:p>/rin me/</text:p>
          </table:table-cell>
          <table:table-cell office:value-type="string">
            <text:p>(མིང་)</text:p>
          </table:table-cell>
          <table:table-cell office:value-type="string">
            <text:p>སྟོང་པར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ིན་ཚད།</text:p>
          </table:table-cell>
          <table:table-cell office:value-type="string">
            <text:p>/rin tshe/</text:p>
          </table:table-cell>
          <table:table-cell office:value-type="string">
            <text:p>(མིང་)</text:p>
          </table:table-cell>
          <table:table-cell office:value-type="string">
            <text:p>གོང་ཐ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ིམ།</text:p>
          </table:table-cell>
          <table:table-cell office:value-type="string">
            <text:p>/rim/</text:p>
          </table:table-cell>
          <table:table-cell office:value-type="string">
            <text:p>(མིང་)</text:p>
          </table:table-cell>
          <table:table-cell office:value-type="string">
            <text:p>གོ་རིམ་དཔེར་ན་རིམ་པ་རིམ་ཨང་ཚུ།</text:p>
          </table:table-cell>
          <table:table-cell table:number-columns-repeated="252"/>
        </table:table-row>
        <table:table-row table:style-name="ro1">
          <table:table-cell office:value-type="string">
            <text:p>རིམ་གྱིས་པ།</text:p>
          </table:table-cell>
          <table:table-cell office:value-type="string">
            <text:p>/rim gi pa/</text:p>
          </table:table-cell>
          <table:table-cell office:value-type="string">
            <text:p>(བྱ་ཚིག་)</text:p>
          </table:table-cell>
          <table:table-cell office:value-type="string">
            <text:p>བགོམ་སྟེ་མ་འགྱོ་བར་ག་ར་གོ་རིམ་བཞིན་དུ་འབད་མི།གོ་རིམ་མ་འཛོལ་བར་རིམ་པ་བཞིན་དུ་འབད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རིམ་འགྱུར།</text:p>
          </table:table-cell>
          <table:table-cell office:value-type="string">
            <text:p>/rim jur/</text:p>
          </table:table-cell>
          <table:table-cell office:value-type="string">
            <text:p>(བྱ་ཚིག་)</text:p>
          </table:table-cell>
          <table:table-cell office:value-type="string">
            <text:p>༡རིམ་པ་འགྱུར་ཏེ་འགྱོ་ནི།༢རིམ་པ་བཞིན་དུ་འགྱུར་ཏེ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རིམ་གྲོ།</text:p>
          </table:table-cell>
          <table:table-cell office:value-type="string">
            <text:p>/rim dro/</text:p>
          </table:table-cell>
          <table:table-cell office:value-type="string">
            <text:p>(མིང་)</text:p>
          </table:table-cell>
          <table:table-cell office:value-type="string">
            <text:p>ཕན་བཏགས་པའི་ཐབས་ཤེས་ཅིག་ལུ་རིམ་གྲོ་ཟེར།ལྟོ་ཆོག་གི་སྒོ་ལས་སེམས་ཅན་ནདཔ་ཚུ་ལུ་ཕན་པ་བཏགས་ནི་འདི་གིས་ལྟོ་ཆོག་ལུ་རིམ་གྲོ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རིམ་སྒྲིག་པ།</text:p>
          </table:table-cell>
          <table:table-cell office:value-type="string">
            <text:p>/rim drig pa/</text:p>
          </table:table-cell>
          <table:table-cell office:value-type="string">
            <text:p>(མིང་)</text:p>
          </table:table-cell>
          <table:table-cell office:value-type="string">
            <text:p>རིམ་ལུགས་སྒྲིག་མི།རིམ་པ་སྒྲིག་མི།</text:p>
          </table:table-cell>
          <table:table-cell table:number-columns-repeated="252"/>
        </table:table-row>
        <table:table-row table:style-name="ro1">
          <table:table-cell office:value-type="string">
            <text:p>རིམ་བརྒྱུད།</text:p>
          </table:table-cell>
          <table:table-cell office:value-type="string">
            <text:p>/rim jue/</text:p>
          </table:table-cell>
          <table:table-cell office:value-type="string">
            <text:p>(མིང་)</text:p>
          </table:table-cell>
          <table:table-cell office:value-type="string">
            <text:p>གོ་རིམ་གཅིག་ལས་གཅིག་ལུ་བརྒྱུད་པ།</text:p>
          </table:table-cell>
          <table:table-cell table:number-columns-repeated="252"/>
        </table:table-row>
        <table:table-row table:style-name="ro1">
          <table:table-cell office:value-type="string">
            <text:p>རིམ་གཉིས།</text:p>
          </table:table-cell>
          <table:table-cell office:value-type="string">
            <text:p>/rim nyi/</text:p>
          </table:table-cell>
          <table:table-cell office:value-type="string">
            <text:p>(མིང་)</text:p>
          </table:table-cell>
          <table:table-cell office:value-type="string">
            <text:p>༡སྔགས་ལམ་གྱི་བསྐྱེད་རིམ་དང་རྫོགས་རིམ་གཉིས་ཟེར་བའི་བསྡུས་ཚིག༢སྔ་ཕྱི་རིམ་གཉིས་ཟེར་བ་ཅིན་གོ་རིམ་ཐེངས་གཉིས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ིམ་མཐུན།</text:p>
          </table:table-cell>
          <table:table-cell office:value-type="string">
            <text:p>/rim thuen/</text:p>
          </table:table-cell>
          <table:table-cell office:value-type="string">
            <text:p>(མིང་)</text:p>
          </table:table-cell>
          <table:table-cell office:value-type="string">
            <text:p>གོ་རིམ་མཐུན་པ།</text:p>
          </table:table-cell>
          <table:table-cell table:number-columns-repeated="252"/>
        </table:table-row>
        <table:table-row table:style-name="ro1">
          <table:table-cell office:value-type="string">
            <text:p>རིམ་པ།</text:p>
          </table:table-cell>
          <table:table-cell office:value-type="string">
            <text:p>/rim pa/</text:p>
          </table:table-cell>
          <table:table-cell office:value-type="string">
            <text:p>(མིང་)</text:p>
          </table:table-cell>
          <table:table-cell office:value-type="string">
            <text:p>༡མཐོ་དམན་གྱི་རིམ་པ་གོང་འོག་གི་རིམ་པའི་མིང་དང༌།༢རྣམ་གྲངས།དཔེར་ན་ཐོབ་ལམ་རིམ་པ་ཚུ།</text:p>
          </table:table-cell>
          <table:table-cell table:number-columns-repeated="252"/>
        </table:table-row>
        <table:table-row table:style-name="ro1">
          <table:table-cell office:value-type="string">
            <text:p>རིམ་པ་སྒྲིག</text:p>
          </table:table-cell>
          <table:table-cell office:value-type="string">
            <text:p>/rim pa dri</text:p>
          </table:table-cell>
          <table:table-cell office:value-type="string">
            <text:p>(བྱ་ཚིག་)</text:p>
          </table:table-cell>
          <table:table-cell office:value-type="string">
            <text:p>༡གོ་རིམ་སྒྲིག་ནི།༢ངེའི་རིམ་པ་སྒྲིག་དགོ་ཟེར་བ་ཅིན་ཐོབ་ལམ་སྒྲིག་ནི་ཚུ།</text:p>
          </table:table-cell>
          <table:table-cell table:number-columns-repeated="252"/>
        </table:table-row>
        <table:table-row table:style-name="ro1">
          <table:table-cell office:value-type="string">
            <text:p>རིམ་སྤྲོད།</text:p>
          </table:table-cell>
          <table:table-cell office:value-type="string">
            <text:p>/rim troe</text:p>
          </table:table-cell>
          <table:table-cell office:value-type="string">
            <text:p>(མིང་)</text:p>
          </table:table-cell>
          <table:table-cell office:value-type="string">
            <text:p>དུས་ཚོད་རིམ་པ་བཞིན་དུ་སྤྲོད་དགོཔ།</text:p>
          </table:table-cell>
          <table:table-cell table:number-columns-repeated="252"/>
        </table:table-row>
        <table:table-row table:style-name="ro1">
          <table:table-cell office:value-type="string">
            <text:p>རིམ་བྱོན།</text:p>
          </table:table-cell>
          <table:table-cell office:value-type="string">
            <text:p>/rim jen/</text:p>
          </table:table-cell>
          <table:table-cell office:value-type="string">
            <text:p>(མིང་)</text:p>
          </table:table-cell>
          <table:table-cell office:value-type="string">
            <text:p>གོང་མ་རིམ་བྱོན་ཟེར་གཅིག་ཤུལ་གཉིས་མ་ཆད་པར་བྱོན་པའི་རིམ་པ།གོང་ས་ཨོ་རྒྱན་དབང་ཕྱུག་ལས་འཇིགས་མེད་དབང་ཕྱུག་དེ་ལས་འཇིགས་མེད་རྡོ་རྗེ་དབང་ཕྱུག་འཇིགས་མེད་སེངྒེ་དབང་ཕྱུག་བཟུམ་གོ་རིམ་བཞིན་དུ་བྱོན་མི།</text:p>
          </table:table-cell>
          <table:table-cell table:number-columns-repeated="252"/>
        </table:table-row>
        <table:table-row table:style-name="ro1">
          <table:table-cell office:value-type="string">
            <text:p>རིམ་འབྱུང༌།</text:p>
          </table:table-cell>
          <table:table-cell office:value-type="string">
            <text:p>/rim jung/</text:p>
          </table:table-cell>
          <table:table-cell office:value-type="string">
            <text:p>(བྱ་ཚིག་)</text:p>
          </table:table-cell>
          <table:table-cell office:value-type="string">
            <text:p>གཅིག་ཤུལ་གཉིས་རིམ་པར་འབྱུང་བ།</text:p>
          </table:table-cell>
          <table:table-cell table:number-columns-repeated="252"/>
        </table:table-row>
        <table:table-row table:style-name="ro1">
          <table:table-cell office:value-type="string">
            <text:p>རིམ་འབྲལ།</text:p>
          </table:table-cell>
          <table:table-cell office:value-type="string">
            <text:p>/rim drel/</text:p>
          </table:table-cell>
          <table:table-cell office:value-type="string">
            <text:p>(མིང་)</text:p>
          </table:table-cell>
          <table:table-cell office:value-type="string">
            <text:p>རིམ་པ་མེད་པ།གོ་རིམ་མེད་པ།</text:p>
          </table:table-cell>
          <table:table-cell table:number-columns-repeated="252"/>
        </table:table-row>
        <table:table-row table:style-name="ro1">
          <table:table-cell office:value-type="string">
            <text:p>རིམ་བརྩེགས།</text:p>
          </table:table-cell>
          <table:table-cell office:value-type="string">
            <text:p>/rim tseg/</text:p>
          </table:table-cell>
          <table:table-cell office:value-type="string">
            <text:p>(བྱ་འདས)</text:p>
          </table:table-cell>
          <table:table-cell office:value-type="string">
            <text:p>གཅིག་ལུ་གཅིག་བརྩེགས་ཏེ་ཡོད་པ།འབྱུང་བ་རིམ་བརྩེགས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ིམ་ཚན།</text:p>
          </table:table-cell>
          <table:table-cell office:value-type="string">
            <text:p>/rim tshen/</text:p>
          </table:table-cell>
          <table:table-cell office:value-type="string">
            <text:p>(མིང་)</text:p>
          </table:table-cell>
          <table:table-cell office:value-type="string">
            <text:p>རིམ་པ་རིམ་པ་འབད་དཔེར་ན་སོ་སོར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ིམ་བཞིན།</text:p>
          </table:table-cell>
          <table:table-cell office:value-type="string">
            <text:p>/rim zhin/</text:p>
          </table:table-cell>
          <table:table-cell office:value-type="string">
            <text:p>(མིང་)</text:p>
          </table:table-cell>
          <table:table-cell office:value-type="string">
            <text:p>གོང་འོག་མ་འཛོལ་བར་གོ་རིམ་བཞིན་དུ།</text:p>
          </table:table-cell>
          <table:table-cell table:number-columns-repeated="252"/>
        </table:table-row>
        <table:table-row table:style-name="ro1">
          <table:table-cell office:value-type="string">
            <text:p>རིམ་ལུགས།</text:p>
          </table:table-cell>
          <table:table-cell office:value-type="string">
            <text:p>/rim lug/</text:p>
          </table:table-cell>
          <table:table-cell office:value-type="string">
            <text:p>(མིང་)</text:p>
          </table:table-cell>
          <table:table-cell office:value-type="string">
            <text:p>རིམ་པ་སོ་སོར་ཡོད་པའི་རྣམ་གཞག།</text:p>
          </table:table-cell>
          <table:table-cell table:number-columns-repeated="252"/>
        </table:table-row>
        <table:table-row table:style-name="ro1">
          <table:table-cell office:value-type="string">
            <text:p>རིམ་ཨང༌།</text:p>
          </table:table-cell>
          <table:table-cell office:value-type="string">
            <text:p>/rim @ang/</text:p>
          </table:table-cell>
          <table:table-cell office:value-type="string">
            <text:p>(མིང་)</text:p>
          </table:table-cell>
          <table:table-cell office:value-type="string">
            <text:p>གོ་རིམ་གྱི་ཨང་གྲངས།</text:p>
          </table:table-cell>
          <table:table-cell table:number-columns-repeated="252"/>
        </table:table-row>
        <table:table-row table:style-name="ro1">
          <table:table-cell office:value-type="string">
            <text:p>རིམས།</text:p>
          </table:table-cell>
          <table:table-cell office:value-type="string">
            <text:p>/rim/</text:p>
          </table:table-cell>
          <table:table-cell office:value-type="string">
            <text:p>(མིང་)</text:p>
          </table:table-cell>
          <table:table-cell office:value-type="string">
            <text:p>ནད་རིམས་ཀྱི་མིང༌།མིག་རིམས།ཚ་རིམས་ཚུ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རིམས་ནད།</text:p>
          </table:table-cell>
          <table:table-cell office:value-type="string">
            <text:p>/rim ne/</text:p>
          </table:table-cell>
          <table:table-cell office:value-type="string">
            <text:p>(མིང་)</text:p>
          </table:table-cell>
          <table:table-cell office:value-type="string">
            <text:p>གཅིག་གིས་གཅིག་ལུ་འབུ་བའི་ནད་གཞི་གི་མིང༌།ནད་རིམས་དང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ིམས་ཚད།</text:p>
          </table:table-cell>
          <table:table-cell office:value-type="string">
            <text:p>/rim tshe/</text:p>
          </table:table-cell>
          <table:table-cell office:value-type="string">
            <text:p>(མིང་)</text:p>
          </table:table-cell>
          <table:table-cell office:value-type="string">
            <text:p>༡ཚད་པའི་ནད་རིམས།༢ནད་གཞི་གཅིག་ལས་གཅིག་ལུ་འབོ་བའི་ནད་གཡུས་ཁ་ལུ་རིམས་ཚད་འཐོན་ཏེ་མི་ལེ་ཤ་ཤི་སོ་ན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ིལ།</text:p>
          </table:table-cell>
          <table:table-cell office:value-type="string">
            <text:p>/ril/</text:p>
          </table:table-cell>
          <table:table-cell office:value-type="string">
            <text:p>(བྱ་ཚིག་)</text:p>
          </table:table-cell>
          <table:table-cell office:value-type="string">
            <text:p>༡རང་བཞིན་གྱིས་རྦོབ་རིལ་འགྱོ་ནི།༢རིལ་བུ་གི་མིང་བསྡུས།</text:p>
          </table:table-cell>
          <table:table-cell table:number-columns-repeated="252"/>
        </table:table-row>
        <table:table-row table:style-name="ro1">
          <table:table-cell office:value-type="string">
            <text:p>རིལ་སྒྲུབ།</text:p>
          </table:table-cell>
          <table:table-cell office:value-type="string">
            <text:p>/ril drub/</text:p>
          </table:table-cell>
          <table:table-cell office:value-type="string">
            <text:p>(མིང་)</text:p>
          </table:table-cell>
          <table:table-cell office:value-type="string">
            <text:p>སྨན་གྱི་རིལ་བུ་སྒྲུབ་ནི།བཟོ་ནི།དཔེར་ན་ཞབས་དྲུང་རིན་པོ་ཆེའི་དགོངས་འདུས་རིལ་སྒྲུབ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ིལ་པོ།</text:p>
          </table:table-cell>
          <table:table-cell office:value-type="string">
            <text:p>/ril po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ཧྲིལ་བུམ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ིལ་བུ།</text:p>
          </table:table-cell>
          <table:table-cell office:value-type="string">
            <text:p>/ril bu/</text:p>
          </table:table-cell>
          <table:table-cell office:value-type="string">
            <text:p>(མིང་)</text:p>
          </table:table-cell>
          <table:table-cell office:value-type="string">
            <text:p>སྨན་དང་དམ་རྫས་ཚུ་ཕྱེ་མིན་པར་སྒོང་ཏོ་རིལ་རི་བཟོ་བཟོཝ།དཔེར་ན་ཀརྨ་རིལ་བུ།ཁྱུང་སྔགས་རིལ་བུ་ཟེར་དོ་བཟུམ་རིལ་བུ་ཆུང་ཀུ།</text:p>
          </table:table-cell>
          <table:table-cell table:number-columns-repeated="252"/>
        </table:table-row>
        <table:table-row table:style-name="ro1">
          <table:table-cell office:value-type="string">
            <text:p>རིལ་རི།</text:p>
          </table:table-cell>
          <table:table-cell office:value-type="string">
            <text:p>/ri</text:p>
          </table:table-cell>
          <table:table-cell office:value-type="string">
            <text:p>(མིང་ཁྱད་)</text:p>
          </table:table-cell>
          <table:table-cell office:value-type="string">
            <text:p>༡སྒོང་ཏོ་རིལ་རི།སྤོ་ཏོ་རིལ་རི།རྒྱགས་ཏོ་རིལ་རི་སྤོ་རིལ་རི་ཚུ།བཟོ་སྒོང་རྡོག་བཟུམ་ཡོད་མི།༢དོད་རིལ་རི་ཧའུ་རིལ་རི།དམར་རིལ་རི་ཚུ་དངོས་པོ་དང་རྣམ་པ་ག་ཅི་ཨིན་རུང་དེའི་རྣམ་པ་མངོན་མཚན་ཆེ་ཏོག་ཏོ་འབད་དངོས་སུ་ཐོན་པའི་ཁྱད་ཚིག།</text:p>
          </table:table-cell>
          <table:table-cell table:number-columns-repeated="252"/>
        </table:table-row>
        <table:table-row table:style-name="ro1">
          <table:table-cell office:value-type="string">
            <text:p>རིལན།</text:p>
          </table:table-cell>
          <table:table-cell office:value-type="string">
            <text:p>/ri</text:p>
          </table:table-cell>
          <table:table-cell office:value-type="string">
            <text:p>(བྱ་ཁྱད་)</text:p>
          </table:table-cell>
          <table:table-cell office:value-type="string">
            <text:p>རྦོ་ཏོ་རིལན་ཤི་འོང༌།</text:p>
          </table:table-cell>
          <table:table-cell table:number-columns-repeated="252"/>
        </table:table-row>
        <table:table-row table:style-name="ro1">
          <table:table-cell office:value-type="string">
            <text:p>རིལབུ།</text:p>
          </table:table-cell>
          <table:table-cell office:value-type="string">
            <text:p>/ril bu/</text:p>
          </table:table-cell>
          <table:table-cell office:value-type="string">
            <text:p>(མིང་)</text:p>
          </table:table-cell>
          <table:table-cell office:value-type="string">
            <text:p>རིལ་བུ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ིལཝ།</text:p>
          </table:table-cell>
          <table:table-cell office:value-type="string">
            <text:p>/ri</text:p>
          </table:table-cell>
          <table:table-cell office:value-type="string">
            <text:p>(བྱ་འདས)</text:p>
          </table:table-cell>
          <table:table-cell office:value-type="string">
            <text:p>རྦོ་ཏོ་རིལ་རིལཝ།</text:p>
          </table:table-cell>
          <table:table-cell table:number-columns-repeated="252"/>
        </table:table-row>
        <table:table-row table:style-name="ro1">
          <table:table-cell office:value-type="string">
            <text:p>རིས།</text:p>
          </table:table-cell>
          <table:table-cell office:value-type="string">
            <text:p>/ri/</text:p>
          </table:table-cell>
          <table:table-cell office:value-type="string">
            <text:p>(མིང་)</text:p>
          </table:table-cell>
          <table:table-cell office:value-type="string">
            <text:p>༡ལོགས་སུ་ཟེར་བའི་དོན།རིས་སུ་བཅད་པ་ཆགས་སྡང་ཕྱོགས་རིས་ཟེར་བ་ཅིན་ཕྱོགས་སོ་སོ་ཕྱི་བའི་དོན་ཚུ་ལུ་འཇུགཔ་ཨིན།ཟེར་དོ་བཟུམ།༢རི་མོ་གི་བསྡུས་ཚིགདཔེར་ན་མེ་རིས་སྤྲིན་རིས་བཟུམ།༣ངོ་རིས་འཇའ་རིསམོ་ཟེར་བ་ཅིན་གདོང་མཛེས་པའི་རྣམ་པ་ཚུ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རིས་མེད།</text:p>
          </table:table-cell>
          <table:table-cell office:value-type="string">
            <text:p>/ri me/</text:p>
          </table:table-cell>
          <table:table-cell office:value-type="string">
            <text:p>(མིང་)</text:p>
          </table:table-cell>
          <table:table-cell office:value-type="string">
            <text:p>ཕྱོགས་འཛིན་མེད་པ།ཆོས་ལུགས་རིས་མེད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ུས།</text:p>
          </table:table-cell>
          <table:table-cell office:value-type="string">
            <text:p>/rue/</text:p>
          </table:table-cell>
          <table:table-cell office:value-type="string">
            <text:p>(མིང་)</text:p>
          </table:table-cell>
          <table:table-cell office:value-type="string">
            <text:p>༡ལ་དོན་གྱི་ཕྲད།སྡེ་ཁག་ག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ུ་ཁག</text:p>
          </table:table-cell>
          <table:table-cell office:value-type="string">
            <text:p>/ru kha/</text:p>
          </table:table-cell>
          <table:table-cell office:value-type="string">
            <text:p>(མིང་)</text:p>
          </table:table-cell>
          <table:table-cell office:value-type="string">
            <text:p>ནོར་རུ་ཁག་གཅིགདམག་མི་རུ་ཁག་གཅིག་ཟེར་དོ་བཟུམ་ཚོགས་པ་དང་སྡེ།</text:p>
          </table:table-cell>
          <table:table-cell table:number-columns-repeated="252"/>
        </table:table-row>
        <table:table-row table:style-name="ro1">
          <table:table-cell office:value-type="string">
            <text:p>རུ་གུ་སྦྱིས།</text:p>
          </table:table-cell>
          <table:table-cell office:value-type="string">
            <text:p>/ru gu ji/</text:p>
          </table:table-cell>
          <table:table-cell office:value-type="string">
            <text:p>(མིང་)</text:p>
          </table:table-cell>
          <table:table-cell office:value-type="string">
            <text:p>དབང་འདུས་ཕོ་བྲང་ཆ་འོག་གི་གཡུས་ཚ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ུ་བསྒྲིག</text:p>
          </table:table-cell>
          <table:table-cell office:value-type="string">
            <text:p>/ru drig/</text:p>
          </table:table-cell>
          <table:table-cell office:value-type="string">
            <text:p>(མིང་་)</text:p>
          </table:table-cell>
          <table:table-cell office:value-type="string">
            <text:p>དམག་མི་ཚུ་རུ་བསྒྲིག་འབད་ནི།མི་ལེ་ཤ་གྱལ་བསྒྲིག་ནི།</text:p>
          </table:table-cell>
          <table:table-cell table:number-columns-repeated="252"/>
        </table:table-row>
        <table:table-row table:style-name="ro1">
          <table:table-cell office:value-type="string">
            <text:p>རུ་སྒྲིག་སྟི་སྭོ།</text:p>
          </table:table-cell>
          <table:table-cell office:value-type="string">
            <text:p>/ru drig ti so/</text:p>
          </table:table-cell>
          <table:table-cell office:value-type="string">
            <text:p>(མིང་)</text:p>
          </table:table-cell>
          <table:table-cell office:value-type="string">
            <text:p>རུ་སྒྲིག་གུས་འདུད།</text:p>
          </table:table-cell>
          <table:table-cell table:number-columns-repeated="252"/>
        </table:table-row>
        <table:table-row table:style-name="ro1">
          <table:table-cell office:value-type="string">
            <text:p>རུ་ཏོ།</text:p>
          </table:table-cell>
          <table:table-cell office:value-type="string">
            <text:p>/ru to/</text:p>
          </table:table-cell>
          <table:table-cell office:value-type="string">
            <text:p>(མིང་)</text:p>
          </table:table-cell>
          <table:table-cell office:value-type="string">
            <text:p>གཟུགས་ཀྱི་རུ་ཏོ།</text:p>
          </table:table-cell>
          <table:table-cell table:number-columns-repeated="252"/>
        </table:table-row>
        <table:table-row table:style-name="ro1">
          <table:table-cell office:value-type="string">
            <text:p>རུ་ཏོ་ཁོག་ཁོ།</text:p>
          </table:table-cell>
          <table:table-cell office:value-type="string">
            <text:p>/ru to kho kho/</text:p>
          </table:table-cell>
          <table:table-cell office:value-type="string">
            <text:p>(མིང་ཁྱད་)</text:p>
          </table:table-cell>
          <table:table-cell office:value-type="string">
            <text:p>གཟུགས་ལུ་ཉམས་མེད་པའི་རུ་ཏོག་ཡོད་ལུགས།</text:p>
          </table:table-cell>
          <table:table-cell table:number-columns-repeated="252"/>
        </table:table-row>
        <table:table-row table:style-name="ro1">
          <table:table-cell office:value-type="string">
            <text:p>རུ་རྟ།</text:p>
          </table:table-cell>
          <table:table-cell office:value-type="string">
            <text:p>/ru ta/</text:p>
          </table:table-cell>
          <table:table-cell office:value-type="string">
            <text:p>(མིང་)</text:p>
          </table:table-cell>
          <table:table-cell office:value-type="string">
            <text:p>སྨན་མ་ནུ་རུ་རྟ་ཟེར་སྔོ་སྨན་ཅི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ུ་དར།</text:p>
          </table:table-cell>
          <table:table-cell office:value-type="string">
            <text:p>/ru dar/</text:p>
          </table:table-cell>
          <table:table-cell office:value-type="string">
            <text:p>(མིང་)</text:p>
          </table:table-cell>
          <table:table-cell office:value-type="string">
            <text:p>༡ཆོས་སྲུང་གི་རུ་དར།དར་རྩེ་གསུམ་འབད་དེ་འཕྱར་མི།༢དམག་མི་རུ་ཁག་སོ་སོའི་དམག་དར་ཚུ།</text:p>
          </table:table-cell>
          <table:table-cell table:number-columns-repeated="252"/>
        </table:table-row>
        <table:table-row table:style-name="ro1">
          <table:table-cell office:value-type="string">
            <text:p>རུ་དཔོན།</text:p>
          </table:table-cell>
          <table:table-cell office:value-type="string">
            <text:p>/ru poen/</text:p>
          </table:table-cell>
          <table:table-cell office:value-type="string">
            <text:p>(མིང་)</text:p>
          </table:table-cell>
          <table:table-cell office:value-type="string">
            <text:p>དམག་མི་རུ་ཁག་གི་འགོ་དཔོན།</text:p>
          </table:table-cell>
          <table:table-cell table:number-columns-repeated="252"/>
        </table:table-row>
        <table:table-row table:style-name="ro1">
          <table:table-cell office:value-type="string">
            <text:p>རུ་སྦྱིས།</text:p>
          </table:table-cell>
          <table:table-cell office:value-type="string">
            <text:p>/ru ji/</text:p>
          </table:table-cell>
          <table:table-cell office:value-type="string">
            <text:p>(མིང་)</text:p>
          </table:table-cell>
          <table:table-cell office:value-type="string">
            <text:p>ཤིང་གུ་དཀྱིས་ཏེ་སྐྱེ་མི།འདི་ལུ་འཁྲི་ཤིང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རུ་ཚན།</text:p>
          </table:table-cell>
          <table:table-cell office:value-type="string">
            <text:p>/ru tshen/</text:p>
          </table:table-cell>
          <table:table-cell office:value-type="string">
            <text:p>(མིང་)</text:p>
          </table:table-cell>
          <table:table-cell office:value-type="string">
            <text:p>རུ་ཁ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ུག</text:p>
          </table:table-cell>
          <table:table-cell office:value-type="string">
            <text:p>/ru</text:p>
          </table:table-cell>
          <table:table-cell office:value-type="string">
            <text:p>(བྱ་ཚིག་)</text:p>
          </table:table-cell>
          <table:table-cell office:value-type="string">
            <text:p>ཅ་ལ་ཚུར་རུག་ནི།གཅིག་ཁར་སྤུང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ུག་སྦྱིས།</text:p>
          </table:table-cell>
          <table:table-cell office:value-type="string">
            <text:p>/rug ji/</text:p>
          </table:table-cell>
          <table:table-cell office:value-type="string">
            <text:p>(མིང་)</text:p>
          </table:table-cell>
          <table:table-cell office:value-type="string">
            <text:p>རུ་གུ་སྦྱིས་ཟེར་བའ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རུག་རུག</text:p>
          </table:table-cell>
          <table:table-cell office:value-type="string">
            <text:p>/rug ru/</text:p>
          </table:table-cell>
          <table:table-cell office:value-type="string">
            <text:p>(བྱ་ཁྱད་)</text:p>
          </table:table-cell>
          <table:table-cell office:value-type="string">
            <text:p>འཛོམས་འཛོམས་རུག་རུག་འབད་དེ་མཛར་ཅུམ་ཟ་ཟེར་དོ་བཟུམ་གཅིག་ཁར་སྤུངས་ཐངས་ཀྱི་ཁྱད་ཚིག།</text:p>
          </table:table-cell>
          <table:table-cell table:number-columns-repeated="252"/>
        </table:table-row>
        <table:table-row table:style-name="ro1">
          <table:table-cell office:value-type="string">
            <text:p>རུག་རུ།</text:p>
          </table:table-cell>
          <table:table-cell office:value-type="string">
            <text:p>/ru ru/</text:p>
          </table:table-cell>
          <table:table-cell office:value-type="string">
            <text:p>(མིང་)</text:p>
          </table:table-cell>
          <table:table-cell office:value-type="string">
            <text:p>རྒྱན་ཚིགའདུ་རུག་རུ།ཕྱ་རུག་རུ་ཚུ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ུང༌།</text:p>
          </table:table-cell>
          <table:table-cell office:value-type="string">
            <text:p>/rung/</text:p>
          </table:table-cell>
          <table:table-cell office:value-type="string">
            <text:p>(མིང་)</text:p>
          </table:table-cell>
          <table:table-cell office:value-type="string">
            <text:p>༡བཏུབ་པ་འགྲིགས་པ་ཆོག་པའི་དོན།༢རྒྱན་སྡུད་ཀྱི་ཕྲད།བཟོ་མ་ལེགས་རུང་སེམས་བཟང༌།ཡོན་ཏན་ཡོད་རུང་བློས་མི་ཕོ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ུང་བ།</text:p>
          </table:table-cell>
          <table:table-cell office:value-type="string">
            <text:p>/rung wa/</text:p>
          </table:table-cell>
          <table:table-cell office:value-type="string">
            <text:p>(མིང་)</text:p>
          </table:table-cell>
          <table:table-cell office:value-type="string">
            <text:p>༡བཏུབ་པ།འོས་པ།༢ཆོག་པ།དཔེ་ན་འབད་བཏུ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ུང་བའི་བཟའ་བ་ལྔ།</text:p>
          </table:table-cell>
          <table:table-cell office:value-type="string">
            <text:p>/rung wai za wa nga/</text:p>
          </table:table-cell>
          <table:table-cell office:value-type="string">
            <text:p>(མིང་)</text:p>
          </table:table-cell>
          <table:table-cell office:value-type="string">
            <text:p>ཆུམ་གྱི་ལྟོ་ཕྱེ་གི་དྲོན་སྒོང་རང་བཞིན་གྱིས་ཤི་བའི་ཤ་ཕྱེ་ཐུག་གི་རིགས་ཁུ་ལི་གི་ལྔ།</text:p>
          </table:table-cell>
          <table:table-cell table:number-columns-repeated="252"/>
        </table:table-row>
        <table:table-row table:style-name="ro1">
          <table:table-cell office:value-type="string">
            <text:p>རུང་མི་རུང༌།</text:p>
          </table:table-cell>
          <table:table-cell office:value-type="string">
            <text:p>/rung mi rung/</text:p>
          </table:table-cell>
          <table:table-cell office:value-type="string">
            <text:p>(མིང་)</text:p>
          </table:table-cell>
          <table:table-cell office:value-type="string">
            <text:p>༡འབད་བཏུབ་མི་བཏུབ།༢འབད་ཆོག་མི་ཆོག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ུངས།</text:p>
          </table:table-cell>
          <table:table-cell office:value-type="string">
            <text:p>/rung/</text:p>
          </table:table-cell>
          <table:table-cell office:value-type="string">
            <text:p>(མིང་)</text:p>
          </table:table-cell>
          <table:table-cell office:value-type="string">
            <text:p>མ་རུངས་པའི་དགྲ་བོ་ཟེར་བའི་ཚིག་གྲོགས།དོན་རང་རྒྱལ་ཐལ་སོང་པའི་ཡ་མེད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རུད།</text:p>
          </table:table-cell>
          <table:table-cell office:value-type="string">
            <text:p>/rue/</text:p>
          </table:table-cell>
          <table:table-cell office:value-type="string">
            <text:p>(མིང་)</text:p>
          </table:table-cell>
          <table:table-cell office:value-type="string">
            <text:p>ཆུ་རུད་ཟེར་ཆར་ཆུ་ཤུགས་ཆེ་བའི་རྐྱེན་གྱིས་ས་ཆ་ཆད་འགྱོ་ནི་ལུ་རུད་ཟེར་སླབ་ཨིན།དེ་ལུ་དབྱེ་བ་ཆུ་རུད།ས་རུད།སྐམ་རུད་ཚུ་ཡོད།མེ་རུད་ཡང་དེ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རུབ།</text:p>
          </table:table-cell>
          <table:table-cell office:value-type="string">
            <text:p>/rub/</text:p>
          </table:table-cell>
          <table:table-cell office:value-type="string">
            <text:p>(བྱ་ཚིག་)</text:p>
          </table:table-cell>
          <table:table-cell office:value-type="string">
            <text:p>༡ལཱ་རུབ་ནི།ལཱ་ལུ་ཆ་རོགས་འབད་ནི།༢ང་བཅས་གཉིས་མཉམ་རུབ་ཨིན་ཟེར་བ་ཅིན་སྤྱི་ཏོག་ཁ་ཨིན་ཟེར་བའི་དོན།༣རྨ་ཁ་རུབ་ཟེརན་རྨ་ཁ་སྦོམ་ཡོད་མི་འདི་ཚུར་ཆུང་ཀུ་འགྱོ་ནི་དང་ཁ་སྐམ་ནི།</text:p>
          </table:table-cell>
          <table:table-cell table:number-columns-repeated="252"/>
        </table:table-row>
        <table:table-row table:style-name="ro1">
          <table:table-cell office:value-type="string">
            <text:p>རུབན།</text:p>
          </table:table-cell>
          <table:table-cell office:value-type="string">
            <text:p>/ru</text:p>
          </table:table-cell>
          <table:table-cell office:value-type="string">
            <text:p>(བྱ་ཁྱད་)</text:p>
          </table:table-cell>
          <table:table-cell office:value-type="string">
            <text:p>དམངས་ཀྱིས་རུབན་ཡུདཔ་ཐེངས་ཅིག་གི་ལཱ་ཨིན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ུབཔ།</text:p>
          </table:table-cell>
          <table:table-cell office:value-type="string">
            <text:p>/rup/</text:p>
          </table:table-cell>
          <table:table-cell office:value-type="string">
            <text:p>(བྱ་འདས)</text:p>
          </table:table-cell>
          <table:table-cell office:value-type="string">
            <text:p>ལཱ་རུབ་རུབཔ་མེད་པ་ལྟོ་མི་ཐོབ་དང་འདྲ།</text:p>
          </table:table-cell>
          <table:table-cell table:number-columns-repeated="252"/>
        </table:table-row>
        <table:table-row table:style-name="ro1">
          <table:table-cell office:value-type="string">
            <text:p>རུལ།</text:p>
          </table:table-cell>
          <table:table-cell office:value-type="string">
            <text:p>/ruel/</text:p>
          </table:table-cell>
          <table:table-cell office:value-type="string">
            <text:p>(བྱ་ཁྱད་)</text:p>
          </table:table-cell>
          <table:table-cell office:value-type="string">
            <text:p>ཤ་དང་དར་ཚིལ་ཚུ་རྙིངམ་སོང་སོངམ་མེདཔ་ཐལ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ུལ་དྲི།</text:p>
          </table:table-cell>
          <table:table-cell office:value-type="string">
            <text:p>/ruel dri/</text:p>
          </table:table-cell>
          <table:table-cell office:value-type="string">
            <text:p>(མིང་ཁྱད་)</text:p>
          </table:table-cell>
          <table:table-cell office:value-type="string">
            <text:p>ཤ་རུལ་རུལ་བའི་དྲིམ་རུལ་དྲི་ཧག་ཧ།རུལ་དྲི་མནམ་མས།</text:p>
          </table:table-cell>
          <table:table-cell table:number-columns-repeated="252"/>
        </table:table-row>
        <table:table-row table:style-name="ro1">
          <table:table-cell office:value-type="string">
            <text:p>རུལ་བ།</text:p>
          </table:table-cell>
          <table:table-cell office:value-type="string">
            <text:p>/ruel wa/</text:p>
          </table:table-cell>
          <table:table-cell office:value-type="string">
            <text:p>(བྱ་ཚིག་)</text:p>
          </table:table-cell>
          <table:table-cell office:value-type="string">
            <text:p>བམ་སྟེ་རུལ་ནི།</text:p>
          </table:table-cell>
          <table:table-cell table:number-columns-repeated="252"/>
        </table:table-row>
        <table:table-row table:style-name="ro1">
          <table:table-cell office:value-type="string">
            <text:p>རུལན།</text:p>
          </table:table-cell>
          <table:table-cell office:value-type="string">
            <text:p>/ru</text:p>
          </table:table-cell>
          <table:table-cell office:value-type="string">
            <text:p>(མིང་)</text:p>
          </table:table-cell>
          <table:table-cell office:value-type="string">
            <text:p>ཤ་རུལན་དྲིམ་ལོས་མནམ།</text:p>
          </table:table-cell>
          <table:table-cell table:number-columns-repeated="252"/>
        </table:table-row>
        <table:table-row table:style-name="ro1">
          <table:table-cell office:value-type="string">
            <text:p>རུལཝ།</text:p>
          </table:table-cell>
          <table:table-cell office:value-type="string">
            <text:p>/rue</text:p>
          </table:table-cell>
          <table:table-cell office:value-type="string">
            <text:p>(མིང་)</text:p>
          </table:table-cell>
          <table:table-cell office:value-type="string">
            <text:p>ཤ་རུལ་རུལཝ་སྒོང་རྡོག་རུལ་རུལཝཚུ།</text:p>
          </table:table-cell>
          <table:table-cell table:number-columns-repeated="252"/>
        </table:table-row>
        <table:table-row table:style-name="ro1">
          <table:table-cell office:value-type="string">
            <text:p>རུས།</text:p>
          </table:table-cell>
          <table:table-cell office:value-type="string">
            <text:p>/rue/</text:p>
          </table:table-cell>
          <table:table-cell office:value-type="string">
            <text:p>(མིང་)</text:p>
          </table:table-cell>
          <table:table-cell office:value-type="string">
            <text:p>རུ་ཏོ་གི་བསྡུས་ཚིགཤ་རུས་བསགས་ན་འཇིག་རྟེན་གཏོས་དང་མཉམ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ུས་ཁུ།</text:p>
          </table:table-cell>
          <table:table-cell office:value-type="string">
            <text:p>/rue khu/</text:p>
          </table:table-cell>
          <table:table-cell office:value-type="string">
            <text:p>(མིང་)</text:p>
          </table:table-cell>
          <table:table-cell office:value-type="string">
            <text:p>རུ་ཏོ་བསྐོལ་བའི་ཁུ་བ།རུས་ཐང་ཟེར་ཡང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རུས་ཁོག</text:p>
          </table:table-cell>
          <table:table-cell office:value-type="string">
            <text:p>/rue kho</text:p>
          </table:table-cell>
          <table:table-cell office:value-type="string">
            <text:p>(མིང་)</text:p>
          </table:table-cell>
          <table:table-cell office:value-type="string">
            <text:p>རུ་ཏོ་རྐྱང་པ།ཀེང་རུས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ུས་རྒྱན།</text:p>
          </table:table-cell>
          <table:table-cell office:value-type="string">
            <text:p>/rue jen/</text:p>
          </table:table-cell>
          <table:table-cell office:value-type="string">
            <text:p>(མིང་)</text:p>
          </table:table-cell>
          <table:table-cell office:value-type="string">
            <text:p>རུ་ཏོ་གིས་བཟོ་བཟོ་བའི་དྲྭ་བ་དྲྭ་ཕྱེད་ལ་སོགས་པའི་རིག་མ་བཅུ་དྲུག་ལ་སོགས་པའི་ལྷའི་རྒྱན་ཆ།</text:p>
          </table:table-cell>
          <table:table-cell table:number-columns-repeated="252"/>
        </table:table-row>
        <table:table-row table:style-name="ro1">
          <table:table-cell office:value-type="string">
            <text:p>རུས་བརྒྱུད།</text:p>
          </table:table-cell>
          <table:table-cell office:value-type="string">
            <text:p>/rue jue/</text:p>
          </table:table-cell>
          <table:table-cell office:value-type="string">
            <text:p>(མིང་)</text:p>
          </table:table-cell>
          <table:table-cell office:value-type="string">
            <text:p>ཕའི་རིགས་རུས་ཀྱི་བརྒྱུད་པ།</text:p>
          </table:table-cell>
          <table:table-cell table:number-columns-repeated="252"/>
        </table:table-row>
        <table:table-row table:style-name="ro1">
          <table:table-cell office:value-type="string">
            <text:p>རུས་ཐང༌།</text:p>
          </table:table-cell>
          <table:table-cell office:value-type="string">
            <text:p>/rue thang/</text:p>
          </table:table-cell>
          <table:table-cell office:value-type="string">
            <text:p>(མིང་)</text:p>
          </table:table-cell>
          <table:table-cell office:value-type="string">
            <text:p>རུས་ཁུ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ུས་སྦལ།</text:p>
          </table:table-cell>
          <table:table-cell office:value-type="string">
            <text:p>/rue bel/</text:p>
          </table:table-cell>
          <table:table-cell office:value-type="string">
            <text:p>(མིང་)</text:p>
          </table:table-cell>
          <table:table-cell office:value-type="string">
            <text:p>སྲོག་ཆགས་རུས་སྦལ།</text:p>
          </table:table-cell>
          <table:table-cell table:number-columns-repeated="252"/>
        </table:table-row>
        <table:table-row table:style-name="ro1">
          <table:table-cell office:value-type="string">
            <text:p>རུས་དམའ།</text:p>
          </table:table-cell>
          <table:table-cell office:value-type="string">
            <text:p>/rue ma/</text:p>
          </table:table-cell>
          <table:table-cell office:value-type="string">
            <text:p>(མིང་)</text:p>
          </table:table-cell>
          <table:table-cell office:value-type="string">
            <text:p>རིགས་རུས་དམའ་བ་རིགས་བྱང་ཉེས་རིགས་སྡུག་ཤོས།</text:p>
          </table:table-cell>
          <table:table-cell table:number-columns-repeated="252"/>
        </table:table-row>
        <table:table-row table:style-name="ro1">
          <table:table-cell office:value-type="string">
            <text:p>རུས་ཚིགས།</text:p>
          </table:table-cell>
          <table:table-cell office:value-type="string">
            <text:p>/rue tshig/</text:p>
          </table:table-cell>
          <table:table-cell office:value-type="string">
            <text:p>(མིང་)</text:p>
          </table:table-cell>
          <table:table-cell office:value-type="string">
            <text:p>གཟུགས་ཁའི་རུ་ཏོ་གཉིས་མཐུད་པའི་མཚམས།པུས་མོའི་རུས་ཚིགས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ུས་བཟང༌།</text:p>
          </table:table-cell>
          <table:table-cell office:value-type="string">
            <text:p>/rue zang/</text:p>
          </table:table-cell>
          <table:table-cell office:value-type="string">
            <text:p>(མིང་ཁྱད་)</text:p>
          </table:table-cell>
          <table:table-cell office:value-type="string">
            <text:p>ཕ་བརྒྱུད་བཟང་པོ་ལུ་རུས་བཟང་པོ་ཟེར་སླབ་འོང༌།</text:p>
          </table:table-cell>
          <table:table-cell table:number-columns-repeated="252"/>
        </table:table-row>
        <table:table-row table:style-name="ro1">
          <table:table-cell office:value-type="string">
            <text:p>རེ།</text:p>
          </table:table-cell>
          <table:table-cell office:value-type="string">
            <text:p>/re/</text:p>
          </table:table-cell>
          <table:table-cell office:value-type="string">
            <text:p>(མིང་)</text:p>
          </table:table-cell>
          <table:table-cell office:value-type="string">
            <text:p>༡མི་རེ་ལུ་རྟ་རེ་འདུག་ཟེར་དོ་བཟུམ།གྲངས་ཕུད་རྡོག་གཅིག༢གྱངས་ཁ་བརྩིཝ་ད་དྲུག་བཅུའི་བསྡུ་ཡིགདཔེར་ན་རེ་གཅིག་རེ་གཉིས་རེ་གསུམ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ེ་ཁ།</text:p>
          </table:table-cell>
          <table:table-cell office:value-type="string">
            <text:p>/re kha/</text:p>
          </table:table-cell>
          <table:table-cell office:value-type="string">
            <text:p>(མིང་)</text:p>
          </table:table-cell>
          <table:table-cell office:value-type="string">
            <text:p>ལེགས་སྦྱར་ལས་རི་མོ།དཔེར་ན་ཕྱག་བྱའི་རེ་ཁ་མ་ཉམས་པར་འབྱོར་ཡོ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ེ་དགོཔ།</text:p>
          </table:table-cell>
          <table:table-cell office:value-type="string">
            <text:p>/re gop/</text:p>
          </table:table-cell>
          <table:table-cell office:value-type="string">
            <text:p>(མིང་)</text:p>
          </table:table-cell>
          <table:table-cell office:value-type="string">
            <text:p>རེ་ལྟོས་ཞུ་དགོཔ།བརྟེན་དགོཔ།</text:p>
          </table:table-cell>
          <table:table-cell table:number-columns-repeated="252"/>
        </table:table-row>
        <table:table-row table:style-name="ro1">
          <table:table-cell office:value-type="string">
            <text:p>རེ་དགུ</text:p>
          </table:table-cell>
          <table:table-cell office:value-type="string">
            <text:p>/re gu/</text:p>
          </table:table-cell>
          <table:table-cell office:value-type="string">
            <text:p>(མིང་)</text:p>
          </table:table-cell>
          <table:table-cell office:value-type="string">
            <text:p>གྱངས་ཁ་ཁལ་གསུམ་དང་དགུ།</text:p>
          </table:table-cell>
          <table:table-cell table:number-columns-repeated="252"/>
        </table:table-row>
        <table:table-row table:style-name="ro1">
          <table:table-cell office:value-type="string">
            <text:p>རེ་བརྒྱད།</text:p>
          </table:table-cell>
          <table:table-cell office:value-type="string">
            <text:p>/re ge/</text:p>
          </table:table-cell>
          <table:table-cell office:value-type="string">
            <text:p>(མིང་)</text:p>
          </table:table-cell>
          <table:table-cell office:value-type="string">
            <text:p>གྱངས་ཁ་ཁལ་གསུམ་དང་ཕུད་རྡོག་བརྒྱད།</text:p>
          </table:table-cell>
          <table:table-cell table:number-columns-repeated="252"/>
        </table:table-row>
        <table:table-row table:style-name="ro1">
          <table:table-cell office:value-type="string">
            <text:p>རེ་ལྔ།</text:p>
          </table:table-cell>
          <table:table-cell office:value-type="string">
            <text:p>/re nga/</text:p>
          </table:table-cell>
          <table:table-cell office:value-type="string">
            <text:p>(མིང་)</text:p>
          </table:table-cell>
          <table:table-cell office:value-type="string">
            <text:p>གྱངས་ཁ་ཁལ་གསུམ་དང་ཕུད་རྡོག་ལྔ།</text:p>
          </table:table-cell>
          <table:table-cell table:number-columns-repeated="252"/>
        </table:table-row>
        <table:table-row table:style-name="ro1">
          <table:table-cell office:value-type="string">
            <text:p>རེ་གཅིག</text:p>
          </table:table-cell>
          <table:table-cell office:value-type="string">
            <text:p>/re ci/</text:p>
          </table:table-cell>
          <table:table-cell office:value-type="string">
            <text:p>(མིང་)</text:p>
          </table:table-cell>
          <table:table-cell office:value-type="string">
            <text:p>ཁལ་གསུམ་དང་ཕུད་རྡོག་གཅིག།རང་ལོ་དྲུག་ཅུ་རེ་གཅིག་འགྱོཝ་ད་ལོ་ཀག་འབད་བརྩིཝ་ཨིན།</text:p>
          </table:table-cell>
          <table:table-cell table:number-columns-repeated="252"/>
        </table:table-row>
        <table:table-row table:style-name="ro1">
          <table:table-cell office:value-type="string">
            <text:p>རེ་ཆ།</text:p>
          </table:table-cell>
          <table:table-cell office:value-type="string">
            <text:p>/re cha/</text:p>
          </table:table-cell>
          <table:table-cell office:value-type="string">
            <text:p>(མིང་)</text:p>
          </table:table-cell>
          <table:table-cell office:value-type="string">
            <text:p>སེམས་ཀྱི་རེ་བ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རེ་ཆེ།</text:p>
          </table:table-cell>
          <table:table-cell office:value-type="string">
            <text:p>/re che/</text:p>
          </table:table-cell>
          <table:table-cell office:value-type="string">
            <text:p>(མིང་)</text:p>
          </table:table-cell>
          <table:table-cell office:value-type="string">
            <text:p>རེ་བ་སྦོམ་བསྐྱེད་པ།ང་ཁྱོད་ལས་རེ་ཆེ་སྦོམ་ཡོ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ེ་གཉིས།</text:p>
          </table:table-cell>
          <table:table-cell office:value-type="string">
            <text:p>/re nyi/</text:p>
          </table:table-cell>
          <table:table-cell office:value-type="string">
            <text:p>(མིང་)</text:p>
          </table:table-cell>
          <table:table-cell office:value-type="string">
            <text:p>༡རེ་རེ་གཉིས་གཉིས་རེ་ཟེར་བའི་དོན།༢ཁལ་གསུམ་དང་ཕུད་རྡོག་གཉིས།</text:p>
          </table:table-cell>
          <table:table-cell table:number-columns-repeated="252"/>
        </table:table-row>
        <table:table-row table:style-name="ro1">
          <table:table-cell office:value-type="string">
            <text:p>རེ་ལྟོས།</text:p>
          </table:table-cell>
          <table:table-cell office:value-type="string">
            <text:p>/re toe/</text:p>
          </table:table-cell>
          <table:table-cell office:value-type="string">
            <text:p>(མིང་)</text:p>
          </table:table-cell>
          <table:table-cell office:value-type="string">
            <text:p>སྐྱབས་རེ་ས་དང་ལྟོས་ས།དཔེར་ན་བླ་མ་དང་གོང་མ་ཕ་མ་ཚུ།སྐྱབས་གནས་རེ་ལྟོས་དཀོན་མཆོག་རིན་པོ་ཆེ་ལས་གཞན་མེད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ེ་སྟོང༌།</text:p>
          </table:table-cell>
          <table:table-cell office:value-type="string">
            <text:p>/re tong/</text:p>
          </table:table-cell>
          <table:table-cell office:value-type="string">
            <text:p>(མིང་)</text:p>
          </table:table-cell>
          <table:table-cell office:value-type="string">
            <text:p>རེ་བ་བསྐྱེད་དེ་དོན་དག་མ་བྱུང་པ།དོན་དག་གཅད་པར་སོང་ཞིནམ་ལས་དོན་དག་ག་ནི་ཡང་མ་བྱུང་བ།</text:p>
          </table:table-cell>
          <table:table-cell table:number-columns-repeated="252"/>
        </table:table-row>
        <table:table-row table:style-name="ro1">
          <table:table-cell office:value-type="string">
            <text:p>རེ་ཐག</text:p>
          </table:table-cell>
          <table:table-cell office:value-type="string">
            <text:p>/re choep/</text:p>
          </table:table-cell>
          <table:table-cell office:value-type="string">
            <text:p>(མིང་)</text:p>
          </table:table-cell>
          <table:table-cell office:value-type="string">
            <text:p>སེམས་ཀྱིས་རེ་ཐག་ཆོདཔ།བློ་ཐག་ཆོདཔ།</text:p>
          </table:table-cell>
          <table:table-cell table:number-columns-repeated="252"/>
        </table:table-row>
        <table:table-row table:style-name="ro1">
          <table:table-cell office:value-type="string">
            <text:p>རེ་དོགས།</text:p>
          </table:table-cell>
          <table:table-cell office:value-type="string">
            <text:p>/re dog pa/</text:p>
          </table:table-cell>
          <table:table-cell office:value-type="string">
            <text:p>(མིང་)</text:p>
          </table:table-cell>
          <table:table-cell office:value-type="string">
            <text:p>ཕན་པའི་རེ་བ་དང་གནོད་པའི་དོགས་པ།</text:p>
          </table:table-cell>
          <table:table-cell table:number-columns-repeated="252"/>
        </table:table-row>
        <table:table-row table:style-name="ro1">
          <table:table-cell office:value-type="string">
            <text:p>རེ་དོན།</text:p>
          </table:table-cell>
          <table:table-cell office:value-type="string">
            <text:p>/re doen/</text:p>
          </table:table-cell>
          <table:table-cell office:value-type="string">
            <text:p>(མིང་)</text:p>
          </table:table-cell>
          <table:table-cell office:value-type="string">
            <text:p>རེ་ཆ་བསྐྱེད་དགོ་པའི་དོན་དགདམིགས་དོན།</text:p>
          </table:table-cell>
          <table:table-cell table:number-columns-repeated="252"/>
        </table:table-row>
        <table:table-row table:style-name="ro1">
          <table:table-cell office:value-type="string">
            <text:p>རེ་དྲུག</text:p>
          </table:table-cell>
          <table:table-cell office:value-type="string">
            <text:p>/re dru/</text:p>
          </table:table-cell>
          <table:table-cell office:value-type="string">
            <text:p>(མིང་)</text:p>
          </table:table-cell>
          <table:table-cell office:value-type="string">
            <text:p>ཁལ་གསུམ་དང་གྱངས་ཁ་དྲུག།</text:p>
          </table:table-cell>
          <table:table-cell table:number-columns-repeated="252"/>
        </table:table-row>
        <table:table-row table:style-name="ro1">
          <table:table-cell office:value-type="string">
            <text:p>རེ་བདུན།</text:p>
          </table:table-cell>
          <table:table-cell office:value-type="string">
            <text:p>/re duen/</text:p>
          </table:table-cell>
          <table:table-cell office:value-type="string">
            <text:p>(མིང་)</text:p>
          </table:table-cell>
          <table:table-cell office:value-type="string">
            <text:p>ཁལ་གསུམ་དང་ཕུད་རྡོག་བདུན།</text:p>
          </table:table-cell>
          <table:table-cell table:number-columns-repeated="252"/>
        </table:table-row>
        <table:table-row table:style-name="ro1">
          <table:table-cell office:value-type="string">
            <text:p>རེ་འདུན།</text:p>
          </table:table-cell>
          <table:table-cell office:value-type="string">
            <text:p>/re duen/</text:p>
          </table:table-cell>
          <table:table-cell office:value-type="string">
            <text:p>(མིང་)</text:p>
          </table:table-cell>
          <table:table-cell office:value-type="string">
            <text:p>རེ་བ་བསྐྱེད་ས།སེམས་ཀྱི་རེ་བའི་འདུན་པ་བསྐྱེད་པ།</text:p>
          </table:table-cell>
          <table:table-cell table:number-columns-repeated="252"/>
        </table:table-row>
        <table:table-row table:style-name="ro1">
          <table:table-cell office:value-type="string">
            <text:p>རེ་འདོད།</text:p>
          </table:table-cell>
          <table:table-cell office:value-type="string">
            <text:p>/re doe/</text:p>
          </table:table-cell>
          <table:table-cell office:value-type="string">
            <text:p>(མིང་)</text:p>
          </table:table-cell>
          <table:table-cell office:value-type="string">
            <text:p>རེ་བའི་འདོད་པ།སེམས་ཀྱི་འདོད་པ་སྐྱེད་པ།</text:p>
          </table:table-cell>
          <table:table-cell table:number-columns-repeated="252"/>
        </table:table-row>
        <table:table-row table:style-name="ro1">
          <table:table-cell office:value-type="string">
            <text:p>རེ་ལྡེ།</text:p>
          </table:table-cell>
          <table:table-cell office:value-type="string">
            <text:p>/re de/</text:p>
          </table:table-cell>
          <table:table-cell office:value-type="string">
            <text:p>(མིང་)</text:p>
          </table:table-cell>
          <table:table-cell office:value-type="string">
            <text:p>༡ཚར་གྱིས་འཐག་པའི་ཡོ་བྱད་ཅིག་ཨིན།འཐགམ་བརྡལ་ནིའི་རེ་ལྡེ།༢རྩིདཔ་གིས་འཐག་པའི་གོ་ལ་ག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རེ་ནི།</text:p>
          </table:table-cell>
          <table:table-cell office:value-type="string">
            <text:p>/de ni/</text:p>
          </table:table-cell>
          <table:table-cell office:value-type="string">
            <text:p>(བྱ་ཚིག་)</text:p>
          </table:table-cell>
          <table:table-cell office:value-type="string">
            <text:p>རེ་བའི་བྱ་ཚིགགཞན་ལུ་རེ་ནི།གཞན་ལུ་བརྟེན་ནི།</text:p>
          </table:table-cell>
          <table:table-cell table:number-columns-repeated="252"/>
        </table:table-row>
        <table:table-row table:style-name="ro1">
          <table:table-cell office:value-type="string">
            <text:p>རེ་བ་སྟོང་ལོག</text:p>
          </table:table-cell>
          <table:table-cell office:value-type="string">
            <text:p>/re wa tong log/</text:p>
          </table:table-cell>
          <table:table-cell office:value-type="string">
            <text:p>(མིང་)</text:p>
          </table:table-cell>
          <table:table-cell office:value-type="string">
            <text:p>རེ་སྟོང་དང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རེ་བ་བསྐྱེད།</text:p>
          </table:table-cell>
          <table:table-cell office:value-type="string">
            <text:p>/re wa ke/</text:p>
          </table:table-cell>
          <table:table-cell office:value-type="string">
            <text:p>(བྱ་ཁྱད་)</text:p>
          </table:table-cell>
          <table:table-cell office:value-type="string">
            <text:p>སེམས་ཀྱི་རེ་བ་བསྐྱེད་པ།འདོད་པ་བསྐྱེད་པ།འདོདཔ་བཙོང་ཚུ་དོན་འདྲ།</text:p>
          </table:table-cell>
          <table:table-cell table:number-columns-repeated="252"/>
        </table:table-row>
        <table:table-row table:style-name="ro1">
          <table:table-cell office:value-type="string">
            <text:p>རེ་བ་ཚེ་ཟད།</text:p>
          </table:table-cell>
          <table:table-cell office:value-type="string">
            <text:p>/re wa tshe ze/</text:p>
          </table:table-cell>
          <table:table-cell office:value-type="string">
            <text:p>(མིང་)</text:p>
          </table:table-cell>
          <table:table-cell office:value-type="string">
            <text:p>མ་ཤི་ཚེ་གང་རེ་བ་རྐྱབ་རུང་མ་ཐོབ་པ།དོན་མ་གྲུབ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ེ་སྨོན།</text:p>
          </table:table-cell>
          <table:table-cell office:value-type="string">
            <text:p>/re moen/</text:p>
          </table:table-cell>
          <table:table-cell office:value-type="string">
            <text:p>(མིང་)</text:p>
          </table:table-cell>
          <table:table-cell office:value-type="string">
            <text:p>རེ་བ་དང་སྨོན་ལམ།</text:p>
          </table:table-cell>
          <table:table-cell table:number-columns-repeated="252"/>
        </table:table-row>
        <table:table-row table:style-name="ro1">
          <table:table-cell office:value-type="string">
            <text:p>རེ་ཞིག</text:p>
          </table:table-cell>
          <table:table-cell office:value-type="string">
            <text:p>/re zhig/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སྐབས་ཅིག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ེ་བཞི།</text:p>
          </table:table-cell>
          <table:table-cell office:value-type="string">
            <text:p>/re zhi/</text:p>
          </table:table-cell>
          <table:table-cell office:value-type="string">
            <text:p>(མིང་)</text:p>
          </table:table-cell>
          <table:table-cell office:value-type="string">
            <text:p>ཁལ་གསུམ་དང་ཕུད་རྡོག་བཞི།</text:p>
          </table:table-cell>
          <table:table-cell table:number-columns-repeated="252"/>
        </table:table-row>
        <table:table-row table:style-name="ro1">
          <table:table-cell office:value-type="string">
            <text:p>རེ་རེ།</text:p>
          </table:table-cell>
          <table:table-cell office:value-type="string">
            <text:p>/re re/</text:p>
          </table:table-cell>
          <table:table-cell office:value-type="string">
            <text:p>(མིང་)</text:p>
          </table:table-cell>
          <table:table-cell office:value-type="string">
            <text:p>དབྱེ་བ་སོ་སོར་བཀོད་པའི་ཚིག།མི་རེ་གིས་ལཱ་རེ་འབད་མི་རེ་རེ་གིས་ཁ་རེ་སླབ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ེ་རེ་གཉིས་གཉིས།</text:p>
          </table:table-cell>
          <table:table-cell office:value-type="string">
            <text:p>/re re nyi nyi/</text:p>
          </table:table-cell>
          <table:table-cell office:value-type="string">
            <text:p>(མིང་)</text:p>
          </table:table-cell>
          <table:table-cell office:value-type="string">
            <text:p>མི་དག་པ་རེ་དང་དོན་གཅིག།གཉིས་ལས་ཡར་བཅད་པའི་གྱངས་ཁ་ཉུང་སུ་ཅིག།</text:p>
          </table:table-cell>
          <table:table-cell table:number-columns-repeated="252"/>
        </table:table-row>
        <table:table-row table:style-name="ro1">
          <table:table-cell office:value-type="string">
            <text:p>རེ་ས།</text:p>
          </table:table-cell>
          <table:table-cell office:value-type="string">
            <text:p>/re sa/</text:p>
          </table:table-cell>
          <table:table-cell office:value-type="string">
            <text:p>(མིང་)</text:p>
          </table:table-cell>
          <table:table-cell office:value-type="string">
            <text:p>རེ་བ་བསྐྱེད་སའི་ཡུལ།</text:p>
          </table:table-cell>
          <table:table-cell table:number-columns-repeated="252"/>
        </table:table-row>
        <table:table-row table:style-name="ro1">
          <table:table-cell office:value-type="string">
            <text:p>རེ་གསུམ།</text:p>
          </table:table-cell>
          <table:table-cell office:value-type="string">
            <text:p>/re sum/</text:p>
          </table:table-cell>
          <table:table-cell office:value-type="string">
            <text:p>(མིང་)</text:p>
          </table:table-cell>
          <table:table-cell office:value-type="string">
            <text:p>གྱངས་ཁ་ཁལ་གསུམ་དང་ཕུད་རྡོག་གསུམ།</text:p>
          </table:table-cell>
          <table:table-cell table:number-columns-repeated="252"/>
        </table:table-row>
        <table:table-row table:style-name="ro1">
          <table:table-cell office:value-type="string">
            <text:p>རེག</text:p>
          </table:table-cell>
          <table:table-cell office:value-type="string">
            <text:p>/reg/</text:p>
          </table:table-cell>
          <table:table-cell office:value-type="string">
            <text:p>(བྱ་ཚིག་)</text:p>
          </table:table-cell>
          <table:table-cell office:value-type="string">
            <text:p>༡གཅིག་གིས་གཅིག་ལུ་རེག་པ་གཟུགས་ཁར་ལགཔ་རེག་ནི།༢རེག་འོང་རྨ་རེ་ཟེར་བ་ཅིན་རྟས་ཐག་ཕོག་འོང་ཟེར་བའི་དོན་ཡང་ཨིན།</text:p>
          </table:table-cell>
          <table:table-cell table:number-columns-repeated="252"/>
        </table:table-row>
        <table:table-row table:style-name="ro1">
          <table:table-cell office:value-type="string">
            <text:p>རེག་གཏོགས།</text:p>
          </table:table-cell>
          <table:table-cell office:value-type="string">
            <text:p>/re tog</text:p>
          </table:table-cell>
          <table:table-cell office:value-type="string">
            <text:p>(བྱ་ཚིག་)</text:p>
          </table:table-cell>
          <table:table-cell office:value-type="string">
            <text:p>བཅའ་མར་གཏོགས་ནི།གྲངས་སུ་འཛུལ་ནི།འབྲེལ་བ་འབད་ནི་ཚུ་ལུ་གོ།</text:p>
          </table:table-cell>
          <table:table-cell table:number-columns-repeated="252"/>
        </table:table-row>
        <table:table-row table:style-name="ro1">
          <table:table-cell office:value-type="string">
            <text:p>རེག་སྟེར།</text:p>
          </table:table-cell>
          <table:table-cell office:value-type="string">
            <text:p>/re ter</text:p>
          </table:table-cell>
          <table:table-cell office:value-type="string">
            <text:p>(མིང་)</text:p>
          </table:table-cell>
          <table:table-cell office:value-type="string">
            <text:p>ཅ་ལ་འདི་ང་ལུ་རེག་སྟེར་འོང་ག་སྨོ་ཟེར་བ་ཅིན་བྱིན་འོང་ག་ཟེར་བའི་དོན།བུམོ་འདི་གིས་རེག་མི་སྟེར་ཟེར་བ་ཅིན་ཁ་བཟེད་མི་བཏུབ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ེག་དུག</text:p>
          </table:table-cell>
          <table:table-cell office:value-type="string">
            <text:p>/re dug</text:p>
          </table:table-cell>
          <table:table-cell office:value-type="string">
            <text:p>(མིང་)</text:p>
          </table:table-cell>
          <table:table-cell office:value-type="string">
            <text:p>གཟུགས་ཁར་རེག་པ་ཙམ་གྱིས་དུག་ལུ་འགྱོ་ནི།</text:p>
          </table:table-cell>
          <table:table-cell table:number-columns-repeated="252"/>
        </table:table-row>
        <table:table-row table:style-name="ro1">
          <table:table-cell office:value-type="string">
            <text:p>རེག་པ།</text:p>
          </table:table-cell>
          <table:table-cell office:value-type="string">
            <text:p>/reg pa/</text:p>
          </table:table-cell>
          <table:table-cell office:value-type="string">
            <text:p>(མིང་ངམ་བྱ་ཚིག་)</text:p>
          </table:table-cell>
          <table:table-cell office:value-type="string">
            <text:p>༡རྟེན་འབྲེལ་བཅུ་གཉིས་ཀྱི་ནང་ལས་གཅིག༢གཟུགས་ཁར་རེག་པ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རེག་བྱ།</text:p>
          </table:table-cell>
          <table:table-cell office:value-type="string">
            <text:p>/reg ja/</text:p>
          </table:table-cell>
          <table:table-cell office:value-type="string">
            <text:p>(མིང་)</text:p>
          </table:table-cell>
          <table:table-cell office:value-type="string">
            <text:p>གཟུགས་ཀྱི་རེག་བྱ་ཟེར་འདོད་ཡོན་ལྔ་ལས་གཅིག་ཨིན།རེག་བྱ་འཇམ་རང་འཇམ་པས་ཟེར་བ་ཅིན་འཇམ་ལྕུག་ཅུ་ཡོད་པ།</text:p>
          </table:table-cell>
          <table:table-cell table:number-columns-repeated="252"/>
        </table:table-row>
        <table:table-row table:style-name="ro1">
          <table:table-cell office:value-type="string">
            <text:p>རེགན།</text:p>
          </table:table-cell>
          <table:table-cell office:value-type="string">
            <text:p>/ren</text:p>
          </table:table-cell>
          <table:table-cell office:value-type="string">
            <text:p>(བྱ་ཚིག་)</text:p>
          </table:table-cell>
          <table:table-cell office:value-type="string">
            <text:p>མེ་ལུ་རེགན་ཚ་འོང༌།</text:p>
          </table:table-cell>
          <table:table-cell table:number-columns-repeated="252"/>
        </table:table-row>
        <table:table-row table:style-name="ro1">
          <table:table-cell office:value-type="string">
            <text:p>རེགཔ།</text:p>
          </table:table-cell>
          <table:table-cell office:value-type="string">
            <text:p>/rep</text:p>
          </table:table-cell>
          <table:table-cell office:value-type="string">
            <text:p>(བྱ་ཚིག་)</text:p>
          </table:table-cell>
          <table:table-cell office:value-type="string">
            <text:p>གཟུགས་ཁར་རེག་རེགཔ་ཙམ་ཅིག་གིས་ཉེས་བྱ་མི་ཕོགཔ་འོང༌།</text:p>
          </table:table-cell>
          <table:table-cell table:number-columns-repeated="252"/>
        </table:table-row>
        <table:table-row table:style-name="ro1">
          <table:table-cell office:value-type="string">
            <text:p>རེང༌།</text:p>
          </table:table-cell>
          <table:table-cell office:value-type="string">
            <text:p>/reng/</text:p>
          </table:table-cell>
          <table:table-cell office:value-type="string">
            <text:p>(མིང་)</text:p>
          </table:table-cell>
          <table:table-cell office:value-type="string">
            <text:p>རང་རྐྱང༌།ཆ་རོགས་མེད་མི་ཕོ་རྒྱ་ལུ་ཕོ་རེང༌།ཨམ་སྲུ་ལུ་མོ་རེང་ཟེར་སླབ་ཨིན།དཔེར་ན་རེངས་ནས་ལུས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ེངས།</text:p>
          </table:table-cell>
          <table:table-cell office:value-type="string">
            <text:p>/reng/</text:p>
          </table:table-cell>
          <table:table-cell office:value-type="string">
            <text:p>(མིང་)</text:p>
          </table:table-cell>
          <table:table-cell office:value-type="string">
            <text:p>༡གཉའ་རེངས་ཟེར་མི་བཏུལ་མ་ཚུགས་པའི་གང་ཟག་གི་རིགས་ཚུ།ངན་པ་ལང་ཤོར་སོང་བ།ངན་པའི་ང་རྒྱལ།༢ཆོས་སྐད་ལས་བརྐྱངས་བསྐུམ་འབད་མ་ཚུགསཔ་སོང་སྟེ་ལུས་པ།</text:p>
          </table:table-cell>
          <table:table-cell table:number-columns-repeated="252"/>
        </table:table-row>
        <table:table-row table:style-name="ro1">
          <table:table-cell office:value-type="string">
            <text:p>རེད།</text:p>
          </table:table-cell>
          <table:table-cell office:value-type="string">
            <text:p>/re/</text:p>
          </table:table-cell>
          <table:table-cell office:value-type="string">
            <text:p>(མིང་)</text:p>
          </table:table-cell>
          <table:table-cell office:value-type="string">
            <text:p>༡འབྱ་འཕུར་བའི་རེད།འབྲུ་སྣ་རེད།༢བོད་ཁ་ལས་ཨིན་ཟེར་བ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ེད་ཅུང༌།</text:p>
          </table:table-cell>
          <table:table-cell office:value-type="string">
            <text:p>/re cung/</text:p>
          </table:table-cell>
          <table:table-cell office:value-type="string">
            <text:p>(མིང་)</text:p>
          </table:table-cell>
          <table:table-cell office:value-type="string">
            <text:p>རེ་ལྡེ་ཆུང་ཀུ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ེད་བསྡུ།</text:p>
          </table:table-cell>
          <table:table-cell office:value-type="string">
            <text:p>/re du/</text:p>
          </table:table-cell>
          <table:table-cell office:value-type="string">
            <text:p>(བྱ་ཚིག་)</text:p>
          </table:table-cell>
          <table:table-cell office:value-type="string">
            <text:p>འབྱ་བསྡུ་ཟེར་བ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རེམ།</text:p>
          </table:table-cell>
          <table:table-cell office:value-type="string">
            <text:p>/rem/</text:p>
          </table:table-cell>
          <table:table-cell office:value-type="string">
            <text:p>(མིང་ཁྱད་)</text:p>
          </table:table-cell>
          <table:table-cell office:value-type="string">
            <text:p>༡དུས་ཚོད་རེམ་ཟེར་བ་ཅིན་དུས་ཚོད་རན་པ།འོས་འབབས་འཚམས་པའི་དོན་ཨིན།༢ལས་ལ་རེམ་ཟེར་བ་ཅིན་བརྩོན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ེའུ་མིག</text:p>
          </table:table-cell>
          <table:table-cell office:value-type="string">
            <text:p>/reu mi</text:p>
          </table:table-cell>
          <table:table-cell office:value-type="string">
            <text:p>(མིང་)</text:p>
          </table:table-cell>
          <table:table-cell office:value-type="string">
            <text:p>ཐིག་ཁྲམ།རྩིས་ཀྱི་རེའུ་མིག།</text:p>
          </table:table-cell>
          <table:table-cell table:number-columns-repeated="252"/>
        </table:table-row>
        <table:table-row table:style-name="ro1">
          <table:table-cell office:value-type="string">
            <text:p>རེས་འགའ།</text:p>
          </table:table-cell>
          <table:table-cell office:value-type="string">
            <text:p>/re ga/</text:p>
          </table:table-cell>
          <table:table-cell office:value-type="string">
            <text:p>(མིང་)</text:p>
          </table:table-cell>
          <table:table-cell office:value-type="string">
            <text:p>རེས་ཅི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ེས་ཅིག</text:p>
          </table:table-cell>
          <table:table-cell office:value-type="string">
            <text:p>/re ci/</text:p>
          </table:table-cell>
          <table:table-cell office:value-type="string">
            <text:p>(མིང་)</text:p>
          </table:table-cell>
          <table:table-cell office:value-type="string">
            <text:p>རེས་ཅིག་སྐབས་ནཝ་མས་རེས་ཅིག་སྐབས་དྲགཔ་མས།བར་བར་ཞག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ེས་ཅིག་སྐབས།</text:p>
          </table:table-cell>
          <table:table-cell office:value-type="string">
            <text:p>/re ci kab/</text:p>
          </table:table-cell>
          <table:table-cell office:value-type="string">
            <text:p>(མིང་)</text:p>
          </table:table-cell>
          <table:table-cell office:value-type="string">
            <text:p>བར་བར་བཞགདུས་ཚོད་ངེས་མེད་ཀྱི་དོན།རེས་ཚེ་སྐབས་ཟེར་འབྲི་སྲོལ་ཡང་ཡོད།</text:p>
          </table:table-cell>
          <table:table-cell table:number-columns-repeated="252"/>
        </table:table-row>
        <table:table-row table:style-name="ro1">
          <table:table-cell office:value-type="string">
            <text:p>རེས་གཟའ།</text:p>
          </table:table-cell>
          <table:table-cell office:value-type="string">
            <text:p>/re za/</text:p>
          </table:table-cell>
          <table:table-cell office:value-type="string">
            <text:p>(མིང་)</text:p>
          </table:table-cell>
          <table:table-cell office:value-type="string">
            <text:p>ཉིནམ་རེ་བཞིན་དུ་འཆར་བའི་གཟའ།ཉི་མ་ལས་སྤེན་པ་ཚུན་ག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ོ།</text:p>
          </table:table-cell>
          <table:table-cell office:value-type="string">
            <text:p>/ro/</text:p>
          </table:table-cell>
          <table:table-cell office:value-type="string">
            <text:p>(མིང་)</text:p>
          </table:table-cell>
          <table:table-cell office:value-type="string">
            <text:p>༡ཤི་ཤི་བའི་རོ་རྟ་རོ་མི་རོ་ཚུ་དང༌།༢བྱོ་ལྷ་གི་མིང༌།དཔེར་ན་རོ་མངར་བ།རོ་བྲོ་བ།རོ་མྱོང་བ་ཚུ།</text:p>
          </table:table-cell>
          <table:table-cell table:number-columns-repeated="252"/>
        </table:table-row>
        <table:table-row table:style-name="ro1">
          <table:table-cell office:value-type="string">
            <text:p>རོ་ཁང༌།</text:p>
          </table:table-cell>
          <table:table-cell office:value-type="string">
            <text:p>/ro khang/</text:p>
          </table:table-cell>
          <table:table-cell office:value-type="string">
            <text:p>(མིང་)</text:p>
          </table:table-cell>
          <table:table-cell office:value-type="string">
            <text:p>རོ་བཞག་སའི་ཁྱིམ།རོ་ཁང་ནང་ན་རོ་བཞག་ན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ོ་ཁམས།</text:p>
          </table:table-cell>
          <table:table-cell office:value-type="string">
            <text:p>/ro kham/</text:p>
          </table:table-cell>
          <table:table-cell office:value-type="string">
            <text:p>(མིང་ཁྱད་)</text:p>
          </table:table-cell>
          <table:table-cell office:value-type="string">
            <text:p>མི་གནམ་མེད་ས་མེད་ཁམས་བཙོང་བའི་དམན་ཚིག་ལུ་རོ་ཁམས་འདུག་ཟེར་སླབ་ནི་ཡོད།</text:p>
          </table:table-cell>
          <table:table-cell table:number-columns-repeated="252"/>
        </table:table-row>
        <table:table-row table:style-name="ro1">
          <table:table-cell office:value-type="string">
            <text:p>རོ་ཁྱི།</text:p>
          </table:table-cell>
          <table:table-cell office:value-type="string">
            <text:p>/ro chi/</text:p>
          </table:table-cell>
          <table:table-cell office:value-type="string">
            <text:p>(མིང་)</text:p>
          </table:table-cell>
          <table:table-cell office:value-type="string">
            <text:p>ཁྱི་ལུ་སྨད་ཚིག་སྦྱར་ཏེ་སླབ་ཐངས།</text:p>
          </table:table-cell>
          <table:table-cell table:number-columns-repeated="252"/>
        </table:table-row>
        <table:table-row table:style-name="ro1">
          <table:table-cell office:value-type="string">
            <text:p>རོ་ཁྱིམ།</text:p>
          </table:table-cell>
          <table:table-cell office:value-type="string">
            <text:p>/ro chim/</text:p>
          </table:table-cell>
          <table:table-cell office:value-type="string">
            <text:p>(མིང་)</text:p>
          </table:table-cell>
          <table:table-cell office:value-type="string">
            <text:p>རོ་བཞག་སའི་ཁྱིམ།རོ་ཁ་དང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ོ་ཁོག</text:p>
          </table:table-cell>
          <table:table-cell office:value-type="string">
            <text:p>/ro khog/</text:p>
          </table:table-cell>
          <table:table-cell office:value-type="string">
            <text:p>(མིང་)</text:p>
          </table:table-cell>
          <table:table-cell office:value-type="string">
            <text:p>༡རོའི་ཁོག་པ།༢རོ་ཁོག་བཙོང་སྟེ་སྡོདཔ་མས་ཟེར་བ་ཅིན་ཁོགཔ་བཙོང་སྟེ་སྡོད་པའི་སྨད་ཚིག།</text:p>
          </table:table-cell>
          <table:table-cell table:number-columns-repeated="252"/>
        </table:table-row>
        <table:table-row table:style-name="ro1">
          <table:table-cell office:value-type="string">
            <text:p>རོ་འཁོགས།</text:p>
          </table:table-cell>
          <table:table-cell office:value-type="string">
            <text:p>/ro khog/</text:p>
          </table:table-cell>
          <table:table-cell office:value-type="string">
            <text:p>(མིང་ཁྱད་)</text:p>
          </table:table-cell>
          <table:table-cell office:value-type="string">
            <text:p>ཅ་ལ་རོ་འཁོགས་རྙིངམ་ཕན་མ་ཐོགསཔ།</text:p>
          </table:table-cell>
          <table:table-cell table:number-columns-repeated="252"/>
        </table:table-row>
        <table:table-row table:style-name="ro1">
          <table:table-cell office:value-type="string">
            <text:p>རོ་གོ</text:p>
          </table:table-cell>
          <table:table-cell office:value-type="string">
            <text:p>/ro go/</text:p>
          </table:table-cell>
          <table:table-cell office:value-type="string">
            <text:p>(མིང་)</text:p>
          </table:table-cell>
          <table:table-cell office:value-type="string">
            <text:p>རོ་གོ་ཟེར་མི་འདི་མི་ཤི་ཤི་བའི་གོ་ལ།</text:p>
          </table:table-cell>
          <table:table-cell table:number-columns-repeated="252"/>
        </table:table-row>
        <table:table-row table:style-name="ro1">
          <table:table-cell office:value-type="string">
            <text:p>རོ་གྲིབ།</text:p>
          </table:table-cell>
          <table:table-cell office:value-type="string">
            <text:p>/ro drib/</text:p>
          </table:table-cell>
          <table:table-cell office:value-type="string">
            <text:p>(མིང་)</text:p>
          </table:table-cell>
          <table:table-cell office:value-type="string">
            <text:p>མི་ཤི་ཤི་བའི་རོ་དང་འབྲེལ་བའི་བཙོག་གྲིབ།</text:p>
          </table:table-cell>
          <table:table-cell table:number-columns-repeated="252"/>
        </table:table-row>
        <table:table-row table:style-name="ro1">
          <table:table-cell office:value-type="string">
            <text:p>རོ་གླ།</text:p>
          </table:table-cell>
          <table:table-cell office:value-type="string">
            <text:p>/ro la/</text:p>
          </table:table-cell>
          <table:table-cell office:value-type="string">
            <text:p>(མིང་)</text:p>
          </table:table-cell>
          <table:table-cell office:value-type="string">
            <text:p>རོ་བསྒོང་ནི་དང་འབག་འབག་པའི་གླ།</text:p>
          </table:table-cell>
          <table:table-cell table:number-columns-repeated="252"/>
        </table:table-row>
        <table:table-row table:style-name="ro1">
          <table:table-cell office:value-type="string">
            <text:p>རོ་སྒམ།</text:p>
          </table:table-cell>
          <table:table-cell office:value-type="string">
            <text:p>/ro gam/</text:p>
          </table:table-cell>
          <table:table-cell office:value-type="string">
            <text:p>(མིང་)</text:p>
          </table:table-cell>
          <table:table-cell office:value-type="string">
            <text:p>རོ་བཙུགས་ཏེ་འབག་ནི་གི་སྒྲོམ།</text:p>
          </table:table-cell>
          <table:table-cell table:number-columns-repeated="252"/>
        </table:table-row>
        <table:table-row table:style-name="ro1">
          <table:table-cell office:value-type="string">
            <text:p>རོ་སྒྲོམ།</text:p>
          </table:table-cell>
          <table:table-cell office:value-type="string">
            <text:p>/ro drom/</text:p>
          </table:table-cell>
          <table:table-cell office:value-type="string">
            <text:p>(མིང་)</text:p>
          </table:table-cell>
          <table:table-cell office:value-type="string">
            <text:p>རོ་སྒ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ོ་བརྒྱ།</text:p>
          </table:table-cell>
          <table:table-cell office:value-type="string">
            <text:p>/ro ja/</text:p>
          </table:table-cell>
          <table:table-cell office:value-type="string">
            <text:p>(མིང་)</text:p>
          </table:table-cell>
          <table:table-cell office:value-type="string">
            <text:p>གནམ་མེད་ས་མེད་བྲོཝ་དང་བཅུད་ཕུན་སུམ་ཚོགས་ཏོག་ཏོ་ཡོད་པའི་བཞེས་སྒོ།དཔེར་ན་ཞལ་ཟས་རོ་བརྒྱ་ལྡན་ཞིང་ཡིད་འཕྲོག་པ།།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ོ་མངར།</text:p>
          </table:table-cell>
          <table:table-cell office:value-type="string">
            <text:p>/ro nagar/</text:p>
          </table:table-cell>
          <table:table-cell office:value-type="string">
            <text:p>(མིང་ཁྱད་)</text:p>
          </table:table-cell>
          <table:table-cell office:value-type="string">
            <text:p>བྲོཝ་མངར་ཏོང་ཏོ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རོ་རྔན།</text:p>
          </table:table-cell>
          <table:table-cell office:value-type="string">
            <text:p>/ro ngen/</text:p>
          </table:table-cell>
          <table:table-cell office:value-type="string">
            <text:p>(མིང་)</text:p>
          </table:table-cell>
          <table:table-cell office:value-type="string">
            <text:p>རོ་གྲ་དང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ོ་རྔམ་བཙོང༌།</text:p>
          </table:table-cell>
          <table:table-cell office:value-type="string">
            <text:p>/ro ngam tsom/</text:p>
          </table:table-cell>
          <table:table-cell office:value-type="string">
            <text:p>(བྱ་ཁྱད་)</text:p>
          </table:table-cell>
          <table:table-cell office:value-type="string">
            <text:p>སྤུ་དང་མ་བསྟུན་རྒྱུ་ཆ་དང་མ་བསྟུན་ཡོན་ཏན་དང་མ་བསྟུན་པའི་ཁམས་བཙོང་ནི།</text:p>
          </table:table-cell>
          <table:table-cell table:number-columns-repeated="252"/>
        </table:table-row>
        <table:table-row table:style-name="ro1">
          <table:table-cell office:value-type="string">
            <text:p>རོ་བཅུད།</text:p>
          </table:table-cell>
          <table:table-cell office:value-type="string">
            <text:p>/ro cue/</text:p>
          </table:table-cell>
          <table:table-cell office:value-type="string">
            <text:p>(མིང་)</text:p>
          </table:table-cell>
          <table:table-cell office:value-type="string">
            <text:p>བཞེས་སྒོ་གི་བཅུད།</text:p>
          </table:table-cell>
          <table:table-cell table:number-columns-repeated="252"/>
        </table:table-row>
        <table:table-row table:style-name="ro1">
          <table:table-cell office:value-type="string">
            <text:p>རོ་ཐག</text:p>
          </table:table-cell>
          <table:table-cell office:value-type="string">
            <text:p>/ro tha</text:p>
          </table:table-cell>
          <table:table-cell office:value-type="string">
            <text:p>(མིང་)</text:p>
          </table:table-cell>
          <table:table-cell office:value-type="string">
            <text:p>རོ་བསྡམ་ནི་གི་ཐགཔ།</text:p>
          </table:table-cell>
          <table:table-cell table:number-columns-repeated="252"/>
        </table:table-row>
        <table:table-row table:style-name="ro1">
          <table:table-cell office:value-type="string">
            <text:p>རོ་དྲུག</text:p>
          </table:table-cell>
          <table:table-cell office:value-type="string">
            <text:p>/ro drug</text:p>
          </table:table-cell>
          <table:table-cell office:value-type="string">
            <text:p>(མིང་)</text:p>
          </table:table-cell>
          <table:table-cell office:value-type="string">
            <text:p>བྲོཝ་མངརམ་སྐྱུརཔོ་ལན་ཚྭ་བ་ཚ་བ་ཁག་དྲགས་བསྐ་བ་དྲུག།</text:p>
          </table:table-cell>
          <table:table-cell table:number-columns-repeated="252"/>
        </table:table-row>
        <table:table-row table:style-name="ro1">
          <table:table-cell office:value-type="string">
            <text:p>རོ་འབག</text:p>
          </table:table-cell>
          <table:table-cell office:value-type="string">
            <text:p>/ro bab/</text:p>
          </table:table-cell>
          <table:table-cell office:value-type="string">
            <text:p>(བྱ་ཚིག་)</text:p>
          </table:table-cell>
          <table:table-cell office:value-type="string">
            <text:p>རོ་རྒྱབ་ཁར་འབག་ནི།རོ་འབག་མི་ཕ་རོ་བུ་གིས་འབག་རུང་རོ་རྔན་གླང་གཅིག་ཐོབ་ཟེར་བའི་དཔྱེ་གཏམ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ོ་མྱོང༌།</text:p>
          </table:table-cell>
          <table:table-cell office:value-type="string">
            <text:p>/ro nong</text:p>
          </table:table-cell>
          <table:table-cell office:value-type="string">
            <text:p>(བྱ་ཚིག་)</text:p>
          </table:table-cell>
          <table:table-cell office:value-type="string">
            <text:p>༡ཁ་ལུ་བྲོཝ་མྱོང་བའི་དོན་དང༌།༢སེམས་ལུ་བདེ་བའི་རོ་མྱོང་བའི་དོན་ཡང་ཨིན།</text:p>
          </table:table-cell>
          <table:table-cell table:number-columns-repeated="252"/>
        </table:table-row>
        <table:table-row table:style-name="ro1">
          <table:table-cell office:value-type="string">
            <text:p>རོ་སྨད།</text:p>
          </table:table-cell>
          <table:table-cell office:value-type="string">
            <text:p>/ro me/</text:p>
          </table:table-cell>
          <table:table-cell office:value-type="string">
            <text:p>(མིང་)</text:p>
          </table:table-cell>
          <table:table-cell office:value-type="string">
            <text:p>ཁོད་སྨད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ོ་ཟན།</text:p>
          </table:table-cell>
          <table:table-cell office:value-type="string">
            <text:p>/ro zen/</text:p>
          </table:table-cell>
          <table:table-cell office:value-type="string">
            <text:p>(མིང་)</text:p>
          </table:table-cell>
          <table:table-cell office:value-type="string">
            <text:p>༡མི་ཤི་རནམ་ད་ཟ་བའི་ཟས་ཀྱི་མཐའ་མ།༢རོ་འབག་ནིའི་དོན་ལུ་འོང་སྟེ་ཟ་བའི་བཞེས་སྒོ།</text:p>
          </table:table-cell>
          <table:table-cell table:number-columns-repeated="252"/>
        </table:table-row>
        <table:table-row table:style-name="ro1">
          <table:table-cell office:value-type="string">
            <text:p>རོ་ཟས།</text:p>
          </table:table-cell>
          <table:table-cell office:value-type="string">
            <text:p>/ro ze/</text:p>
          </table:table-cell>
          <table:table-cell office:value-type="string">
            <text:p>(མིང་)</text:p>
          </table:table-cell>
          <table:table-cell office:value-type="string">
            <text:p>༡རོ་ཟན་དང་དོན་གཅིག།རོ་ཟས་ཟ་ཞིན་ན་རོ་འབག་དགོ་ཟེར་དོ་བཟུམ།༢བཞེས་སྒོ་ཟ་བའི་སྨད་ཚིག།རོ་ཟས་བལྟིར་ཞིན་ན་ལཱ་མ་འབད་བར་ག་ཏེ་འགྱོཝ་སྨོ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ོ་ལངས།</text:p>
          </table:table-cell>
          <table:table-cell office:value-type="string">
            <text:p>/ro lang/</text:p>
          </table:table-cell>
          <table:table-cell office:value-type="string">
            <text:p>(མིང་)</text:p>
          </table:table-cell>
          <table:table-cell office:value-type="string">
            <text:p>མི་ཤི་ཤི་བའི་རོ་ལུ་འབྱུང་པོ་དང་གདོན་འཛུལ་ཏེ་ལོང་འོང་མི།</text:p>
          </table:table-cell>
          <table:table-cell table:number-columns-repeated="252"/>
        </table:table-row>
        <table:table-row table:style-name="ro1">
          <table:table-cell office:value-type="string">
            <text:p>རོ་ལམ།</text:p>
          </table:table-cell>
          <table:table-cell office:value-type="string">
            <text:p>/ro lam/</text:p>
          </table:table-cell>
          <table:table-cell office:value-type="string">
            <text:p>(མིང་)</text:p>
          </table:table-cell>
          <table:table-cell office:value-type="string">
            <text:p>མི་རོ་བཏོན་སའི་ཕྱོགས་དང་ལམ།</text:p>
          </table:table-cell>
          <table:table-cell table:number-columns-repeated="252"/>
        </table:table-row>
        <table:table-row table:style-name="ro1">
          <table:table-cell office:value-type="string">
            <text:p>རོགས།</text:p>
          </table:table-cell>
          <table:table-cell office:value-type="string">
            <text:p>/rog/</text:p>
          </table:table-cell>
          <table:table-cell office:value-type="string">
            <text:p>(མིང་)</text:p>
          </table:table-cell>
          <table:table-cell office:value-type="string">
            <text:p>༡གྲོགས་དང་དོན་གཅིག།དཔེར་ན་ལས་རོགས་ཞིབ་རོགས་ཞིབ་རོགས་གོང་མ་ཞིབ་རོགས་འོག་མ་ཚུ་ཆ་རོགས་ཀྱི་རྒྱུ་མཚན་ལས་བརྟེན་ཏེ་བཏགས་ནུག།རང་མིན་པའི་གཞན་ལུ་རོགས་ཟེར་སླབ་འོང༌།རོགས་ཀྱིས་འབད་འོང༌།རོགས་ཀྱིས་སླབ་འོང་ཚུ།</text:p>
          </table:table-cell>
          <table:table-cell table:number-columns-repeated="252"/>
        </table:table-row>
        <table:table-row table:style-name="ro1">
          <table:table-cell office:value-type="string">
            <text:p>རོགས་ཀྱི།</text:p>
          </table:table-cell>
          <table:table-cell office:value-type="string">
            <text:p>/ro ki/</text:p>
          </table:table-cell>
          <table:table-cell office:value-type="string">
            <text:p>(མིང་)</text:p>
          </table:table-cell>
          <table:table-cell office:value-type="string">
            <text:p>འདི་རོགས་ཀྱི་ཨིན་མས་རང་གི་མེན་ཟེར་དོ་བཟུམ་གཞན་གྱི་ཟེར་བ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རོགསཔོ།</text:p>
          </table:table-cell>
          <table:table-cell office:value-type="string">
            <text:p>/rog</text:p>
          </table:table-cell>
          <table:table-cell office:value-type="string">
            <text:p>(མིང་)</text:p>
          </table:table-cell>
          <table:table-cell office:value-type="string">
            <text:p>ཆ་རོགས་ཕོ་སྐྱེས།</text:p>
          </table:table-cell>
          <table:table-cell table:number-columns-repeated="252"/>
        </table:table-row>
        <table:table-row table:style-name="ro1">
          <table:table-cell office:value-type="string">
            <text:p>རོགསམོ།</text:p>
          </table:table-cell>
          <table:table-cell office:value-type="string">
            <text:p>/rom</text:p>
          </table:table-cell>
          <table:table-cell office:value-type="string">
            <text:p>(མིང་)</text:p>
          </table:table-cell>
          <table:table-cell office:value-type="string">
            <text:p>ཆ་རོགས་ཨམ་སྲུ།</text:p>
          </table:table-cell>
          <table:table-cell table:number-columns-repeated="252"/>
        </table:table-row>
        <table:table-row table:style-name="ro1">
          <table:table-cell office:value-type="string">
            <text:p>རོགས་རམ།</text:p>
          </table:table-cell>
          <table:table-cell office:value-type="string">
            <text:p>/rog ram/</text:p>
          </table:table-cell>
          <table:table-cell office:value-type="string">
            <text:p>(མིང་)</text:p>
          </table:table-cell>
          <table:table-cell office:value-type="string">
            <text:p>གྲོགས་རམ་དང་རོགས་རམ་འབད་ཟེར་བ་ཅིན་ཆ་རོགས་འབད་བའི་དོན་ཨིན།ང་གིས་ཁོ་ལུ་རོགས་རམ་ག་དེ་དྲག་དྲག་འབད་རུང་ཁོ་མནོ་བསམ་གཏང་ནི་མིན་འདུག་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ོགས་ལུ།</text:p>
          </table:table-cell>
          <table:table-cell office:value-type="string">
            <text:p>/ro lu/</text:p>
          </table:table-cell>
          <table:table-cell office:value-type="string">
            <text:p>(མིང་)</text:p>
          </table:table-cell>
          <table:table-cell office:value-type="string">
            <text:p>རང་གིས་མ་ཤེསན་རོགས་ལུ་འདྲི་ཟེར་གཞན་ལུ་ལ་དོན་སྦྱོར་ཚུལ།</text:p>
          </table:table-cell>
          <table:table-cell table:number-columns-repeated="252"/>
        </table:table-row>
        <table:table-row table:style-name="ro1">
          <table:table-cell office:value-type="string">
            <text:p>རོང༌།</text:p>
          </table:table-cell>
          <table:table-cell office:value-type="string">
            <text:p>/rong/</text:p>
          </table:table-cell>
          <table:table-cell office:value-type="string">
            <text:p>(མིང་)</text:p>
          </table:table-cell>
          <table:table-cell office:value-type="string">
            <text:p>ལུངམ་གཟར་དྲགས་དོག་དྲགས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ོང་ཆུ།</text:p>
          </table:table-cell>
          <table:table-cell office:value-type="string">
            <text:p>/rong chu/</text:p>
          </table:table-cell>
          <table:table-cell office:value-type="string">
            <text:p>(མིང་)</text:p>
          </table:table-cell>
          <table:table-cell office:value-type="string">
            <text:p>ས་རོང་ལས་འབབ་པའི་ཆུ་སྟོད་པའི་རོང་ཆུ་ཚུ།</text:p>
          </table:table-cell>
          <table:table-cell table:number-columns-repeated="252"/>
        </table:table-row>
        <table:table-row table:style-name="ro1">
          <table:table-cell office:value-type="string">
            <text:p>རོང་སྟོན།</text:p>
          </table:table-cell>
          <table:table-cell office:value-type="string">
            <text:p>/rong toen/</text:p>
          </table:table-cell>
          <table:table-cell office:value-type="string">
            <text:p>(མིང་)</text:p>
          </table:table-cell>
          <table:table-cell office:value-type="string">
            <text:p>བོད་ཀྱི་བླམ་ཅིག་གི་མཚན།རྗེ་མི་ལ་གི་རྩ་བའི་བླ་མ་རོང་སྟོན་ལྷ་དགའ་ཚུ།</text:p>
          </table:table-cell>
          <table:table-cell table:number-columns-repeated="252"/>
        </table:table-row>
        <table:table-row table:style-name="ro1">
          <table:table-cell office:value-type="string">
            <text:p>རོང་དོག</text:p>
          </table:table-cell>
          <table:table-cell office:value-type="string">
            <text:p>/rong do</text:p>
          </table:table-cell>
          <table:table-cell office:value-type="string">
            <text:p>(མིང་)</text:p>
          </table:table-cell>
          <table:table-cell office:value-type="string">
            <text:p>ལུངམ་དོག་ཁག་ཁ་ས་གོ་དོག་དྲགས་ཡོད་མི།</text:p>
          </table:table-cell>
          <table:table-cell table:number-columns-repeated="252"/>
        </table:table-row>
        <table:table-row table:style-name="ro1">
          <table:table-cell office:value-type="string">
            <text:p>རོང་དོང༌།</text:p>
          </table:table-cell>
          <table:table-cell office:value-type="string">
            <text:p>/rong dong</text:p>
          </table:table-cell>
          <table:table-cell office:value-type="string">
            <text:p>(མིང་)</text:p>
          </table:table-cell>
          <table:table-cell office:value-type="string">
            <text:p>རོང་དོག་དྲགས་ཡོད་པའི་ཧོ་ཀ།</text:p>
          </table:table-cell>
          <table:table-cell table:number-columns-repeated="252"/>
        </table:table-row>
        <table:table-row table:style-name="ro1">
          <table:table-cell office:value-type="string">
            <text:p>རོང་ཟོམ།</text:p>
          </table:table-cell>
          <table:table-cell office:value-type="string">
            <text:p>/rong zom/</text:p>
          </table:table-cell>
          <table:table-cell office:value-type="string">
            <text:p>(མིང་)</text:p>
          </table:table-cell>
          <table:table-cell office:value-type="string">
            <text:p>རོང་ཟོམ་པཎྜི་ཏའི་མཚན།རྙིང་མའི་བླ་ཆེན་ཅིག།</text:p>
          </table:table-cell>
          <table:table-cell table:number-columns-repeated="252"/>
        </table:table-row>
        <table:table-row table:style-name="ro1">
          <table:table-cell office:value-type="string">
            <text:p>རོལ།</text:p>
          </table:table-cell>
          <table:table-cell office:value-type="string">
            <text:p>/roel/</text:p>
          </table:table-cell>
          <table:table-cell office:value-type="string">
            <text:p>(བྱ་ཚིག་)</text:p>
          </table:table-cell>
          <table:table-cell office:value-type="string">
            <text:p>ཆོས་སྐད་ལས་བཞེས་པའི་དོན།ཚོགས་ལ་རོལ་འདོད་ཡོན་ལ་རོལ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ོལ་ཆ།</text:p>
          </table:table-cell>
          <table:table-cell office:value-type="string">
            <text:p>/roel cha/</text:p>
          </table:table-cell>
          <table:table-cell office:value-type="string">
            <text:p>(མིང་)</text:p>
          </table:table-cell>
          <table:table-cell office:value-type="string">
            <text:p>རོལམོ་དང་སིལ་སྙན་ལ་སོགས་པ་བསྐྲོག་ནི་དང་གསིག་ནི་གི་རིགས།ཞབས་ཁྲའི་སྙན་ཆ་ཚུ་ལུ་ཡང་གོ།</text:p>
          </table:table-cell>
          <table:table-cell table:number-columns-repeated="252"/>
        </table:table-row>
        <table:table-row table:style-name="ro1">
          <table:table-cell office:value-type="string">
            <text:p>རོལ་ཆས།</text:p>
          </table:table-cell>
          <table:table-cell office:value-type="string">
            <text:p>/roel che/</text:p>
          </table:table-cell>
          <table:table-cell office:value-type="string">
            <text:p>(མིང་)</text:p>
          </table:table-cell>
          <table:table-cell office:value-type="string">
            <text:p>རོལ་ཆ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ོལ་ཆུང༌།</text:p>
          </table:table-cell>
          <table:table-cell office:value-type="string">
            <text:p>/roel chung/</text:p>
          </table:table-cell>
          <table:table-cell office:value-type="string">
            <text:p>(མིང་)</text:p>
          </table:table-cell>
          <table:table-cell office:value-type="string">
            <text:p>རོལ་མོ་ཆུང་ཀུའི་རིགས།</text:p>
          </table:table-cell>
          <table:table-cell table:number-columns-repeated="252"/>
        </table:table-row>
        <table:table-row table:style-name="ro1">
          <table:table-cell office:value-type="string">
            <text:p>རོལ་དབྱངས།</text:p>
          </table:table-cell>
          <table:table-cell office:value-type="string">
            <text:p>/roel yang/</text:p>
          </table:table-cell>
          <table:table-cell office:value-type="string">
            <text:p>(མིང་)</text:p>
          </table:table-cell>
          <table:table-cell office:value-type="string">
            <text:p>རོལ་མོ་ལ་སོགས་པ་ཆོ་གའི་གདངས་དང་སྙན་ཆ་ནང་འཐེན་པའི་ཞབས་ཁྲའི་གདངས་དབྱངས་ཚུ།སྒྲ་གཞས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ོལ་མོ།</text:p>
          </table:table-cell>
          <table:table-cell office:value-type="string">
            <text:p>/roel mo/</text:p>
          </table:table-cell>
          <table:table-cell office:value-type="string">
            <text:p>(མིང་)</text:p>
          </table:table-cell>
          <table:table-cell office:value-type="string">
            <text:p>བོད་རོལ་དང་སྤོ་སང་ལ་སོགས་པ།</text:p>
          </table:table-cell>
          <table:table-cell table:number-columns-repeated="252"/>
        </table:table-row>
        <table:table-row table:style-name="ro1">
          <table:table-cell office:value-type="string">
            <text:p>རོལ་མོ་མཁན།</text:p>
          </table:table-cell>
          <table:table-cell office:value-type="string">
            <text:p>/roel mo khen/</text:p>
          </table:table-cell>
          <table:table-cell office:value-type="string">
            <text:p>(མིང་)</text:p>
          </table:table-cell>
          <table:table-cell office:value-type="string">
            <text:p>རོལམོ་སྐྲོག་མི།</text:p>
          </table:table-cell>
          <table:table-cell table:number-columns-repeated="252"/>
        </table:table-row>
        <table:table-row table:style-name="ro1">
          <table:table-cell office:value-type="string">
            <text:p>རོལ་མཚོ།</text:p>
          </table:table-cell>
          <table:table-cell office:value-type="string">
            <text:p>/roel tsho/</text:p>
          </table:table-cell>
          <table:table-cell office:value-type="string">
            <text:p>(མིང་)</text:p>
          </table:table-cell>
          <table:table-cell office:value-type="string">
            <text:p>གསེར་གྱི་རི་བདུན་གྱི་བར་ན་ཡོད་མི་རོལ་པའི་མཚོ་བདུན་གྱ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རོལན།</text:p>
          </table:table-cell>
          <table:table-cell office:value-type="string">
            <text:p>/roel</text:p>
          </table:table-cell>
          <table:table-cell office:value-type="string">
            <text:p>(མིང་)</text:p>
          </table:table-cell>
          <table:table-cell office:value-type="string">
            <text:p>ཚང་ཁ་སྟང་སྦྱིས་དང་སྲས་ཕུགཔ་ཚུ་གི་ཁ་སྐད་ཨིན།ཚུར་རོལན་ཕེག་ཏེ་ཟེར་མི་རྫོང་ཁའི་ནང་ཚུར་འབག་འོངན་བཏུབ་པས་ཟེར་བ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རོལནི།</text:p>
          </table:table-cell>
          <table:table-cell office:value-type="string">
            <text:p>/roel</text:p>
          </table:table-cell>
          <table:table-cell office:value-type="string">
            <text:p>(མིང་)</text:p>
          </table:table-cell>
          <table:table-cell office:value-type="string">
            <text:p>མ་རོལནི་ཨ་ཤེ་བུ་ནི་ཟེར་མི་རྫོང་ཁའི་ནང་འབག་མ་འོང་པ་ཅིན་ག་དེ་སྦེ་འབད་ནི་ཟེར་བའི་དོན་ཨིན།</text:p>
          </table:table-cell>
          <table:table-cell table:number-columns-repeated="252"/>
        </table:table-row>
        <table:table-row table:style-name="ro1">
          <table:table-cell office:value-type="string">
            <text:p>རོལམོ།</text:p>
          </table:table-cell>
          <table:table-cell office:value-type="string">
            <text:p>/roem</text:p>
          </table:table-cell>
          <table:table-cell office:value-type="string">
            <text:p>(མིང་)</text:p>
          </table:table-cell>
          <table:table-cell office:value-type="string">
            <text:p>རོལ་མོ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་དྷི།</text:p>
          </table:table-cell>
          <table:table-cell office:value-type="string">
            <text:p>/ra</text:p>
          </table:table-cell>
          <table:table-cell office:value-type="string">
            <text:p>(མིང་)</text:p>
          </table:table-cell>
          <table:table-cell office:value-type="string">
            <text:p>བཀྲ་ཤིས་སྒང་རྫོང་ཁག་འོག་གི་གཡུས་ཚན་ཅིག་གི་མིང་ཨིན།</text:p>
          </table:table-cell>
          <table:table-cell table:number-columns-repeated="252"/>
        </table:table-row>
        <table:table-row table:style-name="ro1">
          <table:table-cell office:value-type="string">
            <text:p>ར་དྷིཔ།</text:p>
          </table:table-cell>
          <table:table-cell office:value-type="string">
            <text:p>/ra</text:p>
          </table:table-cell>
          <table:table-cell office:value-type="string">
            <text:p>(མིང་)</text:p>
          </table:table-cell>
          <table:table-cell office:value-type="string">
            <text:p>ར་དྷིཔ་ཟེར་མི་ར་དྷིའི་གཡུས་ཚན་ནང་སྡོད་མི་ལུ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རྭ།</text:p>
          </table:table-cell>
          <table:table-cell office:value-type="string">
            <text:p>/ra</text:p>
          </table:table-cell>
          <table:table-cell office:value-type="string">
            <text:p>(མིང་)</text:p>
          </table:table-cell>
          <table:table-cell office:value-type="string">
            <text:p>རྭ་བོ་གི་བསྡུས་ཚིག།</text:p>
          </table:table-cell>
          <table:table-cell table:number-columns-repeated="252"/>
        </table:table-row>
        <table:table-row table:style-name="ro1">
          <table:table-cell office:value-type="string">
            <text:p>རྭཝོ།</text:p>
          </table:table-cell>
          <table:table-cell office:value-type="string">
            <text:p>/rao</text:p>
          </table:table-cell>
          <table:table-cell office:value-type="string">
            <text:p>(མིང་)</text:p>
          </table:table-cell>
          <table:table-cell office:value-type="string">
            <text:p>གླང་གི་རྭཝོ་བ་མེན་གྱི་རྭཝོ་སེམས་ཅན་གྱི་རྭཝོ་བསི་ལི་རྭཝོ་ཚུ།</text:p>
          </table:table-cell>
          <table:table-cell table:number-columns-repeated="252"/>
        </table:table-row>
        <table:table-row table:style-name="ro1">
          <table:table-cell office:value-type="string">
            <text:p>རྭཝོ་ཅནམ།</text:p>
          </table:table-cell>
          <table:table-cell office:value-type="string">
            <text:p><text:s/>tsem/</text:p>
          </table:table-cell>
          <table:table-cell office:value-type="string">
            <text:p>(མིང་)</text:p>
          </table:table-cell>
          <table:table-cell office:value-type="string">
            <text:p>ནོར་གྱི་མིང་གི་རྣམ་གྲངས།</text:p>
          </table:table-cell>
          <table:table-cell table:number-columns-repeated="252"/>
        </table:table-row>
        <table:table-row table:style-name="ro1">
          <table:table-cell office:value-type="string">
            <text:p>རླངས་པ།</text:p>
          </table:table-cell>
          <table:table-cell office:value-type="string">
            <text:p>/lang pa</text:p>
          </table:table-cell>
          <table:table-cell office:value-type="string">
            <text:p>(མིང་)</text:p>
          </table:table-cell>
          <table:table-cell office:value-type="string">
            <text:p>ཆུའི་རླངས་པ།</text:p>
          </table:table-cell>
          <table:table-cell table:number-columns-repeated="252"/>
        </table:table-row>
        <table:table-row table:style-name="ro1">
          <table:table-cell office:value-type="string">
            <text:p>རླངམ།</text:p>
          </table:table-cell>
          <table:table-cell office:value-type="string">
            <text:p>/lam</text:p>
          </table:table-cell>
          <table:table-cell office:value-type="string">
            <text:p>(མིང་)</text:p>
          </table:table-cell>
          <table:table-cell office:value-type="string">
            <text:p>བཞེས་སྒོ་ཚ་ཏོམ་གི་རླངམ་ཆུ་ཡི་རླངམ།ཆུ་ཚན་ཁོལ་ཁོལ་བའི་རླངམ།ས་དྲོད་ཀྱི་རླངམ་ས་སྨུག་ཚུ་ས་དྲོད་ཀྱི་རླངམ་ལས་བརྟེན་ཏེ་ཐོན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ླངས་ཁྲུས།</text:p>
          </table:table-cell>
          <table:table-cell office:value-type="string">
            <text:p>/lang khung</text:p>
          </table:table-cell>
          <table:table-cell office:value-type="string">
            <text:p>(མིང་)</text:p>
          </table:table-cell>
          <table:table-cell office:value-type="string">
            <text:p>ཆུའི་རླངམ་གིས་ཆུ་འཁྱུ་ནི།</text:p>
          </table:table-cell>
          <table:table-cell table:number-columns-repeated="252"/>
        </table:table-row>
        <table:table-row table:style-name="ro1">
          <table:table-cell office:value-type="string">
            <text:p>རླངས་པ།</text:p>
          </table:table-cell>
          <table:table-cell office:value-type="string">
            <text:p>/lang pa</text:p>
          </table:table-cell>
          <table:table-cell office:value-type="string">
            <text:p>(མིང་)</text:p>
          </table:table-cell>
          <table:table-cell office:value-type="string">
            <text:p>རླངམ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ླངས་འཕོས་འཕོས།</text:p>
          </table:table-cell>
          <table:table-cell office:value-type="string">
            <text:p>/lang phoe phoe</text:p>
          </table:table-cell>
          <table:table-cell office:value-type="string">
            <text:p>(མིང་ཁྱད་)</text:p>
          </table:table-cell>
          <table:table-cell office:value-type="string">
            <text:p>ཚ་ཆུ་དང་ཆུ་ཚ་ཏོམ་བཞེས་སྒོ་ཚ་ཏོམ་ཚུ་ལས་རླངམ་ཐུལ་ལུ་ལུ་བཏང་ཐོན་ནི།</text:p>
          </table:table-cell>
          <table:table-cell table:number-columns-repeated="252"/>
        </table:table-row>
        <table:table-row table:style-name="ro1">
          <table:table-cell office:value-type="string">
            <text:p>རླངས་བཙོས།</text:p>
          </table:table-cell>
          <table:table-cell office:value-type="string">
            <text:p>/lang tsoe</text:p>
          </table:table-cell>
          <table:table-cell office:value-type="string">
            <text:p>(བྱ་ཚིག་)</text:p>
          </table:table-cell>
          <table:table-cell office:value-type="string">
            <text:p>ཤ་དང་མོ་མོ་ཚུ་རླངས་མའི་ནང་བཙོ་ནི།སྨན་ཆུ་གི་རླངས་བཙོ་བརྐྱབ་ནི།</text:p>
          </table:table-cell>
          <table:table-cell table:number-columns-repeated="252"/>
        </table:table-row>
        <table:table-row table:style-name="ro1">
          <table:table-cell office:value-type="string">
            <text:p>རླངས་ཚོས་མ།</text:p>
          </table:table-cell>
          <table:table-cell office:value-type="string">
            <text:p>/lang tshoe ma</text:p>
          </table:table-cell>
          <table:table-cell office:value-type="string">
            <text:p>(མིང་)</text:p>
          </table:table-cell>
          <table:table-cell office:value-type="string">
            <text:p>རླངས་མའི་ནང་བཙོ་བཙོ་བའི་བཞེས་སྒོ།</text:p>
          </table:table-cell>
          <table:table-cell table:number-columns-repeated="252"/>
        </table:table-row>
        <table:table-row table:style-name="ro1">
          <table:table-cell office:value-type="string">
            <text:p>རླངས་ལུམས།</text:p>
          </table:table-cell>
          <table:table-cell office:value-type="string">
            <text:p>/lang lum</text:p>
          </table:table-cell>
          <table:table-cell office:value-type="string">
            <text:p>(མིང་་)</text:p>
          </table:table-cell>
          <table:table-cell office:value-type="string">
            <text:p>སྨན་ཆུ་ཁོལབཅུག་པའི་རླངས་མའི་ནང་བདུག་སྟེ་སྨན་བཅོས་འབད་ཐངས་ཅིག།</text:p>
          </table:table-cell>
          <table:table-cell table:number-columns-repeated="252"/>
        </table:table-row>
        <table:table-row table:style-name="ro1">
          <table:table-cell office:value-type="string">
            <text:p>རླན།</text:p>
          </table:table-cell>
          <table:table-cell office:value-type="string">
            <text:p>/len/</text:p>
          </table:table-cell>
          <table:table-cell office:value-type="string">
            <text:p>(མིང་)</text:p>
          </table:table-cell>
          <table:table-cell office:value-type="string">
            <text:p>གཤེར་དང་དོན་གཅིགས་རླན་ཡོདཔ་ཟེར་བ་ཅིན་ས་རློནམ་ཡོད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རླན་གཤེར།</text:p>
          </table:table-cell>
          <table:table-cell office:value-type="string">
            <text:p>/len sher/</text:p>
          </table:table-cell>
          <table:table-cell office:value-type="string">
            <text:p>(མིང་)</text:p>
          </table:table-cell>
          <table:table-cell office:value-type="string">
            <text:p>རློནཔ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ླབས།</text:p>
          </table:table-cell>
          <table:table-cell office:value-type="string">
            <text:p>/lab/</text:p>
          </table:table-cell>
          <table:table-cell office:value-type="string">
            <text:p>(མིང་)</text:p>
          </table:table-cell>
          <table:table-cell office:value-type="string">
            <text:p>༡བྱིན་རླབས་དང༌།༢ཆུའི་རླབས་ཀྱི་མིང་རྐྱང༌།</text:p>
          </table:table-cell>
          <table:table-cell table:number-columns-repeated="252"/>
        </table:table-row>
        <table:table-row table:style-name="ro1">
          <table:table-cell office:value-type="string">
            <text:p>རླབས་ཆེན།</text:p>
          </table:table-cell>
          <table:table-cell office:value-type="string">
            <text:p>/lab chen/</text:p>
          </table:table-cell>
          <table:table-cell office:value-type="string">
            <text:p>(མིང་)</text:p>
          </table:table-cell>
          <table:table-cell office:value-type="string">
            <text:p>རླབས་ཆེ་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ླབས་ཆེ་བ།</text:p>
          </table:table-cell>
          <table:table-cell office:value-type="string">
            <text:p>/lab che wa/</text:p>
          </table:table-cell>
          <table:table-cell office:value-type="string">
            <text:p>(མིང་)</text:p>
          </table:table-cell>
          <table:table-cell office:value-type="string">
            <text:p>༡རྒྱ་མཚོའི་རླབས་བཟུམ།༢ལཱ་གཞི་གི་རྒྱ་ཆེ་བ་ཚུ།</text:p>
          </table:table-cell>
          <table:table-cell table:number-columns-repeated="252"/>
        </table:table-row>
        <table:table-row table:style-name="ro1">
          <table:table-cell office:value-type="string">
            <text:p>རླབས་ཆེ་མི་ཆེ།</text:p>
          </table:table-cell>
          <table:table-cell office:value-type="string">
            <text:p>/lab che mi che/</text:p>
          </table:table-cell>
          <table:table-cell office:value-type="string">
            <text:p>(མིང་)</text:p>
          </table:table-cell>
          <table:table-cell office:value-type="string">
            <text:p>༡གནས་འདི་བྱིན་རླབས་ཆེ་མི་ཆེ།༢གུ་རུ་རིན་པོ་ཆེ་གི་མཛད་པའི་རླབས་ཆེ་མི་ཆེ།</text:p>
          </table:table-cell>
          <table:table-cell table:number-columns-repeated="252"/>
        </table:table-row>
        <table:table-row table:style-name="ro1">
          <table:table-cell office:value-type="string">
            <text:p>རླབས་ཆེན།</text:p>
          </table:table-cell>
          <table:table-cell office:value-type="string">
            <text:p>/lab chen/</text:p>
          </table:table-cell>
          <table:table-cell office:value-type="string">
            <text:p>(མིང་ཁྱད་)</text:p>
          </table:table-cell>
          <table:table-cell office:value-type="string">
            <text:p>༡ཆུའི་རླབ་ཆེ་བ།རྒྱལ་པོའི་མཛད་པ་རྒྱ་ཆེ་བ་ཚུ།</text:p>
          </table:table-cell>
          <table:table-cell table:number-columns-repeated="252"/>
        </table:table-row>
        <table:table-row table:style-name="ro1">
          <table:table-cell office:value-type="string">
            <text:p>རླི།</text:p>
          </table:table-cell>
          <table:table-cell office:value-type="string">
            <text:p>/li/</text:p>
          </table:table-cell>
          <table:table-cell office:value-type="string">
            <text:p>(མིང་)</text:p>
          </table:table-cell>
          <table:table-cell office:value-type="string">
            <text:p>མོ་མཚན་གྱི་བྱ་རླི།བྱ་ལེ་ཟེར་ཡང་འབྲི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རླིག་སྒོང༌།</text:p>
          </table:table-cell>
          <table:table-cell office:value-type="string">
            <text:p>/li gong</text:p>
          </table:table-cell>
          <table:table-cell office:value-type="string">
            <text:p>(མིང་)</text:p>
          </table:table-cell>
          <table:table-cell office:value-type="string">
            <text:p>ཆོས་སྐད་ལས་ལྷིཔ་རྡོག་གི་ནང་རྫས།</text:p>
          </table:table-cell>
          <table:table-cell table:number-columns-repeated="252"/>
        </table:table-row>
        <table:table-row table:style-name="ro1">
          <table:table-cell office:value-type="string">
            <text:p>རླིག་པ།</text:p>
          </table:table-cell>
          <table:table-cell office:value-type="string">
            <text:p>/lig pa/</text:p>
          </table:table-cell>
          <table:table-cell office:value-type="string">
            <text:p>(མིང་)</text:p>
          </table:table-cell>
          <table:table-cell office:value-type="string">
            <text:p>ལྷིཔ་རྡོག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ླིག་ཕྱུང་བ།</text:p>
          </table:table-cell>
          <table:table-cell office:value-type="string">
            <text:p>/lig chung wa/</text:p>
          </table:table-cell>
          <table:table-cell office:value-type="string">
            <text:p>(མིང་)</text:p>
          </table:table-cell>
          <table:table-cell office:value-type="string">
            <text:p>ལྷིཔ་རྡོག་གི་ནང་རྫས་བཏོན་བཏོནཔ།</text:p>
          </table:table-cell>
          <table:table-cell table:number-columns-repeated="252"/>
        </table:table-row>
        <table:table-row table:style-name="ro1">
          <table:table-cell office:value-type="string">
            <text:p>རླུང༌།</text:p>
          </table:table-cell>
          <table:table-cell office:value-type="string">
            <text:p>/lung/</text:p>
          </table:table-cell>
          <table:table-cell office:value-type="string">
            <text:p>(མིང་)</text:p>
          </table:table-cell>
          <table:table-cell office:value-type="string">
            <text:p>འབྱུང་བ་རླུང༌།</text:p>
          </table:table-cell>
          <table:table-cell table:number-columns-repeated="252"/>
        </table:table-row>
        <table:table-row table:style-name="ro1">
          <table:table-cell office:value-type="string">
            <text:p>རླུང་བཀང༌།</text:p>
          </table:table-cell>
          <table:table-cell office:value-type="string">
            <text:p>/lung kang/</text:p>
          </table:table-cell>
          <table:table-cell office:value-type="string">
            <text:p>(བྱ་ཚིག་)</text:p>
          </table:table-cell>
          <table:table-cell office:value-type="string">
            <text:p>རླུང་འཕུ་བརྐྱབ་སྟེ་བཀང་ནི།</text:p>
          </table:table-cell>
          <table:table-cell table:number-columns-repeated="252"/>
        </table:table-row>
        <table:table-row table:style-name="ro1">
          <table:table-cell office:value-type="string">
            <text:p>རླུང་ཁམས།</text:p>
          </table:table-cell>
          <table:table-cell office:value-type="string">
            <text:p>/lung kham/</text:p>
          </table:table-cell>
          <table:table-cell office:value-type="string">
            <text:p>(མིང་)</text:p>
          </table:table-cell>
          <table:table-cell office:value-type="string">
            <text:p>༡ཞེ་སྡང༌།བློ་ཆུང་གུ་ཅིག་སླབ་རུང་ཙིགཔ་ཟ་མི་ལུ་རླུང་ཁམས་ཅན་ཟེར་སླབ་འོང༌།༢འབྱུང་བ་རླུང་གི་ཁམས།</text:p>
          </table:table-cell>
          <table:table-cell table:number-columns-repeated="252"/>
        </table:table-row>
        <table:table-row table:style-name="ro1">
          <table:table-cell office:value-type="string">
            <text:p>རླུང་འཁོར།</text:p>
          </table:table-cell>
          <table:table-cell office:value-type="string">
            <text:p>/lung khor/</text:p>
          </table:table-cell>
          <table:table-cell office:value-type="string">
            <text:p>(མིང་)</text:p>
          </table:table-cell>
          <table:table-cell office:value-type="string">
            <text:p>རླུང་མ་གིས་འགྱིར་བའི་འཕྲུལ་འཁོར་རླུང་གི་འཁོར་ལོ།</text:p>
          </table:table-cell>
          <table:table-cell table:number-columns-repeated="252"/>
        </table:table-row>
        <table:table-row table:style-name="ro1">
          <table:table-cell office:value-type="string">
            <text:p>རླུང་འཁྱིལ།</text:p>
          </table:table-cell>
          <table:table-cell office:value-type="string">
            <text:p>/lung chil</text:p>
          </table:table-cell>
          <table:table-cell office:value-type="string">
            <text:p>(བྱ་ཁྱད་)</text:p>
          </table:table-cell>
          <table:table-cell office:value-type="string">
            <text:p>རླུང་པད་སྐོར་འགྱིར་ཏེ་འོང་མི།</text:p>
          </table:table-cell>
          <table:table-cell table:number-columns-repeated="252"/>
        </table:table-row>
        <table:table-row table:style-name="ro1">
          <table:table-cell office:value-type="string">
            <text:p>རླུང་གི་རྒྱུ་ལམ།</text:p>
          </table:table-cell>
          <table:table-cell office:value-type="string">
            <text:p>/lung gi ju lam/</text:p>
          </table:table-cell>
          <table:table-cell office:value-type="string">
            <text:p>(མིང་)</text:p>
          </table:table-cell>
          <table:table-cell office:value-type="string">
            <text:p>རླུང་མ་འོང་སའི་ཁ་ཕྱོགས།</text:p>
          </table:table-cell>
          <table:table-cell table:number-columns-repeated="252"/>
        </table:table-row>
        <table:table-row table:style-name="ro1">
          <table:table-cell office:value-type="string">
            <text:p>རླུང་གི་དཀྱིལ་འཁོར།</text:p>
          </table:table-cell>
          <table:table-cell office:value-type="string">
            <text:p>/lung gi kil khor/</text:p>
          </table:table-cell>
          <table:table-cell office:value-type="string">
            <text:p>(མིང་)</text:p>
          </table:table-cell>
          <table:table-cell office:value-type="string">
            <text:p>འཛམ་གླིང་འདི་གི་འོག་གཞི་འབད་གནས་ཏེ་ཡོད་པའི་རླུང་གི་དཀྱིལ་འཁོར།</text:p>
          </table:table-cell>
          <table:table-cell table:number-columns-repeated="252"/>
        </table:table-row>
        <table:table-row table:style-name="ro1">
          <table:table-cell office:value-type="string">
            <text:p>རླུང་སྒོ།</text:p>
          </table:table-cell>
          <table:table-cell office:value-type="string">
            <text:p>/lung go/</text:p>
          </table:table-cell>
          <table:table-cell office:value-type="string">
            <text:p>(མིང་)</text:p>
          </table:table-cell>
          <table:table-cell office:value-type="string">
            <text:p>རླུང་འཐོན་ས་དང་འཛུལ་སའི་སྒོ།</text:p>
          </table:table-cell>
          <table:table-cell table:number-columns-repeated="252"/>
        </table:table-row>
        <table:table-row table:style-name="ro1">
          <table:table-cell office:value-type="string">
            <text:p>རླུང་སྒྲ།</text:p>
          </table:table-cell>
          <table:table-cell office:value-type="string">
            <text:p>/lung dra/</text:p>
          </table:table-cell>
          <table:table-cell office:value-type="string">
            <text:p>(མིང་)</text:p>
          </table:table-cell>
          <table:table-cell office:value-type="string">
            <text:p>རླུང་མ་འཕུཝ་ད་གི་སྐད།</text:p>
          </table:table-cell>
          <table:table-cell table:number-columns-repeated="252"/>
        </table:table-row>
        <table:table-row table:style-name="ro1">
          <table:table-cell office:value-type="string">
            <text:p>རླུང་ཆར།</text:p>
          </table:table-cell>
          <table:table-cell office:value-type="string">
            <text:p>/lung char/</text:p>
          </table:table-cell>
          <table:table-cell office:value-type="string">
            <text:p>(མིང་)</text:p>
          </table:table-cell>
          <table:table-cell office:value-type="string">
            <text:p>རླུང་མ་དང་ཆརཔ་གཅིག་ཁར་ཤུགས་འབད་རྐྱབ་མི།</text:p>
          </table:table-cell>
          <table:table-cell table:number-columns-repeated="252"/>
        </table:table-row>
        <table:table-row table:style-name="ro1">
          <table:table-cell office:value-type="string">
            <text:p>རླུང་རྟ།</text:p>
          </table:table-cell>
          <table:table-cell office:value-type="string">
            <text:p>/lung ta/</text:p>
          </table:table-cell>
          <table:table-cell office:value-type="string">
            <text:p>(མིང་)</text:p>
          </table:table-cell>
          <table:table-cell office:value-type="string">
            <text:p>དབང་ཐང་རླུང་རྟ་ཟེར་མི་བསོད་ནམས་ཀྱི་བྱེ་བྲག་ཅིག་ཨིན།བྱ་བ་ལམ་འགྲོ་བྱུངམ་ད་རླུང་རྟ་དར་ནུག་ཟེར་སླབ་ཨིན།</text:p>
          </table:table-cell>
          <table:table-cell table:number-columns-repeated="252"/>
        </table:table-row>
        <table:table-row table:style-name="ro1">
          <table:table-cell office:value-type="string">
            <text:p>རླུང་ཐབ།</text:p>
          </table:table-cell>
          <table:table-cell office:value-type="string">
            <text:p>/lung thab/</text:p>
          </table:table-cell>
          <table:table-cell office:value-type="string">
            <text:p>(མིང་)</text:p>
          </table:table-cell>
          <table:table-cell office:value-type="string">
            <text:p>རླུང་ཐབ་ཟེར་རྫས་རླུང་ལུ་བརྟེན་ཏེ་མེ་འབར་བཏུབ་པའི་ཐབ།</text:p>
          </table:table-cell>
          <table:table-cell table:number-columns-repeated="252"/>
        </table:table-row>
        <table:table-row table:style-name="ro1">
          <table:table-cell office:value-type="string">
            <text:p>རླུང་ཐུབ།</text:p>
          </table:table-cell>
          <table:table-cell office:value-type="string">
            <text:p>/lung thub/</text:p>
          </table:table-cell>
          <table:table-cell office:value-type="string">
            <text:p>(མིང་)</text:p>
          </table:table-cell>
          <table:table-cell office:value-type="string">
            <text:p>རླུང་མ་གིས་གནོད་མ་ཚུགས་པའི་དངོས་པོ།</text:p>
          </table:table-cell>
          <table:table-cell table:number-columns-repeated="252"/>
        </table:table-row>
        <table:table-row table:style-name="ro1">
          <table:table-cell office:value-type="string">
            <text:p>རླུང་དར།</text:p>
          </table:table-cell>
          <table:table-cell office:value-type="string">
            <text:p>/lung dar/</text:p>
          </table:table-cell>
          <table:table-cell office:value-type="string">
            <text:p>(མིང་)</text:p>
          </table:table-cell>
          <table:table-cell office:value-type="string">
            <text:p>དབང་ཐང་རླུང་རྟ་ཚུ་དར་ནི་གི་དོན་ལུ་རླུང་དར་སྤར་བཏབ་ཞིནམ་ལས་རླུང་གིས་གཡབ་ནིའི་དོན་ལུ་འཕྱར་བའི་དར།</text:p>
          </table:table-cell>
          <table:table-cell table:number-columns-repeated="252"/>
        </table:table-row>
        <table:table-row table:style-name="ro1">
          <table:table-cell office:value-type="string">
            <text:p>རླུང་ནད།</text:p>
          </table:table-cell>
          <table:table-cell office:value-type="string">
            <text:p>/lung ne/</text:p>
          </table:table-cell>
          <table:table-cell office:value-type="string">
            <text:p>(མིང་)</text:p>
          </table:table-cell>
          <table:table-cell office:value-type="string">
            <text:p>སྙིང་རླུང་དང་སྲོག་རླུང་ཚུ་ལོངས་ཏེ་ན་བའི་ནད།</text:p>
          </table:table-cell>
          <table:table-cell table:number-columns-repeated="252"/>
        </table:table-row>
        <table:table-row table:style-name="ro1">
          <table:table-cell office:value-type="string">
            <text:p>རླུང་འཕྲིན།</text:p>
          </table:table-cell>
          <table:table-cell office:value-type="string">
            <text:p>/lung thrin/</text:p>
          </table:table-cell>
          <table:table-cell office:value-type="string">
            <text:p>(མིང་)</text:p>
          </table:table-cell>
          <table:table-cell office:value-type="string">
            <text:p>རླུང་ལམ་བརྒྱུད་དེ་ངག་འཕྲིན་གཏོང་ལེན་འབད་མི་གི་འཕྲུལ་ཆས།</text:p>
          </table:table-cell>
          <table:table-cell table:number-columns-repeated="252"/>
        </table:table-row>
        <table:table-row table:style-name="ro1">
          <table:table-cell office:value-type="string">
            <text:p>རླུང་འཕྲུལ།</text:p>
          </table:table-cell>
          <table:table-cell office:value-type="string">
            <text:p>/lung thruel/</text:p>
          </table:table-cell>
          <table:table-cell office:value-type="string">
            <text:p>(མིང་)</text:p>
          </table:table-cell>
          <table:table-cell office:value-type="string">
            <text:p>རླུང་ལུ་བརྟེན་པའི་འཕྲུལ་ཆས།</text:p>
          </table:table-cell>
          <table:table-cell table:number-columns-repeated="252"/>
        </table:table-row>
        <table:table-row table:style-name="ro1">
          <table:table-cell office:value-type="string">
            <text:p>རླུང་བླུགས།</text:p>
          </table:table-cell>
          <table:table-cell office:value-type="string">
            <text:p>/lung lug</text:p>
          </table:table-cell>
          <table:table-cell office:value-type="string">
            <text:p>(མིང་)</text:p>
          </table:table-cell>
          <table:table-cell office:value-type="string">
            <text:p>རླུང་བཀང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ླུང་མ།</text:p>
          </table:table-cell>
          <table:table-cell office:value-type="string">
            <text:p>/lung ma/</text:p>
          </table:table-cell>
          <table:table-cell office:value-type="string">
            <text:p>(མིང་)</text:p>
          </table:table-cell>
          <table:table-cell office:value-type="string">
            <text:p>ས་ཆུ་མེ་རླུང་ཟེར་འབྱུང་བ་བཞི་གི་ནང་ལས་དབུགས་ཁམས་རླུང༌།</text:p>
          </table:table-cell>
          <table:table-cell table:number-columns-repeated="252"/>
        </table:table-row>
        <table:table-row table:style-name="ro1">
          <table:table-cell office:value-type="string">
            <text:p>རླུང་མ་བདུག</text:p>
          </table:table-cell>
          <table:table-cell office:value-type="string">
            <text:p>/lung ma du/</text:p>
          </table:table-cell>
          <table:table-cell office:value-type="string">
            <text:p>(བྱ་ཚིག་)</text:p>
          </table:table-cell>
          <table:table-cell office:value-type="string">
            <text:p>རླུང་གཙང་མ་འོང་ས་ལུ་ཁ་བསྒོར་ཏེ་བདུག་ནི།</text:p>
          </table:table-cell>
          <table:table-cell table:number-columns-repeated="252"/>
        </table:table-row>
        <table:table-row table:style-name="ro1">
          <table:table-cell office:value-type="string">
            <text:p>རླུང་ཚང༌།</text:p>
          </table:table-cell>
          <table:table-cell office:value-type="string">
            <text:p>/lung tshang/</text:p>
          </table:table-cell>
          <table:table-cell office:value-type="string">
            <text:p>(མིང་)</text:p>
          </table:table-cell>
          <table:table-cell office:value-type="string">
            <text:p>ཨ་རྟག་རང་རླུང་འཐོན་སའི་ས་ཆ་རླུང་ཡོད་ས།</text:p>
          </table:table-cell>
          <table:table-cell table:number-columns-repeated="252"/>
        </table:table-row>
        <table:table-row table:style-name="ro1">
          <table:table-cell office:value-type="string">
            <text:p>རླུང་འཚུབས།</text:p>
          </table:table-cell>
          <table:table-cell office:value-type="string">
            <text:p>/lung tshub/</text:p>
          </table:table-cell>
          <table:table-cell office:value-type="string">
            <text:p>(བྱ་ཁྱད་)</text:p>
          </table:table-cell>
          <table:table-cell office:value-type="string">
            <text:p>རླུང་ཤུགས་སྦེ་འཕུ་ནི།</text:p>
          </table:table-cell>
          <table:table-cell table:number-columns-repeated="252"/>
        </table:table-row>
        <table:table-row table:style-name="ro1">
          <table:table-cell office:value-type="string">
            <text:p>རླུང་གཟེར།</text:p>
          </table:table-cell>
          <table:table-cell office:value-type="string">
            <text:p>/lung zer/</text:p>
          </table:table-cell>
          <table:table-cell office:value-type="string">
            <text:p>(མིང་)</text:p>
          </table:table-cell>
          <table:table-cell office:value-type="string">
            <text:p>རླུང་གིས་མི་འབག་ནིའི་དོན་ལུ་བརྡབས་པའི་གཟེར།</text:p>
          </table:table-cell>
          <table:table-cell table:number-columns-repeated="252"/>
        </table:table-row>
        <table:table-row table:style-name="ro1">
          <table:table-cell office:value-type="string">
            <text:p>རླུང་བཟེད།</text:p>
          </table:table-cell>
          <table:table-cell office:value-type="string">
            <text:p>/lung ze/</text:p>
          </table:table-cell>
          <table:table-cell office:value-type="string">
            <text:p>(མིང་)</text:p>
          </table:table-cell>
          <table:table-cell office:value-type="string">
            <text:p>ལྡིང་རི་རླུང་བཟེད་ཟེར་མི་ཁྱིམ་ཐོག་མགུ་གི་ཤིང་ཆས་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རླུང་ཡབ།</text:p>
          </table:table-cell>
          <table:table-cell office:value-type="string">
            <text:p>/lung yab/</text:p>
          </table:table-cell>
          <table:table-cell office:value-type="string">
            <text:p>(མིང་)</text:p>
          </table:table-cell>
          <table:table-cell office:value-type="string">
            <text:p>རླུང་གཡབ་དང་དོན་གཅིག།</text:p>
          </table:table-cell>
          <table:table-cell table:number-columns-repeated="252"/>
        </table:table-row>
        <table:table-row table:style-name="ro1">
          <table:table-cell office:value-type="string">
            <text:p>རླུང་གཡབ།</text:p>
          </table:table-cell>
          <table:table-cell office:value-type="string">
            <text:p>/lung yab/</text:p>
          </table:table-cell>
          <table:table-cell office:value-type="string">
            <text:p>(མིང་)</text:p>
          </table:table-cell>
          <table:table-cell table:style-name="ce2" office:value-type="string">
            <text:p>1 རླུང་མ་གཡབ་ནིའི་དོན་ལུ་ རྨ་བྱའི་མདོངས་སྒྲོ་དང་ ཤོག་ཀུ་གིས་ བཟོ་བཟོཝ་གི་ཅ་ལ་གི་མིང༌། 2 ཅ་ལ་དེ་ཚུ་གིས་རླུང་གཡབ་པ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རླུང་ལམ།</text:p>
          </table:table-cell>
          <table:table-cell office:value-type="string">
            <text:p>/lung lam/</text:p>
          </table:table-cell>
          <table:table-cell office:value-type="string">
            <text:p>(མིང་)</text:p>
          </table:table-cell>
          <table:table-cell office:value-type="string">
            <text:p>ཨ་རྟག་རང་རླུང་འཚུབས་འོང་སའི་ལམ།</text:p>
          </table:table-cell>
          <table:table-cell table:number-columns-repeated="252"/>
        </table:table-row>
        <table:table-row table:style-name="ro1">
          <table:table-cell office:value-type="string">
            <text:p>རླུང་བསིལ།</text:p>
          </table:table-cell>
          <table:table-cell office:value-type="string">
            <text:p>/lung si</text:p>
          </table:table-cell>
          <table:table-cell office:value-type="string">
            <text:p>(མིང་ཁྱད་)</text:p>
          </table:table-cell>
          <table:table-cell office:value-type="string">
            <text:p>བསིལ་ཏོག་ཏོ་འཕུ་བའི་རླུང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ློན།</text:p>
          </table:table-cell>
          <table:table-cell office:value-type="string">
            <text:p>/loen/</text:p>
          </table:table-cell>
          <table:table-cell office:value-type="string">
            <text:p>(མིང་)</text:p>
          </table:table-cell>
          <table:table-cell office:value-type="string">
            <text:p>རློན་པ་གི་བསྡུ་ཚིག།</text:p>
          </table:table-cell>
          <table:table-cell table:number-columns-repeated="252"/>
        </table:table-row>
        <table:table-row table:style-name="ro1">
          <table:table-cell office:value-type="string">
            <text:p>རློན་ཁྲལ།</text:p>
          </table:table-cell>
          <table:table-cell office:value-type="string">
            <text:p>/loen threl/</text:p>
          </table:table-cell>
          <table:table-cell office:value-type="string">
            <text:p>(མིང་)</text:p>
          </table:table-cell>
          <table:table-cell office:value-type="string">
            <text:p>གཉེར་ཚང་གི་ཁྲལ།</text:p>
          </table:table-cell>
          <table:table-cell table:number-columns-repeated="252"/>
        </table:table-row>
        <table:table-row table:style-name="ro1">
          <table:table-cell office:value-type="string">
            <text:p>རློན་ཆ།</text:p>
          </table:table-cell>
          <table:table-cell office:value-type="string">
            <text:p>/loen cha/</text:p>
          </table:table-cell>
          <table:table-cell office:value-type="string">
            <text:p>(མིང་)</text:p>
          </table:table-cell>
          <table:table-cell table:style-name="ce2" office:value-type="string">
            <text:p>སྐམ་ཆ་གི་འགལ་མིང༌། དངུལ་ཕོགས་མིན་པར་གཉེར་ཚང་འབད་སྤྲོད་མི།</text:p>
          </table:table-cell>
          <table:table-cell table:number-columns-repeated="252"/>
        </table:table-row>
        <table:table-row table:style-name="ro1">
          <table:table-cell office:value-type="string">
            <text:p>རློན་ཕོགས།</text:p>
          </table:table-cell>
          <table:table-cell office:value-type="string">
            <text:p>/loen pho</text:p>
          </table:table-cell>
          <table:table-cell office:value-type="string">
            <text:p>(མིང་)</text:p>
          </table:table-cell>
          <table:table-cell table:style-name="ce2" office:value-type="string">
            <text:p>རྟག་བུ་ན་བུ་གཉེར་ཚང་འབད་བྱིན་མི་ལུ་ རློན་ཕོགས་ཟེརཝ་ཨིན།</text:p>
          </table:table-cell>
          <table:table-cell table:number-columns-repeated="252"/>
        </table:table-row>
        <table:table-row table:style-name="ro1">
          <table:table-cell office:value-type="string">
            <text:p>རློན་ཚད།</text:p>
          </table:table-cell>
          <table:table-cell office:value-type="string">
            <text:p>/loen tshe/</text:p>
          </table:table-cell>
          <table:table-cell office:value-type="string">
            <text:p>(མིང་)</text:p>
          </table:table-cell>
          <table:table-cell office:value-type="string">
            <text:p>རློན་གཤེར་ཆེ་ཆུང་གི་ཚད།</text:p>
          </table:table-cell>
          <table:table-cell table:number-columns-repeated="252"/>
        </table:table-row>
        <table:table-row table:style-name="ro1">
          <table:table-cell office:value-type="string">
            <text:p>རློན་གཤེར།</text:p>
          </table:table-cell>
          <table:table-cell office:value-type="string">
            <text:p>/loen sher/</text:p>
          </table:table-cell>
          <table:table-cell office:value-type="string">
            <text:p>(མིང་)</text:p>
          </table:table-cell>
          <table:table-cell office:value-type="string">
            <text:p>རློནམ་ག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རློནམ།</text:p>
          </table:table-cell>
          <table:table-cell office:value-type="string">
            <text:p>/loem/</text:p>
          </table:table-cell>
          <table:table-cell office:value-type="string">
            <text:p>(མིང་)</text:p>
          </table:table-cell>
          <table:table-cell table:style-name="ce2" office:value-type="string">
            <text:p>སྐམ་གྱི་འགལ་མིང་ གོ་ལ་རློནམ་ གོ་ལ་ཆུ་ནང་སྦང་བཞག་བཞགཔ།</text:p>
          </table:table-cell>
          <table:table-cell table:number-columns-repeated="252"/>
        </table:table-row>
        <table:table-row table:style-name="ro1">
          <table:table-cell office:value-type="string">
            <text:p>རློབ།</text:p>
          </table:table-cell>
          <table:table-cell office:value-type="string">
            <text:p>/lob/</text:p>
          </table:table-cell>
          <table:table-cell office:value-type="string">
            <text:p>(བྱ་ཚིག་)</text:p>
          </table:table-cell>
          <table:table-cell office:value-type="string">
            <text:p>བྱིན་གྱིས་བརླབ་པའི་བྱེད་ཚིག།</text:p>
          </table:table-cell>
          <table:table-cell table:number-columns-repeated="252"/>
        </table:table-row>
        <table:table-row table:style-name="ro1">
          <table:table-cell office:value-type="string">
            <text:p>རློབས།</text:p>
          </table:table-cell>
          <table:table-cell office:value-type="string">
            <text:p>/lob/</text:p>
          </table:table-cell>
          <table:table-cell office:value-type="string">
            <text:p>(མིང་)</text:p>
          </table:table-cell>
          <table:table-cell table:style-name="ce2" office:value-type="string">
            <text:p>1 མི་རློབས་ཟེར་བ་ཅིན་ མི་གི་འབོར་མང་ཉུང༌། 2 ཆོས་སྐད་ལས་ བྱིན་གྱིས་བརླབས་པའི་སྐུལ་ཚིག།</text:p>
          </table:table-cell>
          <table:table-cell table:number-columns-repeated="252"/>
        </table:table-row>
        <table:table-row table:style-name="ro1">
          <table:table-cell office:value-type="string">
            <text:p>རློམ།</text:p>
          </table:table-cell>
          <table:table-cell office:value-type="string">
            <text:p>/lom/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སྐད་ལས་རང་ལེགས་ཤོམ་ཨིན་ཟེར་ ཁས་ལེན་འབད་བའི་དོན། དཔེར་ན་ མཁས་པར་རླིམ ཟེར་དོ་བཟུམ།</text:p>
          </table:table-cell>
          <table:table-cell table:number-columns-repeated="252"/>
        </table:table-row>
        <table:table-row table:style-name="ro1">
          <table:table-cell office:value-type="string">
            <text:p>རློམས་སེམས།</text:p>
          </table:table-cell>
          <table:table-cell office:value-type="string">
            <text:p>/lom sem/</text:p>
          </table:table-cell>
          <table:table-cell office:value-type="string">
            <text:p>(མིང་)</text:p>
          </table:table-cell>
          <table:table-cell table:style-name="ce2" office:value-type="string">
            <text:p>ང་རྒྱལ་གྱི་ སེམས་ཀྱི་མིང༌།</text:p>
          </table:table-cell>
          <table:table-cell table:number-columns-repeated="252"/>
        </table:table-row>
        <table:table-row table:style-name="ro1">
          <table:table-cell office:value-type="string">
            <text:p>བརླ་ཤ</text:p>
          </table:table-cell>
          <table:table-cell office:value-type="string">
            <text:p>/la sha</text:p>
          </table:table-cell>
          <table:table-cell office:value-type="string">
            <text:p>(མིང་)</text:p>
          </table:table-cell>
          <table:table-cell table:style-name="ce2" office:value-type="string">
            <text:p>ཆོས་སྐད་ལས་ བརླད་དོ་གི་ཤ། སེམས་ཅན་བསད་པའི་བརླད་དོ་གི་ཤ་ལུ་ ཤ་རྐངམ་ཅིག་ཟེར་མ་གཏོགས་ ཤ་བརླད་དོ་གཅིག་ཟེར་མི་སླབ།</text:p>
          </table:table-cell>
          <table:table-cell table:number-columns-repeated="252"/>
        </table:table-row>
        <table:table-row table:style-name="ro1">
          <table:table-cell office:value-type="string">
            <text:p>བརླག</text:p>
          </table:table-cell>
          <table:table-cell office:value-type="string">
            <text:p>/lag</text:p>
          </table:table-cell>
          <table:table-cell office:value-type="string">
            <text:p>(བྱ་ཚིག་)</text:p>
          </table:table-cell>
          <table:table-cell table:style-name="ce2" office:value-type="string">
            <text:p>1 མེདཔ་བཟོ་གཏང་ནི། དཔེར་ན་ ད་རེས་ང་ཁྲོམ་ཁར་སོང་སྟེ་ ཏི་རུ་སྟོང་ཕྲག་ཅིག་བརླག་ད་ཡི་ཟེར་དོ་བཟུམ། 2 ཐལ་བར་བརླག་ཟེར་བ་ཅིན་ དགྲ་ཚུ་བཏུལ་ཚུགས་པའི་དོན་ 3 འཕྲོ་བརླག་ཟེར་བ་ཅིན་ ཆུད་ཟོས་བཏང་བ། 4 བརླག་སྟོར་དང་ བྱང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བརླག་སྟོར།</text:p>
          </table:table-cell>
          <table:table-cell office:value-type="string">
            <text:p>/la tor</text:p>
          </table:table-cell>
          <table:table-cell office:value-type="string">
            <text:p>(མིང་)</text:p>
          </table:table-cell>
          <table:table-cell table:style-name="ce2" office:value-type="string">
            <text:p>རྒྱུ་ཅ་ལ་བྱང་དཔ་ བརླག་དཔ་ ཨརཝ་ལུ་ཤོར་སོངཔ་ཚུ།</text:p>
          </table:table-cell>
          <table:table-cell table:number-columns-repeated="252"/>
        </table:table-row>
        <table:table-row table:style-name="ro1">
          <table:table-cell office:value-type="string">
            <text:p>བརླགན།</text:p>
          </table:table-cell>
          <table:table-cell office:value-type="string">
            <text:p>/lang </text:p>
          </table:table-cell>
          <table:table-cell office:value-type="string">
            <text:p>(བྱ་ཚིག་)</text:p>
          </table:table-cell>
          <table:table-cell office:value-type="string">
            <text:p>ཕ་མའི་ཤུལ་བརླགན་རང་ལུ་གནོད།</text:p>
          </table:table-cell>
          <table:table-cell table:number-columns-repeated="252"/>
        </table:table-row>
        <table:table-row table:style-name="ro1">
          <table:table-cell office:value-type="string">
            <text:p>བརླགཔ།</text:p>
          </table:table-cell>
          <table:table-cell office:value-type="string">
            <text:p>/lap</text:p>
          </table:table-cell>
          <table:table-cell office:value-type="string">
            <text:p>(བྱ་ཚིག་)</text:p>
          </table:table-cell>
          <table:table-cell office:value-type="string">
            <text:p>ཤོ་ཏ་ཟེ་བརྐྱབས་ཏེ་བརླགཔ་ཨིན་པས།</text:p>
          </table:table-cell>
          <table:table-cell table:number-columns-repeated="252"/>
        </table:table-row>
        <table:table-row table:style-name="ro1">
          <table:table-cell office:value-type="string">
            <text:p>བརླགས།</text:p>
          </table:table-cell>
          <table:table-cell office:value-type="string">
            <text:p>/lag</text:p>
          </table:table-cell>
          <table:table-cell office:value-type="string">
            <text:p>(བྱ་འདས)</text:p>
          </table:table-cell>
          <table:table-cell table:style-name="ce2" office:value-type="string">
            <text:p>མེདཔ་བཏང་དཔ་དང་ འཕྲོ་བརླགས་བཏང་བ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བརླད་དོ།</text:p>
          </table:table-cell>
          <table:table-cell office:value-type="string">
            <text:p>/le do/</text:p>
          </table:table-cell>
          <table:table-cell office:value-type="string">
            <text:p>(མིང་)</text:p>
          </table:table-cell>
          <table:table-cell table:style-name="ce2" office:value-type="string">
            <text:p>སྐེད་པའི་དཔྱིད་སྨད་མན་ཆད་དང་ རྐང་པའི་པུས་མོ་ཡན་ཆད་ལུ་བརླད་དོ་ཟེར་སླབ་ཨིན། ཆོས་སྐད་ལས་བརླ་ཤ་ཟེར་མི་དང་གཅིག་ཨིན།</text:p>
          </table:table-cell>
          <table:table-cell table:number-columns-repeated="252"/>
        </table:table-row>
        <table:table-row table:style-name="ro1">
          <table:table-cell office:value-type="string">
            <text:p>བརླབས།</text:p>
          </table:table-cell>
          <table:table-cell office:value-type="string">
            <text:p>/lab</text:p>
          </table:table-cell>
          <table:table-cell office:value-type="string">
            <text:p>(མིང་)</text:p>
          </table:table-cell>
          <table:table-cell office:value-type="string">
            <text:p>བྱིན་གྱིས་བརླབས་པའི་འདས་ཚིག།</text:p>
          </table:table-cell>
          <table:table-cell table:number-columns-repeated="252"/>
        </table:table-row>
        <table:table-row table:style-name="ro1">
          <table:table-cell office:value-type="string">
            <text:p>བརླམ།</text:p>
          </table:table-cell>
          <table:table-cell office:value-type="string">
            <text:p>/lam/</text:p>
          </table:table-cell>
          <table:table-cell office:value-type="string">
            <text:p>(བྱ་ཚིག་)</text:p>
          </table:table-cell>
          <table:table-cell table:style-name="ce2" office:value-type="string">
            <text:p>ཆོས་སྐད་ལས་ མི་ཡི་ཁོག་པའི་ནང་གདོན་འཛུལ་ཏེ་ མི་ཨིནམ་བཟུམ་བཟོ་བའི་བྱ་ཚིག།</text:p>
          </table:table-cell>
          <table:table-cell table:number-columns-repeated="252"/>
        </table:table-row>
        <table:table-row table:style-name="ro1">
          <table:table-cell office:value-type="string">
            <text:p>བརླམས།</text:p>
          </table:table-cell>
          <table:table-cell office:value-type="string">
            <text:p>/lam/</text:p>
          </table:table-cell>
          <table:table-cell office:value-type="string">
            <text:p>(བྱ་འདས)</text:p>
          </table:table-cell>
          <table:table-cell table:style-name="ce2" office:value-type="string">
            <text:p>གདོན་དང་ འབྱུང་པོ་ཚུ་གིས་རྒྱུད་བརླམས་ཚར་བའི་འདས་ཚིག། །།</text:p>
          </table:table-cell>
          <table:table-cell table:number-columns-repeated="252"/>
        </table:table-row>
        <table:table-row table:style-name="ro1" table:number-rows-repeated="648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Jomolhari" svg:font-family="Jomolhari" style:font-pitch="variable"/>
    <style:font-face style:name="Jomolhari1" svg:font-family="Jomolhari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16:2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20T10:01:48</meta:creation-date>
    <dc:date>2009-11-30T16:29:01</dc:date>
    <meta:editing-cycles>33</meta:editing-cycles>
    <meta:editing-duration>P2DT10H55M9S</meta:editing-duration>
    <meta:user-defined meta:name="Info 1"/>
    <meta:user-defined meta:name="Info 2"/>
    <meta:user-defined meta:name="Info 3"/>
    <meta:user-defined meta:name="Info 4"/>
    <meta:document-statistic meta:table-count="3" meta:cell-count="2550"/>
  </office:meta>
</office:document-meta>
</file>